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ggable_locale_contex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_id</text:p>
          </table:table-cell>
          <table:table-cell office:value-type="string" calcext:value-type="string">
            <text:p>context_id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/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/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/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/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/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/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/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/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/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/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/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/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/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/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/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/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/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/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/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/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/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/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/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/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/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/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/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/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/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/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/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/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/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/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/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/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/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/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/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/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/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/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/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/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/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/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/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/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/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/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/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/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/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/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/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/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/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/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/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/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/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/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/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/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/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/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/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/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/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/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/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/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/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/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/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/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/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/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/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/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/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/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/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/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/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/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/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/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/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/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/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/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/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/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/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/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/>
          <table:table-cell table:number-columns-repeated="2" office:value-type="float" office:value="178" calcext:value-type="float">
            <text:p>178</text:p>
          </table:table-cell>
        </table:table-row>
        <table:table-row table:style-name="ro1">
          <table:table-cell/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/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/>
          <table:table-cell table:number-columns-repeated="2" office:value-type="float" office:value="181" calcext:value-type="float">
            <text:p>181</text:p>
          </table:table-cell>
        </table:table-row>
        <table:table-row table:style-name="ro1">
          <table:table-cell/>
          <table:table-cell table:number-columns-repeated="2" office:value-type="float" office:value="182" calcext:value-type="float">
            <text:p>182</text:p>
          </table:table-cell>
        </table:table-row>
        <table:table-row table:style-name="ro1">
          <table:table-cell/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/>
          <table:table-cell table:number-columns-repeated="2" office:value-type="float" office:value="185" calcext:value-type="float">
            <text:p>185</text:p>
          </table:table-cell>
        </table:table-row>
        <table:table-row table:style-name="ro1">
          <table:table-cell/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/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/>
          <table:table-cell table:number-columns-repeated="2" office:value-type="float" office:value="188" calcext:value-type="float">
            <text:p>188</text:p>
          </table:table-cell>
        </table:table-row>
        <table:table-row table:style-name="ro1">
          <table:table-cell/>
          <table:table-cell table:number-columns-repeated="2" office:value-type="float" office:value="189" calcext:value-type="float">
            <text:p>189</text:p>
          </table:table-cell>
        </table:table-row>
        <table:table-row table:style-name="ro1">
          <table:table-cell/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/>
          <table:table-cell table:number-columns-repeated="2" office:value-type="float" office:value="191" calcext:value-type="float">
            <text:p>191</text:p>
          </table:table-cell>
        </table:table-row>
        <table:table-row table:style-name="ro1">
          <table:table-cell/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/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/>
          <table:table-cell table:number-columns-repeated="2" office:value-type="float" office:value="194" calcext:value-type="float">
            <text:p>194</text:p>
          </table:table-cell>
        </table:table-row>
        <table:table-row table:style-name="ro1">
          <table:table-cell/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/>
          <table:table-cell table:number-columns-repeated="2" office:value-type="float" office:value="196" calcext:value-type="float">
            <text:p>196</text:p>
          </table:table-cell>
        </table:table-row>
        <table:table-row table:style-name="ro1">
          <table:table-cell/>
          <table:table-cell table:number-columns-repeated="2" office:value-type="float" office:value="197" calcext:value-type="float">
            <text:p>197</text:p>
          </table:table-cell>
        </table:table-row>
        <table:table-row table:style-name="ro1">
          <table:table-cell/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/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/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/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/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/>
          <table:table-cell table:number-columns-repeated="2" office:value-type="float" office:value="203" calcext:value-type="float">
            <text:p>203</text:p>
          </table:table-cell>
        </table:table-row>
        <table:table-row table:style-name="ro1">
          <table:table-cell/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/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/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/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/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/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/>
          <table:table-cell table:number-columns-repeated="2" office:value-type="float" office:value="210" calcext:value-type="float">
            <text:p>210</text:p>
          </table:table-cell>
        </table:table-row>
        <table:table-row table:style-name="ro1">
          <table:table-cell/>
          <table:table-cell table:number-columns-repeated="2" office:value-type="float" office:value="211" calcext:value-type="float">
            <text:p>211</text:p>
          </table:table-cell>
        </table:table-row>
        <table:table-row table:style-name="ro1">
          <table:table-cell/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/>
          <table:table-cell table:number-columns-repeated="2" office:value-type="float" office:value="213" calcext:value-type="float">
            <text:p>213</text:p>
          </table:table-cell>
        </table:table-row>
        <table:table-row table:style-name="ro1">
          <table:table-cell/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/>
          <table:table-cell table:number-columns-repeated="2" office:value-type="float" office:value="215" calcext:value-type="float">
            <text:p>215</text:p>
          </table:table-cell>
        </table:table-row>
        <table:table-row table:style-name="ro1">
          <table:table-cell/>
          <table:table-cell table:number-columns-repeated="2" office:value-type="float" office:value="216" calcext:value-type="float">
            <text:p>216</text:p>
          </table:table-cell>
        </table:table-row>
        <table:table-row table:style-name="ro1">
          <table:table-cell/>
          <table:table-cell table:number-columns-repeated="2" office:value-type="float" office:value="217" calcext:value-type="float">
            <text:p>217</text:p>
          </table:table-cell>
        </table:table-row>
        <table:table-row table:style-name="ro1">
          <table:table-cell/>
          <table:table-cell table:number-columns-repeated="2" office:value-type="float" office:value="218" calcext:value-type="float">
            <text:p>218</text:p>
          </table:table-cell>
        </table:table-row>
        <table:table-row table:style-name="ro1">
          <table:table-cell/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/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/>
          <table:table-cell table:number-columns-repeated="2" office:value-type="float" office:value="221" calcext:value-type="float">
            <text:p>221</text:p>
          </table:table-cell>
        </table:table-row>
        <table:table-row table:style-name="ro1">
          <table:table-cell/>
          <table:table-cell table:number-columns-repeated="2" office:value-type="float" office:value="222" calcext:value-type="float">
            <text:p>222</text:p>
          </table:table-cell>
        </table:table-row>
        <table:table-row table:style-name="ro1">
          <table:table-cell/>
          <table:table-cell table:number-columns-repeated="2" office:value-type="float" office:value="223" calcext:value-type="float">
            <text:p>223</text:p>
          </table:table-cell>
        </table:table-row>
        <table:table-row table:style-name="ro1">
          <table:table-cell/>
          <table:table-cell table:number-columns-repeated="2" office:value-type="float" office:value="224" calcext:value-type="float">
            <text:p>224</text:p>
          </table:table-cell>
        </table:table-row>
        <table:table-row table:style-name="ro1">
          <table:table-cell/>
          <table:table-cell table:number-columns-repeated="2" office:value-type="float" office:value="225" calcext:value-type="float">
            <text:p>225</text:p>
          </table:table-cell>
        </table:table-row>
        <table:table-row table:style-name="ro1">
          <table:table-cell/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/>
          <table:table-cell table:number-columns-repeated="2" office:value-type="float" office:value="227" calcext:value-type="float">
            <text:p>227</text:p>
          </table:table-cell>
        </table:table-row>
        <table:table-row table:style-name="ro1">
          <table:table-cell/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/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/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/>
          <table:table-cell table:number-columns-repeated="2" office:value-type="float" office:value="231" calcext:value-type="float">
            <text:p>231</text:p>
          </table:table-cell>
        </table:table-row>
        <table:table-row table:style-name="ro1">
          <table:table-cell/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/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/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/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/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/>
          <table:table-cell table:number-columns-repeated="2" office:value-type="float" office:value="237" calcext:value-type="float">
            <text:p>237</text:p>
          </table:table-cell>
        </table:table-row>
        <table:table-row table:style-name="ro1">
          <table:table-cell/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/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/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/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/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/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/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/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/>
          <table:table-cell table:number-columns-repeated="2" office:value-type="float" office:value="246" calcext:value-type="float">
            <text:p>246</text:p>
          </table:table-cell>
        </table:table-row>
        <table:table-row table:style-name="ro1">
          <table:table-cell/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/>
          <table:table-cell table:number-columns-repeated="2" office:value-type="float" office:value="248" calcext:value-type="float">
            <text:p>248</text:p>
          </table:table-cell>
        </table:table-row>
        <table:table-row table:style-name="ro1">
          <table:table-cell/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/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/>
          <table:table-cell table:number-columns-repeated="2" office:value-type="float" office:value="251" calcext:value-type="float">
            <text:p>251</text:p>
          </table:table-cell>
        </table:table-row>
        <table:table-row table:style-name="ro1">
          <table:table-cell/>
          <table:table-cell table:number-columns-repeated="2" office:value-type="float" office:value="252" calcext:value-type="float">
            <text:p>252</text:p>
          </table:table-cell>
        </table:table-row>
        <table:table-row table:style-name="ro1">
          <table:table-cell/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/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/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/>
          <table:table-cell table:number-columns-repeated="2" office:value-type="float" office:value="257" calcext:value-type="float">
            <text:p>257</text:p>
          </table:table-cell>
        </table:table-row>
        <table:table-row table:style-name="ro1">
          <table:table-cell/>
          <table:table-cell table:number-columns-repeated="2" office:value-type="float" office:value="258" calcext:value-type="float">
            <text:p>258</text:p>
          </table:table-cell>
        </table:table-row>
        <table:table-row table:style-name="ro1">
          <table:table-cell/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/>
          <table:table-cell table:number-columns-repeated="2" office:value-type="float" office:value="260" calcext:value-type="float">
            <text:p>260</text:p>
          </table:table-cell>
        </table:table-row>
        <table:table-row table:style-name="ro1">
          <table:table-cell/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/>
          <table:table-cell table:number-columns-repeated="2" office:value-type="float" office:value="262" calcext:value-type="float">
            <text:p>262</text:p>
          </table:table-cell>
        </table:table-row>
        <table:table-row table:style-name="ro1">
          <table:table-cell/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/>
          <table:table-cell table:number-columns-repeated="2" office:value-type="float" office:value="264" calcext:value-type="float">
            <text:p>264</text:p>
          </table:table-cell>
        </table:table-row>
        <table:table-row table:style-name="ro1">
          <table:table-cell/>
          <table:table-cell table:number-columns-repeated="2" office:value-type="float" office:value="265" calcext:value-type="float">
            <text:p>265</text:p>
          </table:table-cell>
        </table:table-row>
        <table:table-row table:style-name="ro1">
          <table:table-cell/>
          <table:table-cell table:number-columns-repeated="2" office:value-type="float" office:value="266" calcext:value-type="float">
            <text:p>266</text:p>
          </table:table-cell>
        </table:table-row>
        <table:table-row table:style-name="ro1">
          <table:table-cell/>
          <table:table-cell table:number-columns-repeated="2" office:value-type="float" office:value="267" calcext:value-type="float">
            <text:p>267</text:p>
          </table:table-cell>
        </table:table-row>
        <table:table-row table:style-name="ro1">
          <table:table-cell/>
          <table:table-cell table:number-columns-repeated="2" office:value-type="float" office:value="268" calcext:value-type="float">
            <text:p>268</text:p>
          </table:table-cell>
        </table:table-row>
        <table:table-row table:style-name="ro1">
          <table:table-cell/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/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/>
          <table:table-cell table:number-columns-repeated="2" office:value-type="float" office:value="271" calcext:value-type="float">
            <text:p>271</text:p>
          </table:table-cell>
        </table:table-row>
        <table:table-row table:style-name="ro1">
          <table:table-cell/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/>
          <table:table-cell table:number-columns-repeated="2" office:value-type="float" office:value="273" calcext:value-type="float">
            <text:p>273</text:p>
          </table:table-cell>
        </table:table-row>
        <table:table-row table:style-name="ro1">
          <table:table-cell/>
          <table:table-cell table:number-columns-repeated="2" office:value-type="float" office:value="274" calcext:value-type="float">
            <text:p>274</text:p>
          </table:table-cell>
        </table:table-row>
        <table:table-row table:style-name="ro1">
          <table:table-cell/>
          <table:table-cell table:number-columns-repeated="2" office:value-type="float" office:value="275" calcext:value-type="float">
            <text:p>275</text:p>
          </table:table-cell>
        </table:table-row>
        <table:table-row table:style-name="ro1">
          <table:table-cell/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/>
          <table:table-cell table:number-columns-repeated="2" office:value-type="float" office:value="277" calcext:value-type="float">
            <text:p>277</text:p>
          </table:table-cell>
        </table:table-row>
        <table:table-row table:style-name="ro1">
          <table:table-cell/>
          <table:table-cell table:number-columns-repeated="2" office:value-type="float" office:value="278" calcext:value-type="float">
            <text:p>278</text:p>
          </table:table-cell>
        </table:table-row>
        <table:table-row table:style-name="ro1">
          <table:table-cell/>
          <table:table-cell table:number-columns-repeated="2" office:value-type="float" office:value="279" calcext:value-type="float">
            <text:p>279</text:p>
          </table:table-cell>
        </table:table-row>
        <table:table-row table:style-name="ro1">
          <table:table-cell/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/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/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/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/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/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/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/>
          <table:table-cell table:number-columns-repeated="2" office:value-type="float" office:value="287" calcext:value-type="float">
            <text:p>287</text:p>
          </table:table-cell>
        </table:table-row>
        <table:table-row table:style-name="ro1">
          <table:table-cell/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/>
          <table:table-cell table:number-columns-repeated="2" office:value-type="float" office:value="289" calcext:value-type="float">
            <text:p>289</text:p>
          </table:table-cell>
        </table:table-row>
        <table:table-row table:style-name="ro1">
          <table:table-cell/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/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/>
          <table:table-cell table:number-columns-repeated="2" office:value-type="float" office:value="292" calcext:value-type="float">
            <text:p>292</text:p>
          </table:table-cell>
        </table:table-row>
        <table:table-row table:style-name="ro1">
          <table:table-cell/>
          <table:table-cell table:number-columns-repeated="2" office:value-type="float" office:value="293" calcext:value-type="float">
            <text:p>293</text:p>
          </table:table-cell>
        </table:table-row>
        <table:table-row table:style-name="ro1">
          <table:table-cell/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/>
          <table:table-cell table:number-columns-repeated="2" office:value-type="float" office:value="295" calcext:value-type="float">
            <text:p>295</text:p>
          </table:table-cell>
        </table:table-row>
        <table:table-row table:style-name="ro1">
          <table:table-cell/>
          <table:table-cell table:number-columns-repeated="2" office:value-type="float" office:value="296" calcext:value-type="float">
            <text:p>296</text:p>
          </table:table-cell>
        </table:table-row>
        <table:table-row table:style-name="ro1">
          <table:table-cell/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/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/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/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/>
          <table:table-cell table:number-columns-repeated="2" office:value-type="float" office:value="301" calcext:value-type="float">
            <text:p>301</text:p>
          </table:table-cell>
        </table:table-row>
        <table:table-row table:style-name="ro1">
          <table:table-cell/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/>
          <table:table-cell table:number-columns-repeated="2" office:value-type="float" office:value="303" calcext:value-type="float">
            <text:p>303</text:p>
          </table:table-cell>
        </table:table-row>
        <table:table-row table:style-name="ro1">
          <table:table-cell/>
          <table:table-cell table:number-columns-repeated="2" office:value-type="float" office:value="304" calcext:value-type="float">
            <text:p>304</text:p>
          </table:table-cell>
        </table:table-row>
        <table:table-row table:style-name="ro1">
          <table:table-cell/>
          <table:table-cell table:number-columns-repeated="2" office:value-type="float" office:value="305" calcext:value-type="float">
            <text:p>305</text:p>
          </table:table-cell>
        </table:table-row>
        <table:table-row table:style-name="ro1">
          <table:table-cell/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/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/>
          <table:table-cell table:number-columns-repeated="2" office:value-type="float" office:value="308" calcext:value-type="float">
            <text:p>308</text:p>
          </table:table-cell>
        </table:table-row>
        <table:table-row table:style-name="ro1">
          <table:table-cell/>
          <table:table-cell table:number-columns-repeated="2" office:value-type="float" office:value="309" calcext:value-type="float">
            <text:p>309</text:p>
          </table:table-cell>
        </table:table-row>
        <table:table-row table:style-name="ro1">
          <table:table-cell/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/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/>
          <table:table-cell table:number-columns-repeated="2" office:value-type="float" office:value="312" calcext:value-type="float">
            <text:p>312</text:p>
          </table:table-cell>
        </table:table-row>
        <table:table-row table:style-name="ro1">
          <table:table-cell/>
          <table:table-cell table:number-columns-repeated="2" office:value-type="float" office:value="313" calcext:value-type="float">
            <text:p>313</text:p>
          </table:table-cell>
        </table:table-row>
        <table:table-row table:style-name="ro1">
          <table:table-cell/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/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/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/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/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/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/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/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/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/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/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/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/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/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/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/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/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/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/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/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/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/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/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/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/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/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/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/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/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/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/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/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/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/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/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/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/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/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/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/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/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/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/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/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/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/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/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/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/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/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/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/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/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/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/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/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/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/>
          <table:table-cell table:number-columns-repeated="2" office:value-type="float" office:value="373" calcext:value-type="float">
            <text:p>373</text:p>
          </table:table-cell>
        </table:table-row>
        <table:table-row table:style-name="ro1">
          <table:table-cell/>
          <table:table-cell table:number-columns-repeated="2" office:value-type="float" office:value="374" calcext:value-type="float">
            <text:p>374</text:p>
          </table:table-cell>
        </table:table-row>
        <table:table-row table:style-name="ro1">
          <table:table-cell/>
          <table:table-cell table:number-columns-repeated="2" office:value-type="float" office:value="375" calcext:value-type="float">
            <text:p>375</text:p>
          </table:table-cell>
        </table:table-row>
        <table:table-row table:style-name="ro1">
          <table:table-cell/>
          <table:table-cell table:number-columns-repeated="2" office:value-type="float" office:value="376" calcext:value-type="float">
            <text:p>376</text:p>
          </table:table-cell>
        </table:table-row>
        <table:table-row table:style-name="ro1">
          <table:table-cell/>
          <table:table-cell table:number-columns-repeated="2" office:value-type="float" office:value="377" calcext:value-type="float">
            <text:p>377</text:p>
          </table:table-cell>
        </table:table-row>
        <table:table-row table:style-name="ro1">
          <table:table-cell/>
          <table:table-cell table:number-columns-repeated="2" office:value-type="float" office:value="378" calcext:value-type="float">
            <text:p>378</text:p>
          </table:table-cell>
        </table:table-row>
        <table:table-row table:style-name="ro1">
          <table:table-cell/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/>
          <table:table-cell table:number-columns-repeated="2" office:value-type="float" office:value="380" calcext:value-type="float">
            <text:p>380</text:p>
          </table:table-cell>
        </table:table-row>
        <table:table-row table:style-name="ro1">
          <table:table-cell/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/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/>
          <table:table-cell table:number-columns-repeated="2" office:value-type="float" office:value="383" calcext:value-type="float">
            <text:p>383</text:p>
          </table:table-cell>
        </table:table-row>
        <table:table-row table:style-name="ro1">
          <table:table-cell/>
          <table:table-cell table:number-columns-repeated="2" office:value-type="float" office:value="384" calcext:value-type="float">
            <text:p>384</text:p>
          </table:table-cell>
        </table:table-row>
        <table:table-row table:style-name="ro1">
          <table:table-cell/>
          <table:table-cell table:number-columns-repeated="2" office:value-type="float" office:value="385" calcext:value-type="float">
            <text:p>385</text:p>
          </table:table-cell>
        </table:table-row>
        <table:table-row table:style-name="ro1">
          <table:table-cell/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/>
          <table:table-cell table:number-columns-repeated="2" office:value-type="float" office:value="387" calcext:value-type="float">
            <text:p>387</text:p>
          </table:table-cell>
        </table:table-row>
        <table:table-row table:style-name="ro1">
          <table:table-cell/>
          <table:table-cell table:number-columns-repeated="2" office:value-type="float" office:value="388" calcext:value-type="float">
            <text:p>388</text:p>
          </table:table-cell>
        </table:table-row>
        <table:table-row table:style-name="ro1">
          <table:table-cell/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/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/>
          <table:table-cell table:number-columns-repeated="2" office:value-type="float" office:value="391" calcext:value-type="float">
            <text:p>391</text:p>
          </table:table-cell>
        </table:table-row>
        <table:table-row table:style-name="ro1">
          <table:table-cell/>
          <table:table-cell table:number-columns-repeated="2" office:value-type="float" office:value="392" calcext:value-type="float">
            <text:p>392</text:p>
          </table:table-cell>
        </table:table-row>
        <table:table-row table:style-name="ro1">
          <table:table-cell/>
          <table:table-cell table:number-columns-repeated="2" office:value-type="float" office:value="393" calcext:value-type="float">
            <text:p>393</text:p>
          </table:table-cell>
        </table:table-row>
        <table:table-row table:style-name="ro1">
          <table:table-cell/>
          <table:table-cell table:number-columns-repeated="2" office:value-type="float" office:value="394" calcext:value-type="float">
            <text:p>394</text:p>
          </table:table-cell>
        </table:table-row>
        <table:table-row table:style-name="ro1">
          <table:table-cell/>
          <table:table-cell table:number-columns-repeated="2" office:value-type="float" office:value="395" calcext:value-type="float">
            <text:p>395</text:p>
          </table:table-cell>
        </table:table-row>
        <table:table-row table:style-name="ro1">
          <table:table-cell/>
          <table:table-cell table:number-columns-repeated="2" office:value-type="float" office:value="396" calcext:value-type="float">
            <text:p>396</text:p>
          </table:table-cell>
        </table:table-row>
        <table:table-row table:style-name="ro1">
          <table:table-cell/>
          <table:table-cell table:number-columns-repeated="2" office:value-type="float" office:value="397" calcext:value-type="float">
            <text:p>397</text:p>
          </table:table-cell>
        </table:table-row>
        <table:table-row table:style-name="ro1">
          <table:table-cell/>
          <table:table-cell table:number-columns-repeated="2" office:value-type="float" office:value="398" calcext:value-type="float">
            <text:p>398</text:p>
          </table:table-cell>
        </table:table-row>
        <table:table-row table:style-name="ro1">
          <table:table-cell/>
          <table:table-cell table:number-columns-repeated="2" office:value-type="float" office:value="399" calcext:value-type="float">
            <text:p>399</text:p>
          </table:table-cell>
        </table:table-row>
        <table:table-row table:style-name="ro1">
          <table:table-cell/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/>
          <table:table-cell table:number-columns-repeated="2" office:value-type="float" office:value="401" calcext:value-type="float">
            <text:p>401</text:p>
          </table:table-cell>
        </table:table-row>
        <table:table-row table:style-name="ro1">
          <table:table-cell/>
          <table:table-cell table:number-columns-repeated="2" office:value-type="float" office:value="402" calcext:value-type="float">
            <text:p>402</text:p>
          </table:table-cell>
        </table:table-row>
        <table:table-row table:style-name="ro1">
          <table:table-cell/>
          <table:table-cell table:number-columns-repeated="2" office:value-type="float" office:value="403" calcext:value-type="float">
            <text:p>403</text:p>
          </table:table-cell>
        </table:table-row>
        <table:table-row table:style-name="ro1">
          <table:table-cell/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/>
          <table:table-cell table:number-columns-repeated="2" office:value-type="float" office:value="405" calcext:value-type="float">
            <text:p>405</text:p>
          </table:table-cell>
        </table:table-row>
        <table:table-row table:style-name="ro1">
          <table:table-cell/>
          <table:table-cell table:number-columns-repeated="2" office:value-type="float" office:value="406" calcext:value-type="float">
            <text:p>406</text:p>
          </table:table-cell>
        </table:table-row>
        <table:table-row table:style-name="ro1">
          <table:table-cell/>
          <table:table-cell table:number-columns-repeated="2" office:value-type="float" office:value="407" calcext:value-type="float">
            <text:p>407</text:p>
          </table:table-cell>
        </table:table-row>
        <table:table-row table:style-name="ro1">
          <table:table-cell/>
          <table:table-cell table:number-columns-repeated="2" office:value-type="float" office:value="408" calcext:value-type="float">
            <text:p>408</text:p>
          </table:table-cell>
        </table:table-row>
        <table:table-row table:style-name="ro1">
          <table:table-cell/>
          <table:table-cell table:number-columns-repeated="2" office:value-type="float" office:value="409" calcext:value-type="float">
            <text:p>409</text:p>
          </table:table-cell>
        </table:table-row>
        <table:table-row table:style-name="ro1">
          <table:table-cell/>
          <table:table-cell table:number-columns-repeated="2" office:value-type="float" office:value="410" calcext:value-type="float">
            <text:p>410</text:p>
          </table:table-cell>
        </table:table-row>
        <table:table-row table:style-name="ro1">
          <table:table-cell/>
          <table:table-cell table:number-columns-repeated="2" office:value-type="float" office:value="411" calcext:value-type="float">
            <text:p>411</text:p>
          </table:table-cell>
        </table:table-row>
        <table:table-row table:style-name="ro1">
          <table:table-cell/>
          <table:table-cell table:number-columns-repeated="2" office:value-type="float" office:value="412" calcext:value-type="float">
            <text:p>412</text:p>
          </table:table-cell>
        </table:table-row>
        <table:table-row table:style-name="ro1">
          <table:table-cell/>
          <table:table-cell table:number-columns-repeated="2" office:value-type="float" office:value="413" calcext:value-type="float">
            <text:p>413</text:p>
          </table:table-cell>
        </table:table-row>
        <table:table-row table:style-name="ro1">
          <table:table-cell/>
          <table:table-cell table:number-columns-repeated="2" office:value-type="float" office:value="414" calcext:value-type="float">
            <text:p>414</text:p>
          </table:table-cell>
        </table:table-row>
        <table:table-row table:style-name="ro1">
          <table:table-cell/>
          <table:table-cell table:number-columns-repeated="2" office:value-type="float" office:value="415" calcext:value-type="float">
            <text:p>415</text:p>
          </table:table-cell>
        </table:table-row>
        <table:table-row table:style-name="ro1">
          <table:table-cell/>
          <table:table-cell table:number-columns-repeated="2" office:value-type="float" office:value="416" calcext:value-type="float">
            <text:p>416</text:p>
          </table:table-cell>
        </table:table-row>
        <table:table-row table:style-name="ro1">
          <table:table-cell/>
          <table:table-cell table:number-columns-repeated="2" office:value-type="float" office:value="417" calcext:value-type="float">
            <text:p>417</text:p>
          </table:table-cell>
        </table:table-row>
        <table:table-row table:style-name="ro1">
          <table:table-cell/>
          <table:table-cell table:number-columns-repeated="2" office:value-type="float" office:value="418" calcext:value-type="float">
            <text:p>418</text:p>
          </table:table-cell>
        </table:table-row>
        <table:table-row table:style-name="ro1">
          <table:table-cell/>
          <table:table-cell table:number-columns-repeated="2" office:value-type="float" office:value="419" calcext:value-type="float">
            <text:p>419</text:p>
          </table:table-cell>
        </table:table-row>
        <table:table-row table:style-name="ro1">
          <table:table-cell/>
          <table:table-cell table:number-columns-repeated="2" office:value-type="float" office:value="420" calcext:value-type="float">
            <text:p>420</text:p>
          </table:table-cell>
        </table:table-row>
        <table:table-row table:style-name="ro1">
          <table:table-cell/>
          <table:table-cell table:number-columns-repeated="2" office:value-type="float" office:value="421" calcext:value-type="float">
            <text:p>421</text:p>
          </table:table-cell>
        </table:table-row>
        <table:table-row table:style-name="ro1">
          <table:table-cell/>
          <table:table-cell table:number-columns-repeated="2" office:value-type="float" office:value="422" calcext:value-type="float">
            <text:p>422</text:p>
          </table:table-cell>
        </table:table-row>
        <table:table-row table:style-name="ro1">
          <table:table-cell/>
          <table:table-cell table:number-columns-repeated="2" office:value-type="float" office:value="423" calcext:value-type="float">
            <text:p>423</text:p>
          </table:table-cell>
        </table:table-row>
        <table:table-row table:style-name="ro1">
          <table:table-cell/>
          <table:table-cell table:number-columns-repeated="2" office:value-type="float" office:value="424" calcext:value-type="float">
            <text:p>424</text:p>
          </table:table-cell>
        </table:table-row>
        <table:table-row table:style-name="ro1">
          <table:table-cell/>
          <table:table-cell table:number-columns-repeated="2" office:value-type="float" office:value="425" calcext:value-type="float">
            <text:p>425</text:p>
          </table:table-cell>
        </table:table-row>
        <table:table-row table:style-name="ro1">
          <table:table-cell/>
          <table:table-cell table:number-columns-repeated="2" office:value-type="float" office:value="426" calcext:value-type="float">
            <text:p>426</text:p>
          </table:table-cell>
        </table:table-row>
        <table:table-row table:style-name="ro1">
          <table:table-cell/>
          <table:table-cell table:number-columns-repeated="2" office:value-type="float" office:value="427" calcext:value-type="float">
            <text:p>427</text:p>
          </table:table-cell>
        </table:table-row>
        <table:table-row table:style-name="ro1">
          <table:table-cell/>
          <table:table-cell table:number-columns-repeated="2" office:value-type="float" office:value="428" calcext:value-type="float">
            <text:p>428</text:p>
          </table:table-cell>
        </table:table-row>
        <table:table-row table:style-name="ro1">
          <table:table-cell/>
          <table:table-cell table:number-columns-repeated="2" office:value-type="float" office:value="429" calcext:value-type="float">
            <text:p>429</text:p>
          </table:table-cell>
        </table:table-row>
        <table:table-row table:style-name="ro1">
          <table:table-cell/>
          <table:table-cell table:number-columns-repeated="2" office:value-type="float" office:value="430" calcext:value-type="float">
            <text:p>430</text:p>
          </table:table-cell>
        </table:table-row>
        <table:table-row table:style-name="ro1">
          <table:table-cell/>
          <table:table-cell table:number-columns-repeated="2" office:value-type="float" office:value="431" calcext:value-type="float">
            <text:p>431</text:p>
          </table:table-cell>
        </table:table-row>
        <table:table-row table:style-name="ro1">
          <table:table-cell/>
          <table:table-cell table:number-columns-repeated="2" office:value-type="float" office:value="432" calcext:value-type="float">
            <text:p>432</text:p>
          </table:table-cell>
        </table:table-row>
        <table:table-row table:style-name="ro1">
          <table:table-cell/>
          <table:table-cell table:number-columns-repeated="2" office:value-type="float" office:value="433" calcext:value-type="float">
            <text:p>433</text:p>
          </table:table-cell>
        </table:table-row>
        <table:table-row table:style-name="ro1">
          <table:table-cell/>
          <table:table-cell table:number-columns-repeated="2" office:value-type="float" office:value="434" calcext:value-type="float">
            <text:p>434</text:p>
          </table:table-cell>
        </table:table-row>
        <table:table-row table:style-name="ro1">
          <table:table-cell/>
          <table:table-cell table:number-columns-repeated="2" office:value-type="float" office:value="435" calcext:value-type="float">
            <text:p>435</text:p>
          </table:table-cell>
        </table:table-row>
        <table:table-row table:style-name="ro1">
          <table:table-cell/>
          <table:table-cell table:number-columns-repeated="2" office:value-type="float" office:value="436" calcext:value-type="float">
            <text:p>436</text:p>
          </table:table-cell>
        </table:table-row>
        <table:table-row table:style-name="ro1">
          <table:table-cell/>
          <table:table-cell table:number-columns-repeated="2" office:value-type="float" office:value="437" calcext:value-type="float">
            <text:p>437</text:p>
          </table:table-cell>
        </table:table-row>
        <table:table-row table:style-name="ro1">
          <table:table-cell/>
          <table:table-cell table:number-columns-repeated="2" office:value-type="float" office:value="438" calcext:value-type="float">
            <text:p>438</text:p>
          </table:table-cell>
        </table:table-row>
        <table:table-row table:style-name="ro1">
          <table:table-cell/>
          <table:table-cell table:number-columns-repeated="2" office:value-type="float" office:value="439" calcext:value-type="float">
            <text:p>439</text:p>
          </table:table-cell>
        </table:table-row>
        <table:table-row table:style-name="ro1">
          <table:table-cell/>
          <table:table-cell table:number-columns-repeated="2" office:value-type="float" office:value="440" calcext:value-type="float">
            <text:p>440</text:p>
          </table:table-cell>
        </table:table-row>
        <table:table-row table:style-name="ro1">
          <table:table-cell/>
          <table:table-cell table:number-columns-repeated="2" office:value-type="float" office:value="441" calcext:value-type="float">
            <text:p>441</text:p>
          </table:table-cell>
        </table:table-row>
        <table:table-row table:style-name="ro1">
          <table:table-cell/>
          <table:table-cell table:number-columns-repeated="2" office:value-type="float" office:value="442" calcext:value-type="float">
            <text:p>442</text:p>
          </table:table-cell>
        </table:table-row>
        <table:table-row table:style-name="ro1">
          <table:table-cell/>
          <table:table-cell table:number-columns-repeated="2" office:value-type="float" office:value="443" calcext:value-type="float">
            <text:p>443</text:p>
          </table:table-cell>
        </table:table-row>
        <table:table-row table:style-name="ro1">
          <table:table-cell/>
          <table:table-cell table:number-columns-repeated="2" office:value-type="float" office:value="444" calcext:value-type="float">
            <text:p>444</text:p>
          </table:table-cell>
        </table:table-row>
        <table:table-row table:style-name="ro1">
          <table:table-cell/>
          <table:table-cell table:number-columns-repeated="2" office:value-type="float" office:value="445" calcext:value-type="float">
            <text:p>445</text:p>
          </table:table-cell>
        </table:table-row>
        <table:table-row table:style-name="ro1">
          <table:table-cell/>
          <table:table-cell table:number-columns-repeated="2" office:value-type="float" office:value="446" calcext:value-type="float">
            <text:p>446</text:p>
          </table:table-cell>
        </table:table-row>
        <table:table-row table:style-name="ro1">
          <table:table-cell/>
          <table:table-cell table:number-columns-repeated="2" office:value-type="float" office:value="447" calcext:value-type="float">
            <text:p>447</text:p>
          </table:table-cell>
        </table:table-row>
        <table:table-row table:style-name="ro1">
          <table:table-cell/>
          <table:table-cell table:number-columns-repeated="2" office:value-type="float" office:value="448" calcext:value-type="float">
            <text:p>448</text:p>
          </table:table-cell>
        </table:table-row>
        <table:table-row table:style-name="ro1">
          <table:table-cell/>
          <table:table-cell table:number-columns-repeated="2" office:value-type="float" office:value="449" calcext:value-type="float">
            <text:p>449</text:p>
          </table:table-cell>
        </table:table-row>
        <table:table-row table:style-name="ro1">
          <table:table-cell/>
          <table:table-cell table:number-columns-repeated="2" office:value-type="float" office:value="450" calcext:value-type="float">
            <text:p>450</text:p>
          </table:table-cell>
        </table:table-row>
        <table:table-row table:style-name="ro1">
          <table:table-cell/>
          <table:table-cell table:number-columns-repeated="2" office:value-type="float" office:value="451" calcext:value-type="float">
            <text:p>451</text:p>
          </table:table-cell>
        </table:table-row>
        <table:table-row table:style-name="ro1">
          <table:table-cell/>
          <table:table-cell table:number-columns-repeated="2" office:value-type="float" office:value="452" calcext:value-type="float">
            <text:p>452</text:p>
          </table:table-cell>
        </table:table-row>
        <table:table-row table:style-name="ro1">
          <table:table-cell/>
          <table:table-cell table:number-columns-repeated="2" office:value-type="float" office:value="453" calcext:value-type="float">
            <text:p>453</text:p>
          </table:table-cell>
        </table:table-row>
        <table:table-row table:style-name="ro1">
          <table:table-cell/>
          <table:table-cell table:number-columns-repeated="2" office:value-type="float" office:value="454" calcext:value-type="float">
            <text:p>454</text:p>
          </table:table-cell>
        </table:table-row>
        <table:table-row table:style-name="ro1">
          <table:table-cell/>
          <table:table-cell table:number-columns-repeated="2" office:value-type="float" office:value="455" calcext:value-type="float">
            <text:p>455</text:p>
          </table:table-cell>
        </table:table-row>
        <table:table-row table:style-name="ro1">
          <table:table-cell/>
          <table:table-cell table:number-columns-repeated="2" office:value-type="float" office:value="456" calcext:value-type="float">
            <text:p>456</text:p>
          </table:table-cell>
        </table:table-row>
        <table:table-row table:style-name="ro1">
          <table:table-cell/>
          <table:table-cell table:number-columns-repeated="2" office:value-type="float" office:value="457" calcext:value-type="float">
            <text:p>457</text:p>
          </table:table-cell>
        </table:table-row>
        <table:table-row table:style-name="ro1">
          <table:table-cell/>
          <table:table-cell table:number-columns-repeated="2" office:value-type="float" office:value="458" calcext:value-type="float">
            <text:p>458</text:p>
          </table:table-cell>
        </table:table-row>
        <table:table-row table:style-name="ro1">
          <table:table-cell/>
          <table:table-cell table:number-columns-repeated="2" office:value-type="float" office:value="459" calcext:value-type="float">
            <text:p>459</text:p>
          </table:table-cell>
        </table:table-row>
        <table:table-row table:style-name="ro1">
          <table:table-cell/>
          <table:table-cell table:number-columns-repeated="2" office:value-type="float" office:value="460" calcext:value-type="float">
            <text:p>460</text:p>
          </table:table-cell>
        </table:table-row>
        <table:table-row table:style-name="ro1">
          <table:table-cell/>
          <table:table-cell table:number-columns-repeated="2" office:value-type="float" office:value="461" calcext:value-type="float">
            <text:p>461</text:p>
          </table:table-cell>
        </table:table-row>
        <table:table-row table:style-name="ro1">
          <table:table-cell/>
          <table:table-cell table:number-columns-repeated="2" office:value-type="float" office:value="462" calcext:value-type="float">
            <text:p>462</text:p>
          </table:table-cell>
        </table:table-row>
        <table:table-row table:style-name="ro1">
          <table:table-cell/>
          <table:table-cell table:number-columns-repeated="2" office:value-type="float" office:value="463" calcext:value-type="float">
            <text:p>463</text:p>
          </table:table-cell>
        </table:table-row>
        <table:table-row table:style-name="ro1">
          <table:table-cell/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/>
          <table:table-cell table:number-columns-repeated="2" office:value-type="float" office:value="465" calcext:value-type="float">
            <text:p>465</text:p>
          </table:table-cell>
        </table:table-row>
        <table:table-row table:style-name="ro1">
          <table:table-cell/>
          <table:table-cell table:number-columns-repeated="2" office:value-type="float" office:value="466" calcext:value-type="float">
            <text:p>466</text:p>
          </table:table-cell>
        </table:table-row>
        <table:table-row table:style-name="ro1">
          <table:table-cell/>
          <table:table-cell table:number-columns-repeated="2" office:value-type="float" office:value="467" calcext:value-type="float">
            <text:p>467</text:p>
          </table:table-cell>
        </table:table-row>
        <table:table-row table:style-name="ro1">
          <table:table-cell/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/>
          <table:table-cell table:number-columns-repeated="2" office:value-type="float" office:value="469" calcext:value-type="float">
            <text:p>469</text:p>
          </table:table-cell>
        </table:table-row>
        <table:table-row table:style-name="ro1">
          <table:table-cell/>
          <table:table-cell table:number-columns-repeated="2" office:value-type="float" office:value="470" calcext:value-type="float">
            <text:p>470</text:p>
          </table:table-cell>
        </table:table-row>
        <table:table-row table:style-name="ro1">
          <table:table-cell/>
          <table:table-cell table:number-columns-repeated="2" office:value-type="float" office:value="471" calcext:value-type="float">
            <text:p>471</text:p>
          </table:table-cell>
        </table:table-row>
        <table:table-row table:style-name="ro1">
          <table:table-cell/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/>
          <table:table-cell table:number-columns-repeated="2" office:value-type="float" office:value="473" calcext:value-type="float">
            <text:p>473</text:p>
          </table:table-cell>
        </table:table-row>
        <table:table-row table:style-name="ro1">
          <table:table-cell/>
          <table:table-cell table:number-columns-repeated="2" office:value-type="float" office:value="474" calcext:value-type="float">
            <text:p>474</text:p>
          </table:table-cell>
        </table:table-row>
        <table:table-row table:style-name="ro1">
          <table:table-cell/>
          <table:table-cell table:number-columns-repeated="2" office:value-type="float" office:value="475" calcext:value-type="float">
            <text:p>475</text:p>
          </table:table-cell>
        </table:table-row>
        <table:table-row table:style-name="ro1">
          <table:table-cell/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/>
          <table:table-cell table:number-columns-repeated="2" office:value-type="float" office:value="477" calcext:value-type="float">
            <text:p>477</text:p>
          </table:table-cell>
        </table:table-row>
        <table:table-row table:style-name="ro1">
          <table:table-cell/>
          <table:table-cell table:number-columns-repeated="2" office:value-type="float" office:value="478" calcext:value-type="float">
            <text:p>478</text:p>
          </table:table-cell>
        </table:table-row>
        <table:table-row table:style-name="ro1">
          <table:table-cell/>
          <table:table-cell table:number-columns-repeated="2" office:value-type="float" office:value="479" calcext:value-type="float">
            <text:p>479</text:p>
          </table:table-cell>
        </table:table-row>
        <table:table-row table:style-name="ro1">
          <table:table-cell/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/>
          <table:table-cell table:number-columns-repeated="2" office:value-type="float" office:value="481" calcext:value-type="float">
            <text:p>481</text:p>
          </table:table-cell>
        </table:table-row>
        <table:table-row table:style-name="ro1">
          <table:table-cell/>
          <table:table-cell table:number-columns-repeated="2" office:value-type="float" office:value="482" calcext:value-type="float">
            <text:p>482</text:p>
          </table:table-cell>
        </table:table-row>
        <table:table-row table:style-name="ro1">
          <table:table-cell/>
          <table:table-cell table:number-columns-repeated="2" office:value-type="float" office:value="483" calcext:value-type="float">
            <text:p>483</text:p>
          </table:table-cell>
        </table:table-row>
        <table:table-row table:style-name="ro1">
          <table:table-cell/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/>
          <table:table-cell table:number-columns-repeated="2" office:value-type="float" office:value="485" calcext:value-type="float">
            <text:p>485</text:p>
          </table:table-cell>
        </table:table-row>
        <table:table-row table:style-name="ro1">
          <table:table-cell/>
          <table:table-cell table:number-columns-repeated="2" office:value-type="float" office:value="486" calcext:value-type="float">
            <text:p>486</text:p>
          </table:table-cell>
        </table:table-row>
        <table:table-row table:style-name="ro1">
          <table:table-cell/>
          <table:table-cell table:number-columns-repeated="2" office:value-type="float" office:value="487" calcext:value-type="float">
            <text:p>487</text:p>
          </table:table-cell>
        </table:table-row>
        <table:table-row table:style-name="ro1">
          <table:table-cell/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/>
          <table:table-cell table:number-columns-repeated="2" office:value-type="float" office:value="489" calcext:value-type="float">
            <text:p>489</text:p>
          </table:table-cell>
        </table:table-row>
        <table:table-row table:style-name="ro1">
          <table:table-cell/>
          <table:table-cell table:number-columns-repeated="2" office:value-type="float" office:value="490" calcext:value-type="float">
            <text:p>490</text:p>
          </table:table-cell>
        </table:table-row>
        <table:table-row table:style-name="ro1">
          <table:table-cell/>
          <table:table-cell table:number-columns-repeated="2" office:value-type="float" office:value="491" calcext:value-type="float">
            <text:p>491</text:p>
          </table:table-cell>
        </table:table-row>
        <table:table-row table:style-name="ro1">
          <table:table-cell/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/>
          <table:table-cell table:number-columns-repeated="2" office:value-type="float" office:value="493" calcext:value-type="float">
            <text:p>493</text:p>
          </table:table-cell>
        </table:table-row>
        <table:table-row table:style-name="ro1">
          <table:table-cell/>
          <table:table-cell table:number-columns-repeated="2" office:value-type="float" office:value="494" calcext:value-type="float">
            <text:p>494</text:p>
          </table:table-cell>
        </table:table-row>
        <table:table-row table:style-name="ro1">
          <table:table-cell/>
          <table:table-cell table:number-columns-repeated="2" office:value-type="float" office:value="495" calcext:value-type="float">
            <text:p>495</text:p>
          </table:table-cell>
        </table:table-row>
        <table:table-row table:style-name="ro1">
          <table:table-cell/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/>
          <table:table-cell table:number-columns-repeated="2" office:value-type="float" office:value="497" calcext:value-type="float">
            <text:p>497</text:p>
          </table:table-cell>
        </table:table-row>
        <table:table-row table:style-name="ro1">
          <table:table-cell/>
          <table:table-cell table:number-columns-repeated="2" office:value-type="float" office:value="498" calcext:value-type="float">
            <text:p>498</text:p>
          </table:table-cell>
        </table:table-row>
        <table:table-row table:style-name="ro1">
          <table:table-cell/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/>
          <table:table-cell table:number-columns-repeated="2" office:value-type="float" office:value="501" calcext:value-type="float">
            <text:p>501</text:p>
          </table:table-cell>
        </table:table-row>
        <table:table-row table:style-name="ro1">
          <table:table-cell/>
          <table:table-cell table:number-columns-repeated="2" office:value-type="float" office:value="502" calcext:value-type="float">
            <text:p>502</text:p>
          </table:table-cell>
        </table:table-row>
        <table:table-row table:style-name="ro1">
          <table:table-cell/>
          <table:table-cell table:number-columns-repeated="2" office:value-type="float" office:value="503" calcext:value-type="float">
            <text:p>503</text:p>
          </table:table-cell>
        </table:table-row>
        <table:table-row table:style-name="ro1">
          <table:table-cell/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/>
          <table:table-cell table:number-columns-repeated="2" office:value-type="float" office:value="505" calcext:value-type="float">
            <text:p>505</text:p>
          </table:table-cell>
        </table:table-row>
        <table:table-row table:style-name="ro1">
          <table:table-cell/>
          <table:table-cell table:number-columns-repeated="2" office:value-type="float" office:value="506" calcext:value-type="float">
            <text:p>506</text:p>
          </table:table-cell>
        </table:table-row>
        <table:table-row table:style-name="ro1">
          <table:table-cell/>
          <table:table-cell table:number-columns-repeated="2" office:value-type="float" office:value="507" calcext:value-type="float">
            <text:p>507</text:p>
          </table:table-cell>
        </table:table-row>
        <table:table-row table:style-name="ro1">
          <table:table-cell/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/>
          <table:table-cell table:number-columns-repeated="2" office:value-type="float" office:value="509" calcext:value-type="float">
            <text:p>509</text:p>
          </table:table-cell>
        </table:table-row>
        <table:table-row table:style-name="ro1">
          <table:table-cell/>
          <table:table-cell table:number-columns-repeated="2" office:value-type="float" office:value="510" calcext:value-type="float">
            <text:p>510</text:p>
          </table:table-cell>
        </table:table-row>
        <table:table-row table:style-name="ro1">
          <table:table-cell/>
          <table:table-cell table:number-columns-repeated="2" office:value-type="float" office:value="511" calcext:value-type="float">
            <text:p>511</text:p>
          </table:table-cell>
        </table:table-row>
        <table:table-row table:style-name="ro1">
          <table:table-cell/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/>
          <table:table-cell table:number-columns-repeated="2" office:value-type="float" office:value="513" calcext:value-type="float">
            <text:p>513</text:p>
          </table:table-cell>
        </table:table-row>
        <table:table-row table:style-name="ro1">
          <table:table-cell/>
          <table:table-cell table:number-columns-repeated="2" office:value-type="float" office:value="514" calcext:value-type="float">
            <text:p>514</text:p>
          </table:table-cell>
        </table:table-row>
        <table:table-row table:style-name="ro1">
          <table:table-cell/>
          <table:table-cell table:number-columns-repeated="2" office:value-type="float" office:value="515" calcext:value-type="float">
            <text:p>515</text:p>
          </table:table-cell>
        </table:table-row>
        <table:table-row table:style-name="ro1">
          <table:table-cell/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/>
          <table:table-cell table:number-columns-repeated="2" office:value-type="float" office:value="517" calcext:value-type="float">
            <text:p>517</text:p>
          </table:table-cell>
        </table:table-row>
        <table:table-row table:style-name="ro1">
          <table:table-cell/>
          <table:table-cell table:number-columns-repeated="2" office:value-type="float" office:value="518" calcext:value-type="float">
            <text:p>518</text:p>
          </table:table-cell>
        </table:table-row>
        <table:table-row table:style-name="ro1">
          <table:table-cell/>
          <table:table-cell table:number-columns-repeated="2" office:value-type="float" office:value="519" calcext:value-type="float">
            <text:p>519</text:p>
          </table:table-cell>
        </table:table-row>
        <table:table-row table:style-name="ro1">
          <table:table-cell/>
          <table:table-cell table:number-columns-repeated="2" office:value-type="float" office:value="520" calcext:value-type="float">
            <text:p>520</text:p>
          </table:table-cell>
        </table:table-row>
        <table:table-row table:style-name="ro1">
          <table:table-cell/>
          <table:table-cell table:number-columns-repeated="2" office:value-type="float" office:value="521" calcext:value-type="float">
            <text:p>521</text:p>
          </table:table-cell>
        </table:table-row>
        <table:table-row table:style-name="ro1">
          <table:table-cell/>
          <table:table-cell table:number-columns-repeated="2" office:value-type="float" office:value="522" calcext:value-type="float">
            <text:p>522</text:p>
          </table:table-cell>
        </table:table-row>
        <table:table-row table:style-name="ro1">
          <table:table-cell/>
          <table:table-cell table:number-columns-repeated="2" office:value-type="float" office:value="523" calcext:value-type="float">
            <text:p>523</text:p>
          </table:table-cell>
        </table:table-row>
        <table:table-row table:style-name="ro1">
          <table:table-cell/>
          <table:table-cell table:number-columns-repeated="2" office:value-type="float" office:value="524" calcext:value-type="float">
            <text:p>524</text:p>
          </table:table-cell>
        </table:table-row>
        <table:table-row table:style-name="ro1">
          <table:table-cell/>
          <table:table-cell table:number-columns-repeated="2" office:value-type="float" office:value="525" calcext:value-type="float">
            <text:p>525</text:p>
          </table:table-cell>
        </table:table-row>
        <table:table-row table:style-name="ro1">
          <table:table-cell/>
          <table:table-cell table:number-columns-repeated="2" office:value-type="float" office:value="526" calcext:value-type="float">
            <text:p>526</text:p>
          </table:table-cell>
        </table:table-row>
        <table:table-row table:style-name="ro1">
          <table:table-cell/>
          <table:table-cell table:number-columns-repeated="2" office:value-type="float" office:value="527" calcext:value-type="float">
            <text:p>527</text:p>
          </table:table-cell>
        </table:table-row>
        <table:table-row table:style-name="ro1">
          <table:table-cell/>
          <table:table-cell table:number-columns-repeated="2" office:value-type="float" office:value="528" calcext:value-type="float">
            <text:p>528</text:p>
          </table:table-cell>
        </table:table-row>
        <table:table-row table:style-name="ro1">
          <table:table-cell/>
          <table:table-cell table:number-columns-repeated="2" office:value-type="float" office:value="529" calcext:value-type="float">
            <text:p>529</text:p>
          </table:table-cell>
        </table:table-row>
        <table:table-row table:style-name="ro1">
          <table:table-cell/>
          <table:table-cell table:number-columns-repeated="2" office:value-type="float" office:value="530" calcext:value-type="float">
            <text:p>530</text:p>
          </table:table-cell>
        </table:table-row>
        <table:table-row table:style-name="ro1">
          <table:table-cell/>
          <table:table-cell table:number-columns-repeated="2" office:value-type="float" office:value="531" calcext:value-type="float">
            <text:p>531</text:p>
          </table:table-cell>
        </table:table-row>
        <table:table-row table:style-name="ro1">
          <table:table-cell/>
          <table:table-cell table:number-columns-repeated="2" office:value-type="float" office:value="532" calcext:value-type="float">
            <text:p>532</text:p>
          </table:table-cell>
        </table:table-row>
        <table:table-row table:style-name="ro1">
          <table:table-cell/>
          <table:table-cell table:number-columns-repeated="2" office:value-type="float" office:value="533" calcext:value-type="float">
            <text:p>533</text:p>
          </table:table-cell>
        </table:table-row>
        <table:table-row table:style-name="ro1">
          <table:table-cell/>
          <table:table-cell table:number-columns-repeated="2" office:value-type="float" office:value="534" calcext:value-type="float">
            <text:p>534</text:p>
          </table:table-cell>
        </table:table-row>
        <table:table-row table:style-name="ro1">
          <table:table-cell/>
          <table:table-cell table:number-columns-repeated="2" office:value-type="float" office:value="535" calcext:value-type="float">
            <text:p>535</text:p>
          </table:table-cell>
        </table:table-row>
        <table:table-row table:style-name="ro1">
          <table:table-cell/>
          <table:table-cell table:number-columns-repeated="2" office:value-type="float" office:value="536" calcext:value-type="float">
            <text:p>536</text:p>
          </table:table-cell>
        </table:table-row>
        <table:table-row table:style-name="ro1">
          <table:table-cell/>
          <table:table-cell table:number-columns-repeated="2" office:value-type="float" office:value="537" calcext:value-type="float">
            <text:p>537</text:p>
          </table:table-cell>
        </table:table-row>
        <table:table-row table:style-name="ro1">
          <table:table-cell/>
          <table:table-cell table:number-columns-repeated="2" office:value-type="float" office:value="538" calcext:value-type="float">
            <text:p>538</text:p>
          </table:table-cell>
        </table:table-row>
        <table:table-row table:style-name="ro1">
          <table:table-cell/>
          <table:table-cell table:number-columns-repeated="2" office:value-type="float" office:value="539" calcext:value-type="float">
            <text:p>539</text:p>
          </table:table-cell>
        </table:table-row>
        <table:table-row table:style-name="ro1">
          <table:table-cell/>
          <table:table-cell table:number-columns-repeated="2" office:value-type="float" office:value="540" calcext:value-type="float">
            <text:p>540</text:p>
          </table:table-cell>
        </table:table-row>
        <table:table-row table:style-name="ro1">
          <table:table-cell/>
          <table:table-cell table:number-columns-repeated="2" office:value-type="float" office:value="541" calcext:value-type="float">
            <text:p>541</text:p>
          </table:table-cell>
        </table:table-row>
        <table:table-row table:style-name="ro1">
          <table:table-cell/>
          <table:table-cell table:number-columns-repeated="2" office:value-type="float" office:value="542" calcext:value-type="float">
            <text:p>542</text:p>
          </table:table-cell>
        </table:table-row>
        <table:table-row table:style-name="ro1">
          <table:table-cell/>
          <table:table-cell table:number-columns-repeated="2" office:value-type="float" office:value="543" calcext:value-type="float">
            <text:p>543</text:p>
          </table:table-cell>
        </table:table-row>
        <table:table-row table:style-name="ro1">
          <table:table-cell/>
          <table:table-cell table:number-columns-repeated="2" office:value-type="float" office:value="544" calcext:value-type="float">
            <text:p>544</text:p>
          </table:table-cell>
        </table:table-row>
        <table:table-row table:style-name="ro1">
          <table:table-cell/>
          <table:table-cell table:number-columns-repeated="2" office:value-type="float" office:value="545" calcext:value-type="float">
            <text:p>545</text:p>
          </table:table-cell>
        </table:table-row>
        <table:table-row table:style-name="ro1">
          <table:table-cell/>
          <table:table-cell table:number-columns-repeated="2" office:value-type="float" office:value="546" calcext:value-type="float">
            <text:p>546</text:p>
          </table:table-cell>
        </table:table-row>
        <table:table-row table:style-name="ro1">
          <table:table-cell/>
          <table:table-cell table:number-columns-repeated="2" office:value-type="float" office:value="547" calcext:value-type="float">
            <text:p>547</text:p>
          </table:table-cell>
        </table:table-row>
        <table:table-row table:style-name="ro1">
          <table:table-cell/>
          <table:table-cell table:number-columns-repeated="2" office:value-type="float" office:value="548" calcext:value-type="float">
            <text:p>548</text:p>
          </table:table-cell>
        </table:table-row>
        <table:table-row table:style-name="ro1">
          <table:table-cell/>
          <table:table-cell table:number-columns-repeated="2" office:value-type="float" office:value="549" calcext:value-type="float">
            <text:p>549</text:p>
          </table:table-cell>
        </table:table-row>
        <table:table-row table:style-name="ro1">
          <table:table-cell/>
          <table:table-cell table:number-columns-repeated="2" office:value-type="float" office:value="550" calcext:value-type="float">
            <text:p>550</text:p>
          </table:table-cell>
        </table:table-row>
        <table:table-row table:style-name="ro1">
          <table:table-cell/>
          <table:table-cell table:number-columns-repeated="2" office:value-type="float" office:value="551" calcext:value-type="float">
            <text:p>551</text:p>
          </table:table-cell>
        </table:table-row>
        <table:table-row table:style-name="ro1">
          <table:table-cell/>
          <table:table-cell table:number-columns-repeated="2" office:value-type="float" office:value="552" calcext:value-type="float">
            <text:p>552</text:p>
          </table:table-cell>
        </table:table-row>
        <table:table-row table:style-name="ro1">
          <table:table-cell/>
          <table:table-cell table:number-columns-repeated="2" office:value-type="float" office:value="553" calcext:value-type="float">
            <text:p>553</text:p>
          </table:table-cell>
        </table:table-row>
        <table:table-row table:style-name="ro1">
          <table:table-cell/>
          <table:table-cell table:number-columns-repeated="2" office:value-type="float" office:value="554" calcext:value-type="float">
            <text:p>554</text:p>
          </table:table-cell>
        </table:table-row>
        <table:table-row table:style-name="ro1">
          <table:table-cell/>
          <table:table-cell table:number-columns-repeated="2" office:value-type="float" office:value="555" calcext:value-type="float">
            <text:p>555</text:p>
          </table:table-cell>
        </table:table-row>
        <table:table-row table:style-name="ro1">
          <table:table-cell/>
          <table:table-cell table:number-columns-repeated="2" office:value-type="float" office:value="556" calcext:value-type="float">
            <text:p>556</text:p>
          </table:table-cell>
        </table:table-row>
        <table:table-row table:style-name="ro1">
          <table:table-cell/>
          <table:table-cell table:number-columns-repeated="2" office:value-type="float" office:value="557" calcext:value-type="float">
            <text:p>557</text:p>
          </table:table-cell>
        </table:table-row>
        <table:table-row table:style-name="ro1">
          <table:table-cell/>
          <table:table-cell table:number-columns-repeated="2" office:value-type="float" office:value="558" calcext:value-type="float">
            <text:p>558</text:p>
          </table:table-cell>
        </table:table-row>
        <table:table-row table:style-name="ro1">
          <table:table-cell/>
          <table:table-cell table:number-columns-repeated="2" office:value-type="float" office:value="559" calcext:value-type="float">
            <text:p>559</text:p>
          </table:table-cell>
        </table:table-row>
        <table:table-row table:style-name="ro1">
          <table:table-cell/>
          <table:table-cell table:number-columns-repeated="2" office:value-type="float" office:value="560" calcext:value-type="float">
            <text:p>560</text:p>
          </table:table-cell>
        </table:table-row>
        <table:table-row table:style-name="ro1">
          <table:table-cell/>
          <table:table-cell table:number-columns-repeated="2" office:value-type="float" office:value="561" calcext:value-type="float">
            <text:p>561</text:p>
          </table:table-cell>
        </table:table-row>
        <table:table-row table:style-name="ro1">
          <table:table-cell/>
          <table:table-cell table:number-columns-repeated="2" office:value-type="float" office:value="562" calcext:value-type="float">
            <text:p>562</text:p>
          </table:table-cell>
        </table:table-row>
        <table:table-row table:style-name="ro1">
          <table:table-cell/>
          <table:table-cell table:number-columns-repeated="2" office:value-type="float" office:value="563" calcext:value-type="float">
            <text:p>563</text:p>
          </table:table-cell>
        </table:table-row>
        <table:table-row table:style-name="ro1">
          <table:table-cell/>
          <table:table-cell table:number-columns-repeated="2" office:value-type="float" office:value="564" calcext:value-type="float">
            <text:p>564</text:p>
          </table:table-cell>
        </table:table-row>
        <table:table-row table:style-name="ro1">
          <table:table-cell/>
          <table:table-cell table:number-columns-repeated="2" office:value-type="float" office:value="565" calcext:value-type="float">
            <text:p>565</text:p>
          </table:table-cell>
        </table:table-row>
        <table:table-row table:style-name="ro1">
          <table:table-cell/>
          <table:table-cell table:number-columns-repeated="2" office:value-type="float" office:value="566" calcext:value-type="float">
            <text:p>566</text:p>
          </table:table-cell>
        </table:table-row>
        <table:table-row table:style-name="ro1">
          <table:table-cell/>
          <table:table-cell table:number-columns-repeated="2" office:value-type="float" office:value="567" calcext:value-type="float">
            <text:p>567</text:p>
          </table:table-cell>
        </table:table-row>
        <table:table-row table:style-name="ro1">
          <table:table-cell/>
          <table:table-cell table:number-columns-repeated="2" office:value-type="float" office:value="568" calcext:value-type="float">
            <text:p>568</text:p>
          </table:table-cell>
        </table:table-row>
        <table:table-row table:style-name="ro1">
          <table:table-cell/>
          <table:table-cell table:number-columns-repeated="2" office:value-type="float" office:value="569" calcext:value-type="float">
            <text:p>569</text:p>
          </table:table-cell>
        </table:table-row>
        <table:table-row table:style-name="ro1">
          <table:table-cell/>
          <table:table-cell table:number-columns-repeated="2" office:value-type="float" office:value="570" calcext:value-type="float">
            <text:p>570</text:p>
          </table:table-cell>
        </table:table-row>
        <table:table-row table:style-name="ro1">
          <table:table-cell/>
          <table:table-cell table:number-columns-repeated="2" office:value-type="float" office:value="571" calcext:value-type="float">
            <text:p>571</text:p>
          </table:table-cell>
        </table:table-row>
        <table:table-row table:style-name="ro1">
          <table:table-cell/>
          <table:table-cell table:number-columns-repeated="2" office:value-type="float" office:value="572" calcext:value-type="float">
            <text:p>572</text:p>
          </table:table-cell>
        </table:table-row>
        <table:table-row table:style-name="ro1">
          <table:table-cell/>
          <table:table-cell table:number-columns-repeated="2" office:value-type="float" office:value="573" calcext:value-type="float">
            <text:p>573</text:p>
          </table:table-cell>
        </table:table-row>
        <table:table-row table:style-name="ro1">
          <table:table-cell/>
          <table:table-cell table:number-columns-repeated="2" office:value-type="float" office:value="574" calcext:value-type="float">
            <text:p>574</text:p>
          </table:table-cell>
        </table:table-row>
        <table:table-row table:style-name="ro1">
          <table:table-cell/>
          <table:table-cell table:number-columns-repeated="2" office:value-type="float" office:value="575" calcext:value-type="float">
            <text:p>575</text:p>
          </table:table-cell>
        </table:table-row>
        <table:table-row table:style-name="ro1">
          <table:table-cell/>
          <table:table-cell table:number-columns-repeated="2" office:value-type="float" office:value="576" calcext:value-type="float">
            <text:p>576</text:p>
          </table:table-cell>
        </table:table-row>
        <table:table-row table:style-name="ro1">
          <table:table-cell/>
          <table:table-cell table:number-columns-repeated="2" office:value-type="float" office:value="577" calcext:value-type="float">
            <text:p>577</text:p>
          </table:table-cell>
        </table:table-row>
        <table:table-row table:style-name="ro1">
          <table:table-cell/>
          <table:table-cell table:number-columns-repeated="2" office:value-type="float" office:value="578" calcext:value-type="float">
            <text:p>578</text:p>
          </table:table-cell>
        </table:table-row>
        <table:table-row table:style-name="ro1">
          <table:table-cell/>
          <table:table-cell table:number-columns-repeated="2" office:value-type="float" office:value="579" calcext:value-type="float">
            <text:p>579</text:p>
          </table:table-cell>
        </table:table-row>
        <table:table-row table:style-name="ro1">
          <table:table-cell/>
          <table:table-cell table:number-columns-repeated="2" office:value-type="float" office:value="580" calcext:value-type="float">
            <text:p>580</text:p>
          </table:table-cell>
        </table:table-row>
        <table:table-row table:style-name="ro1">
          <table:table-cell/>
          <table:table-cell table:number-columns-repeated="2" office:value-type="float" office:value="581" calcext:value-type="float">
            <text:p>581</text:p>
          </table:table-cell>
        </table:table-row>
        <table:table-row table:style-name="ro1">
          <table:table-cell/>
          <table:table-cell table:number-columns-repeated="2" office:value-type="float" office:value="582" calcext:value-type="float">
            <text:p>582</text:p>
          </table:table-cell>
        </table:table-row>
        <table:table-row table:style-name="ro1">
          <table:table-cell/>
          <table:table-cell table:number-columns-repeated="2" office:value-type="float" office:value="583" calcext:value-type="float">
            <text:p>583</text:p>
          </table:table-cell>
        </table:table-row>
        <table:table-row table:style-name="ro1">
          <table:table-cell/>
          <table:table-cell table:number-columns-repeated="2" office:value-type="float" office:value="584" calcext:value-type="float">
            <text:p>584</text:p>
          </table:table-cell>
        </table:table-row>
        <table:table-row table:style-name="ro1">
          <table:table-cell/>
          <table:table-cell table:number-columns-repeated="2" office:value-type="float" office:value="585" calcext:value-type="float">
            <text:p>585</text:p>
          </table:table-cell>
        </table:table-row>
        <table:table-row table:style-name="ro1">
          <table:table-cell/>
          <table:table-cell table:number-columns-repeated="2" office:value-type="float" office:value="586" calcext:value-type="float">
            <text:p>586</text:p>
          </table:table-cell>
        </table:table-row>
        <table:table-row table:style-name="ro1">
          <table:table-cell/>
          <table:table-cell table:number-columns-repeated="2" office:value-type="float" office:value="587" calcext:value-type="float">
            <text:p>587</text:p>
          </table:table-cell>
        </table:table-row>
        <table:table-row table:style-name="ro1">
          <table:table-cell/>
          <table:table-cell table:number-columns-repeated="2" office:value-type="float" office:value="588" calcext:value-type="float">
            <text:p>588</text:p>
          </table:table-cell>
        </table:table-row>
        <table:table-row table:style-name="ro1">
          <table:table-cell/>
          <table:table-cell table:number-columns-repeated="2" office:value-type="float" office:value="589" calcext:value-type="float">
            <text:p>589</text:p>
          </table:table-cell>
        </table:table-row>
        <table:table-row table:style-name="ro1">
          <table:table-cell/>
          <table:table-cell table:number-columns-repeated="2" office:value-type="float" office:value="590" calcext:value-type="float">
            <text:p>590</text:p>
          </table:table-cell>
        </table:table-row>
        <table:table-row table:style-name="ro1">
          <table:table-cell/>
          <table:table-cell table:number-columns-repeated="2" office:value-type="float" office:value="591" calcext:value-type="float">
            <text:p>591</text:p>
          </table:table-cell>
        </table:table-row>
        <table:table-row table:style-name="ro1">
          <table:table-cell/>
          <table:table-cell table:number-columns-repeated="2" office:value-type="float" office:value="592" calcext:value-type="float">
            <text:p>592</text:p>
          </table:table-cell>
        </table:table-row>
        <table:table-row table:style-name="ro1">
          <table:table-cell/>
          <table:table-cell table:number-columns-repeated="2" office:value-type="float" office:value="593" calcext:value-type="float">
            <text:p>593</text:p>
          </table:table-cell>
        </table:table-row>
        <table:table-row table:style-name="ro1">
          <table:table-cell/>
          <table:table-cell table:number-columns-repeated="2" office:value-type="float" office:value="594" calcext:value-type="float">
            <text:p>594</text:p>
          </table:table-cell>
        </table:table-row>
        <table:table-row table:style-name="ro1">
          <table:table-cell/>
          <table:table-cell table:number-columns-repeated="2" office:value-type="float" office:value="595" calcext:value-type="float">
            <text:p>595</text:p>
          </table:table-cell>
        </table:table-row>
        <table:table-row table:style-name="ro1">
          <table:table-cell/>
          <table:table-cell table:number-columns-repeated="2" office:value-type="float" office:value="596" calcext:value-type="float">
            <text:p>596</text:p>
          </table:table-cell>
        </table:table-row>
        <table:table-row table:style-name="ro1">
          <table:table-cell/>
          <table:table-cell table:number-columns-repeated="2" office:value-type="float" office:value="597" calcext:value-type="float">
            <text:p>597</text:p>
          </table:table-cell>
        </table:table-row>
        <table:table-row table:style-name="ro1">
          <table:table-cell/>
          <table:table-cell table:number-columns-repeated="2" office:value-type="float" office:value="598" calcext:value-type="float">
            <text:p>598</text:p>
          </table:table-cell>
        </table:table-row>
        <table:table-row table:style-name="ro1">
          <table:table-cell/>
          <table:table-cell table:number-columns-repeated="2" office:value-type="float" office:value="599" calcext:value-type="float">
            <text:p>599</text:p>
          </table:table-cell>
        </table:table-row>
        <table:table-row table:style-name="ro1">
          <table:table-cell/>
          <table:table-cell table:number-columns-repeated="2" office:value-type="float" office:value="600" calcext:value-type="float">
            <text:p>600</text:p>
          </table:table-cell>
        </table:table-row>
        <table:table-row table:style-name="ro1">
          <table:table-cell/>
          <table:table-cell table:number-columns-repeated="2" office:value-type="float" office:value="601" calcext:value-type="float">
            <text:p>601</text:p>
          </table:table-cell>
        </table:table-row>
        <table:table-row table:style-name="ro1">
          <table:table-cell/>
          <table:table-cell table:number-columns-repeated="2" office:value-type="float" office:value="602" calcext:value-type="float">
            <text:p>602</text:p>
          </table:table-cell>
        </table:table-row>
        <table:table-row table:style-name="ro1">
          <table:table-cell/>
          <table:table-cell table:number-columns-repeated="2" office:value-type="float" office:value="603" calcext:value-type="float">
            <text:p>603</text:p>
          </table:table-cell>
        </table:table-row>
        <table:table-row table:style-name="ro1">
          <table:table-cell/>
          <table:table-cell table:number-columns-repeated="2" office:value-type="float" office:value="604" calcext:value-type="float">
            <text:p>604</text:p>
          </table:table-cell>
        </table:table-row>
        <table:table-row table:style-name="ro1">
          <table:table-cell/>
          <table:table-cell table:number-columns-repeated="2" office:value-type="float" office:value="605" calcext:value-type="float">
            <text:p>605</text:p>
          </table:table-cell>
        </table:table-row>
        <table:table-row table:style-name="ro1">
          <table:table-cell/>
          <table:table-cell table:number-columns-repeated="2" office:value-type="float" office:value="606" calcext:value-type="float">
            <text:p>606</text:p>
          </table:table-cell>
        </table:table-row>
        <table:table-row table:style-name="ro1">
          <table:table-cell/>
          <table:table-cell table:number-columns-repeated="2" office:value-type="float" office:value="607" calcext:value-type="float">
            <text:p>607</text:p>
          </table:table-cell>
        </table:table-row>
        <table:table-row table:style-name="ro1">
          <table:table-cell/>
          <table:table-cell table:number-columns-repeated="2" office:value-type="float" office:value="608" calcext:value-type="float">
            <text:p>608</text:p>
          </table:table-cell>
        </table:table-row>
        <table:table-row table:style-name="ro1">
          <table:table-cell/>
          <table:table-cell table:number-columns-repeated="2" office:value-type="float" office:value="609" calcext:value-type="float">
            <text:p>609</text:p>
          </table:table-cell>
        </table:table-row>
        <table:table-row table:style-name="ro1">
          <table:table-cell/>
          <table:table-cell table:number-columns-repeated="2" office:value-type="float" office:value="610" calcext:value-type="float">
            <text:p>610</text:p>
          </table:table-cell>
        </table:table-row>
        <table:table-row table:style-name="ro1">
          <table:table-cell/>
          <table:table-cell table:number-columns-repeated="2" office:value-type="float" office:value="611" calcext:value-type="float">
            <text:p>611</text:p>
          </table:table-cell>
        </table:table-row>
        <table:table-row table:style-name="ro1">
          <table:table-cell/>
          <table:table-cell table:number-columns-repeated="2" office:value-type="float" office:value="612" calcext:value-type="float">
            <text:p>612</text:p>
          </table:table-cell>
        </table:table-row>
        <table:table-row table:style-name="ro1">
          <table:table-cell/>
          <table:table-cell table:number-columns-repeated="2" office:value-type="float" office:value="613" calcext:value-type="float">
            <text:p>613</text:p>
          </table:table-cell>
        </table:table-row>
        <table:table-row table:style-name="ro1">
          <table:table-cell/>
          <table:table-cell table:number-columns-repeated="2" office:value-type="float" office:value="614" calcext:value-type="float">
            <text:p>614</text:p>
          </table:table-cell>
        </table:table-row>
        <table:table-row table:style-name="ro1">
          <table:table-cell/>
          <table:table-cell table:number-columns-repeated="2" office:value-type="float" office:value="615" calcext:value-type="float">
            <text:p>615</text:p>
          </table:table-cell>
        </table:table-row>
        <table:table-row table:style-name="ro1">
          <table:table-cell/>
          <table:table-cell table:number-columns-repeated="2" office:value-type="float" office:value="616" calcext:value-type="float">
            <text:p>616</text:p>
          </table:table-cell>
        </table:table-row>
        <table:table-row table:style-name="ro1">
          <table:table-cell/>
          <table:table-cell table:number-columns-repeated="2" office:value-type="float" office:value="617" calcext:value-type="float">
            <text:p>617</text:p>
          </table:table-cell>
        </table:table-row>
        <table:table-row table:style-name="ro1">
          <table:table-cell/>
          <table:table-cell table:number-columns-repeated="2" office:value-type="float" office:value="618" calcext:value-type="float">
            <text:p>618</text:p>
          </table:table-cell>
        </table:table-row>
        <table:table-row table:style-name="ro1">
          <table:table-cell/>
          <table:table-cell table:number-columns-repeated="2" office:value-type="float" office:value="619" calcext:value-type="float">
            <text:p>619</text:p>
          </table:table-cell>
        </table:table-row>
        <table:table-row table:style-name="ro1">
          <table:table-cell/>
          <table:table-cell table:number-columns-repeated="2" office:value-type="float" office:value="620" calcext:value-type="float">
            <text:p>620</text:p>
          </table:table-cell>
        </table:table-row>
        <table:table-row table:style-name="ro1">
          <table:table-cell/>
          <table:table-cell table:number-columns-repeated="2" office:value-type="float" office:value="621" calcext:value-type="float">
            <text:p>621</text:p>
          </table:table-cell>
        </table:table-row>
        <table:table-row table:style-name="ro1">
          <table:table-cell/>
          <table:table-cell table:number-columns-repeated="2" office:value-type="float" office:value="622" calcext:value-type="float">
            <text:p>622</text:p>
          </table:table-cell>
        </table:table-row>
        <table:table-row table:style-name="ro1">
          <table:table-cell/>
          <table:table-cell table:number-columns-repeated="2" office:value-type="float" office:value="623" calcext:value-type="float">
            <text:p>623</text:p>
          </table:table-cell>
        </table:table-row>
        <table:table-row table:style-name="ro1">
          <table:table-cell/>
          <table:table-cell table:number-columns-repeated="2" office:value-type="float" office:value="624" calcext:value-type="float">
            <text:p>624</text:p>
          </table:table-cell>
        </table:table-row>
        <table:table-row table:style-name="ro1">
          <table:table-cell/>
          <table:table-cell table:number-columns-repeated="2" office:value-type="float" office:value="625" calcext:value-type="float">
            <text:p>625</text:p>
          </table:table-cell>
        </table:table-row>
        <table:table-row table:style-name="ro1">
          <table:table-cell/>
          <table:table-cell table:number-columns-repeated="2" office:value-type="float" office:value="626" calcext:value-type="float">
            <text:p>626</text:p>
          </table:table-cell>
        </table:table-row>
        <table:table-row table:style-name="ro1">
          <table:table-cell/>
          <table:table-cell table:number-columns-repeated="2" office:value-type="float" office:value="627" calcext:value-type="float">
            <text:p>627</text:p>
          </table:table-cell>
        </table:table-row>
        <table:table-row table:style-name="ro1">
          <table:table-cell/>
          <table:table-cell table:number-columns-repeated="2" office:value-type="float" office:value="628" calcext:value-type="float">
            <text:p>628</text:p>
          </table:table-cell>
        </table:table-row>
        <table:table-row table:style-name="ro1">
          <table:table-cell/>
          <table:table-cell table:number-columns-repeated="2" office:value-type="float" office:value="629" calcext:value-type="float">
            <text:p>629</text:p>
          </table:table-cell>
        </table:table-row>
        <table:table-row table:style-name="ro1">
          <table:table-cell/>
          <table:table-cell table:number-columns-repeated="2" office:value-type="float" office:value="630" calcext:value-type="float">
            <text:p>630</text:p>
          </table:table-cell>
        </table:table-row>
        <table:table-row table:style-name="ro1">
          <table:table-cell/>
          <table:table-cell table:number-columns-repeated="2" office:value-type="float" office:value="631" calcext:value-type="float">
            <text:p>631</text:p>
          </table:table-cell>
        </table:table-row>
        <table:table-row table:style-name="ro1">
          <table:table-cell/>
          <table:table-cell table:number-columns-repeated="2" office:value-type="float" office:value="632" calcext:value-type="float">
            <text:p>632</text:p>
          </table:table-cell>
        </table:table-row>
        <table:table-row table:style-name="ro1">
          <table:table-cell/>
          <table:table-cell table:number-columns-repeated="2" office:value-type="float" office:value="633" calcext:value-type="float">
            <text:p>633</text:p>
          </table:table-cell>
        </table:table-row>
        <table:table-row table:style-name="ro1">
          <table:table-cell/>
          <table:table-cell table:number-columns-repeated="2" office:value-type="float" office:value="634" calcext:value-type="float">
            <text:p>634</text:p>
          </table:table-cell>
        </table:table-row>
        <table:table-row table:style-name="ro1">
          <table:table-cell/>
          <table:table-cell table:number-columns-repeated="2" office:value-type="float" office:value="635" calcext:value-type="float">
            <text:p>635</text:p>
          </table:table-cell>
        </table:table-row>
        <table:table-row table:style-name="ro1">
          <table:table-cell/>
          <table:table-cell table:number-columns-repeated="2" office:value-type="float" office:value="636" calcext:value-type="float">
            <text:p>636</text:p>
          </table:table-cell>
        </table:table-row>
        <table:table-row table:style-name="ro1">
          <table:table-cell/>
          <table:table-cell table:number-columns-repeated="2" office:value-type="float" office:value="637" calcext:value-type="float">
            <text:p>637</text:p>
          </table:table-cell>
        </table:table-row>
        <table:table-row table:style-name="ro1">
          <table:table-cell/>
          <table:table-cell table:number-columns-repeated="2" office:value-type="float" office:value="638" calcext:value-type="float">
            <text:p>638</text:p>
          </table:table-cell>
        </table:table-row>
        <table:table-row table:style-name="ro1">
          <table:table-cell/>
          <table:table-cell table:number-columns-repeated="2" office:value-type="float" office:value="639" calcext:value-type="float">
            <text:p>639</text:p>
          </table:table-cell>
        </table:table-row>
        <table:table-row table:style-name="ro1">
          <table:table-cell/>
          <table:table-cell table:number-columns-repeated="2" office:value-type="float" office:value="640" calcext:value-type="float">
            <text:p>640</text:p>
          </table:table-cell>
        </table:table-row>
        <table:table-row table:style-name="ro1">
          <table:table-cell/>
          <table:table-cell table:number-columns-repeated="2" office:value-type="float" office:value="641" calcext:value-type="float">
            <text:p>641</text:p>
          </table:table-cell>
        </table:table-row>
        <table:table-row table:style-name="ro1">
          <table:table-cell/>
          <table:table-cell table:number-columns-repeated="2" office:value-type="float" office:value="642" calcext:value-type="float">
            <text:p>642</text:p>
          </table:table-cell>
        </table:table-row>
        <table:table-row table:style-name="ro1">
          <table:table-cell/>
          <table:table-cell table:number-columns-repeated="2" office:value-type="float" office:value="643" calcext:value-type="float">
            <text:p>643</text:p>
          </table:table-cell>
        </table:table-row>
        <table:table-row table:style-name="ro1">
          <table:table-cell/>
          <table:table-cell table:number-columns-repeated="2" office:value-type="float" office:value="644" calcext:value-type="float">
            <text:p>644</text:p>
          </table:table-cell>
        </table:table-row>
        <table:table-row table:style-name="ro1">
          <table:table-cell/>
          <table:table-cell table:number-columns-repeated="2" office:value-type="float" office:value="645" calcext:value-type="float">
            <text:p>645</text:p>
          </table:table-cell>
        </table:table-row>
        <table:table-row table:style-name="ro1">
          <table:table-cell/>
          <table:table-cell table:number-columns-repeated="2" office:value-type="float" office:value="646" calcext:value-type="float">
            <text:p>646</text:p>
          </table:table-cell>
        </table:table-row>
        <table:table-row table:style-name="ro1">
          <table:table-cell/>
          <table:table-cell table:number-columns-repeated="2" office:value-type="float" office:value="647" calcext:value-type="float">
            <text:p>647</text:p>
          </table:table-cell>
        </table:table-row>
        <table:table-row table:style-name="ro1">
          <table:table-cell/>
          <table:table-cell table:number-columns-repeated="2" office:value-type="float" office:value="648" calcext:value-type="float">
            <text:p>648</text:p>
          </table:table-cell>
        </table:table-row>
        <table:table-row table:style-name="ro1">
          <table:table-cell/>
          <table:table-cell table:number-columns-repeated="2" office:value-type="float" office:value="649" calcext:value-type="float">
            <text:p>649</text:p>
          </table:table-cell>
        </table:table-row>
        <table:table-row table:style-name="ro1">
          <table:table-cell/>
          <table:table-cell table:number-columns-repeated="2" office:value-type="float" office:value="650" calcext:value-type="float">
            <text:p>650</text:p>
          </table:table-cell>
        </table:table-row>
        <table:table-row table:style-name="ro1">
          <table:table-cell/>
          <table:table-cell table:number-columns-repeated="2" office:value-type="float" office:value="651" calcext:value-type="float">
            <text:p>651</text:p>
          </table:table-cell>
        </table:table-row>
        <table:table-row table:style-name="ro1">
          <table:table-cell/>
          <table:table-cell table:number-columns-repeated="2" office:value-type="float" office:value="652" calcext:value-type="float">
            <text:p>652</text:p>
          </table:table-cell>
        </table:table-row>
        <table:table-row table:style-name="ro1">
          <table:table-cell/>
          <table:table-cell table:number-columns-repeated="2" office:value-type="float" office:value="653" calcext:value-type="float">
            <text:p>653</text:p>
          </table:table-cell>
        </table:table-row>
        <table:table-row table:style-name="ro1">
          <table:table-cell/>
          <table:table-cell table:number-columns-repeated="2" office:value-type="float" office:value="654" calcext:value-type="float">
            <text:p>654</text:p>
          </table:table-cell>
        </table:table-row>
        <table:table-row table:style-name="ro1">
          <table:table-cell/>
          <table:table-cell table:number-columns-repeated="2" office:value-type="float" office:value="655" calcext:value-type="float">
            <text:p>655</text:p>
          </table:table-cell>
        </table:table-row>
        <table:table-row table:style-name="ro1">
          <table:table-cell/>
          <table:table-cell table:number-columns-repeated="2" office:value-type="float" office:value="656" calcext:value-type="float">
            <text:p>656</text:p>
          </table:table-cell>
        </table:table-row>
        <table:table-row table:style-name="ro1">
          <table:table-cell/>
          <table:table-cell table:number-columns-repeated="2" office:value-type="float" office:value="657" calcext:value-type="float">
            <text:p>657</text:p>
          </table:table-cell>
        </table:table-row>
        <table:table-row table:style-name="ro1">
          <table:table-cell/>
          <table:table-cell table:number-columns-repeated="2" office:value-type="float" office:value="658" calcext:value-type="float">
            <text:p>658</text:p>
          </table:table-cell>
        </table:table-row>
        <table:table-row table:style-name="ro1">
          <table:table-cell/>
          <table:table-cell table:number-columns-repeated="2" office:value-type="float" office:value="659" calcext:value-type="float">
            <text:p>659</text:p>
          </table:table-cell>
        </table:table-row>
        <table:table-row table:style-name="ro1">
          <table:table-cell/>
          <table:table-cell table:number-columns-repeated="2" office:value-type="float" office:value="660" calcext:value-type="float">
            <text:p>660</text:p>
          </table:table-cell>
        </table:table-row>
        <table:table-row table:style-name="ro1">
          <table:table-cell/>
          <table:table-cell table:number-columns-repeated="2" office:value-type="float" office:value="661" calcext:value-type="float">
            <text:p>661</text:p>
          </table:table-cell>
        </table:table-row>
        <table:table-row table:style-name="ro1">
          <table:table-cell/>
          <table:table-cell table:number-columns-repeated="2" office:value-type="float" office:value="662" calcext:value-type="float">
            <text:p>662</text:p>
          </table:table-cell>
        </table:table-row>
        <table:table-row table:style-name="ro1">
          <table:table-cell/>
          <table:table-cell table:number-columns-repeated="2" office:value-type="float" office:value="663" calcext:value-type="float">
            <text:p>663</text:p>
          </table:table-cell>
        </table:table-row>
        <table:table-row table:style-name="ro1">
          <table:table-cell/>
          <table:table-cell table:number-columns-repeated="2" office:value-type="float" office:value="664" calcext:value-type="float">
            <text:p>664</text:p>
          </table:table-cell>
        </table:table-row>
        <table:table-row table:style-name="ro1">
          <table:table-cell/>
          <table:table-cell table:number-columns-repeated="2" office:value-type="float" office:value="665" calcext:value-type="float">
            <text:p>665</text:p>
          </table:table-cell>
        </table:table-row>
        <table:table-row table:style-name="ro1">
          <table:table-cell/>
          <table:table-cell table:number-columns-repeated="2" office:value-type="float" office:value="666" calcext:value-type="float">
            <text:p>666</text:p>
          </table:table-cell>
        </table:table-row>
        <table:table-row table:style-name="ro1">
          <table:table-cell/>
          <table:table-cell table:number-columns-repeated="2" office:value-type="float" office:value="667" calcext:value-type="float">
            <text:p>667</text:p>
          </table:table-cell>
        </table:table-row>
        <table:table-row table:style-name="ro1">
          <table:table-cell/>
          <table:table-cell table:number-columns-repeated="2" office:value-type="float" office:value="668" calcext:value-type="float">
            <text:p>668</text:p>
          </table:table-cell>
        </table:table-row>
        <table:table-row table:style-name="ro1">
          <table:table-cell/>
          <table:table-cell table:number-columns-repeated="2" office:value-type="float" office:value="669" calcext:value-type="float">
            <text:p>669</text:p>
          </table:table-cell>
        </table:table-row>
        <table:table-row table:style-name="ro1">
          <table:table-cell/>
          <table:table-cell table:number-columns-repeated="2" office:value-type="float" office:value="670" calcext:value-type="float">
            <text:p>670</text:p>
          </table:table-cell>
        </table:table-row>
        <table:table-row table:style-name="ro1">
          <table:table-cell/>
          <table:table-cell table:number-columns-repeated="2" office:value-type="float" office:value="671" calcext:value-type="float">
            <text:p>671</text:p>
          </table:table-cell>
        </table:table-row>
        <table:table-row table:style-name="ro1">
          <table:table-cell/>
          <table:table-cell table:number-columns-repeated="2" office:value-type="float" office:value="672" calcext:value-type="float">
            <text:p>672</text:p>
          </table:table-cell>
        </table:table-row>
        <table:table-row table:style-name="ro1">
          <table:table-cell/>
          <table:table-cell table:number-columns-repeated="2" office:value-type="float" office:value="673" calcext:value-type="float">
            <text:p>673</text:p>
          </table:table-cell>
        </table:table-row>
        <table:table-row table:style-name="ro1">
          <table:table-cell/>
          <table:table-cell table:number-columns-repeated="2" office:value-type="float" office:value="674" calcext:value-type="float">
            <text:p>674</text:p>
          </table:table-cell>
        </table:table-row>
        <table:table-row table:style-name="ro1">
          <table:table-cell/>
          <table:table-cell table:number-columns-repeated="2" office:value-type="float" office:value="675" calcext:value-type="float">
            <text:p>675</text:p>
          </table:table-cell>
        </table:table-row>
        <table:table-row table:style-name="ro1">
          <table:table-cell/>
          <table:table-cell table:number-columns-repeated="2" office:value-type="float" office:value="676" calcext:value-type="float">
            <text:p>676</text:p>
          </table:table-cell>
        </table:table-row>
        <table:table-row table:style-name="ro1">
          <table:table-cell/>
          <table:table-cell table:number-columns-repeated="2" office:value-type="float" office:value="677" calcext:value-type="float">
            <text:p>677</text:p>
          </table:table-cell>
        </table:table-row>
        <table:table-row table:style-name="ro1">
          <table:table-cell/>
          <table:table-cell table:number-columns-repeated="2" office:value-type="float" office:value="678" calcext:value-type="float">
            <text:p>678</text:p>
          </table:table-cell>
        </table:table-row>
        <table:table-row table:style-name="ro1">
          <table:table-cell/>
          <table:table-cell table:number-columns-repeated="2" office:value-type="float" office:value="679" calcext:value-type="float">
            <text:p>679</text:p>
          </table:table-cell>
        </table:table-row>
        <table:table-row table:style-name="ro1">
          <table:table-cell/>
          <table:table-cell table:number-columns-repeated="2" office:value-type="float" office:value="680" calcext:value-type="float">
            <text:p>680</text:p>
          </table:table-cell>
        </table:table-row>
        <table:table-row table:style-name="ro1">
          <table:table-cell/>
          <table:table-cell table:number-columns-repeated="2" office:value-type="float" office:value="681" calcext:value-type="float">
            <text:p>681</text:p>
          </table:table-cell>
        </table:table-row>
        <table:table-row table:style-name="ro1">
          <table:table-cell/>
          <table:table-cell table:number-columns-repeated="2" office:value-type="float" office:value="682" calcext:value-type="float">
            <text:p>682</text:p>
          </table:table-cell>
        </table:table-row>
        <table:table-row table:style-name="ro1">
          <table:table-cell/>
          <table:table-cell table:number-columns-repeated="2" office:value-type="float" office:value="683" calcext:value-type="float">
            <text:p>683</text:p>
          </table:table-cell>
        </table:table-row>
        <table:table-row table:style-name="ro1">
          <table:table-cell/>
          <table:table-cell table:number-columns-repeated="2" office:value-type="float" office:value="684" calcext:value-type="float">
            <text:p>684</text:p>
          </table:table-cell>
        </table:table-row>
        <table:table-row table:style-name="ro1">
          <table:table-cell/>
          <table:table-cell table:number-columns-repeated="2" office:value-type="float" office:value="685" calcext:value-type="float">
            <text:p>685</text:p>
          </table:table-cell>
        </table:table-row>
        <table:table-row table:style-name="ro1">
          <table:table-cell/>
          <table:table-cell table:number-columns-repeated="2" office:value-type="float" office:value="686" calcext:value-type="float">
            <text:p>686</text:p>
          </table:table-cell>
        </table:table-row>
        <table:table-row table:style-name="ro1">
          <table:table-cell/>
          <table:table-cell table:number-columns-repeated="2" office:value-type="float" office:value="687" calcext:value-type="float">
            <text:p>687</text:p>
          </table:table-cell>
        </table:table-row>
        <table:table-row table:style-name="ro1">
          <table:table-cell/>
          <table:table-cell table:number-columns-repeated="2" office:value-type="float" office:value="688" calcext:value-type="float">
            <text:p>688</text:p>
          </table:table-cell>
        </table:table-row>
        <table:table-row table:style-name="ro1">
          <table:table-cell/>
          <table:table-cell table:number-columns-repeated="2" office:value-type="float" office:value="689" calcext:value-type="float">
            <text:p>689</text:p>
          </table:table-cell>
        </table:table-row>
        <table:table-row table:style-name="ro1">
          <table:table-cell/>
          <table:table-cell table:number-columns-repeated="2" office:value-type="float" office:value="690" calcext:value-type="float">
            <text:p>690</text:p>
          </table:table-cell>
        </table:table-row>
        <table:table-row table:style-name="ro1">
          <table:table-cell/>
          <table:table-cell table:number-columns-repeated="2" office:value-type="float" office:value="691" calcext:value-type="float">
            <text:p>691</text:p>
          </table:table-cell>
        </table:table-row>
        <table:table-row table:style-name="ro1">
          <table:table-cell/>
          <table:table-cell table:number-columns-repeated="2" office:value-type="float" office:value="692" calcext:value-type="float">
            <text:p>692</text:p>
          </table:table-cell>
        </table:table-row>
        <table:table-row table:style-name="ro1">
          <table:table-cell/>
          <table:table-cell table:number-columns-repeated="2" office:value-type="float" office:value="693" calcext:value-type="float">
            <text:p>693</text:p>
          </table:table-cell>
        </table:table-row>
        <table:table-row table:style-name="ro1">
          <table:table-cell/>
          <table:table-cell table:number-columns-repeated="2" office:value-type="float" office:value="694" calcext:value-type="float">
            <text:p>694</text:p>
          </table:table-cell>
        </table:table-row>
        <table:table-row table:style-name="ro1">
          <table:table-cell/>
          <table:table-cell table:number-columns-repeated="2" office:value-type="float" office:value="695" calcext:value-type="float">
            <text:p>695</text:p>
          </table:table-cell>
        </table:table-row>
        <table:table-row table:style-name="ro1">
          <table:table-cell/>
          <table:table-cell table:number-columns-repeated="2" office:value-type="float" office:value="696" calcext:value-type="float">
            <text:p>696</text:p>
          </table:table-cell>
        </table:table-row>
        <table:table-row table:style-name="ro1">
          <table:table-cell/>
          <table:table-cell table:number-columns-repeated="2" office:value-type="float" office:value="697" calcext:value-type="float">
            <text:p>697</text:p>
          </table:table-cell>
        </table:table-row>
        <table:table-row table:style-name="ro1">
          <table:table-cell/>
          <table:table-cell table:number-columns-repeated="2" office:value-type="float" office:value="698" calcext:value-type="float">
            <text:p>698</text:p>
          </table:table-cell>
        </table:table-row>
        <table:table-row table:style-name="ro1">
          <table:table-cell/>
          <table:table-cell table:number-columns-repeated="2" office:value-type="float" office:value="699" calcext:value-type="float">
            <text:p>699</text:p>
          </table:table-cell>
        </table:table-row>
        <table:table-row table:style-name="ro1">
          <table:table-cell/>
          <table:table-cell table:number-columns-repeated="2" office:value-type="float" office:value="700" calcext:value-type="float">
            <text:p>700</text:p>
          </table:table-cell>
        </table:table-row>
        <table:table-row table:style-name="ro1">
          <table:table-cell/>
          <table:table-cell table:number-columns-repeated="2" office:value-type="float" office:value="701" calcext:value-type="float">
            <text:p>701</text:p>
          </table:table-cell>
        </table:table-row>
        <table:table-row table:style-name="ro1">
          <table:table-cell/>
          <table:table-cell table:number-columns-repeated="2" office:value-type="float" office:value="702" calcext:value-type="float">
            <text:p>702</text:p>
          </table:table-cell>
        </table:table-row>
        <table:table-row table:style-name="ro1">
          <table:table-cell/>
          <table:table-cell table:number-columns-repeated="2" office:value-type="float" office:value="703" calcext:value-type="float">
            <text:p>703</text:p>
          </table:table-cell>
        </table:table-row>
        <table:table-row table:style-name="ro1">
          <table:table-cell/>
          <table:table-cell table:number-columns-repeated="2" office:value-type="float" office:value="704" calcext:value-type="float">
            <text:p>704</text:p>
          </table:table-cell>
        </table:table-row>
        <table:table-row table:style-name="ro1">
          <table:table-cell/>
          <table:table-cell table:number-columns-repeated="2" office:value-type="float" office:value="705" calcext:value-type="float">
            <text:p>705</text:p>
          </table:table-cell>
        </table:table-row>
        <table:table-row table:style-name="ro1">
          <table:table-cell/>
          <table:table-cell table:number-columns-repeated="2" office:value-type="float" office:value="706" calcext:value-type="float">
            <text:p>706</text:p>
          </table:table-cell>
        </table:table-row>
        <table:table-row table:style-name="ro1">
          <table:table-cell/>
          <table:table-cell table:number-columns-repeated="2" office:value-type="float" office:value="707" calcext:value-type="float">
            <text:p>707</text:p>
          </table:table-cell>
        </table:table-row>
        <table:table-row table:style-name="ro1">
          <table:table-cell/>
          <table:table-cell table:number-columns-repeated="2" office:value-type="float" office:value="708" calcext:value-type="float">
            <text:p>708</text:p>
          </table:table-cell>
        </table:table-row>
        <table:table-row table:style-name="ro1">
          <table:table-cell/>
          <table:table-cell table:number-columns-repeated="2" office:value-type="float" office:value="709" calcext:value-type="float">
            <text:p>709</text:p>
          </table:table-cell>
        </table:table-row>
        <table:table-row table:style-name="ro1">
          <table:table-cell/>
          <table:table-cell table:number-columns-repeated="2" office:value-type="float" office:value="710" calcext:value-type="float">
            <text:p>710</text:p>
          </table:table-cell>
        </table:table-row>
        <table:table-row table:style-name="ro1">
          <table:table-cell/>
          <table:table-cell table:number-columns-repeated="2" office:value-type="float" office:value="711" calcext:value-type="float">
            <text:p>711</text:p>
          </table:table-cell>
        </table:table-row>
        <table:table-row table:style-name="ro1">
          <table:table-cell/>
          <table:table-cell table:number-columns-repeated="2" office:value-type="float" office:value="712" calcext:value-type="float">
            <text:p>712</text:p>
          </table:table-cell>
        </table:table-row>
        <table:table-row table:style-name="ro1">
          <table:table-cell/>
          <table:table-cell table:number-columns-repeated="2" office:value-type="float" office:value="713" calcext:value-type="float">
            <text:p>713</text:p>
          </table:table-cell>
        </table:table-row>
        <table:table-row table:style-name="ro1">
          <table:table-cell/>
          <table:table-cell table:number-columns-repeated="2" office:value-type="float" office:value="714" calcext:value-type="float">
            <text:p>714</text:p>
          </table:table-cell>
        </table:table-row>
        <table:table-row table:style-name="ro1">
          <table:table-cell/>
          <table:table-cell table:number-columns-repeated="2" office:value-type="float" office:value="715" calcext:value-type="float">
            <text:p>715</text:p>
          </table:table-cell>
        </table:table-row>
        <table:table-row table:style-name="ro1">
          <table:table-cell/>
          <table:table-cell table:number-columns-repeated="2" office:value-type="float" office:value="716" calcext:value-type="float">
            <text:p>716</text:p>
          </table:table-cell>
        </table:table-row>
        <table:table-row table:style-name="ro1">
          <table:table-cell/>
          <table:table-cell table:number-columns-repeated="2" office:value-type="float" office:value="717" calcext:value-type="float">
            <text:p>717</text:p>
          </table:table-cell>
        </table:table-row>
        <table:table-row table:style-name="ro1">
          <table:table-cell/>
          <table:table-cell table:number-columns-repeated="2" office:value-type="float" office:value="718" calcext:value-type="float">
            <text:p>718</text:p>
          </table:table-cell>
        </table:table-row>
        <table:table-row table:style-name="ro1">
          <table:table-cell/>
          <table:table-cell table:number-columns-repeated="2" office:value-type="float" office:value="719" calcext:value-type="float">
            <text:p>719</text:p>
          </table:table-cell>
        </table:table-row>
        <table:table-row table:style-name="ro1">
          <table:table-cell/>
          <table:table-cell table:number-columns-repeated="2" office:value-type="float" office:value="720" calcext:value-type="float">
            <text:p>720</text:p>
          </table:table-cell>
        </table:table-row>
        <table:table-row table:style-name="ro1">
          <table:table-cell/>
          <table:table-cell table:number-columns-repeated="2" office:value-type="float" office:value="721" calcext:value-type="float">
            <text:p>721</text:p>
          </table:table-cell>
        </table:table-row>
        <table:table-row table:style-name="ro1">
          <table:table-cell/>
          <table:table-cell table:number-columns-repeated="2" office:value-type="float" office:value="722" calcext:value-type="float">
            <text:p>722</text:p>
          </table:table-cell>
        </table:table-row>
        <table:table-row table:style-name="ro1">
          <table:table-cell/>
          <table:table-cell table:number-columns-repeated="2" office:value-type="float" office:value="723" calcext:value-type="float">
            <text:p>723</text:p>
          </table:table-cell>
        </table:table-row>
        <table:table-row table:style-name="ro1">
          <table:table-cell/>
          <table:table-cell table:number-columns-repeated="2" office:value-type="float" office:value="724" calcext:value-type="float">
            <text:p>724</text:p>
          </table:table-cell>
        </table:table-row>
        <table:table-row table:style-name="ro1">
          <table:table-cell/>
          <table:table-cell table:number-columns-repeated="2" office:value-type="float" office:value="725" calcext:value-type="float">
            <text:p>725</text:p>
          </table:table-cell>
        </table:table-row>
        <table:table-row table:style-name="ro1">
          <table:table-cell/>
          <table:table-cell table:number-columns-repeated="2" office:value-type="float" office:value="726" calcext:value-type="float">
            <text:p>726</text:p>
          </table:table-cell>
        </table:table-row>
        <table:table-row table:style-name="ro1">
          <table:table-cell/>
          <table:table-cell table:number-columns-repeated="2" office:value-type="float" office:value="727" calcext:value-type="float">
            <text:p>727</text:p>
          </table:table-cell>
        </table:table-row>
        <table:table-row table:style-name="ro1">
          <table:table-cell/>
          <table:table-cell table:number-columns-repeated="2" office:value-type="float" office:value="728" calcext:value-type="float">
            <text:p>728</text:p>
          </table:table-cell>
        </table:table-row>
        <table:table-row table:style-name="ro1">
          <table:table-cell/>
          <table:table-cell table:number-columns-repeated="2" office:value-type="float" office:value="729" calcext:value-type="float">
            <text:p>729</text:p>
          </table:table-cell>
        </table:table-row>
        <table:table-row table:style-name="ro1">
          <table:table-cell/>
          <table:table-cell table:number-columns-repeated="2" office:value-type="float" office:value="730" calcext:value-type="float">
            <text:p>730</text:p>
          </table:table-cell>
        </table:table-row>
        <table:table-row table:style-name="ro1">
          <table:table-cell/>
          <table:table-cell table:number-columns-repeated="2" office:value-type="float" office:value="731" calcext:value-type="float">
            <text:p>731</text:p>
          </table:table-cell>
        </table:table-row>
        <table:table-row table:style-name="ro1">
          <table:table-cell/>
          <table:table-cell table:number-columns-repeated="2" office:value-type="float" office:value="732" calcext:value-type="float">
            <text:p>732</text:p>
          </table:table-cell>
        </table:table-row>
        <table:table-row table:style-name="ro1">
          <table:table-cell/>
          <table:table-cell table:number-columns-repeated="2" office:value-type="float" office:value="733" calcext:value-type="float">
            <text:p>733</text:p>
          </table:table-cell>
        </table:table-row>
        <table:table-row table:style-name="ro1">
          <table:table-cell/>
          <table:table-cell table:number-columns-repeated="2" office:value-type="float" office:value="734" calcext:value-type="float">
            <text:p>734</text:p>
          </table:table-cell>
        </table:table-row>
        <table:table-row table:style-name="ro1">
          <table:table-cell/>
          <table:table-cell table:number-columns-repeated="2" office:value-type="float" office:value="735" calcext:value-type="float">
            <text:p>735</text:p>
          </table:table-cell>
        </table:table-row>
        <table:table-row table:style-name="ro1">
          <table:table-cell/>
          <table:table-cell table:number-columns-repeated="2" office:value-type="float" office:value="736" calcext:value-type="float">
            <text:p>736</text:p>
          </table:table-cell>
        </table:table-row>
        <table:table-row table:style-name="ro1">
          <table:table-cell/>
          <table:table-cell table:number-columns-repeated="2" office:value-type="float" office:value="737" calcext:value-type="float">
            <text:p>737</text:p>
          </table:table-cell>
        </table:table-row>
        <table:table-row table:style-name="ro1">
          <table:table-cell/>
          <table:table-cell table:number-columns-repeated="2" office:value-type="float" office:value="738" calcext:value-type="float">
            <text:p>738</text:p>
          </table:table-cell>
        </table:table-row>
        <table:table-row table:style-name="ro1">
          <table:table-cell/>
          <table:table-cell table:number-columns-repeated="2" office:value-type="float" office:value="739" calcext:value-type="float">
            <text:p>739</text:p>
          </table:table-cell>
        </table:table-row>
        <table:table-row table:style-name="ro1">
          <table:table-cell/>
          <table:table-cell table:number-columns-repeated="2" office:value-type="float" office:value="740" calcext:value-type="float">
            <text:p>740</text:p>
          </table:table-cell>
        </table:table-row>
        <table:table-row table:style-name="ro1">
          <table:table-cell/>
          <table:table-cell table:number-columns-repeated="2" office:value-type="float" office:value="741" calcext:value-type="float">
            <text:p>741</text:p>
          </table:table-cell>
        </table:table-row>
        <table:table-row table:style-name="ro1">
          <table:table-cell/>
          <table:table-cell table:number-columns-repeated="2" office:value-type="float" office:value="742" calcext:value-type="float">
            <text:p>742</text:p>
          </table:table-cell>
        </table:table-row>
        <table:table-row table:style-name="ro1">
          <table:table-cell/>
          <table:table-cell table:number-columns-repeated="2" office:value-type="float" office:value="743" calcext:value-type="float">
            <text:p>743</text:p>
          </table:table-cell>
        </table:table-row>
        <table:table-row table:style-name="ro1">
          <table:table-cell/>
          <table:table-cell table:number-columns-repeated="2" office:value-type="float" office:value="744" calcext:value-type="float">
            <text:p>744</text:p>
          </table:table-cell>
        </table:table-row>
        <table:table-row table:style-name="ro1">
          <table:table-cell/>
          <table:table-cell table:number-columns-repeated="2" office:value-type="float" office:value="745" calcext:value-type="float">
            <text:p>745</text:p>
          </table:table-cell>
        </table:table-row>
        <table:table-row table:style-name="ro1">
          <table:table-cell/>
          <table:table-cell table:number-columns-repeated="2" office:value-type="float" office:value="746" calcext:value-type="float">
            <text:p>746</text:p>
          </table:table-cell>
        </table:table-row>
        <table:table-row table:style-name="ro1">
          <table:table-cell/>
          <table:table-cell table:number-columns-repeated="2" office:value-type="float" office:value="747" calcext:value-type="float">
            <text:p>747</text:p>
          </table:table-cell>
        </table:table-row>
        <table:table-row table:style-name="ro1">
          <table:table-cell/>
          <table:table-cell table:number-columns-repeated="2" office:value-type="float" office:value="748" calcext:value-type="float">
            <text:p>748</text:p>
          </table:table-cell>
        </table:table-row>
        <table:table-row table:style-name="ro1">
          <table:table-cell/>
          <table:table-cell table:number-columns-repeated="2" office:value-type="float" office:value="749" calcext:value-type="float">
            <text:p>749</text:p>
          </table:table-cell>
        </table:table-row>
        <table:table-row table:style-name="ro1">
          <table:table-cell/>
          <table:table-cell table:number-columns-repeated="2" office:value-type="float" office:value="750" calcext:value-type="float">
            <text:p>750</text:p>
          </table:table-cell>
        </table:table-row>
        <table:table-row table:style-name="ro1">
          <table:table-cell/>
          <table:table-cell table:number-columns-repeated="2" office:value-type="float" office:value="751" calcext:value-type="float">
            <text:p>751</text:p>
          </table:table-cell>
        </table:table-row>
        <table:table-row table:style-name="ro1">
          <table:table-cell/>
          <table:table-cell table:number-columns-repeated="2" office:value-type="float" office:value="752" calcext:value-type="float">
            <text:p>752</text:p>
          </table:table-cell>
        </table:table-row>
        <table:table-row table:style-name="ro1">
          <table:table-cell/>
          <table:table-cell table:number-columns-repeated="2" office:value-type="float" office:value="753" calcext:value-type="float">
            <text:p>753</text:p>
          </table:table-cell>
        </table:table-row>
        <table:table-row table:style-name="ro1">
          <table:table-cell/>
          <table:table-cell table:number-columns-repeated="2" office:value-type="float" office:value="754" calcext:value-type="float">
            <text:p>754</text:p>
          </table:table-cell>
        </table:table-row>
        <table:table-row table:style-name="ro1">
          <table:table-cell/>
          <table:table-cell table:number-columns-repeated="2" office:value-type="float" office:value="755" calcext:value-type="float">
            <text:p>755</text:p>
          </table:table-cell>
        </table:table-row>
        <table:table-row table:style-name="ro1">
          <table:table-cell/>
          <table:table-cell table:number-columns-repeated="2" office:value-type="float" office:value="756" calcext:value-type="float">
            <text:p>756</text:p>
          </table:table-cell>
        </table:table-row>
        <table:table-row table:style-name="ro1">
          <table:table-cell/>
          <table:table-cell table:number-columns-repeated="2" office:value-type="float" office:value="757" calcext:value-type="float">
            <text:p>757</text:p>
          </table:table-cell>
        </table:table-row>
        <table:table-row table:style-name="ro1">
          <table:table-cell/>
          <table:table-cell table:number-columns-repeated="2" office:value-type="float" office:value="758" calcext:value-type="float">
            <text:p>758</text:p>
          </table:table-cell>
        </table:table-row>
        <table:table-row table:style-name="ro1">
          <table:table-cell/>
          <table:table-cell table:number-columns-repeated="2" office:value-type="float" office:value="759" calcext:value-type="float">
            <text:p>759</text:p>
          </table:table-cell>
        </table:table-row>
        <table:table-row table:style-name="ro1">
          <table:table-cell/>
          <table:table-cell table:number-columns-repeated="2" office:value-type="float" office:value="760" calcext:value-type="float">
            <text:p>760</text:p>
          </table:table-cell>
        </table:table-row>
        <table:table-row table:style-name="ro1">
          <table:table-cell/>
          <table:table-cell table:number-columns-repeated="2" office:value-type="float" office:value="761" calcext:value-type="float">
            <text:p>761</text:p>
          </table:table-cell>
        </table:table-row>
        <table:table-row table:style-name="ro1">
          <table:table-cell/>
          <table:table-cell table:number-columns-repeated="2" office:value-type="float" office:value="762" calcext:value-type="float">
            <text:p>762</text:p>
          </table:table-cell>
        </table:table-row>
        <table:table-row table:style-name="ro1">
          <table:table-cell/>
          <table:table-cell table:number-columns-repeated="2" office:value-type="float" office:value="763" calcext:value-type="float">
            <text:p>763</text:p>
          </table:table-cell>
        </table:table-row>
        <table:table-row table:style-name="ro1">
          <table:table-cell/>
          <table:table-cell table:number-columns-repeated="2" office:value-type="float" office:value="764" calcext:value-type="float">
            <text:p>764</text:p>
          </table:table-cell>
        </table:table-row>
        <table:table-row table:style-name="ro1">
          <table:table-cell/>
          <table:table-cell table:number-columns-repeated="2" office:value-type="float" office:value="765" calcext:value-type="float">
            <text:p>765</text:p>
          </table:table-cell>
        </table:table-row>
        <table:table-row table:style-name="ro1">
          <table:table-cell/>
          <table:table-cell table:number-columns-repeated="2" office:value-type="float" office:value="766" calcext:value-type="float">
            <text:p>766</text:p>
          </table:table-cell>
        </table:table-row>
        <table:table-row table:style-name="ro1">
          <table:table-cell/>
          <table:table-cell table:number-columns-repeated="2" office:value-type="float" office:value="767" calcext:value-type="float">
            <text:p>767</text:p>
          </table:table-cell>
        </table:table-row>
        <table:table-row table:style-name="ro1">
          <table:table-cell/>
          <table:table-cell table:number-columns-repeated="2" office:value-type="float" office:value="768" calcext:value-type="float">
            <text:p>768</text:p>
          </table:table-cell>
        </table:table-row>
        <table:table-row table:style-name="ro1">
          <table:table-cell/>
          <table:table-cell table:number-columns-repeated="2" office:value-type="float" office:value="769" calcext:value-type="float">
            <text:p>769</text:p>
          </table:table-cell>
        </table:table-row>
        <table:table-row table:style-name="ro1">
          <table:table-cell/>
          <table:table-cell table:number-columns-repeated="2" office:value-type="float" office:value="770" calcext:value-type="float">
            <text:p>770</text:p>
          </table:table-cell>
        </table:table-row>
        <table:table-row table:style-name="ro1">
          <table:table-cell/>
          <table:table-cell table:number-columns-repeated="2" office:value-type="float" office:value="771" calcext:value-type="float">
            <text:p>771</text:p>
          </table:table-cell>
        </table:table-row>
        <table:table-row table:style-name="ro1">
          <table:table-cell/>
          <table:table-cell table:number-columns-repeated="2" office:value-type="float" office:value="772" calcext:value-type="float">
            <text:p>772</text:p>
          </table:table-cell>
        </table:table-row>
        <table:table-row table:style-name="ro1">
          <table:table-cell/>
          <table:table-cell table:number-columns-repeated="2" office:value-type="float" office:value="773" calcext:value-type="float">
            <text:p>773</text:p>
          </table:table-cell>
        </table:table-row>
        <table:table-row table:style-name="ro1">
          <table:table-cell/>
          <table:table-cell table:number-columns-repeated="2" office:value-type="float" office:value="774" calcext:value-type="float">
            <text:p>774</text:p>
          </table:table-cell>
        </table:table-row>
        <table:table-row table:style-name="ro1">
          <table:table-cell/>
          <table:table-cell table:number-columns-repeated="2" office:value-type="float" office:value="775" calcext:value-type="float">
            <text:p>775</text:p>
          </table:table-cell>
        </table:table-row>
        <table:table-row table:style-name="ro1">
          <table:table-cell/>
          <table:table-cell table:number-columns-repeated="2" office:value-type="float" office:value="776" calcext:value-type="float">
            <text:p>776</text:p>
          </table:table-cell>
        </table:table-row>
        <table:table-row table:style-name="ro1">
          <table:table-cell/>
          <table:table-cell table:number-columns-repeated="2" office:value-type="float" office:value="777" calcext:value-type="float">
            <text:p>777</text:p>
          </table:table-cell>
        </table:table-row>
        <table:table-row table:style-name="ro1">
          <table:table-cell/>
          <table:table-cell table:number-columns-repeated="2" office:value-type="float" office:value="778" calcext:value-type="float">
            <text:p>778</text:p>
          </table:table-cell>
        </table:table-row>
        <table:table-row table:style-name="ro1">
          <table:table-cell/>
          <table:table-cell table:number-columns-repeated="2" office:value-type="float" office:value="779" calcext:value-type="float">
            <text:p>779</text:p>
          </table:table-cell>
        </table:table-row>
        <table:table-row table:style-name="ro1">
          <table:table-cell/>
          <table:table-cell table:number-columns-repeated="2" office:value-type="float" office:value="780" calcext:value-type="float">
            <text:p>780</text:p>
          </table:table-cell>
        </table:table-row>
        <table:table-row table:style-name="ro1">
          <table:table-cell/>
          <table:table-cell table:number-columns-repeated="2" office:value-type="float" office:value="781" calcext:value-type="float">
            <text:p>781</text:p>
          </table:table-cell>
        </table:table-row>
        <table:table-row table:style-name="ro1">
          <table:table-cell/>
          <table:table-cell table:number-columns-repeated="2" office:value-type="float" office:value="782" calcext:value-type="float">
            <text:p>782</text:p>
          </table:table-cell>
        </table:table-row>
        <table:table-row table:style-name="ro1">
          <table:table-cell/>
          <table:table-cell table:number-columns-repeated="2" office:value-type="float" office:value="783" calcext:value-type="float">
            <text:p>783</text:p>
          </table:table-cell>
        </table:table-row>
        <table:table-row table:style-name="ro1">
          <table:table-cell/>
          <table:table-cell table:number-columns-repeated="2" office:value-type="float" office:value="784" calcext:value-type="float">
            <text:p>784</text:p>
          </table:table-cell>
        </table:table-row>
        <table:table-row table:style-name="ro1">
          <table:table-cell/>
          <table:table-cell table:number-columns-repeated="2" office:value-type="float" office:value="785" calcext:value-type="float">
            <text:p>785</text:p>
          </table:table-cell>
        </table:table-row>
        <table:table-row table:style-name="ro1">
          <table:table-cell/>
          <table:table-cell table:number-columns-repeated="2" office:value-type="float" office:value="786" calcext:value-type="float">
            <text:p>786</text:p>
          </table:table-cell>
        </table:table-row>
        <table:table-row table:style-name="ro1">
          <table:table-cell/>
          <table:table-cell table:number-columns-repeated="2" office:value-type="float" office:value="787" calcext:value-type="float">
            <text:p>787</text:p>
          </table:table-cell>
        </table:table-row>
        <table:table-row table:style-name="ro1">
          <table:table-cell/>
          <table:table-cell table:number-columns-repeated="2" office:value-type="float" office:value="788" calcext:value-type="float">
            <text:p>788</text:p>
          </table:table-cell>
        </table:table-row>
        <table:table-row table:style-name="ro1">
          <table:table-cell/>
          <table:table-cell table:number-columns-repeated="2" office:value-type="float" office:value="789" calcext:value-type="float">
            <text:p>789</text:p>
          </table:table-cell>
        </table:table-row>
        <table:table-row table:style-name="ro1">
          <table:table-cell/>
          <table:table-cell table:number-columns-repeated="2" office:value-type="float" office:value="790" calcext:value-type="float">
            <text:p>790</text:p>
          </table:table-cell>
        </table:table-row>
        <table:table-row table:style-name="ro1">
          <table:table-cell/>
          <table:table-cell table:number-columns-repeated="2" office:value-type="float" office:value="791" calcext:value-type="float">
            <text:p>791</text:p>
          </table:table-cell>
        </table:table-row>
        <table:table-row table:style-name="ro1">
          <table:table-cell/>
          <table:table-cell table:number-columns-repeated="2" office:value-type="float" office:value="792" calcext:value-type="float">
            <text:p>792</text:p>
          </table:table-cell>
        </table:table-row>
        <table:table-row table:style-name="ro1">
          <table:table-cell/>
          <table:table-cell table:number-columns-repeated="2" office:value-type="float" office:value="793" calcext:value-type="float">
            <text:p>793</text:p>
          </table:table-cell>
        </table:table-row>
        <table:table-row table:style-name="ro1">
          <table:table-cell/>
          <table:table-cell table:number-columns-repeated="2" office:value-type="float" office:value="794" calcext:value-type="float">
            <text:p>794</text:p>
          </table:table-cell>
        </table:table-row>
        <table:table-row table:style-name="ro1">
          <table:table-cell/>
          <table:table-cell table:number-columns-repeated="2" office:value-type="float" office:value="795" calcext:value-type="float">
            <text:p>795</text:p>
          </table:table-cell>
        </table:table-row>
        <table:table-row table:style-name="ro1">
          <table:table-cell/>
          <table:table-cell table:number-columns-repeated="2" office:value-type="float" office:value="796" calcext:value-type="float">
            <text:p>796</text:p>
          </table:table-cell>
        </table:table-row>
        <table:table-row table:style-name="ro1">
          <table:table-cell/>
          <table:table-cell table:number-columns-repeated="2" office:value-type="float" office:value="797" calcext:value-type="float">
            <text:p>797</text:p>
          </table:table-cell>
        </table:table-row>
        <table:table-row table:style-name="ro1">
          <table:table-cell/>
          <table:table-cell table:number-columns-repeated="2" office:value-type="float" office:value="798" calcext:value-type="float">
            <text:p>798</text:p>
          </table:table-cell>
        </table:table-row>
        <table:table-row table:style-name="ro1">
          <table:table-cell/>
          <table:table-cell table:number-columns-repeated="2" office:value-type="float" office:value="799" calcext:value-type="float">
            <text:p>799</text:p>
          </table:table-cell>
        </table:table-row>
        <table:table-row table:style-name="ro1">
          <table:table-cell/>
          <table:table-cell table:number-columns-repeated="2" office:value-type="float" office:value="800" calcext:value-type="float">
            <text:p>800</text:p>
          </table:table-cell>
        </table:table-row>
        <table:table-row table:style-name="ro1">
          <table:table-cell/>
          <table:table-cell table:number-columns-repeated="2" office:value-type="float" office:value="801" calcext:value-type="float">
            <text:p>801</text:p>
          </table:table-cell>
        </table:table-row>
        <table:table-row table:style-name="ro1">
          <table:table-cell/>
          <table:table-cell table:number-columns-repeated="2" office:value-type="float" office:value="802" calcext:value-type="float">
            <text:p>802</text:p>
          </table:table-cell>
        </table:table-row>
        <table:table-row table:style-name="ro1">
          <table:table-cell/>
          <table:table-cell table:number-columns-repeated="2" office:value-type="float" office:value="803" calcext:value-type="float">
            <text:p>803</text:p>
          </table:table-cell>
        </table:table-row>
        <table:table-row table:style-name="ro1">
          <table:table-cell/>
          <table:table-cell table:number-columns-repeated="2" office:value-type="float" office:value="804" calcext:value-type="float">
            <text:p>804</text:p>
          </table:table-cell>
        </table:table-row>
        <table:table-row table:style-name="ro1">
          <table:table-cell/>
          <table:table-cell table:number-columns-repeated="2" office:value-type="float" office:value="805" calcext:value-type="float">
            <text:p>805</text:p>
          </table:table-cell>
        </table:table-row>
        <table:table-row table:style-name="ro1">
          <table:table-cell/>
          <table:table-cell table:number-columns-repeated="2" office:value-type="float" office:value="806" calcext:value-type="float">
            <text:p>806</text:p>
          </table:table-cell>
        </table:table-row>
        <table:table-row table:style-name="ro1">
          <table:table-cell/>
          <table:table-cell table:number-columns-repeated="2" office:value-type="float" office:value="807" calcext:value-type="float">
            <text:p>807</text:p>
          </table:table-cell>
        </table:table-row>
        <table:table-row table:style-name="ro1">
          <table:table-cell/>
          <table:table-cell table:number-columns-repeated="2" office:value-type="float" office:value="808" calcext:value-type="float">
            <text:p>808</text:p>
          </table:table-cell>
        </table:table-row>
        <table:table-row table:style-name="ro1">
          <table:table-cell/>
          <table:table-cell table:number-columns-repeated="2" office:value-type="float" office:value="809" calcext:value-type="float">
            <text:p>809</text:p>
          </table:table-cell>
        </table:table-row>
        <table:table-row table:style-name="ro1">
          <table:table-cell/>
          <table:table-cell table:number-columns-repeated="2" office:value-type="float" office:value="810" calcext:value-type="float">
            <text:p>810</text:p>
          </table:table-cell>
        </table:table-row>
        <table:table-row table:style-name="ro1">
          <table:table-cell/>
          <table:table-cell table:number-columns-repeated="2" office:value-type="float" office:value="811" calcext:value-type="float">
            <text:p>811</text:p>
          </table:table-cell>
        </table:table-row>
        <table:table-row table:style-name="ro1">
          <table:table-cell/>
          <table:table-cell table:number-columns-repeated="2" office:value-type="float" office:value="812" calcext:value-type="float">
            <text:p>812</text:p>
          </table:table-cell>
        </table:table-row>
        <table:table-row table:style-name="ro1">
          <table:table-cell/>
          <table:table-cell table:number-columns-repeated="2" office:value-type="float" office:value="813" calcext:value-type="float">
            <text:p>813</text:p>
          </table:table-cell>
        </table:table-row>
        <table:table-row table:style-name="ro1">
          <table:table-cell/>
          <table:table-cell table:number-columns-repeated="2" office:value-type="float" office:value="814" calcext:value-type="float">
            <text:p>814</text:p>
          </table:table-cell>
        </table:table-row>
        <table:table-row table:style-name="ro1">
          <table:table-cell/>
          <table:table-cell table:number-columns-repeated="2" office:value-type="float" office:value="815" calcext:value-type="float">
            <text:p>815</text:p>
          </table:table-cell>
        </table:table-row>
        <table:table-row table:style-name="ro1">
          <table:table-cell/>
          <table:table-cell table:number-columns-repeated="2" office:value-type="float" office:value="816" calcext:value-type="float">
            <text:p>816</text:p>
          </table:table-cell>
        </table:table-row>
        <table:table-row table:style-name="ro1">
          <table:table-cell/>
          <table:table-cell table:number-columns-repeated="2" office:value-type="float" office:value="817" calcext:value-type="float">
            <text:p>817</text:p>
          </table:table-cell>
        </table:table-row>
        <table:table-row table:style-name="ro1">
          <table:table-cell/>
          <table:table-cell table:number-columns-repeated="2" office:value-type="float" office:value="818" calcext:value-type="float">
            <text:p>818</text:p>
          </table:table-cell>
        </table:table-row>
        <table:table-row table:style-name="ro1">
          <table:table-cell/>
          <table:table-cell table:number-columns-repeated="2" office:value-type="float" office:value="819" calcext:value-type="float">
            <text:p>819</text:p>
          </table:table-cell>
        </table:table-row>
        <table:table-row table:style-name="ro1">
          <table:table-cell/>
          <table:table-cell table:number-columns-repeated="2" office:value-type="float" office:value="820" calcext:value-type="float">
            <text:p>820</text:p>
          </table:table-cell>
        </table:table-row>
        <table:table-row table:style-name="ro1">
          <table:table-cell/>
          <table:table-cell table:number-columns-repeated="2" office:value-type="float" office:value="821" calcext:value-type="float">
            <text:p>821</text:p>
          </table:table-cell>
        </table:table-row>
        <table:table-row table:style-name="ro1">
          <table:table-cell/>
          <table:table-cell table:number-columns-repeated="2" office:value-type="float" office:value="822" calcext:value-type="float">
            <text:p>822</text:p>
          </table:table-cell>
        </table:table-row>
        <table:table-row table:style-name="ro1">
          <table:table-cell/>
          <table:table-cell table:number-columns-repeated="2" office:value-type="float" office:value="823" calcext:value-type="float">
            <text:p>823</text:p>
          </table:table-cell>
        </table:table-row>
        <table:table-row table:style-name="ro1">
          <table:table-cell/>
          <table:table-cell table:number-columns-repeated="2" office:value-type="float" office:value="824" calcext:value-type="float">
            <text:p>824</text:p>
          </table:table-cell>
        </table:table-row>
        <table:table-row table:style-name="ro1">
          <table:table-cell/>
          <table:table-cell table:number-columns-repeated="2" office:value-type="float" office:value="825" calcext:value-type="float">
            <text:p>825</text:p>
          </table:table-cell>
        </table:table-row>
        <table:table-row table:style-name="ro1">
          <table:table-cell/>
          <table:table-cell table:number-columns-repeated="2" office:value-type="float" office:value="826" calcext:value-type="float">
            <text:p>826</text:p>
          </table:table-cell>
        </table:table-row>
        <table:table-row table:style-name="ro1">
          <table:table-cell/>
          <table:table-cell table:number-columns-repeated="2" office:value-type="float" office:value="827" calcext:value-type="float">
            <text:p>827</text:p>
          </table:table-cell>
        </table:table-row>
        <table:table-row table:style-name="ro1">
          <table:table-cell/>
          <table:table-cell table:number-columns-repeated="2" office:value-type="float" office:value="828" calcext:value-type="float">
            <text:p>828</text:p>
          </table:table-cell>
        </table:table-row>
        <table:table-row table:style-name="ro1">
          <table:table-cell/>
          <table:table-cell table:number-columns-repeated="2" office:value-type="float" office:value="829" calcext:value-type="float">
            <text:p>829</text:p>
          </table:table-cell>
        </table:table-row>
        <table:table-row table:style-name="ro1">
          <table:table-cell/>
          <table:table-cell table:number-columns-repeated="2" office:value-type="float" office:value="830" calcext:value-type="float">
            <text:p>830</text:p>
          </table:table-cell>
        </table:table-row>
        <table:table-row table:style-name="ro1">
          <table:table-cell/>
          <table:table-cell table:number-columns-repeated="2" office:value-type="float" office:value="831" calcext:value-type="float">
            <text:p>831</text:p>
          </table:table-cell>
        </table:table-row>
        <table:table-row table:style-name="ro1">
          <table:table-cell/>
          <table:table-cell table:number-columns-repeated="2" office:value-type="float" office:value="832" calcext:value-type="float">
            <text:p>832</text:p>
          </table:table-cell>
        </table:table-row>
        <table:table-row table:style-name="ro1">
          <table:table-cell/>
          <table:table-cell table:number-columns-repeated="2" office:value-type="float" office:value="833" calcext:value-type="float">
            <text:p>833</text:p>
          </table:table-cell>
        </table:table-row>
        <table:table-row table:style-name="ro1">
          <table:table-cell/>
          <table:table-cell table:number-columns-repeated="2" office:value-type="float" office:value="834" calcext:value-type="float">
            <text:p>834</text:p>
          </table:table-cell>
        </table:table-row>
        <table:table-row table:style-name="ro1">
          <table:table-cell/>
          <table:table-cell table:number-columns-repeated="2" office:value-type="float" office:value="835" calcext:value-type="float">
            <text:p>835</text:p>
          </table:table-cell>
        </table:table-row>
        <table:table-row table:style-name="ro1">
          <table:table-cell/>
          <table:table-cell table:number-columns-repeated="2" office:value-type="float" office:value="836" calcext:value-type="float">
            <text:p>836</text:p>
          </table:table-cell>
        </table:table-row>
        <table:table-row table:style-name="ro1">
          <table:table-cell/>
          <table:table-cell table:number-columns-repeated="2" office:value-type="float" office:value="837" calcext:value-type="float">
            <text:p>837</text:p>
          </table:table-cell>
        </table:table-row>
        <table:table-row table:style-name="ro1">
          <table:table-cell/>
          <table:table-cell table:number-columns-repeated="2" office:value-type="float" office:value="838" calcext:value-type="float">
            <text:p>838</text:p>
          </table:table-cell>
        </table:table-row>
        <table:table-row table:style-name="ro1">
          <table:table-cell/>
          <table:table-cell table:number-columns-repeated="2" office:value-type="float" office:value="839" calcext:value-type="float">
            <text:p>839</text:p>
          </table:table-cell>
        </table:table-row>
        <table:table-row table:style-name="ro1">
          <table:table-cell/>
          <table:table-cell table:number-columns-repeated="2" office:value-type="float" office:value="840" calcext:value-type="float">
            <text:p>840</text:p>
          </table:table-cell>
        </table:table-row>
        <table:table-row table:style-name="ro1">
          <table:table-cell/>
          <table:table-cell table:number-columns-repeated="2" office:value-type="float" office:value="841" calcext:value-type="float">
            <text:p>841</text:p>
          </table:table-cell>
        </table:table-row>
        <table:table-row table:style-name="ro1">
          <table:table-cell/>
          <table:table-cell table:number-columns-repeated="2" office:value-type="float" office:value="842" calcext:value-type="float">
            <text:p>842</text:p>
          </table:table-cell>
        </table:table-row>
        <table:table-row table:style-name="ro1">
          <table:table-cell/>
          <table:table-cell table:number-columns-repeated="2" office:value-type="float" office:value="843" calcext:value-type="float">
            <text:p>843</text:p>
          </table:table-cell>
        </table:table-row>
        <table:table-row table:style-name="ro1">
          <table:table-cell/>
          <table:table-cell table:number-columns-repeated="2" office:value-type="float" office:value="844" calcext:value-type="float">
            <text:p>844</text:p>
          </table:table-cell>
        </table:table-row>
        <table:table-row table:style-name="ro1">
          <table:table-cell/>
          <table:table-cell table:number-columns-repeated="2" office:value-type="float" office:value="845" calcext:value-type="float">
            <text:p>845</text:p>
          </table:table-cell>
        </table:table-row>
        <table:table-row table:style-name="ro1">
          <table:table-cell/>
          <table:table-cell table:number-columns-repeated="2" office:value-type="float" office:value="846" calcext:value-type="float">
            <text:p>846</text:p>
          </table:table-cell>
        </table:table-row>
        <table:table-row table:style-name="ro1">
          <table:table-cell/>
          <table:table-cell table:number-columns-repeated="2" office:value-type="float" office:value="847" calcext:value-type="float">
            <text:p>847</text:p>
          </table:table-cell>
        </table:table-row>
        <table:table-row table:style-name="ro1">
          <table:table-cell/>
          <table:table-cell table:number-columns-repeated="2" office:value-type="float" office:value="848" calcext:value-type="float">
            <text:p>848</text:p>
          </table:table-cell>
        </table:table-row>
        <table:table-row table:style-name="ro1">
          <table:table-cell/>
          <table:table-cell table:number-columns-repeated="2" office:value-type="float" office:value="849" calcext:value-type="float">
            <text:p>849</text:p>
          </table:table-cell>
        </table:table-row>
        <table:table-row table:style-name="ro1">
          <table:table-cell/>
          <table:table-cell table:number-columns-repeated="2" office:value-type="float" office:value="850" calcext:value-type="float">
            <text:p>850</text:p>
          </table:table-cell>
        </table:table-row>
        <table:table-row table:style-name="ro1">
          <table:table-cell/>
          <table:table-cell table:number-columns-repeated="2" office:value-type="float" office:value="851" calcext:value-type="float">
            <text:p>851</text:p>
          </table:table-cell>
        </table:table-row>
        <table:table-row table:style-name="ro1">
          <table:table-cell/>
          <table:table-cell table:number-columns-repeated="2" office:value-type="float" office:value="852" calcext:value-type="float">
            <text:p>852</text:p>
          </table:table-cell>
        </table:table-row>
        <table:table-row table:style-name="ro1">
          <table:table-cell/>
          <table:table-cell table:number-columns-repeated="2" office:value-type="float" office:value="853" calcext:value-type="float">
            <text:p>853</text:p>
          </table:table-cell>
        </table:table-row>
        <table:table-row table:style-name="ro1">
          <table:table-cell/>
          <table:table-cell table:number-columns-repeated="2" office:value-type="float" office:value="854" calcext:value-type="float">
            <text:p>854</text:p>
          </table:table-cell>
        </table:table-row>
        <table:table-row table:style-name="ro1">
          <table:table-cell/>
          <table:table-cell table:number-columns-repeated="2" office:value-type="float" office:value="855" calcext:value-type="float">
            <text:p>855</text:p>
          </table:table-cell>
        </table:table-row>
        <table:table-row table:style-name="ro1">
          <table:table-cell/>
          <table:table-cell table:number-columns-repeated="2" office:value-type="float" office:value="856" calcext:value-type="float">
            <text:p>856</text:p>
          </table:table-cell>
        </table:table-row>
        <table:table-row table:style-name="ro1">
          <table:table-cell/>
          <table:table-cell table:number-columns-repeated="2" office:value-type="float" office:value="857" calcext:value-type="float">
            <text:p>857</text:p>
          </table:table-cell>
        </table:table-row>
        <table:table-row table:style-name="ro1">
          <table:table-cell/>
          <table:table-cell table:number-columns-repeated="2" office:value-type="float" office:value="858" calcext:value-type="float">
            <text:p>858</text:p>
          </table:table-cell>
        </table:table-row>
        <table:table-row table:style-name="ro1">
          <table:table-cell/>
          <table:table-cell table:number-columns-repeated="2" office:value-type="float" office:value="859" calcext:value-type="float">
            <text:p>859</text:p>
          </table:table-cell>
        </table:table-row>
        <table:table-row table:style-name="ro1">
          <table:table-cell/>
          <table:table-cell table:number-columns-repeated="2" office:value-type="float" office:value="860" calcext:value-type="float">
            <text:p>860</text:p>
          </table:table-cell>
        </table:table-row>
        <table:table-row table:style-name="ro1">
          <table:table-cell/>
          <table:table-cell table:number-columns-repeated="2" office:value-type="float" office:value="861" calcext:value-type="float">
            <text:p>861</text:p>
          </table:table-cell>
        </table:table-row>
        <table:table-row table:style-name="ro1">
          <table:table-cell/>
          <table:table-cell table:number-columns-repeated="2" office:value-type="float" office:value="862" calcext:value-type="float">
            <text:p>862</text:p>
          </table:table-cell>
        </table:table-row>
        <table:table-row table:style-name="ro1">
          <table:table-cell/>
          <table:table-cell table:number-columns-repeated="2" office:value-type="float" office:value="863" calcext:value-type="float">
            <text:p>863</text:p>
          </table:table-cell>
        </table:table-row>
        <table:table-row table:style-name="ro1">
          <table:table-cell/>
          <table:table-cell table:number-columns-repeated="2" office:value-type="float" office:value="864" calcext:value-type="float">
            <text:p>864</text:p>
          </table:table-cell>
        </table:table-row>
        <table:table-row table:style-name="ro1">
          <table:table-cell/>
          <table:table-cell table:number-columns-repeated="2" office:value-type="float" office:value="865" calcext:value-type="float">
            <text:p>865</text:p>
          </table:table-cell>
        </table:table-row>
        <table:table-row table:style-name="ro1">
          <table:table-cell/>
          <table:table-cell table:number-columns-repeated="2" office:value-type="float" office:value="866" calcext:value-type="float">
            <text:p>866</text:p>
          </table:table-cell>
        </table:table-row>
        <table:table-row table:style-name="ro1">
          <table:table-cell/>
          <table:table-cell table:number-columns-repeated="2" office:value-type="float" office:value="867" calcext:value-type="float">
            <text:p>867</text:p>
          </table:table-cell>
        </table:table-row>
        <table:table-row table:style-name="ro1">
          <table:table-cell/>
          <table:table-cell table:number-columns-repeated="2" office:value-type="float" office:value="868" calcext:value-type="float">
            <text:p>868</text:p>
          </table:table-cell>
        </table:table-row>
        <table:table-row table:style-name="ro1">
          <table:table-cell/>
          <table:table-cell table:number-columns-repeated="2" office:value-type="float" office:value="869" calcext:value-type="float">
            <text:p>869</text:p>
          </table:table-cell>
        </table:table-row>
        <table:table-row table:style-name="ro1">
          <table:table-cell/>
          <table:table-cell table:number-columns-repeated="2" office:value-type="float" office:value="870" calcext:value-type="float">
            <text:p>870</text:p>
          </table:table-cell>
        </table:table-row>
        <table:table-row table:style-name="ro1">
          <table:table-cell/>
          <table:table-cell table:number-columns-repeated="2" office:value-type="float" office:value="871" calcext:value-type="float">
            <text:p>871</text:p>
          </table:table-cell>
        </table:table-row>
        <table:table-row table:style-name="ro1">
          <table:table-cell/>
          <table:table-cell table:number-columns-repeated="2" office:value-type="float" office:value="872" calcext:value-type="float">
            <text:p>872</text:p>
          </table:table-cell>
        </table:table-row>
        <table:table-row table:style-name="ro1">
          <table:table-cell/>
          <table:table-cell table:number-columns-repeated="2" office:value-type="float" office:value="873" calcext:value-type="float">
            <text:p>873</text:p>
          </table:table-cell>
        </table:table-row>
        <table:table-row table:style-name="ro1">
          <table:table-cell/>
          <table:table-cell table:number-columns-repeated="2" office:value-type="float" office:value="874" calcext:value-type="float">
            <text:p>874</text:p>
          </table:table-cell>
        </table:table-row>
        <table:table-row table:style-name="ro1">
          <table:table-cell/>
          <table:table-cell table:number-columns-repeated="2" office:value-type="float" office:value="875" calcext:value-type="float">
            <text:p>875</text:p>
          </table:table-cell>
        </table:table-row>
        <table:table-row table:style-name="ro1">
          <table:table-cell/>
          <table:table-cell table:number-columns-repeated="2" office:value-type="float" office:value="876" calcext:value-type="float">
            <text:p>876</text:p>
          </table:table-cell>
        </table:table-row>
        <table:table-row table:style-name="ro1">
          <table:table-cell/>
          <table:table-cell table:number-columns-repeated="2" office:value-type="float" office:value="877" calcext:value-type="float">
            <text:p>877</text:p>
          </table:table-cell>
        </table:table-row>
        <table:table-row table:style-name="ro1">
          <table:table-cell/>
          <table:table-cell table:number-columns-repeated="2" office:value-type="float" office:value="878" calcext:value-type="float">
            <text:p>878</text:p>
          </table:table-cell>
        </table:table-row>
        <table:table-row table:style-name="ro1">
          <table:table-cell/>
          <table:table-cell table:number-columns-repeated="2" office:value-type="float" office:value="879" calcext:value-type="float">
            <text:p>879</text:p>
          </table:table-cell>
        </table:table-row>
        <table:table-row table:style-name="ro1">
          <table:table-cell/>
          <table:table-cell table:number-columns-repeated="2" office:value-type="float" office:value="880" calcext:value-type="float">
            <text:p>880</text:p>
          </table:table-cell>
        </table:table-row>
        <table:table-row table:style-name="ro1">
          <table:table-cell/>
          <table:table-cell table:number-columns-repeated="2" office:value-type="float" office:value="881" calcext:value-type="float">
            <text:p>881</text:p>
          </table:table-cell>
        </table:table-row>
        <table:table-row table:style-name="ro1">
          <table:table-cell/>
          <table:table-cell table:number-columns-repeated="2" office:value-type="float" office:value="882" calcext:value-type="float">
            <text:p>882</text:p>
          </table:table-cell>
        </table:table-row>
        <table:table-row table:style-name="ro1">
          <table:table-cell/>
          <table:table-cell table:number-columns-repeated="2" office:value-type="float" office:value="883" calcext:value-type="float">
            <text:p>883</text:p>
          </table:table-cell>
        </table:table-row>
        <table:table-row table:style-name="ro1">
          <table:table-cell/>
          <table:table-cell table:number-columns-repeated="2" office:value-type="float" office:value="884" calcext:value-type="float">
            <text:p>884</text:p>
          </table:table-cell>
        </table:table-row>
        <table:table-row table:style-name="ro1">
          <table:table-cell/>
          <table:table-cell table:number-columns-repeated="2" office:value-type="float" office:value="885" calcext:value-type="float">
            <text:p>885</text:p>
          </table:table-cell>
        </table:table-row>
        <table:table-row table:style-name="ro1">
          <table:table-cell/>
          <table:table-cell table:number-columns-repeated="2" office:value-type="float" office:value="886" calcext:value-type="float">
            <text:p>886</text:p>
          </table:table-cell>
        </table:table-row>
        <table:table-row table:style-name="ro1">
          <table:table-cell/>
          <table:table-cell table:number-columns-repeated="2" office:value-type="float" office:value="887" calcext:value-type="float">
            <text:p>887</text:p>
          </table:table-cell>
        </table:table-row>
        <table:table-row table:style-name="ro1">
          <table:table-cell/>
          <table:table-cell table:number-columns-repeated="2" office:value-type="float" office:value="888" calcext:value-type="float">
            <text:p>888</text:p>
          </table:table-cell>
        </table:table-row>
        <table:table-row table:style-name="ro1">
          <table:table-cell/>
          <table:table-cell table:number-columns-repeated="2" office:value-type="float" office:value="889" calcext:value-type="float">
            <text:p>889</text:p>
          </table:table-cell>
        </table:table-row>
        <table:table-row table:style-name="ro1">
          <table:table-cell/>
          <table:table-cell table:number-columns-repeated="2" office:value-type="float" office:value="890" calcext:value-type="float">
            <text:p>890</text:p>
          </table:table-cell>
        </table:table-row>
        <table:table-row table:style-name="ro1">
          <table:table-cell/>
          <table:table-cell table:number-columns-repeated="2" office:value-type="float" office:value="891" calcext:value-type="float">
            <text:p>891</text:p>
          </table:table-cell>
        </table:table-row>
        <table:table-row table:style-name="ro1">
          <table:table-cell/>
          <table:table-cell table:number-columns-repeated="2" office:value-type="float" office:value="892" calcext:value-type="float">
            <text:p>892</text:p>
          </table:table-cell>
        </table:table-row>
        <table:table-row table:style-name="ro1">
          <table:table-cell/>
          <table:table-cell table:number-columns-repeated="2" office:value-type="float" office:value="893" calcext:value-type="float">
            <text:p>893</text:p>
          </table:table-cell>
        </table:table-row>
        <table:table-row table:style-name="ro1">
          <table:table-cell/>
          <table:table-cell table:number-columns-repeated="2" office:value-type="float" office:value="894" calcext:value-type="float">
            <text:p>894</text:p>
          </table:table-cell>
        </table:table-row>
        <table:table-row table:style-name="ro1">
          <table:table-cell/>
          <table:table-cell table:number-columns-repeated="2" office:value-type="float" office:value="895" calcext:value-type="float">
            <text:p>895</text:p>
          </table:table-cell>
        </table:table-row>
        <table:table-row table:style-name="ro1">
          <table:table-cell/>
          <table:table-cell table:number-columns-repeated="2" office:value-type="float" office:value="896" calcext:value-type="float">
            <text:p>896</text:p>
          </table:table-cell>
        </table:table-row>
        <table:table-row table:style-name="ro1">
          <table:table-cell/>
          <table:table-cell table:number-columns-repeated="2" office:value-type="float" office:value="897" calcext:value-type="float">
            <text:p>897</text:p>
          </table:table-cell>
        </table:table-row>
        <table:table-row table:style-name="ro1">
          <table:table-cell/>
          <table:table-cell table:number-columns-repeated="2" office:value-type="float" office:value="898" calcext:value-type="float">
            <text:p>898</text:p>
          </table:table-cell>
        </table:table-row>
        <table:table-row table:style-name="ro1">
          <table:table-cell/>
          <table:table-cell table:number-columns-repeated="2" office:value-type="float" office:value="899" calcext:value-type="float">
            <text:p>899</text:p>
          </table:table-cell>
        </table:table-row>
        <table:table-row table:style-name="ro1">
          <table:table-cell/>
          <table:table-cell table:number-columns-repeated="2" office:value-type="float" office:value="900" calcext:value-type="float">
            <text:p>900</text:p>
          </table:table-cell>
        </table:table-row>
        <table:table-row table:style-name="ro1">
          <table:table-cell/>
          <table:table-cell table:number-columns-repeated="2" office:value-type="float" office:value="901" calcext:value-type="float">
            <text:p>901</text:p>
          </table:table-cell>
        </table:table-row>
        <table:table-row table:style-name="ro1">
          <table:table-cell/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/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/>
          <table:table-cell table:number-columns-repeated="2" office:value-type="float" office:value="904" calcext:value-type="float">
            <text:p>904</text:p>
          </table:table-cell>
        </table:table-row>
        <table:table-row table:style-name="ro1">
          <table:table-cell/>
          <table:table-cell table:number-columns-repeated="2" office:value-type="float" office:value="905" calcext:value-type="float">
            <text:p>905</text:p>
          </table:table-cell>
        </table:table-row>
        <table:table-row table:style-name="ro1">
          <table:table-cell/>
          <table:table-cell table:number-columns-repeated="2" office:value-type="float" office:value="906" calcext:value-type="float">
            <text:p>906</text:p>
          </table:table-cell>
        </table:table-row>
        <table:table-row table:style-name="ro1">
          <table:table-cell/>
          <table:table-cell table:number-columns-repeated="2" office:value-type="float" office:value="907" calcext:value-type="float">
            <text:p>907</text:p>
          </table:table-cell>
        </table:table-row>
        <table:table-row table:style-name="ro1">
          <table:table-cell/>
          <table:table-cell table:number-columns-repeated="2" office:value-type="float" office:value="908" calcext:value-type="float">
            <text:p>908</text:p>
          </table:table-cell>
        </table:table-row>
        <table:table-row table:style-name="ro1">
          <table:table-cell/>
          <table:table-cell table:number-columns-repeated="2" office:value-type="float" office:value="909" calcext:value-type="float">
            <text:p>909</text:p>
          </table:table-cell>
        </table:table-row>
        <table:table-row table:style-name="ro1">
          <table:table-cell/>
          <table:table-cell table:number-columns-repeated="2" office:value-type="float" office:value="910" calcext:value-type="float">
            <text:p>910</text:p>
          </table:table-cell>
        </table:table-row>
        <table:table-row table:style-name="ro1">
          <table:table-cell/>
          <table:table-cell table:number-columns-repeated="2" office:value-type="float" office:value="911" calcext:value-type="float">
            <text:p>911</text:p>
          </table:table-cell>
        </table:table-row>
        <table:table-row table:style-name="ro1">
          <table:table-cell/>
          <table:table-cell table:number-columns-repeated="2" office:value-type="float" office:value="912" calcext:value-type="float">
            <text:p>912</text:p>
          </table:table-cell>
        </table:table-row>
        <table:table-row table:style-name="ro1">
          <table:table-cell/>
          <table:table-cell table:number-columns-repeated="2" office:value-type="float" office:value="913" calcext:value-type="float">
            <text:p>913</text:p>
          </table:table-cell>
        </table:table-row>
        <table:table-row table:style-name="ro1">
          <table:table-cell/>
          <table:table-cell table:number-columns-repeated="2" office:value-type="float" office:value="914" calcext:value-type="float">
            <text:p>914</text:p>
          </table:table-cell>
        </table:table-row>
        <table:table-row table:style-name="ro1">
          <table:table-cell/>
          <table:table-cell table:number-columns-repeated="2" office:value-type="float" office:value="915" calcext:value-type="float">
            <text:p>915</text:p>
          </table:table-cell>
        </table:table-row>
        <table:table-row table:style-name="ro1">
          <table:table-cell/>
          <table:table-cell table:number-columns-repeated="2" office:value-type="float" office:value="916" calcext:value-type="float">
            <text:p>916</text:p>
          </table:table-cell>
        </table:table-row>
        <table:table-row table:style-name="ro1">
          <table:table-cell/>
          <table:table-cell table:number-columns-repeated="2" office:value-type="float" office:value="917" calcext:value-type="float">
            <text:p>917</text:p>
          </table:table-cell>
        </table:table-row>
        <table:table-row table:style-name="ro1">
          <table:table-cell/>
          <table:table-cell table:number-columns-repeated="2" office:value-type="float" office:value="918" calcext:value-type="float">
            <text:p>918</text:p>
          </table:table-cell>
        </table:table-row>
        <table:table-row table:style-name="ro1">
          <table:table-cell/>
          <table:table-cell table:number-columns-repeated="2" office:value-type="float" office:value="919" calcext:value-type="float">
            <text:p>919</text:p>
          </table:table-cell>
        </table:table-row>
        <table:table-row table:style-name="ro1">
          <table:table-cell/>
          <table:table-cell table:number-columns-repeated="2" office:value-type="float" office:value="920" calcext:value-type="float">
            <text:p>920</text:p>
          </table:table-cell>
        </table:table-row>
        <table:table-row table:style-name="ro1">
          <table:table-cell/>
          <table:table-cell table:number-columns-repeated="2" office:value-type="float" office:value="921" calcext:value-type="float">
            <text:p>921</text:p>
          </table:table-cell>
        </table:table-row>
        <table:table-row table:style-name="ro1">
          <table:table-cell/>
          <table:table-cell table:number-columns-repeated="2" office:value-type="float" office:value="922" calcext:value-type="float">
            <text:p>922</text:p>
          </table:table-cell>
        </table:table-row>
        <table:table-row table:style-name="ro1">
          <table:table-cell/>
          <table:table-cell table:number-columns-repeated="2" office:value-type="float" office:value="923" calcext:value-type="float">
            <text:p>923</text:p>
          </table:table-cell>
        </table:table-row>
        <table:table-row table:style-name="ro1">
          <table:table-cell/>
          <table:table-cell table:number-columns-repeated="2" office:value-type="float" office:value="924" calcext:value-type="float">
            <text:p>924</text:p>
          </table:table-cell>
        </table:table-row>
        <table:table-row table:style-name="ro1">
          <table:table-cell/>
          <table:table-cell table:number-columns-repeated="2" office:value-type="float" office:value="925" calcext:value-type="float">
            <text:p>925</text:p>
          </table:table-cell>
        </table:table-row>
        <table:table-row table:style-name="ro1">
          <table:table-cell/>
          <table:table-cell table:number-columns-repeated="2" office:value-type="float" office:value="926" calcext:value-type="float">
            <text:p>926</text:p>
          </table:table-cell>
        </table:table-row>
        <table:table-row table:style-name="ro1">
          <table:table-cell/>
          <table:table-cell table:number-columns-repeated="2" office:value-type="float" office:value="927" calcext:value-type="float">
            <text:p>927</text:p>
          </table:table-cell>
        </table:table-row>
        <table:table-row table:style-name="ro1">
          <table:table-cell/>
          <table:table-cell table:number-columns-repeated="2" office:value-type="float" office:value="928" calcext:value-type="float">
            <text:p>928</text:p>
          </table:table-cell>
        </table:table-row>
        <table:table-row table:style-name="ro1">
          <table:table-cell/>
          <table:table-cell table:number-columns-repeated="2" office:value-type="float" office:value="929" calcext:value-type="float">
            <text:p>929</text:p>
          </table:table-cell>
        </table:table-row>
        <table:table-row table:style-name="ro1">
          <table:table-cell/>
          <table:table-cell table:number-columns-repeated="2" office:value-type="float" office:value="930" calcext:value-type="float">
            <text:p>930</text:p>
          </table:table-cell>
        </table:table-row>
        <table:table-row table:style-name="ro1">
          <table:table-cell/>
          <table:table-cell table:number-columns-repeated="2" office:value-type="float" office:value="931" calcext:value-type="float">
            <text:p>931</text:p>
          </table:table-cell>
        </table:table-row>
        <table:table-row table:style-name="ro1">
          <table:table-cell/>
          <table:table-cell table:number-columns-repeated="2" office:value-type="float" office:value="932" calcext:value-type="float">
            <text:p>932</text:p>
          </table:table-cell>
        </table:table-row>
        <table:table-row table:style-name="ro1">
          <table:table-cell/>
          <table:table-cell table:number-columns-repeated="2" office:value-type="float" office:value="933" calcext:value-type="float">
            <text:p>933</text:p>
          </table:table-cell>
        </table:table-row>
        <table:table-row table:style-name="ro1">
          <table:table-cell/>
          <table:table-cell table:number-columns-repeated="2" office:value-type="float" office:value="934" calcext:value-type="float">
            <text:p>934</text:p>
          </table:table-cell>
        </table:table-row>
        <table:table-row table:style-name="ro1">
          <table:table-cell/>
          <table:table-cell table:number-columns-repeated="2" office:value-type="float" office:value="935" calcext:value-type="float">
            <text:p>935</text:p>
          </table:table-cell>
        </table:table-row>
        <table:table-row table:style-name="ro1">
          <table:table-cell/>
          <table:table-cell table:number-columns-repeated="2" office:value-type="float" office:value="936" calcext:value-type="float">
            <text:p>936</text:p>
          </table:table-cell>
        </table:table-row>
        <table:table-row table:style-name="ro1">
          <table:table-cell/>
          <table:table-cell table:number-columns-repeated="2" office:value-type="float" office:value="937" calcext:value-type="float">
            <text:p>937</text:p>
          </table:table-cell>
        </table:table-row>
        <table:table-row table:style-name="ro1">
          <table:table-cell/>
          <table:table-cell table:number-columns-repeated="2" office:value-type="float" office:value="938" calcext:value-type="float">
            <text:p>938</text:p>
          </table:table-cell>
        </table:table-row>
        <table:table-row table:style-name="ro1">
          <table:table-cell/>
          <table:table-cell table:number-columns-repeated="2" office:value-type="float" office:value="939" calcext:value-type="float">
            <text:p>939</text:p>
          </table:table-cell>
        </table:table-row>
        <table:table-row table:style-name="ro1">
          <table:table-cell/>
          <table:table-cell table:number-columns-repeated="2" office:value-type="float" office:value="940" calcext:value-type="float">
            <text:p>940</text:p>
          </table:table-cell>
        </table:table-row>
        <table:table-row table:style-name="ro1">
          <table:table-cell/>
          <table:table-cell table:number-columns-repeated="2" office:value-type="float" office:value="941" calcext:value-type="float">
            <text:p>941</text:p>
          </table:table-cell>
        </table:table-row>
        <table:table-row table:style-name="ro1">
          <table:table-cell/>
          <table:table-cell table:number-columns-repeated="2" office:value-type="float" office:value="942" calcext:value-type="float">
            <text:p>942</text:p>
          </table:table-cell>
        </table:table-row>
        <table:table-row table:style-name="ro1">
          <table:table-cell/>
          <table:table-cell table:number-columns-repeated="2" office:value-type="float" office:value="943" calcext:value-type="float">
            <text:p>943</text:p>
          </table:table-cell>
        </table:table-row>
        <table:table-row table:style-name="ro1">
          <table:table-cell/>
          <table:table-cell table:number-columns-repeated="2" office:value-type="float" office:value="944" calcext:value-type="float">
            <text:p>944</text:p>
          </table:table-cell>
        </table:table-row>
        <table:table-row table:style-name="ro1">
          <table:table-cell/>
          <table:table-cell table:number-columns-repeated="2" office:value-type="float" office:value="945" calcext:value-type="float">
            <text:p>945</text:p>
          </table:table-cell>
        </table:table-row>
        <table:table-row table:style-name="ro1">
          <table:table-cell/>
          <table:table-cell table:number-columns-repeated="2" office:value-type="float" office:value="946" calcext:value-type="float">
            <text:p>946</text:p>
          </table:table-cell>
        </table:table-row>
        <table:table-row table:style-name="ro1">
          <table:table-cell/>
          <table:table-cell table:number-columns-repeated="2" office:value-type="float" office:value="947" calcext:value-type="float">
            <text:p>947</text:p>
          </table:table-cell>
        </table:table-row>
        <table:table-row table:style-name="ro1">
          <table:table-cell/>
          <table:table-cell table:number-columns-repeated="2" office:value-type="float" office:value="948" calcext:value-type="float">
            <text:p>948</text:p>
          </table:table-cell>
        </table:table-row>
        <table:table-row table:style-name="ro1">
          <table:table-cell/>
          <table:table-cell table:number-columns-repeated="2" office:value-type="float" office:value="949" calcext:value-type="float">
            <text:p>949</text:p>
          </table:table-cell>
        </table:table-row>
        <table:table-row table:style-name="ro1">
          <table:table-cell/>
          <table:table-cell table:number-columns-repeated="2" office:value-type="float" office:value="950" calcext:value-type="float">
            <text:p>950</text:p>
          </table:table-cell>
        </table:table-row>
        <table:table-row table:style-name="ro1">
          <table:table-cell/>
          <table:table-cell table:number-columns-repeated="2" office:value-type="float" office:value="951" calcext:value-type="float">
            <text:p>951</text:p>
          </table:table-cell>
        </table:table-row>
        <table:table-row table:style-name="ro1">
          <table:table-cell/>
          <table:table-cell table:number-columns-repeated="2" office:value-type="float" office:value="952" calcext:value-type="float">
            <text:p>952</text:p>
          </table:table-cell>
        </table:table-row>
        <table:table-row table:style-name="ro1">
          <table:table-cell/>
          <table:table-cell table:number-columns-repeated="2" office:value-type="float" office:value="953" calcext:value-type="float">
            <text:p>953</text:p>
          </table:table-cell>
        </table:table-row>
        <table:table-row table:style-name="ro1">
          <table:table-cell/>
          <table:table-cell table:number-columns-repeated="2" office:value-type="float" office:value="954" calcext:value-type="float">
            <text:p>954</text:p>
          </table:table-cell>
        </table:table-row>
        <table:table-row table:style-name="ro1">
          <table:table-cell/>
          <table:table-cell table:number-columns-repeated="2" office:value-type="float" office:value="955" calcext:value-type="float">
            <text:p>955</text:p>
          </table:table-cell>
        </table:table-row>
        <table:table-row table:style-name="ro1">
          <table:table-cell/>
          <table:table-cell table:number-columns-repeated="2" office:value-type="float" office:value="956" calcext:value-type="float">
            <text:p>956</text:p>
          </table:table-cell>
        </table:table-row>
        <table:table-row table:style-name="ro1">
          <table:table-cell/>
          <table:table-cell table:number-columns-repeated="2" office:value-type="float" office:value="957" calcext:value-type="float">
            <text:p>957</text:p>
          </table:table-cell>
        </table:table-row>
        <table:table-row table:style-name="ro1">
          <table:table-cell/>
          <table:table-cell table:number-columns-repeated="2" office:value-type="float" office:value="958" calcext:value-type="float">
            <text:p>958</text:p>
          </table:table-cell>
        </table:table-row>
        <table:table-row table:style-name="ro1">
          <table:table-cell/>
          <table:table-cell table:number-columns-repeated="2" office:value-type="float" office:value="959" calcext:value-type="float">
            <text:p>959</text:p>
          </table:table-cell>
        </table:table-row>
        <table:table-row table:style-name="ro1">
          <table:table-cell/>
          <table:table-cell table:number-columns-repeated="2" office:value-type="float" office:value="960" calcext:value-type="float">
            <text:p>960</text:p>
          </table:table-cell>
        </table:table-row>
        <table:table-row table:style-name="ro1">
          <table:table-cell/>
          <table:table-cell table:number-columns-repeated="2" office:value-type="float" office:value="961" calcext:value-type="float">
            <text:p>961</text:p>
          </table:table-cell>
        </table:table-row>
        <table:table-row table:style-name="ro1">
          <table:table-cell/>
          <table:table-cell table:number-columns-repeated="2" office:value-type="float" office:value="962" calcext:value-type="float">
            <text:p>962</text:p>
          </table:table-cell>
        </table:table-row>
        <table:table-row table:style-name="ro1">
          <table:table-cell/>
          <table:table-cell table:number-columns-repeated="2" office:value-type="float" office:value="963" calcext:value-type="float">
            <text:p>963</text:p>
          </table:table-cell>
        </table:table-row>
        <table:table-row table:style-name="ro1">
          <table:table-cell/>
          <table:table-cell table:number-columns-repeated="2" office:value-type="float" office:value="964" calcext:value-type="float">
            <text:p>964</text:p>
          </table:table-cell>
        </table:table-row>
        <table:table-row table:style-name="ro1">
          <table:table-cell/>
          <table:table-cell table:number-columns-repeated="2" office:value-type="float" office:value="965" calcext:value-type="float">
            <text:p>965</text:p>
          </table:table-cell>
        </table:table-row>
        <table:table-row table:style-name="ro1">
          <table:table-cell/>
          <table:table-cell table:number-columns-repeated="2" office:value-type="float" office:value="966" calcext:value-type="float">
            <text:p>966</text:p>
          </table:table-cell>
        </table:table-row>
        <table:table-row table:style-name="ro1">
          <table:table-cell/>
          <table:table-cell table:number-columns-repeated="2" office:value-type="float" office:value="967" calcext:value-type="float">
            <text:p>967</text:p>
          </table:table-cell>
        </table:table-row>
        <table:table-row table:style-name="ro1">
          <table:table-cell/>
          <table:table-cell table:number-columns-repeated="2" office:value-type="float" office:value="968" calcext:value-type="float">
            <text:p>968</text:p>
          </table:table-cell>
        </table:table-row>
        <table:table-row table:style-name="ro1">
          <table:table-cell/>
          <table:table-cell table:number-columns-repeated="2" office:value-type="float" office:value="969" calcext:value-type="float">
            <text:p>969</text:p>
          </table:table-cell>
        </table:table-row>
        <table:table-row table:style-name="ro1">
          <table:table-cell/>
          <table:table-cell table:number-columns-repeated="2" office:value-type="float" office:value="970" calcext:value-type="float">
            <text:p>970</text:p>
          </table:table-cell>
        </table:table-row>
        <table:table-row table:style-name="ro1">
          <table:table-cell/>
          <table:table-cell table:number-columns-repeated="2" office:value-type="float" office:value="971" calcext:value-type="float">
            <text:p>971</text:p>
          </table:table-cell>
        </table:table-row>
        <table:table-row table:style-name="ro1">
          <table:table-cell/>
          <table:table-cell table:number-columns-repeated="2" office:value-type="float" office:value="972" calcext:value-type="float">
            <text:p>972</text:p>
          </table:table-cell>
        </table:table-row>
        <table:table-row table:style-name="ro1">
          <table:table-cell/>
          <table:table-cell table:number-columns-repeated="2" office:value-type="float" office:value="973" calcext:value-type="float">
            <text:p>973</text:p>
          </table:table-cell>
        </table:table-row>
        <table:table-row table:style-name="ro1">
          <table:table-cell/>
          <table:table-cell table:number-columns-repeated="2" office:value-type="float" office:value="974" calcext:value-type="float">
            <text:p>974</text:p>
          </table:table-cell>
        </table:table-row>
        <table:table-row table:style-name="ro1">
          <table:table-cell/>
          <table:table-cell table:number-columns-repeated="2" office:value-type="float" office:value="975" calcext:value-type="float">
            <text:p>975</text:p>
          </table:table-cell>
        </table:table-row>
        <table:table-row table:style-name="ro1">
          <table:table-cell/>
          <table:table-cell table:number-columns-repeated="2" office:value-type="float" office:value="976" calcext:value-type="float">
            <text:p>976</text:p>
          </table:table-cell>
        </table:table-row>
        <table:table-row table:style-name="ro1">
          <table:table-cell/>
          <table:table-cell table:number-columns-repeated="2" office:value-type="float" office:value="977" calcext:value-type="float">
            <text:p>977</text:p>
          </table:table-cell>
        </table:table-row>
        <table:table-row table:style-name="ro1">
          <table:table-cell/>
          <table:table-cell table:number-columns-repeated="2" office:value-type="float" office:value="978" calcext:value-type="float">
            <text:p>978</text:p>
          </table:table-cell>
        </table:table-row>
        <table:table-row table:style-name="ro1">
          <table:table-cell/>
          <table:table-cell table:number-columns-repeated="2" office:value-type="float" office:value="979" calcext:value-type="float">
            <text:p>979</text:p>
          </table:table-cell>
        </table:table-row>
        <table:table-row table:style-name="ro1">
          <table:table-cell/>
          <table:table-cell table:number-columns-repeated="2" office:value-type="float" office:value="980" calcext:value-type="float">
            <text:p>980</text:p>
          </table:table-cell>
        </table:table-row>
        <table:table-row table:style-name="ro1">
          <table:table-cell/>
          <table:table-cell table:number-columns-repeated="2" office:value-type="float" office:value="981" calcext:value-type="float">
            <text:p>981</text:p>
          </table:table-cell>
        </table:table-row>
        <table:table-row table:style-name="ro1">
          <table:table-cell/>
          <table:table-cell table:number-columns-repeated="2" office:value-type="float" office:value="982" calcext:value-type="float">
            <text:p>982</text:p>
          </table:table-cell>
        </table:table-row>
        <table:table-row table:style-name="ro1">
          <table:table-cell/>
          <table:table-cell table:number-columns-repeated="2" office:value-type="float" office:value="983" calcext:value-type="float">
            <text:p>983</text:p>
          </table:table-cell>
        </table:table-row>
        <table:table-row table:style-name="ro1">
          <table:table-cell/>
          <table:table-cell table:number-columns-repeated="2" office:value-type="float" office:value="984" calcext:value-type="float">
            <text:p>984</text:p>
          </table:table-cell>
        </table:table-row>
        <table:table-row table:style-name="ro1">
          <table:table-cell/>
          <table:table-cell table:number-columns-repeated="2" office:value-type="float" office:value="985" calcext:value-type="float">
            <text:p>985</text:p>
          </table:table-cell>
        </table:table-row>
        <table:table-row table:style-name="ro1">
          <table:table-cell/>
          <table:table-cell table:number-columns-repeated="2" office:value-type="float" office:value="986" calcext:value-type="float">
            <text:p>986</text:p>
          </table:table-cell>
        </table:table-row>
        <table:table-row table:style-name="ro1">
          <table:table-cell/>
          <table:table-cell table:number-columns-repeated="2" office:value-type="float" office:value="987" calcext:value-type="float">
            <text:p>987</text:p>
          </table:table-cell>
        </table:table-row>
        <table:table-row table:style-name="ro1">
          <table:table-cell/>
          <table:table-cell table:number-columns-repeated="2" office:value-type="float" office:value="988" calcext:value-type="float">
            <text:p>988</text:p>
          </table:table-cell>
        </table:table-row>
        <table:table-row table:style-name="ro1">
          <table:table-cell/>
          <table:table-cell table:number-columns-repeated="2" office:value-type="float" office:value="989" calcext:value-type="float">
            <text:p>989</text:p>
          </table:table-cell>
        </table:table-row>
        <table:table-row table:style-name="ro1">
          <table:table-cell/>
          <table:table-cell table:number-columns-repeated="2" office:value-type="float" office:value="990" calcext:value-type="float">
            <text:p>990</text:p>
          </table:table-cell>
        </table:table-row>
        <table:table-row table:style-name="ro1">
          <table:table-cell/>
          <table:table-cell table:number-columns-repeated="2" office:value-type="float" office:value="991" calcext:value-type="float">
            <text:p>991</text:p>
          </table:table-cell>
        </table:table-row>
        <table:table-row table:style-name="ro1">
          <table:table-cell/>
          <table:table-cell table:number-columns-repeated="2" office:value-type="float" office:value="992" calcext:value-type="float">
            <text:p>992</text:p>
          </table:table-cell>
        </table:table-row>
        <table:table-row table:style-name="ro1">
          <table:table-cell/>
          <table:table-cell table:number-columns-repeated="2" office:value-type="float" office:value="993" calcext:value-type="float">
            <text:p>993</text:p>
          </table:table-cell>
        </table:table-row>
        <table:table-row table:style-name="ro1">
          <table:table-cell/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/>
          <table:table-cell table:number-columns-repeated="2" office:value-type="float" office:value="995" calcext:value-type="float">
            <text:p>995</text:p>
          </table:table-cell>
        </table:table-row>
        <table:table-row table:style-name="ro1">
          <table:table-cell/>
          <table:table-cell table:number-columns-repeated="2" office:value-type="float" office:value="996" calcext:value-type="float">
            <text:p>996</text:p>
          </table:table-cell>
        </table:table-row>
        <table:table-row table:style-name="ro1">
          <table:table-cell/>
          <table:table-cell table:number-columns-repeated="2" office:value-type="float" office:value="997" calcext:value-type="float">
            <text:p>997</text:p>
          </table:table-cell>
        </table:table-row>
        <table:table-row table:style-name="ro1">
          <table:table-cell/>
          <table:table-cell table:number-columns-repeated="2" office:value-type="float" office:value="998" calcext:value-type="float">
            <text:p>998</text:p>
          </table:table-cell>
        </table:table-row>
        <table:table-row table:style-name="ro1">
          <table:table-cell/>
          <table:table-cell table:number-columns-repeated="2" office:value-type="float" office:value="999" calcext:value-type="float">
            <text:p>999</text:p>
          </table:table-cell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number-columns-repeated="2" office:value-type="float" office:value="1001" calcext:value-type="float">
            <text:p>1001</text:p>
          </table:table-cell>
        </table:table-row>
        <table:table-row table:style-name="ro1">
          <table:table-cell/>
          <table:table-cell table:number-columns-repeated="2" office:value-type="float" office:value="1002" calcext:value-type="float">
            <text:p>1002</text:p>
          </table:table-cell>
        </table:table-row>
        <table:table-row table:style-name="ro1">
          <table:table-cell/>
          <table:table-cell table:number-columns-repeated="2" office:value-type="float" office:value="1003" calcext:value-type="float">
            <text:p>1003</text:p>
          </table:table-cell>
        </table:table-row>
        <table:table-row table:style-name="ro1">
          <table:table-cell/>
          <table:table-cell table:number-columns-repeated="2" office:value-type="float" office:value="1004" calcext:value-type="float">
            <text:p>1004</text:p>
          </table:table-cell>
        </table:table-row>
        <table:table-row table:style-name="ro1">
          <table:table-cell/>
          <table:table-cell table:number-columns-repeated="2" office:value-type="float" office:value="1005" calcext:value-type="float">
            <text:p>1005</text:p>
          </table:table-cell>
        </table:table-row>
        <table:table-row table:style-name="ro1">
          <table:table-cell/>
          <table:table-cell table:number-columns-repeated="2" office:value-type="float" office:value="1006" calcext:value-type="float">
            <text:p>1006</text:p>
          </table:table-cell>
        </table:table-row>
        <table:table-row table:style-name="ro1">
          <table:table-cell/>
          <table:table-cell table:number-columns-repeated="2" office:value-type="float" office:value="1007" calcext:value-type="float">
            <text:p>1007</text:p>
          </table:table-cell>
        </table:table-row>
        <table:table-row table:style-name="ro1">
          <table:table-cell/>
          <table:table-cell table:number-columns-repeated="2" office:value-type="float" office:value="1008" calcext:value-type="float">
            <text:p>1008</text:p>
          </table:table-cell>
        </table:table-row>
        <table:table-row table:style-name="ro1">
          <table:table-cell/>
          <table:table-cell table:number-columns-repeated="2" office:value-type="float" office:value="1009" calcext:value-type="float">
            <text:p>1009</text:p>
          </table:table-cell>
        </table:table-row>
        <table:table-row table:style-name="ro1">
          <table:table-cell/>
          <table:table-cell table:number-columns-repeated="2" office:value-type="float" office:value="1010" calcext:value-type="float">
            <text:p>1010</text:p>
          </table:table-cell>
        </table:table-row>
        <table:table-row table:style-name="ro1">
          <table:table-cell/>
          <table:table-cell table:number-columns-repeated="2" office:value-type="float" office:value="1011" calcext:value-type="float">
            <text:p>1011</text:p>
          </table:table-cell>
        </table:table-row>
        <table:table-row table:style-name="ro1">
          <table:table-cell/>
          <table:table-cell table:number-columns-repeated="2" office:value-type="float" office:value="1012" calcext:value-type="float">
            <text:p>1012</text:p>
          </table:table-cell>
        </table:table-row>
        <table:table-row table:style-name="ro1">
          <table:table-cell/>
          <table:table-cell table:number-columns-repeated="2" office:value-type="float" office:value="1013" calcext:value-type="float">
            <text:p>1013</text:p>
          </table:table-cell>
        </table:table-row>
        <table:table-row table:style-name="ro1">
          <table:table-cell/>
          <table:table-cell table:number-columns-repeated="2" office:value-type="float" office:value="1014" calcext:value-type="float">
            <text:p>1014</text:p>
          </table:table-cell>
        </table:table-row>
        <table:table-row table:style-name="ro1">
          <table:table-cell/>
          <table:table-cell table:number-columns-repeated="2" office:value-type="float" office:value="1015" calcext:value-type="float">
            <text:p>1015</text:p>
          </table:table-cell>
        </table:table-row>
        <table:table-row table:style-name="ro1">
          <table:table-cell/>
          <table:table-cell table:number-columns-repeated="2" office:value-type="float" office:value="1016" calcext:value-type="float">
            <text:p>1016</text:p>
          </table:table-cell>
        </table:table-row>
        <table:table-row table:style-name="ro1">
          <table:table-cell/>
          <table:table-cell table:number-columns-repeated="2" office:value-type="float" office:value="1017" calcext:value-type="float">
            <text:p>1017</text:p>
          </table:table-cell>
        </table:table-row>
        <table:table-row table:style-name="ro1">
          <table:table-cell/>
          <table:table-cell table:number-columns-repeated="2" office:value-type="float" office:value="1018" calcext:value-type="float">
            <text:p>1018</text:p>
          </table:table-cell>
        </table:table-row>
        <table:table-row table:style-name="ro1">
          <table:table-cell/>
          <table:table-cell table:number-columns-repeated="2" office:value-type="float" office:value="1019" calcext:value-type="float">
            <text:p>1019</text:p>
          </table:table-cell>
        </table:table-row>
        <table:table-row table:style-name="ro1">
          <table:table-cell/>
          <table:table-cell table:number-columns-repeated="2" office:value-type="float" office:value="1020" calcext:value-type="float">
            <text:p>1020</text:p>
          </table:table-cell>
        </table:table-row>
        <table:table-row table:style-name="ro1">
          <table:table-cell/>
          <table:table-cell table:number-columns-repeated="2" office:value-type="float" office:value="1021" calcext:value-type="float">
            <text:p>1021</text:p>
          </table:table-cell>
        </table:table-row>
        <table:table-row table:style-name="ro1">
          <table:table-cell/>
          <table:table-cell table:number-columns-repeated="2" office:value-type="float" office:value="1022" calcext:value-type="float">
            <text:p>1022</text:p>
          </table:table-cell>
        </table:table-row>
        <table:table-row table:style-name="ro1">
          <table:table-cell/>
          <table:table-cell table:number-columns-repeated="2" office:value-type="float" office:value="1023" calcext:value-type="float">
            <text:p>1023</text:p>
          </table:table-cell>
        </table:table-row>
        <table:table-row table:style-name="ro1">
          <table:table-cell/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/>
          <table:table-cell table:number-columns-repeated="2" office:value-type="float" office:value="1025" calcext:value-type="float">
            <text:p>1025</text:p>
          </table:table-cell>
        </table:table-row>
        <table:table-row table:style-name="ro1">
          <table:table-cell/>
          <table:table-cell table:number-columns-repeated="2" office:value-type="float" office:value="1026" calcext:value-type="float">
            <text:p>1026</text:p>
          </table:table-cell>
        </table:table-row>
        <table:table-row table:style-name="ro1">
          <table:table-cell/>
          <table:table-cell table:number-columns-repeated="2" office:value-type="float" office:value="1027" calcext:value-type="float">
            <text:p>1027</text:p>
          </table:table-cell>
        </table:table-row>
        <table:table-row table:style-name="ro1">
          <table:table-cell/>
          <table:table-cell table:number-columns-repeated="2" office:value-type="float" office:value="1028" calcext:value-type="float">
            <text:p>1028</text:p>
          </table:table-cell>
        </table:table-row>
        <table:table-row table:style-name="ro1">
          <table:table-cell/>
          <table:table-cell table:number-columns-repeated="2" office:value-type="float" office:value="1029" calcext:value-type="float">
            <text:p>1029</text:p>
          </table:table-cell>
        </table:table-row>
        <table:table-row table:style-name="ro1">
          <table:table-cell/>
          <table:table-cell table:number-columns-repeated="2" office:value-type="float" office:value="1030" calcext:value-type="float">
            <text:p>1030</text:p>
          </table:table-cell>
        </table:table-row>
        <table:table-row table:style-name="ro1">
          <table:table-cell/>
          <table:table-cell table:number-columns-repeated="2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number-columns-repeated="2" office:value-type="float" office:value="1032" calcext:value-type="float">
            <text:p>1032</text:p>
          </table:table-cell>
        </table:table-row>
        <table:table-row table:style-name="ro1">
          <table:table-cell/>
          <table:table-cell table:number-columns-repeated="2" office:value-type="float" office:value="1033" calcext:value-type="float">
            <text:p>1033</text:p>
          </table:table-cell>
        </table:table-row>
        <table:table-row table:style-name="ro1">
          <table:table-cell/>
          <table:table-cell table:number-columns-repeated="2" office:value-type="float" office:value="1034" calcext:value-type="float">
            <text:p>1034</text:p>
          </table:table-cell>
        </table:table-row>
        <table:table-row table:style-name="ro1">
          <table:table-cell/>
          <table:table-cell table:number-columns-repeated="2" office:value-type="float" office:value="1035" calcext:value-type="float">
            <text:p>1035</text:p>
          </table:table-cell>
        </table:table-row>
        <table:table-row table:style-name="ro1">
          <table:table-cell/>
          <table:table-cell table:number-columns-repeated="2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number-columns-repeated="2" office:value-type="float" office:value="1037" calcext:value-type="float">
            <text:p>1037</text:p>
          </table:table-cell>
        </table:table-row>
        <table:table-row table:style-name="ro1">
          <table:table-cell/>
          <table:table-cell table:number-columns-repeated="2" office:value-type="float" office:value="1038" calcext:value-type="float">
            <text:p>1038</text:p>
          </table:table-cell>
        </table:table-row>
        <table:table-row table:style-name="ro1">
          <table:table-cell/>
          <table:table-cell table:number-columns-repeated="2" office:value-type="float" office:value="1039" calcext:value-type="float">
            <text:p>1039</text:p>
          </table:table-cell>
        </table:table-row>
        <table:table-row table:style-name="ro1">
          <table:table-cell/>
          <table:table-cell table:number-columns-repeated="2" office:value-type="float" office:value="1040" calcext:value-type="float">
            <text:p>1040</text:p>
          </table:table-cell>
        </table:table-row>
        <table:table-row table:style-name="ro1">
          <table:table-cell/>
          <table:table-cell table:number-columns-repeated="2" office:value-type="float" office:value="1041" calcext:value-type="float">
            <text:p>1041</text:p>
          </table:table-cell>
        </table:table-row>
        <table:table-row table:style-name="ro1">
          <table:table-cell/>
          <table:table-cell table:number-columns-repeated="2" office:value-type="float" office:value="1042" calcext:value-type="float">
            <text:p>1042</text:p>
          </table:table-cell>
        </table:table-row>
        <table:table-row table:style-name="ro1">
          <table:table-cell/>
          <table:table-cell table:number-columns-repeated="2" office:value-type="float" office:value="1043" calcext:value-type="float">
            <text:p>1043</text:p>
          </table:table-cell>
        </table:table-row>
        <table:table-row table:style-name="ro1">
          <table:table-cell/>
          <table:table-cell table:number-columns-repeated="2" office:value-type="float" office:value="1044" calcext:value-type="float">
            <text:p>1044</text:p>
          </table:table-cell>
        </table:table-row>
        <table:table-row table:style-name="ro1">
          <table:table-cell/>
          <table:table-cell table:number-columns-repeated="2" office:value-type="float" office:value="1045" calcext:value-type="float">
            <text:p>1045</text:p>
          </table:table-cell>
        </table:table-row>
        <table:table-row table:style-name="ro1">
          <table:table-cell/>
          <table:table-cell table:number-columns-repeated="2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number-columns-repeated="2" office:value-type="float" office:value="1047" calcext:value-type="float">
            <text:p>1047</text:p>
          </table:table-cell>
        </table:table-row>
        <table:table-row table:style-name="ro1">
          <table:table-cell/>
          <table:table-cell table:number-columns-repeated="2" office:value-type="float" office:value="1048" calcext:value-type="float">
            <text:p>1048</text:p>
          </table:table-cell>
        </table:table-row>
        <table:table-row table:style-name="ro1">
          <table:table-cell/>
          <table:table-cell table:number-columns-repeated="2" office:value-type="float" office:value="1049" calcext:value-type="float">
            <text:p>1049</text:p>
          </table:table-cell>
        </table:table-row>
        <table:table-row table:style-name="ro1">
          <table:table-cell/>
          <table:table-cell table:number-columns-repeated="2" office:value-type="float" office:value="1050" calcext:value-type="float">
            <text:p>1050</text:p>
          </table:table-cell>
        </table:table-row>
        <table:table-row table:style-name="ro1">
          <table:table-cell/>
          <table:table-cell table:number-columns-repeated="2" office:value-type="float" office:value="1051" calcext:value-type="float">
            <text:p>1051</text:p>
          </table:table-cell>
        </table:table-row>
        <table:table-row table:style-name="ro1">
          <table:table-cell/>
          <table:table-cell table:number-columns-repeated="2" office:value-type="float" office:value="1052" calcext:value-type="float">
            <text:p>1052</text:p>
          </table:table-cell>
        </table:table-row>
        <table:table-row table:style-name="ro1">
          <table:table-cell/>
          <table:table-cell table:number-columns-repeated="2" office:value-type="float" office:value="1053" calcext:value-type="float">
            <text:p>1053</text:p>
          </table:table-cell>
        </table:table-row>
        <table:table-row table:style-name="ro1">
          <table:table-cell/>
          <table:table-cell table:number-columns-repeated="2" office:value-type="float" office:value="1054" calcext:value-type="float">
            <text:p>1054</text:p>
          </table:table-cell>
        </table:table-row>
        <table:table-row table:style-name="ro1">
          <table:table-cell/>
          <table:table-cell table:number-columns-repeated="2" office:value-type="float" office:value="1055" calcext:value-type="float">
            <text:p>1055</text:p>
          </table:table-cell>
        </table:table-row>
        <table:table-row table:style-name="ro1">
          <table:table-cell/>
          <table:table-cell table:number-columns-repeated="2" office:value-type="float" office:value="1056" calcext:value-type="float">
            <text:p>1056</text:p>
          </table:table-cell>
        </table:table-row>
        <table:table-row table:style-name="ro1">
          <table:table-cell/>
          <table:table-cell table:number-columns-repeated="2" office:value-type="float" office:value="1057" calcext:value-type="float">
            <text:p>1057</text:p>
          </table:table-cell>
        </table:table-row>
        <table:table-row table:style-name="ro1">
          <table:table-cell/>
          <table:table-cell table:number-columns-repeated="2" office:value-type="float" office:value="1058" calcext:value-type="float">
            <text:p>1058</text:p>
          </table:table-cell>
        </table:table-row>
        <table:table-row table:style-name="ro1">
          <table:table-cell/>
          <table:table-cell table:number-columns-repeated="2" office:value-type="float" office:value="1059" calcext:value-type="float">
            <text:p>1059</text:p>
          </table:table-cell>
        </table:table-row>
        <table:table-row table:style-name="ro1">
          <table:table-cell/>
          <table:table-cell table:number-columns-repeated="2" office:value-type="float" office:value="1060" calcext:value-type="float">
            <text:p>1060</text:p>
          </table:table-cell>
        </table:table-row>
        <table:table-row table:style-name="ro1">
          <table:table-cell/>
          <table:table-cell table:number-columns-repeated="2" office:value-type="float" office:value="1061" calcext:value-type="float">
            <text:p>1061</text:p>
          </table:table-cell>
        </table:table-row>
        <table:table-row table:style-name="ro1">
          <table:table-cell/>
          <table:table-cell table:number-columns-repeated="2" office:value-type="float" office:value="1062" calcext:value-type="float">
            <text:p>1062</text:p>
          </table:table-cell>
        </table:table-row>
        <table:table-row table:style-name="ro1">
          <table:table-cell/>
          <table:table-cell table:number-columns-repeated="2" office:value-type="float" office:value="1063" calcext:value-type="float">
            <text:p>1063</text:p>
          </table:table-cell>
        </table:table-row>
        <table:table-row table:style-name="ro1">
          <table:table-cell/>
          <table:table-cell table:number-columns-repeated="2" office:value-type="float" office:value="1064" calcext:value-type="float">
            <text:p>1064</text:p>
          </table:table-cell>
        </table:table-row>
        <table:table-row table:style-name="ro1">
          <table:table-cell/>
          <table:table-cell table:number-columns-repeated="2" office:value-type="float" office:value="1065" calcext:value-type="float">
            <text:p>1065</text:p>
          </table:table-cell>
        </table:table-row>
        <table:table-row table:style-name="ro1">
          <table:table-cell/>
          <table:table-cell table:number-columns-repeated="2" office:value-type="float" office:value="1066" calcext:value-type="float">
            <text:p>1066</text:p>
          </table:table-cell>
        </table:table-row>
        <table:table-row table:style-name="ro1">
          <table:table-cell/>
          <table:table-cell table:number-columns-repeated="2" office:value-type="float" office:value="1067" calcext:value-type="float">
            <text:p>1067</text:p>
          </table:table-cell>
        </table:table-row>
        <table:table-row table:style-name="ro1">
          <table:table-cell/>
          <table:table-cell table:number-columns-repeated="2" office:value-type="float" office:value="1068" calcext:value-type="float">
            <text:p>1068</text:p>
          </table:table-cell>
        </table:table-row>
        <table:table-row table:style-name="ro1">
          <table:table-cell/>
          <table:table-cell table:number-columns-repeated="2" office:value-type="float" office:value="1069" calcext:value-type="float">
            <text:p>1069</text:p>
          </table:table-cell>
        </table:table-row>
        <table:table-row table:style-name="ro1">
          <table:table-cell/>
          <table:table-cell table:number-columns-repeated="2" office:value-type="float" office:value="1070" calcext:value-type="float">
            <text:p>1070</text:p>
          </table:table-cell>
        </table:table-row>
        <table:table-row table:style-name="ro1">
          <table:table-cell/>
          <table:table-cell table:number-columns-repeated="2" office:value-type="float" office:value="1071" calcext:value-type="float">
            <text:p>1071</text:p>
          </table:table-cell>
        </table:table-row>
        <table:table-row table:style-name="ro1">
          <table:table-cell/>
          <table:table-cell table:number-columns-repeated="2" office:value-type="float" office:value="1072" calcext:value-type="float">
            <text:p>1072</text:p>
          </table:table-cell>
        </table:table-row>
        <table:table-row table:style-name="ro1">
          <table:table-cell/>
          <table:table-cell table:number-columns-repeated="2" office:value-type="float" office:value="1073" calcext:value-type="float">
            <text:p>1073</text:p>
          </table:table-cell>
        </table:table-row>
        <table:table-row table:style-name="ro1">
          <table:table-cell/>
          <table:table-cell table:number-columns-repeated="2" office:value-type="float" office:value="1074" calcext:value-type="float">
            <text:p>1074</text:p>
          </table:table-cell>
        </table:table-row>
        <table:table-row table:style-name="ro1">
          <table:table-cell/>
          <table:table-cell table:number-columns-repeated="2" office:value-type="float" office:value="1075" calcext:value-type="float">
            <text:p>1075</text:p>
          </table:table-cell>
        </table:table-row>
        <table:table-row table:style-name="ro1">
          <table:table-cell/>
          <table:table-cell table:number-columns-repeated="2" office:value-type="float" office:value="1076" calcext:value-type="float">
            <text:p>1076</text:p>
          </table:table-cell>
        </table:table-row>
        <table:table-row table:style-name="ro1">
          <table:table-cell/>
          <table:table-cell table:number-columns-repeated="2" office:value-type="float" office:value="1077" calcext:value-type="float">
            <text:p>1077</text:p>
          </table:table-cell>
        </table:table-row>
        <table:table-row table:style-name="ro1">
          <table:table-cell/>
          <table:table-cell table:number-columns-repeated="2" office:value-type="float" office:value="1078" calcext:value-type="float">
            <text:p>1078</text:p>
          </table:table-cell>
        </table:table-row>
        <table:table-row table:style-name="ro1">
          <table:table-cell/>
          <table:table-cell table:number-columns-repeated="2" office:value-type="float" office:value="1079" calcext:value-type="float">
            <text:p>1079</text:p>
          </table:table-cell>
        </table:table-row>
        <table:table-row table:style-name="ro1">
          <table:table-cell/>
          <table:table-cell table:number-columns-repeated="2" office:value-type="float" office:value="1080" calcext:value-type="float">
            <text:p>1080</text:p>
          </table:table-cell>
        </table:table-row>
        <table:table-row table:style-name="ro1">
          <table:table-cell/>
          <table:table-cell table:number-columns-repeated="2" office:value-type="float" office:value="1081" calcext:value-type="float">
            <text:p>1081</text:p>
          </table:table-cell>
        </table:table-row>
        <table:table-row table:style-name="ro1">
          <table:table-cell/>
          <table:table-cell table:number-columns-repeated="2" office:value-type="float" office:value="1082" calcext:value-type="float">
            <text:p>1082</text:p>
          </table:table-cell>
        </table:table-row>
        <table:table-row table:style-name="ro1">
          <table:table-cell/>
          <table:table-cell table:number-columns-repeated="2" office:value-type="float" office:value="1083" calcext:value-type="float">
            <text:p>1083</text:p>
          </table:table-cell>
        </table:table-row>
        <table:table-row table:style-name="ro1">
          <table:table-cell/>
          <table:table-cell table:number-columns-repeated="2" office:value-type="float" office:value="1084" calcext:value-type="float">
            <text:p>1084</text:p>
          </table:table-cell>
        </table:table-row>
        <table:table-row table:style-name="ro1">
          <table:table-cell/>
          <table:table-cell table:number-columns-repeated="2" office:value-type="float" office:value="1085" calcext:value-type="float">
            <text:p>1085</text:p>
          </table:table-cell>
        </table:table-row>
        <table:table-row table:style-name="ro1">
          <table:table-cell/>
          <table:table-cell table:number-columns-repeated="2" office:value-type="float" office:value="1086" calcext:value-type="float">
            <text:p>1086</text:p>
          </table:table-cell>
        </table:table-row>
        <table:table-row table:style-name="ro1">
          <table:table-cell/>
          <table:table-cell table:number-columns-repeated="2" office:value-type="float" office:value="1087" calcext:value-type="float">
            <text:p>1087</text:p>
          </table:table-cell>
        </table:table-row>
        <table:table-row table:style-name="ro1">
          <table:table-cell/>
          <table:table-cell table:number-columns-repeated="2" office:value-type="float" office:value="1088" calcext:value-type="float">
            <text:p>1088</text:p>
          </table:table-cell>
        </table:table-row>
        <table:table-row table:style-name="ro1">
          <table:table-cell/>
          <table:table-cell table:number-columns-repeated="2" office:value-type="float" office:value="1089" calcext:value-type="float">
            <text:p>1089</text:p>
          </table:table-cell>
        </table:table-row>
        <table:table-row table:style-name="ro1">
          <table:table-cell/>
          <table:table-cell table:number-columns-repeated="2" office:value-type="float" office:value="1090" calcext:value-type="float">
            <text:p>1090</text:p>
          </table:table-cell>
        </table:table-row>
        <table:table-row table:style-name="ro1">
          <table:table-cell/>
          <table:table-cell table:number-columns-repeated="2" office:value-type="float" office:value="1091" calcext:value-type="float">
            <text:p>1091</text:p>
          </table:table-cell>
        </table:table-row>
        <table:table-row table:style-name="ro1">
          <table:table-cell/>
          <table:table-cell table:number-columns-repeated="2" office:value-type="float" office:value="1092" calcext:value-type="float">
            <text:p>1092</text:p>
          </table:table-cell>
        </table:table-row>
        <table:table-row table:style-name="ro1">
          <table:table-cell/>
          <table:table-cell table:number-columns-repeated="2" office:value-type="float" office:value="1093" calcext:value-type="float">
            <text:p>1093</text:p>
          </table:table-cell>
        </table:table-row>
        <table:table-row table:style-name="ro1">
          <table:table-cell/>
          <table:table-cell table:number-columns-repeated="2" office:value-type="float" office:value="1094" calcext:value-type="float">
            <text:p>1094</text:p>
          </table:table-cell>
        </table:table-row>
        <table:table-row table:style-name="ro1">
          <table:table-cell/>
          <table:table-cell table:number-columns-repeated="2" office:value-type="float" office:value="1095" calcext:value-type="float">
            <text:p>1095</text:p>
          </table:table-cell>
        </table:table-row>
        <table:table-row table:style-name="ro1">
          <table:table-cell/>
          <table:table-cell table:number-columns-repeated="2" office:value-type="float" office:value="1096" calcext:value-type="float">
            <text:p>1096</text:p>
          </table:table-cell>
        </table:table-row>
        <table:table-row table:style-name="ro1">
          <table:table-cell/>
          <table:table-cell table:number-columns-repeated="2" office:value-type="float" office:value="1097" calcext:value-type="float">
            <text:p>1097</text:p>
          </table:table-cell>
        </table:table-row>
        <table:table-row table:style-name="ro1">
          <table:table-cell/>
          <table:table-cell table:number-columns-repeated="2" office:value-type="float" office:value="1098" calcext:value-type="float">
            <text:p>1098</text:p>
          </table:table-cell>
        </table:table-row>
        <table:table-row table:style-name="ro1">
          <table:table-cell/>
          <table:table-cell table:number-columns-repeated="2" office:value-type="float" office:value="1099" calcext:value-type="float">
            <text:p>1099</text:p>
          </table:table-cell>
        </table:table-row>
        <table:table-row table:style-name="ro1">
          <table:table-cell/>
          <table:table-cell table:number-columns-repeated="2" office:value-type="float" office:value="1100" calcext:value-type="float">
            <text:p>1100</text:p>
          </table:table-cell>
        </table:table-row>
        <table:table-row table:style-name="ro1">
          <table:table-cell/>
          <table:table-cell table:number-columns-repeated="2" office:value-type="float" office:value="1101" calcext:value-type="float">
            <text:p>1101</text:p>
          </table:table-cell>
        </table:table-row>
        <table:table-row table:style-name="ro1">
          <table:table-cell/>
          <table:table-cell table:number-columns-repeated="2" office:value-type="float" office:value="1102" calcext:value-type="float">
            <text:p>1102</text:p>
          </table:table-cell>
        </table:table-row>
        <table:table-row table:style-name="ro1">
          <table:table-cell/>
          <table:table-cell table:number-columns-repeated="2" office:value-type="float" office:value="1103" calcext:value-type="float">
            <text:p>1103</text:p>
          </table:table-cell>
        </table:table-row>
        <table:table-row table:style-name="ro1">
          <table:table-cell/>
          <table:table-cell table:number-columns-repeated="2" office:value-type="float" office:value="1104" calcext:value-type="float">
            <text:p>1104</text:p>
          </table:table-cell>
        </table:table-row>
        <table:table-row table:style-name="ro1">
          <table:table-cell/>
          <table:table-cell table:number-columns-repeated="2" office:value-type="float" office:value="1105" calcext:value-type="float">
            <text:p>1105</text:p>
          </table:table-cell>
        </table:table-row>
        <table:table-row table:style-name="ro1">
          <table:table-cell/>
          <table:table-cell table:number-columns-repeated="2" office:value-type="float" office:value="1106" calcext:value-type="float">
            <text:p>1106</text:p>
          </table:table-cell>
        </table:table-row>
        <table:table-row table:style-name="ro1">
          <table:table-cell/>
          <table:table-cell table:number-columns-repeated="2" office:value-type="float" office:value="1107" calcext:value-type="float">
            <text:p>1107</text:p>
          </table:table-cell>
        </table:table-row>
        <table:table-row table:style-name="ro1">
          <table:table-cell/>
          <table:table-cell table:number-columns-repeated="2" office:value-type="float" office:value="1108" calcext:value-type="float">
            <text:p>1108</text:p>
          </table:table-cell>
        </table:table-row>
        <table:table-row table:style-name="ro1">
          <table:table-cell/>
          <table:table-cell table:number-columns-repeated="2" office:value-type="float" office:value="1109" calcext:value-type="float">
            <text:p>1109</text:p>
          </table:table-cell>
        </table:table-row>
        <table:table-row table:style-name="ro1">
          <table:table-cell/>
          <table:table-cell table:number-columns-repeated="2" office:value-type="float" office:value="1110" calcext:value-type="float">
            <text:p>1110</text:p>
          </table:table-cell>
        </table:table-row>
        <table:table-row table:style-name="ro1">
          <table:table-cell/>
          <table:table-cell table:number-columns-repeated="2" office:value-type="float" office:value="1111" calcext:value-type="float">
            <text:p>1111</text:p>
          </table:table-cell>
        </table:table-row>
        <table:table-row table:style-name="ro1">
          <table:table-cell/>
          <table:table-cell table:number-columns-repeated="2" office:value-type="float" office:value="1112" calcext:value-type="float">
            <text:p>1112</text:p>
          </table:table-cell>
        </table:table-row>
        <table:table-row table:style-name="ro1">
          <table:table-cell/>
          <table:table-cell table:number-columns-repeated="2" office:value-type="float" office:value="1113" calcext:value-type="float">
            <text:p>1113</text:p>
          </table:table-cell>
        </table:table-row>
        <table:table-row table:style-name="ro1">
          <table:table-cell/>
          <table:table-cell table:number-columns-repeated="2" office:value-type="float" office:value="1114" calcext:value-type="float">
            <text:p>1114</text:p>
          </table:table-cell>
        </table:table-row>
        <table:table-row table:style-name="ro1">
          <table:table-cell/>
          <table:table-cell table:number-columns-repeated="2" office:value-type="float" office:value="1115" calcext:value-type="float">
            <text:p>1115</text:p>
          </table:table-cell>
        </table:table-row>
        <table:table-row table:style-name="ro1">
          <table:table-cell/>
          <table:table-cell table:number-columns-repeated="2" office:value-type="float" office:value="1116" calcext:value-type="float">
            <text:p>1116</text:p>
          </table:table-cell>
        </table:table-row>
        <table:table-row table:style-name="ro1">
          <table:table-cell/>
          <table:table-cell table:number-columns-repeated="2" office:value-type="float" office:value="1117" calcext:value-type="float">
            <text:p>1117</text:p>
          </table:table-cell>
        </table:table-row>
        <table:table-row table:style-name="ro1">
          <table:table-cell/>
          <table:table-cell table:number-columns-repeated="2" office:value-type="float" office:value="1118" calcext:value-type="float">
            <text:p>1118</text:p>
          </table:table-cell>
        </table:table-row>
        <table:table-row table:style-name="ro1">
          <table:table-cell/>
          <table:table-cell table:number-columns-repeated="2" office:value-type="float" office:value="1119" calcext:value-type="float">
            <text:p>1119</text:p>
          </table:table-cell>
        </table:table-row>
        <table:table-row table:style-name="ro1">
          <table:table-cell/>
          <table:table-cell table:number-columns-repeated="2" office:value-type="float" office:value="1120" calcext:value-type="float">
            <text:p>1120</text:p>
          </table:table-cell>
        </table:table-row>
        <table:table-row table:style-name="ro1">
          <table:table-cell/>
          <table:table-cell table:number-columns-repeated="2" office:value-type="float" office:value="1121" calcext:value-type="float">
            <text:p>1121</text:p>
          </table:table-cell>
        </table:table-row>
        <table:table-row table:style-name="ro1">
          <table:table-cell/>
          <table:table-cell table:number-columns-repeated="2" office:value-type="float" office:value="1122" calcext:value-type="float">
            <text:p>1122</text:p>
          </table:table-cell>
        </table:table-row>
        <table:table-row table:style-name="ro1">
          <table:table-cell/>
          <table:table-cell table:number-columns-repeated="2" office:value-type="float" office:value="1123" calcext:value-type="float">
            <text:p>1123</text:p>
          </table:table-cell>
        </table:table-row>
        <table:table-row table:style-name="ro1">
          <table:table-cell/>
          <table:table-cell table:number-columns-repeated="2" office:value-type="float" office:value="1124" calcext:value-type="float">
            <text:p>1124</text:p>
          </table:table-cell>
        </table:table-row>
        <table:table-row table:style-name="ro1">
          <table:table-cell/>
          <table:table-cell table:number-columns-repeated="2" office:value-type="float" office:value="1125" calcext:value-type="float">
            <text:p>1125</text:p>
          </table:table-cell>
        </table:table-row>
        <table:table-row table:style-name="ro1">
          <table:table-cell/>
          <table:table-cell table:number-columns-repeated="2" office:value-type="float" office:value="1126" calcext:value-type="float">
            <text:p>1126</text:p>
          </table:table-cell>
        </table:table-row>
        <table:table-row table:style-name="ro1">
          <table:table-cell/>
          <table:table-cell table:number-columns-repeated="2" office:value-type="float" office:value="1127" calcext:value-type="float">
            <text:p>1127</text:p>
          </table:table-cell>
        </table:table-row>
        <table:table-row table:style-name="ro1">
          <table:table-cell/>
          <table:table-cell table:number-columns-repeated="2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number-columns-repeated="2" office:value-type="float" office:value="1129" calcext:value-type="float">
            <text:p>1129</text:p>
          </table:table-cell>
        </table:table-row>
        <table:table-row table:style-name="ro1">
          <table:table-cell/>
          <table:table-cell table:number-columns-repeated="2" office:value-type="float" office:value="1130" calcext:value-type="float">
            <text:p>1130</text:p>
          </table:table-cell>
        </table:table-row>
        <table:table-row table:style-name="ro1">
          <table:table-cell/>
          <table:table-cell table:number-columns-repeated="2" office:value-type="float" office:value="1131" calcext:value-type="float">
            <text:p>1131</text:p>
          </table:table-cell>
        </table:table-row>
        <table:table-row table:style-name="ro1">
          <table:table-cell/>
          <table:table-cell table:number-columns-repeated="2" office:value-type="float" office:value="1132" calcext:value-type="float">
            <text:p>1132</text:p>
          </table:table-cell>
        </table:table-row>
        <table:table-row table:style-name="ro1">
          <table:table-cell/>
          <table:table-cell table:number-columns-repeated="2" office:value-type="float" office:value="1133" calcext:value-type="float">
            <text:p>1133</text:p>
          </table:table-cell>
        </table:table-row>
        <table:table-row table:style-name="ro1">
          <table:table-cell/>
          <table:table-cell table:number-columns-repeated="2" office:value-type="float" office:value="1134" calcext:value-type="float">
            <text:p>1134</text:p>
          </table:table-cell>
        </table:table-row>
        <table:table-row table:style-name="ro1">
          <table:table-cell/>
          <table:table-cell table:number-columns-repeated="2" office:value-type="float" office:value="1135" calcext:value-type="float">
            <text:p>1135</text:p>
          </table:table-cell>
        </table:table-row>
        <table:table-row table:style-name="ro1">
          <table:table-cell/>
          <table:table-cell table:number-columns-repeated="2" office:value-type="float" office:value="1136" calcext:value-type="float">
            <text:p>1136</text:p>
          </table:table-cell>
        </table:table-row>
        <table:table-row table:style-name="ro1">
          <table:table-cell/>
          <table:table-cell table:number-columns-repeated="2" office:value-type="float" office:value="1137" calcext:value-type="float">
            <text:p>1137</text:p>
          </table:table-cell>
        </table:table-row>
        <table:table-row table:style-name="ro1">
          <table:table-cell/>
          <table:table-cell table:number-columns-repeated="2" office:value-type="float" office:value="1138" calcext:value-type="float">
            <text:p>1138</text:p>
          </table:table-cell>
        </table:table-row>
        <table:table-row table:style-name="ro1">
          <table:table-cell/>
          <table:table-cell table:number-columns-repeated="2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number-columns-repeated="2" office:value-type="float" office:value="1140" calcext:value-type="float">
            <text:p>1140</text:p>
          </table:table-cell>
        </table:table-row>
        <table:table-row table:style-name="ro1">
          <table:table-cell/>
          <table:table-cell table:number-columns-repeated="2" office:value-type="float" office:value="1141" calcext:value-type="float">
            <text:p>1141</text:p>
          </table:table-cell>
        </table:table-row>
        <table:table-row table:style-name="ro1">
          <table:table-cell/>
          <table:table-cell table:number-columns-repeated="2" office:value-type="float" office:value="1142" calcext:value-type="float">
            <text:p>1142</text:p>
          </table:table-cell>
        </table:table-row>
        <table:table-row table:style-name="ro1">
          <table:table-cell/>
          <table:table-cell table:number-columns-repeated="2" office:value-type="float" office:value="1143" calcext:value-type="float">
            <text:p>1143</text:p>
          </table:table-cell>
        </table:table-row>
        <table:table-row table:style-name="ro1">
          <table:table-cell/>
          <table:table-cell table:number-columns-repeated="2" office:value-type="float" office:value="1144" calcext:value-type="float">
            <text:p>1144</text:p>
          </table:table-cell>
        </table:table-row>
        <table:table-row table:style-name="ro1">
          <table:table-cell/>
          <table:table-cell table:number-columns-repeated="2" office:value-type="float" office:value="1145" calcext:value-type="float">
            <text:p>1145</text:p>
          </table:table-cell>
        </table:table-row>
        <table:table-row table:style-name="ro1">
          <table:table-cell/>
          <table:table-cell table:number-columns-repeated="2" office:value-type="float" office:value="1146" calcext:value-type="float">
            <text:p>1146</text:p>
          </table:table-cell>
        </table:table-row>
        <table:table-row table:style-name="ro1">
          <table:table-cell/>
          <table:table-cell table:number-columns-repeated="2" office:value-type="float" office:value="1147" calcext:value-type="float">
            <text:p>1147</text:p>
          </table:table-cell>
        </table:table-row>
        <table:table-row table:style-name="ro1">
          <table:table-cell/>
          <table:table-cell table:number-columns-repeated="2" office:value-type="float" office:value="1148" calcext:value-type="float">
            <text:p>1148</text:p>
          </table:table-cell>
        </table:table-row>
        <table:table-row table:style-name="ro1">
          <table:table-cell/>
          <table:table-cell table:number-columns-repeated="2" office:value-type="float" office:value="1149" calcext:value-type="float">
            <text:p>1149</text:p>
          </table:table-cell>
        </table:table-row>
        <table:table-row table:style-name="ro1">
          <table:table-cell/>
          <table:table-cell table:number-columns-repeated="2" office:value-type="float" office:value="1150" calcext:value-type="float">
            <text:p>1150</text:p>
          </table:table-cell>
        </table:table-row>
        <table:table-row table:style-name="ro1">
          <table:table-cell/>
          <table:table-cell table:number-columns-repeated="2" office:value-type="float" office:value="1151" calcext:value-type="float">
            <text:p>1151</text:p>
          </table:table-cell>
        </table:table-row>
        <table:table-row table:style-name="ro1">
          <table:table-cell/>
          <table:table-cell table:number-columns-repeated="2" office:value-type="float" office:value="1152" calcext:value-type="float">
            <text:p>1152</text:p>
          </table:table-cell>
        </table:table-row>
        <table:table-row table:style-name="ro1">
          <table:table-cell/>
          <table:table-cell table:number-columns-repeated="2" office:value-type="float" office:value="1153" calcext:value-type="float">
            <text:p>1153</text:p>
          </table:table-cell>
        </table:table-row>
        <table:table-row table:style-name="ro1">
          <table:table-cell/>
          <table:table-cell table:number-columns-repeated="2" office:value-type="float" office:value="1154" calcext:value-type="float">
            <text:p>1154</text:p>
          </table:table-cell>
        </table:table-row>
        <table:table-row table:style-name="ro1">
          <table:table-cell/>
          <table:table-cell table:number-columns-repeated="2" office:value-type="float" office:value="1155" calcext:value-type="float">
            <text:p>1155</text:p>
          </table:table-cell>
        </table:table-row>
        <table:table-row table:style-name="ro1">
          <table:table-cell/>
          <table:table-cell table:number-columns-repeated="2" office:value-type="float" office:value="1156" calcext:value-type="float">
            <text:p>1156</text:p>
          </table:table-cell>
        </table:table-row>
        <table:table-row table:style-name="ro1">
          <table:table-cell/>
          <table:table-cell table:number-columns-repeated="2" office:value-type="float" office:value="1157" calcext:value-type="float">
            <text:p>1157</text:p>
          </table:table-cell>
        </table:table-row>
        <table:table-row table:style-name="ro1">
          <table:table-cell/>
          <table:table-cell table:number-columns-repeated="2" office:value-type="float" office:value="1158" calcext:value-type="float">
            <text:p>1158</text:p>
          </table:table-cell>
        </table:table-row>
        <table:table-row table:style-name="ro1">
          <table:table-cell/>
          <table:table-cell table:number-columns-repeated="2" office:value-type="float" office:value="1159" calcext:value-type="float">
            <text:p>1159</text:p>
          </table:table-cell>
        </table:table-row>
        <table:table-row table:style-name="ro1">
          <table:table-cell/>
          <table:table-cell table:number-columns-repeated="2" office:value-type="float" office:value="1160" calcext:value-type="float">
            <text:p>1160</text:p>
          </table:table-cell>
        </table:table-row>
        <table:table-row table:style-name="ro1">
          <table:table-cell/>
          <table:table-cell table:number-columns-repeated="2" office:value-type="float" office:value="1161" calcext:value-type="float">
            <text:p>1161</text:p>
          </table:table-cell>
        </table:table-row>
        <table:table-row table:style-name="ro1">
          <table:table-cell/>
          <table:table-cell table:number-columns-repeated="2" office:value-type="float" office:value="1162" calcext:value-type="float">
            <text:p>1162</text:p>
          </table:table-cell>
        </table:table-row>
        <table:table-row table:style-name="ro1">
          <table:table-cell/>
          <table:table-cell table:number-columns-repeated="2" office:value-type="float" office:value="1163" calcext:value-type="float">
            <text:p>1163</text:p>
          </table:table-cell>
        </table:table-row>
        <table:table-row table:style-name="ro1">
          <table:table-cell/>
          <table:table-cell table:number-columns-repeated="2" office:value-type="float" office:value="1164" calcext:value-type="float">
            <text:p>1164</text:p>
          </table:table-cell>
        </table:table-row>
        <table:table-row table:style-name="ro1">
          <table:table-cell/>
          <table:table-cell table:number-columns-repeated="2" office:value-type="float" office:value="1165" calcext:value-type="float">
            <text:p>1165</text:p>
          </table:table-cell>
        </table:table-row>
        <table:table-row table:style-name="ro1">
          <table:table-cell/>
          <table:table-cell table:number-columns-repeated="2" office:value-type="float" office:value="1166" calcext:value-type="float">
            <text:p>1166</text:p>
          </table:table-cell>
        </table:table-row>
        <table:table-row table:style-name="ro1">
          <table:table-cell/>
          <table:table-cell table:number-columns-repeated="2" office:value-type="float" office:value="1167" calcext:value-type="float">
            <text:p>1167</text:p>
          </table:table-cell>
        </table:table-row>
        <table:table-row table:style-name="ro1">
          <table:table-cell/>
          <table:table-cell table:number-columns-repeated="2" office:value-type="float" office:value="1168" calcext:value-type="float">
            <text:p>1168</text:p>
          </table:table-cell>
        </table:table-row>
        <table:table-row table:style-name="ro1">
          <table:table-cell/>
          <table:table-cell table:number-columns-repeated="2" office:value-type="float" office:value="1169" calcext:value-type="float">
            <text:p>1169</text:p>
          </table:table-cell>
        </table:table-row>
        <table:table-row table:style-name="ro1">
          <table:table-cell/>
          <table:table-cell table:number-columns-repeated="2" office:value-type="float" office:value="1170" calcext:value-type="float">
            <text:p>1170</text:p>
          </table:table-cell>
        </table:table-row>
        <table:table-row table:style-name="ro1">
          <table:table-cell/>
          <table:table-cell table:number-columns-repeated="2" office:value-type="float" office:value="1171" calcext:value-type="float">
            <text:p>1171</text:p>
          </table:table-cell>
        </table:table-row>
        <table:table-row table:style-name="ro1">
          <table:table-cell/>
          <table:table-cell table:number-columns-repeated="2" office:value-type="float" office:value="1172" calcext:value-type="float">
            <text:p>1172</text:p>
          </table:table-cell>
        </table:table-row>
        <table:table-row table:style-name="ro1">
          <table:table-cell/>
          <table:table-cell table:number-columns-repeated="2" office:value-type="float" office:value="1173" calcext:value-type="float">
            <text:p>1173</text:p>
          </table:table-cell>
        </table:table-row>
        <table:table-row table:style-name="ro1">
          <table:table-cell/>
          <table:table-cell table:number-columns-repeated="2" office:value-type="float" office:value="1174" calcext:value-type="float">
            <text:p>1174</text:p>
          </table:table-cell>
        </table:table-row>
        <table:table-row table:style-name="ro1">
          <table:table-cell/>
          <table:table-cell table:number-columns-repeated="2" office:value-type="float" office:value="1175" calcext:value-type="float">
            <text:p>1175</text:p>
          </table:table-cell>
        </table:table-row>
        <table:table-row table:style-name="ro1">
          <table:table-cell/>
          <table:table-cell table:number-columns-repeated="2" office:value-type="float" office:value="1176" calcext:value-type="float">
            <text:p>1176</text:p>
          </table:table-cell>
        </table:table-row>
        <table:table-row table:style-name="ro1">
          <table:table-cell/>
          <table:table-cell table:number-columns-repeated="2" office:value-type="float" office:value="1177" calcext:value-type="float">
            <text:p>1177</text:p>
          </table:table-cell>
        </table:table-row>
        <table:table-row table:style-name="ro1">
          <table:table-cell/>
          <table:table-cell table:number-columns-repeated="2" office:value-type="float" office:value="1178" calcext:value-type="float">
            <text:p>1178</text:p>
          </table:table-cell>
        </table:table-row>
        <table:table-row table:style-name="ro1">
          <table:table-cell/>
          <table:table-cell table:number-columns-repeated="2" office:value-type="float" office:value="1179" calcext:value-type="float">
            <text:p>1179</text:p>
          </table:table-cell>
        </table:table-row>
        <table:table-row table:style-name="ro1">
          <table:table-cell/>
          <table:table-cell table:number-columns-repeated="2" office:value-type="float" office:value="1180" calcext:value-type="float">
            <text:p>1180</text:p>
          </table:table-cell>
        </table:table-row>
        <table:table-row table:style-name="ro1">
          <table:table-cell/>
          <table:table-cell table:number-columns-repeated="2" office:value-type="float" office:value="1181" calcext:value-type="float">
            <text:p>1181</text:p>
          </table:table-cell>
        </table:table-row>
        <table:table-row table:style-name="ro1">
          <table:table-cell/>
          <table:table-cell table:number-columns-repeated="2" office:value-type="float" office:value="1182" calcext:value-type="float">
            <text:p>1182</text:p>
          </table:table-cell>
        </table:table-row>
        <table:table-row table:style-name="ro1">
          <table:table-cell/>
          <table:table-cell table:number-columns-repeated="2" office:value-type="float" office:value="1183" calcext:value-type="float">
            <text:p>1183</text:p>
          </table:table-cell>
        </table:table-row>
        <table:table-row table:style-name="ro1">
          <table:table-cell/>
          <table:table-cell table:number-columns-repeated="2" office:value-type="float" office:value="1184" calcext:value-type="float">
            <text:p>1184</text:p>
          </table:table-cell>
        </table:table-row>
        <table:table-row table:style-name="ro1">
          <table:table-cell/>
          <table:table-cell table:number-columns-repeated="2" office:value-type="float" office:value="1185" calcext:value-type="float">
            <text:p>1185</text:p>
          </table:table-cell>
        </table:table-row>
        <table:table-row table:style-name="ro1">
          <table:table-cell/>
          <table:table-cell table:number-columns-repeated="2" office:value-type="float" office:value="1186" calcext:value-type="float">
            <text:p>1186</text:p>
          </table:table-cell>
        </table:table-row>
        <table:table-row table:style-name="ro1">
          <table:table-cell/>
          <table:table-cell table:number-columns-repeated="2" office:value-type="float" office:value="1187" calcext:value-type="float">
            <text:p>1187</text:p>
          </table:table-cell>
        </table:table-row>
        <table:table-row table:style-name="ro1">
          <table:table-cell/>
          <table:table-cell table:number-columns-repeated="2" office:value-type="float" office:value="1188" calcext:value-type="float">
            <text:p>1188</text:p>
          </table:table-cell>
        </table:table-row>
        <table:table-row table:style-name="ro1">
          <table:table-cell/>
          <table:table-cell table:number-columns-repeated="2" office:value-type="float" office:value="1189" calcext:value-type="float">
            <text:p>1189</text:p>
          </table:table-cell>
        </table:table-row>
        <table:table-row table:style-name="ro1">
          <table:table-cell/>
          <table:table-cell table:number-columns-repeated="2" office:value-type="float" office:value="1190" calcext:value-type="float">
            <text:p>1190</text:p>
          </table:table-cell>
        </table:table-row>
        <table:table-row table:style-name="ro1">
          <table:table-cell/>
          <table:table-cell table:number-columns-repeated="2" office:value-type="float" office:value="1191" calcext:value-type="float">
            <text:p>1191</text:p>
          </table:table-cell>
        </table:table-row>
        <table:table-row table:style-name="ro1">
          <table:table-cell/>
          <table:table-cell table:number-columns-repeated="2" office:value-type="float" office:value="1192" calcext:value-type="float">
            <text:p>1192</text:p>
          </table:table-cell>
        </table:table-row>
        <table:table-row table:style-name="ro1">
          <table:table-cell/>
          <table:table-cell table:number-columns-repeated="2" office:value-type="float" office:value="1193" calcext:value-type="float">
            <text:p>1193</text:p>
          </table:table-cell>
        </table:table-row>
        <table:table-row table:style-name="ro1">
          <table:table-cell/>
          <table:table-cell table:number-columns-repeated="2" office:value-type="float" office:value="1194" calcext:value-type="float">
            <text:p>1194</text:p>
          </table:table-cell>
        </table:table-row>
        <table:table-row table:style-name="ro1">
          <table:table-cell/>
          <table:table-cell table:number-columns-repeated="2" office:value-type="float" office:value="1195" calcext:value-type="float">
            <text:p>1195</text:p>
          </table:table-cell>
        </table:table-row>
        <table:table-row table:style-name="ro1">
          <table:table-cell/>
          <table:table-cell table:number-columns-repeated="2" office:value-type="float" office:value="1196" calcext:value-type="float">
            <text:p>1196</text:p>
          </table:table-cell>
        </table:table-row>
        <table:table-row table:style-name="ro1">
          <table:table-cell/>
          <table:table-cell table:number-columns-repeated="2" office:value-type="float" office:value="1197" calcext:value-type="float">
            <text:p>1197</text:p>
          </table:table-cell>
        </table:table-row>
        <table:table-row table:style-name="ro1">
          <table:table-cell/>
          <table:table-cell table:number-columns-repeated="2" office:value-type="float" office:value="1198" calcext:value-type="float">
            <text:p>1198</text:p>
          </table:table-cell>
        </table:table-row>
        <table:table-row table:style-name="ro1">
          <table:table-cell/>
          <table:table-cell table:number-columns-repeated="2" office:value-type="float" office:value="1199" calcext:value-type="float">
            <text:p>1199</text:p>
          </table:table-cell>
        </table:table-row>
        <table:table-row table:style-name="ro1">
          <table:table-cell/>
          <table:table-cell table:number-columns-repeated="2" office:value-type="float" office:value="1200" calcext:value-type="float">
            <text:p>1200</text:p>
          </table:table-cell>
        </table:table-row>
        <table:table-row table:style-name="ro1">
          <table:table-cell/>
          <table:table-cell table:number-columns-repeated="2" office:value-type="float" office:value="1201" calcext:value-type="float">
            <text:p>1201</text:p>
          </table:table-cell>
        </table:table-row>
        <table:table-row table:style-name="ro1">
          <table:table-cell/>
          <table:table-cell table:number-columns-repeated="2" office:value-type="float" office:value="1202" calcext:value-type="float">
            <text:p>1202</text:p>
          </table:table-cell>
        </table:table-row>
        <table:table-row table:style-name="ro1">
          <table:table-cell/>
          <table:table-cell table:number-columns-repeated="2" office:value-type="float" office:value="1203" calcext:value-type="float">
            <text:p>1203</text:p>
          </table:table-cell>
        </table:table-row>
        <table:table-row table:style-name="ro1">
          <table:table-cell/>
          <table:table-cell table:number-columns-repeated="2" office:value-type="float" office:value="1204" calcext:value-type="float">
            <text:p>1204</text:p>
          </table:table-cell>
        </table:table-row>
        <table:table-row table:style-name="ro1">
          <table:table-cell/>
          <table:table-cell table:number-columns-repeated="2" office:value-type="float" office:value="1205" calcext:value-type="float">
            <text:p>1205</text:p>
          </table:table-cell>
        </table:table-row>
        <table:table-row table:style-name="ro1">
          <table:table-cell/>
          <table:table-cell table:number-columns-repeated="2" office:value-type="float" office:value="1206" calcext:value-type="float">
            <text:p>1206</text:p>
          </table:table-cell>
        </table:table-row>
        <table:table-row table:style-name="ro1">
          <table:table-cell/>
          <table:table-cell table:number-columns-repeated="2" office:value-type="float" office:value="1207" calcext:value-type="float">
            <text:p>1207</text:p>
          </table:table-cell>
        </table:table-row>
        <table:table-row table:style-name="ro1">
          <table:table-cell/>
          <table:table-cell table:number-columns-repeated="2" office:value-type="float" office:value="1208" calcext:value-type="float">
            <text:p>1208</text:p>
          </table:table-cell>
        </table:table-row>
        <table:table-row table:style-name="ro1">
          <table:table-cell/>
          <table:table-cell table:number-columns-repeated="2" office:value-type="float" office:value="1209" calcext:value-type="float">
            <text:p>1209</text:p>
          </table:table-cell>
        </table:table-row>
        <table:table-row table:style-name="ro1">
          <table:table-cell/>
          <table:table-cell table:number-columns-repeated="2" office:value-type="float" office:value="1210" calcext:value-type="float">
            <text:p>1210</text:p>
          </table:table-cell>
        </table:table-row>
        <table:table-row table:style-name="ro1">
          <table:table-cell/>
          <table:table-cell table:number-columns-repeated="2" office:value-type="float" office:value="1211" calcext:value-type="float">
            <text:p>1211</text:p>
          </table:table-cell>
        </table:table-row>
        <table:table-row table:style-name="ro1">
          <table:table-cell/>
          <table:table-cell table:number-columns-repeated="2" office:value-type="float" office:value="1212" calcext:value-type="float">
            <text:p>1212</text:p>
          </table:table-cell>
        </table:table-row>
        <table:table-row table:style-name="ro1">
          <table:table-cell/>
          <table:table-cell table:number-columns-repeated="2" office:value-type="float" office:value="1213" calcext:value-type="float">
            <text:p>1213</text:p>
          </table:table-cell>
        </table:table-row>
        <table:table-row table:style-name="ro1">
          <table:table-cell/>
          <table:table-cell table:number-columns-repeated="2" office:value-type="float" office:value="1214" calcext:value-type="float">
            <text:p>1214</text:p>
          </table:table-cell>
        </table:table-row>
        <table:table-row table:style-name="ro1">
          <table:table-cell/>
          <table:table-cell table:number-columns-repeated="2" office:value-type="float" office:value="1215" calcext:value-type="float">
            <text:p>1215</text:p>
          </table:table-cell>
        </table:table-row>
        <table:table-row table:style-name="ro1">
          <table:table-cell/>
          <table:table-cell table:number-columns-repeated="2" office:value-type="float" office:value="1216" calcext:value-type="float">
            <text:p>1216</text:p>
          </table:table-cell>
        </table:table-row>
        <table:table-row table:style-name="ro1">
          <table:table-cell/>
          <table:table-cell table:number-columns-repeated="2" office:value-type="float" office:value="1217" calcext:value-type="float">
            <text:p>1217</text:p>
          </table:table-cell>
        </table:table-row>
        <table:table-row table:style-name="ro1">
          <table:table-cell/>
          <table:table-cell table:number-columns-repeated="2" office:value-type="float" office:value="1218" calcext:value-type="float">
            <text:p>1218</text:p>
          </table:table-cell>
        </table:table-row>
        <table:table-row table:style-name="ro1">
          <table:table-cell/>
          <table:table-cell table:number-columns-repeated="2" office:value-type="float" office:value="1219" calcext:value-type="float">
            <text:p>1219</text:p>
          </table:table-cell>
        </table:table-row>
        <table:table-row table:style-name="ro1">
          <table:table-cell/>
          <table:table-cell table:number-columns-repeated="2" office:value-type="float" office:value="1220" calcext:value-type="float">
            <text:p>1220</text:p>
          </table:table-cell>
        </table:table-row>
        <table:table-row table:style-name="ro1">
          <table:table-cell/>
          <table:table-cell table:number-columns-repeated="2" office:value-type="float" office:value="1221" calcext:value-type="float">
            <text:p>1221</text:p>
          </table:table-cell>
        </table:table-row>
        <table:table-row table:style-name="ro1">
          <table:table-cell/>
          <table:table-cell table:number-columns-repeated="2" office:value-type="float" office:value="1222" calcext:value-type="float">
            <text:p>1222</text:p>
          </table:table-cell>
        </table:table-row>
        <table:table-row table:style-name="ro1">
          <table:table-cell/>
          <table:table-cell table:number-columns-repeated="2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number-columns-repeated="2" office:value-type="float" office:value="1224" calcext:value-type="float">
            <text:p>1224</text:p>
          </table:table-cell>
        </table:table-row>
        <table:table-row table:style-name="ro1">
          <table:table-cell/>
          <table:table-cell table:number-columns-repeated="2" office:value-type="float" office:value="1225" calcext:value-type="float">
            <text:p>1225</text:p>
          </table:table-cell>
        </table:table-row>
        <table:table-row table:style-name="ro1">
          <table:table-cell/>
          <table:table-cell table:number-columns-repeated="2" office:value-type="float" office:value="1226" calcext:value-type="float">
            <text:p>1226</text:p>
          </table:table-cell>
        </table:table-row>
        <table:table-row table:style-name="ro1">
          <table:table-cell/>
          <table:table-cell table:number-columns-repeated="2" office:value-type="float" office:value="1227" calcext:value-type="float">
            <text:p>1227</text:p>
          </table:table-cell>
        </table:table-row>
        <table:table-row table:style-name="ro1">
          <table:table-cell/>
          <table:table-cell table:number-columns-repeated="2" office:value-type="float" office:value="1228" calcext:value-type="float">
            <text:p>1228</text:p>
          </table:table-cell>
        </table:table-row>
        <table:table-row table:style-name="ro1">
          <table:table-cell/>
          <table:table-cell table:number-columns-repeated="2" office:value-type="float" office:value="1229" calcext:value-type="float">
            <text:p>1229</text:p>
          </table:table-cell>
        </table:table-row>
        <table:table-row table:style-name="ro1">
          <table:table-cell/>
          <table:table-cell table:number-columns-repeated="2" office:value-type="float" office:value="1230" calcext:value-type="float">
            <text:p>1230</text:p>
          </table:table-cell>
        </table:table-row>
        <table:table-row table:style-name="ro1">
          <table:table-cell/>
          <table:table-cell table:number-columns-repeated="2" office:value-type="float" office:value="1231" calcext:value-type="float">
            <text:p>1231</text:p>
          </table:table-cell>
        </table:table-row>
        <table:table-row table:style-name="ro1">
          <table:table-cell/>
          <table:table-cell table:number-columns-repeated="2" office:value-type="float" office:value="1232" calcext:value-type="float">
            <text:p>1232</text:p>
          </table:table-cell>
        </table:table-row>
        <table:table-row table:style-name="ro1">
          <table:table-cell/>
          <table:table-cell table:number-columns-repeated="2" office:value-type="float" office:value="1233" calcext:value-type="float">
            <text:p>1233</text:p>
          </table:table-cell>
        </table:table-row>
        <table:table-row table:style-name="ro1">
          <table:table-cell/>
          <table:table-cell table:number-columns-repeated="2" office:value-type="float" office:value="1234" calcext:value-type="float">
            <text:p>1234</text:p>
          </table:table-cell>
        </table:table-row>
        <table:table-row table:style-name="ro1">
          <table:table-cell/>
          <table:table-cell table:number-columns-repeated="2" office:value-type="float" office:value="1235" calcext:value-type="float">
            <text:p>1235</text:p>
          </table:table-cell>
        </table:table-row>
        <table:table-row table:style-name="ro1">
          <table:table-cell/>
          <table:table-cell table:number-columns-repeated="2" office:value-type="float" office:value="1236" calcext:value-type="float">
            <text:p>1236</text:p>
          </table:table-cell>
        </table:table-row>
        <table:table-row table:style-name="ro1">
          <table:table-cell/>
          <table:table-cell table:number-columns-repeated="2" office:value-type="float" office:value="1237" calcext:value-type="float">
            <text:p>1237</text:p>
          </table:table-cell>
        </table:table-row>
        <table:table-row table:style-name="ro1">
          <table:table-cell/>
          <table:table-cell table:number-columns-repeated="2" office:value-type="float" office:value="1238" calcext:value-type="float">
            <text:p>1238</text:p>
          </table:table-cell>
        </table:table-row>
        <table:table-row table:style-name="ro1">
          <table:table-cell/>
          <table:table-cell table:number-columns-repeated="2" office:value-type="float" office:value="1239" calcext:value-type="float">
            <text:p>1239</text:p>
          </table:table-cell>
        </table:table-row>
        <table:table-row table:style-name="ro1">
          <table:table-cell/>
          <table:table-cell table:number-columns-repeated="2" office:value-type="float" office:value="1240" calcext:value-type="float">
            <text:p>1240</text:p>
          </table:table-cell>
        </table:table-row>
        <table:table-row table:style-name="ro1">
          <table:table-cell/>
          <table:table-cell table:number-columns-repeated="2" office:value-type="float" office:value="1241" calcext:value-type="float">
            <text:p>1241</text:p>
          </table:table-cell>
        </table:table-row>
        <table:table-row table:style-name="ro1">
          <table:table-cell/>
          <table:table-cell table:number-columns-repeated="2" office:value-type="float" office:value="1242" calcext:value-type="float">
            <text:p>1242</text:p>
          </table:table-cell>
        </table:table-row>
        <table:table-row table:style-name="ro1">
          <table:table-cell/>
          <table:table-cell table:number-columns-repeated="2" office:value-type="float" office:value="1243" calcext:value-type="float">
            <text:p>1243</text:p>
          </table:table-cell>
        </table:table-row>
        <table:table-row table:style-name="ro1">
          <table:table-cell/>
          <table:table-cell table:number-columns-repeated="2" office:value-type="float" office:value="1244" calcext:value-type="float">
            <text:p>1244</text:p>
          </table:table-cell>
        </table:table-row>
        <table:table-row table:style-name="ro1">
          <table:table-cell/>
          <table:table-cell table:number-columns-repeated="2" office:value-type="float" office:value="1245" calcext:value-type="float">
            <text:p>1245</text:p>
          </table:table-cell>
        </table:table-row>
        <table:table-row table:style-name="ro1">
          <table:table-cell/>
          <table:table-cell table:number-columns-repeated="2" office:value-type="float" office:value="1246" calcext:value-type="float">
            <text:p>1246</text:p>
          </table:table-cell>
        </table:table-row>
        <table:table-row table:style-name="ro1">
          <table:table-cell/>
          <table:table-cell table:number-columns-repeated="2" office:value-type="float" office:value="1247" calcext:value-type="float">
            <text:p>1247</text:p>
          </table:table-cell>
        </table:table-row>
        <table:table-row table:style-name="ro1">
          <table:table-cell/>
          <table:table-cell table:number-columns-repeated="2" office:value-type="float" office:value="1248" calcext:value-type="float">
            <text:p>1248</text:p>
          </table:table-cell>
        </table:table-row>
        <table:table-row table:style-name="ro1">
          <table:table-cell/>
          <table:table-cell table:number-columns-repeated="2" office:value-type="float" office:value="1249" calcext:value-type="float">
            <text:p>1249</text:p>
          </table:table-cell>
        </table:table-row>
        <table:table-row table:style-name="ro1">
          <table:table-cell/>
          <table:table-cell table:number-columns-repeated="2" office:value-type="float" office:value="1250" calcext:value-type="float">
            <text:p>1250</text:p>
          </table:table-cell>
        </table:table-row>
        <table:table-row table:style-name="ro1">
          <table:table-cell/>
          <table:table-cell table:number-columns-repeated="2" office:value-type="float" office:value="1251" calcext:value-type="float">
            <text:p>1251</text:p>
          </table:table-cell>
        </table:table-row>
        <table:table-row table:style-name="ro1">
          <table:table-cell/>
          <table:table-cell table:number-columns-repeated="2" office:value-type="float" office:value="1252" calcext:value-type="float">
            <text:p>1252</text:p>
          </table:table-cell>
        </table:table-row>
        <table:table-row table:style-name="ro1">
          <table:table-cell/>
          <table:table-cell table:number-columns-repeated="2" office:value-type="float" office:value="1253" calcext:value-type="float">
            <text:p>1253</text:p>
          </table:table-cell>
        </table:table-row>
        <table:table-row table:style-name="ro1">
          <table:table-cell/>
          <table:table-cell table:number-columns-repeated="2" office:value-type="float" office:value="1254" calcext:value-type="float">
            <text:p>1254</text:p>
          </table:table-cell>
        </table:table-row>
        <table:table-row table:style-name="ro1">
          <table:table-cell/>
          <table:table-cell table:number-columns-repeated="2" office:value-type="float" office:value="1255" calcext:value-type="float">
            <text:p>1255</text:p>
          </table:table-cell>
        </table:table-row>
        <table:table-row table:style-name="ro1">
          <table:table-cell/>
          <table:table-cell table:number-columns-repeated="2" office:value-type="float" office:value="1256" calcext:value-type="float">
            <text:p>1256</text:p>
          </table:table-cell>
        </table:table-row>
        <table:table-row table:style-name="ro1">
          <table:table-cell/>
          <table:table-cell table:number-columns-repeated="2" office:value-type="float" office:value="1257" calcext:value-type="float">
            <text:p>1257</text:p>
          </table:table-cell>
        </table:table-row>
        <table:table-row table:style-name="ro1">
          <table:table-cell/>
          <table:table-cell table:number-columns-repeated="2" office:value-type="float" office:value="1258" calcext:value-type="float">
            <text:p>1258</text:p>
          </table:table-cell>
        </table:table-row>
        <table:table-row table:style-name="ro1">
          <table:table-cell/>
          <table:table-cell table:number-columns-repeated="2" office:value-type="float" office:value="1259" calcext:value-type="float">
            <text:p>1259</text:p>
          </table:table-cell>
        </table:table-row>
        <table:table-row table:style-name="ro1">
          <table:table-cell/>
          <table:table-cell table:number-columns-repeated="2" office:value-type="float" office:value="1260" calcext:value-type="float">
            <text:p>1260</text:p>
          </table:table-cell>
        </table:table-row>
        <table:table-row table:style-name="ro1">
          <table:table-cell/>
          <table:table-cell table:number-columns-repeated="2" office:value-type="float" office:value="1261" calcext:value-type="float">
            <text:p>1261</text:p>
          </table:table-cell>
        </table:table-row>
        <table:table-row table:style-name="ro1">
          <table:table-cell/>
          <table:table-cell table:number-columns-repeated="2" office:value-type="float" office:value="1262" calcext:value-type="float">
            <text:p>1262</text:p>
          </table:table-cell>
        </table:table-row>
        <table:table-row table:style-name="ro1">
          <table:table-cell/>
          <table:table-cell table:number-columns-repeated="2" office:value-type="float" office:value="1263" calcext:value-type="float">
            <text:p>1263</text:p>
          </table:table-cell>
        </table:table-row>
        <table:table-row table:style-name="ro1">
          <table:table-cell/>
          <table:table-cell table:number-columns-repeated="2" office:value-type="float" office:value="1264" calcext:value-type="float">
            <text:p>1264</text:p>
          </table:table-cell>
        </table:table-row>
        <table:table-row table:style-name="ro1">
          <table:table-cell/>
          <table:table-cell table:number-columns-repeated="2" office:value-type="float" office:value="1265" calcext:value-type="float">
            <text:p>1265</text:p>
          </table:table-cell>
        </table:table-row>
        <table:table-row table:style-name="ro1">
          <table:table-cell/>
          <table:table-cell table:number-columns-repeated="2" office:value-type="float" office:value="1266" calcext:value-type="float">
            <text:p>1266</text:p>
          </table:table-cell>
        </table:table-row>
        <table:table-row table:style-name="ro1">
          <table:table-cell/>
          <table:table-cell table:number-columns-repeated="2" office:value-type="float" office:value="1267" calcext:value-type="float">
            <text:p>1267</text:p>
          </table:table-cell>
        </table:table-row>
        <table:table-row table:style-name="ro1">
          <table:table-cell/>
          <table:table-cell table:number-columns-repeated="2" office:value-type="float" office:value="1268" calcext:value-type="float">
            <text:p>1268</text:p>
          </table:table-cell>
        </table:table-row>
        <table:table-row table:style-name="ro1">
          <table:table-cell/>
          <table:table-cell table:number-columns-repeated="2" office:value-type="float" office:value="1269" calcext:value-type="float">
            <text:p>1269</text:p>
          </table:table-cell>
        </table:table-row>
        <table:table-row table:style-name="ro1">
          <table:table-cell/>
          <table:table-cell table:number-columns-repeated="2" office:value-type="float" office:value="1270" calcext:value-type="float">
            <text:p>1270</text:p>
          </table:table-cell>
        </table:table-row>
        <table:table-row table:style-name="ro1">
          <table:table-cell/>
          <table:table-cell table:number-columns-repeated="2" office:value-type="float" office:value="1271" calcext:value-type="float">
            <text:p>1271</text:p>
          </table:table-cell>
        </table:table-row>
        <table:table-row table:style-name="ro1">
          <table:table-cell/>
          <table:table-cell table:number-columns-repeated="2" office:value-type="float" office:value="1272" calcext:value-type="float">
            <text:p>1272</text:p>
          </table:table-cell>
        </table:table-row>
        <table:table-row table:style-name="ro1">
          <table:table-cell/>
          <table:table-cell table:number-columns-repeated="2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number-columns-repeated="2" office:value-type="float" office:value="1274" calcext:value-type="float">
            <text:p>1274</text:p>
          </table:table-cell>
        </table:table-row>
        <table:table-row table:style-name="ro1">
          <table:table-cell/>
          <table:table-cell table:number-columns-repeated="2" office:value-type="float" office:value="1275" calcext:value-type="float">
            <text:p>1275</text:p>
          </table:table-cell>
        </table:table-row>
        <table:table-row table:style-name="ro1">
          <table:table-cell/>
          <table:table-cell table:number-columns-repeated="2" office:value-type="float" office:value="1276" calcext:value-type="float">
            <text:p>1276</text:p>
          </table:table-cell>
        </table:table-row>
        <table:table-row table:style-name="ro1">
          <table:table-cell/>
          <table:table-cell table:number-columns-repeated="2" office:value-type="float" office:value="1277" calcext:value-type="float">
            <text:p>1277</text:p>
          </table:table-cell>
        </table:table-row>
        <table:table-row table:style-name="ro1">
          <table:table-cell/>
          <table:table-cell table:number-columns-repeated="2" office:value-type="float" office:value="1278" calcext:value-type="float">
            <text:p>1278</text:p>
          </table:table-cell>
        </table:table-row>
        <table:table-row table:style-name="ro1">
          <table:table-cell/>
          <table:table-cell table:number-columns-repeated="2" office:value-type="float" office:value="1279" calcext:value-type="float">
            <text:p>1279</text:p>
          </table:table-cell>
        </table:table-row>
        <table:table-row table:style-name="ro1">
          <table:table-cell/>
          <table:table-cell table:number-columns-repeated="2" office:value-type="float" office:value="1280" calcext:value-type="float">
            <text:p>1280</text:p>
          </table:table-cell>
        </table:table-row>
        <table:table-row table:style-name="ro1">
          <table:table-cell/>
          <table:table-cell table:number-columns-repeated="2" office:value-type="float" office:value="1281" calcext:value-type="float">
            <text:p>1281</text:p>
          </table:table-cell>
        </table:table-row>
        <table:table-row table:style-name="ro1">
          <table:table-cell/>
          <table:table-cell table:number-columns-repeated="2" office:value-type="float" office:value="1282" calcext:value-type="float">
            <text:p>1282</text:p>
          </table:table-cell>
        </table:table-row>
        <table:table-row table:style-name="ro1">
          <table:table-cell/>
          <table:table-cell table:number-columns-repeated="2" office:value-type="float" office:value="1283" calcext:value-type="float">
            <text:p>1283</text:p>
          </table:table-cell>
        </table:table-row>
        <table:table-row table:style-name="ro1">
          <table:table-cell/>
          <table:table-cell table:number-columns-repeated="2" office:value-type="float" office:value="1284" calcext:value-type="float">
            <text:p>1284</text:p>
          </table:table-cell>
        </table:table-row>
        <table:table-row table:style-name="ro1">
          <table:table-cell/>
          <table:table-cell table:number-columns-repeated="2" office:value-type="float" office:value="1285" calcext:value-type="float">
            <text:p>1285</text:p>
          </table:table-cell>
        </table:table-row>
        <table:table-row table:style-name="ro1">
          <table:table-cell/>
          <table:table-cell table:number-columns-repeated="2" office:value-type="float" office:value="1286" calcext:value-type="float">
            <text:p>1286</text:p>
          </table:table-cell>
        </table:table-row>
        <table:table-row table:style-name="ro1">
          <table:table-cell/>
          <table:table-cell table:number-columns-repeated="2" office:value-type="float" office:value="1287" calcext:value-type="float">
            <text:p>1287</text:p>
          </table:table-cell>
        </table:table-row>
        <table:table-row table:style-name="ro1">
          <table:table-cell/>
          <table:table-cell table:number-columns-repeated="2" office:value-type="float" office:value="1288" calcext:value-type="float">
            <text:p>1288</text:p>
          </table:table-cell>
        </table:table-row>
        <table:table-row table:style-name="ro1">
          <table:table-cell/>
          <table:table-cell table:number-columns-repeated="2" office:value-type="float" office:value="1289" calcext:value-type="float">
            <text:p>1289</text:p>
          </table:table-cell>
        </table:table-row>
        <table:table-row table:style-name="ro1">
          <table:table-cell/>
          <table:table-cell table:number-columns-repeated="2" office:value-type="float" office:value="1290" calcext:value-type="float">
            <text:p>1290</text:p>
          </table:table-cell>
        </table:table-row>
        <table:table-row table:style-name="ro1">
          <table:table-cell/>
          <table:table-cell table:number-columns-repeated="2" office:value-type="float" office:value="1291" calcext:value-type="float">
            <text:p>1291</text:p>
          </table:table-cell>
        </table:table-row>
        <table:table-row table:style-name="ro1">
          <table:table-cell/>
          <table:table-cell table:number-columns-repeated="2" office:value-type="float" office:value="1292" calcext:value-type="float">
            <text:p>1292</text:p>
          </table:table-cell>
        </table:table-row>
        <table:table-row table:style-name="ro1">
          <table:table-cell/>
          <table:table-cell table:number-columns-repeated="2" office:value-type="float" office:value="1293" calcext:value-type="float">
            <text:p>1293</text:p>
          </table:table-cell>
        </table:table-row>
        <table:table-row table:style-name="ro1">
          <table:table-cell/>
          <table:table-cell table:number-columns-repeated="2" office:value-type="float" office:value="1294" calcext:value-type="float">
            <text:p>1294</text:p>
          </table:table-cell>
        </table:table-row>
        <table:table-row table:style-name="ro1">
          <table:table-cell/>
          <table:table-cell table:number-columns-repeated="2" office:value-type="float" office:value="1295" calcext:value-type="float">
            <text:p>1295</text:p>
          </table:table-cell>
        </table:table-row>
        <table:table-row table:style-name="ro1">
          <table:table-cell/>
          <table:table-cell table:number-columns-repeated="2" office:value-type="float" office:value="1296" calcext:value-type="float">
            <text:p>1296</text:p>
          </table:table-cell>
        </table:table-row>
        <table:table-row table:style-name="ro1">
          <table:table-cell/>
          <table:table-cell table:number-columns-repeated="2" office:value-type="float" office:value="1297" calcext:value-type="float">
            <text:p>1297</text:p>
          </table:table-cell>
        </table:table-row>
        <table:table-row table:style-name="ro1">
          <table:table-cell/>
          <table:table-cell table:number-columns-repeated="2" office:value-type="float" office:value="1298" calcext:value-type="float">
            <text:p>1298</text:p>
          </table:table-cell>
        </table:table-row>
        <table:table-row table:style-name="ro1">
          <table:table-cell/>
          <table:table-cell table:number-columns-repeated="2" office:value-type="float" office:value="1299" calcext:value-type="float">
            <text:p>1299</text:p>
          </table:table-cell>
        </table:table-row>
        <table:table-row table:style-name="ro1">
          <table:table-cell/>
          <table:table-cell table:number-columns-repeated="2" office:value-type="float" office:value="1300" calcext:value-type="float">
            <text:p>1300</text:p>
          </table:table-cell>
        </table:table-row>
        <table:table-row table:style-name="ro1">
          <table:table-cell/>
          <table:table-cell table:number-columns-repeated="2" office:value-type="float" office:value="1301" calcext:value-type="float">
            <text:p>1301</text:p>
          </table:table-cell>
        </table:table-row>
        <table:table-row table:style-name="ro1">
          <table:table-cell/>
          <table:table-cell table:number-columns-repeated="2" office:value-type="float" office:value="1302" calcext:value-type="float">
            <text:p>1302</text:p>
          </table:table-cell>
        </table:table-row>
        <table:table-row table:style-name="ro1">
          <table:table-cell/>
          <table:table-cell table:number-columns-repeated="2" office:value-type="float" office:value="1303" calcext:value-type="float">
            <text:p>1303</text:p>
          </table:table-cell>
        </table:table-row>
        <table:table-row table:style-name="ro1">
          <table:table-cell/>
          <table:table-cell table:number-columns-repeated="2" office:value-type="float" office:value="1304" calcext:value-type="float">
            <text:p>1304</text:p>
          </table:table-cell>
        </table:table-row>
        <table:table-row table:style-name="ro1">
          <table:table-cell/>
          <table:table-cell table:number-columns-repeated="2" office:value-type="float" office:value="1305" calcext:value-type="float">
            <text:p>1305</text:p>
          </table:table-cell>
        </table:table-row>
        <table:table-row table:style-name="ro1">
          <table:table-cell/>
          <table:table-cell table:number-columns-repeated="2" office:value-type="float" office:value="1306" calcext:value-type="float">
            <text:p>1306</text:p>
          </table:table-cell>
        </table:table-row>
        <table:table-row table:style-name="ro1">
          <table:table-cell/>
          <table:table-cell table:number-columns-repeated="2" office:value-type="float" office:value="1307" calcext:value-type="float">
            <text:p>1307</text:p>
          </table:table-cell>
        </table:table-row>
        <table:table-row table:style-name="ro1">
          <table:table-cell/>
          <table:table-cell table:number-columns-repeated="2" office:value-type="float" office:value="1308" calcext:value-type="float">
            <text:p>1308</text:p>
          </table:table-cell>
        </table:table-row>
        <table:table-row table:style-name="ro1">
          <table:table-cell/>
          <table:table-cell table:number-columns-repeated="2" office:value-type="float" office:value="1309" calcext:value-type="float">
            <text:p>1309</text:p>
          </table:table-cell>
        </table:table-row>
        <table:table-row table:style-name="ro1">
          <table:table-cell/>
          <table:table-cell table:number-columns-repeated="2" office:value-type="float" office:value="1310" calcext:value-type="float">
            <text:p>1310</text:p>
          </table:table-cell>
        </table:table-row>
        <table:table-row table:style-name="ro1">
          <table:table-cell/>
          <table:table-cell table:number-columns-repeated="2" office:value-type="float" office:value="1311" calcext:value-type="float">
            <text:p>1311</text:p>
          </table:table-cell>
        </table:table-row>
        <table:table-row table:style-name="ro1">
          <table:table-cell/>
          <table:table-cell table:number-columns-repeated="2" office:value-type="float" office:value="1312" calcext:value-type="float">
            <text:p>1312</text:p>
          </table:table-cell>
        </table:table-row>
        <table:table-row table:style-name="ro1">
          <table:table-cell/>
          <table:table-cell table:number-columns-repeated="2" office:value-type="float" office:value="1313" calcext:value-type="float">
            <text:p>1313</text:p>
          </table:table-cell>
        </table:table-row>
        <table:table-row table:style-name="ro1">
          <table:table-cell/>
          <table:table-cell table:number-columns-repeated="2" office:value-type="float" office:value="1314" calcext:value-type="float">
            <text:p>1314</text:p>
          </table:table-cell>
        </table:table-row>
        <table:table-row table:style-name="ro1">
          <table:table-cell/>
          <table:table-cell table:number-columns-repeated="2" office:value-type="float" office:value="1315" calcext:value-type="float">
            <text:p>1315</text:p>
          </table:table-cell>
        </table:table-row>
        <table:table-row table:style-name="ro1">
          <table:table-cell/>
          <table:table-cell table:number-columns-repeated="2" office:value-type="float" office:value="1316" calcext:value-type="float">
            <text:p>1316</text:p>
          </table:table-cell>
        </table:table-row>
        <table:table-row table:style-name="ro1">
          <table:table-cell/>
          <table:table-cell table:number-columns-repeated="2" office:value-type="float" office:value="1317" calcext:value-type="float">
            <text:p>1317</text:p>
          </table:table-cell>
        </table:table-row>
        <table:table-row table:style-name="ro1">
          <table:table-cell/>
          <table:table-cell table:number-columns-repeated="2" office:value-type="float" office:value="1318" calcext:value-type="float">
            <text:p>1318</text:p>
          </table:table-cell>
        </table:table-row>
        <table:table-row table:style-name="ro1">
          <table:table-cell/>
          <table:table-cell table:number-columns-repeated="2" office:value-type="float" office:value="1319" calcext:value-type="float">
            <text:p>1319</text:p>
          </table:table-cell>
        </table:table-row>
        <table:table-row table:style-name="ro1">
          <table:table-cell/>
          <table:table-cell table:number-columns-repeated="2" office:value-type="float" office:value="1320" calcext:value-type="float">
            <text:p>1320</text:p>
          </table:table-cell>
        </table:table-row>
        <table:table-row table:style-name="ro1">
          <table:table-cell/>
          <table:table-cell table:number-columns-repeated="2" office:value-type="float" office:value="1321" calcext:value-type="float">
            <text:p>1321</text:p>
          </table:table-cell>
        </table:table-row>
        <table:table-row table:style-name="ro1">
          <table:table-cell/>
          <table:table-cell table:number-columns-repeated="2" office:value-type="float" office:value="1322" calcext:value-type="float">
            <text:p>1322</text:p>
          </table:table-cell>
        </table:table-row>
        <table:table-row table:style-name="ro1">
          <table:table-cell/>
          <table:table-cell table:number-columns-repeated="2" office:value-type="float" office:value="1323" calcext:value-type="float">
            <text:p>1323</text:p>
          </table:table-cell>
        </table:table-row>
        <table:table-row table:style-name="ro1">
          <table:table-cell/>
          <table:table-cell table:number-columns-repeated="2" office:value-type="float" office:value="1324" calcext:value-type="float">
            <text:p>1324</text:p>
          </table:table-cell>
        </table:table-row>
        <table:table-row table:style-name="ro1">
          <table:table-cell/>
          <table:table-cell table:number-columns-repeated="2" office:value-type="float" office:value="1325" calcext:value-type="float">
            <text:p>1325</text:p>
          </table:table-cell>
        </table:table-row>
        <table:table-row table:style-name="ro1">
          <table:table-cell/>
          <table:table-cell table:number-columns-repeated="2" office:value-type="float" office:value="1326" calcext:value-type="float">
            <text:p>1326</text:p>
          </table:table-cell>
        </table:table-row>
        <table:table-row table:style-name="ro1">
          <table:table-cell/>
          <table:table-cell table:number-columns-repeated="2" office:value-type="float" office:value="1327" calcext:value-type="float">
            <text:p>1327</text:p>
          </table:table-cell>
        </table:table-row>
        <table:table-row table:style-name="ro1">
          <table:table-cell/>
          <table:table-cell table:number-columns-repeated="2" office:value-type="float" office:value="1328" calcext:value-type="float">
            <text:p>1328</text:p>
          </table:table-cell>
        </table:table-row>
        <table:table-row table:style-name="ro1">
          <table:table-cell/>
          <table:table-cell table:number-columns-repeated="2" office:value-type="float" office:value="1329" calcext:value-type="float">
            <text:p>1329</text:p>
          </table:table-cell>
        </table:table-row>
        <table:table-row table:style-name="ro1">
          <table:table-cell/>
          <table:table-cell table:number-columns-repeated="2" office:value-type="float" office:value="1330" calcext:value-type="float">
            <text:p>1330</text:p>
          </table:table-cell>
        </table:table-row>
        <table:table-row table:style-name="ro1">
          <table:table-cell/>
          <table:table-cell table:number-columns-repeated="2" office:value-type="float" office:value="1331" calcext:value-type="float">
            <text:p>1331</text:p>
          </table:table-cell>
        </table:table-row>
        <table:table-row table:style-name="ro1">
          <table:table-cell/>
          <table:table-cell table:number-columns-repeated="2" office:value-type="float" office:value="1332" calcext:value-type="float">
            <text:p>1332</text:p>
          </table:table-cell>
        </table:table-row>
        <table:table-row table:style-name="ro1">
          <table:table-cell/>
          <table:table-cell table:number-columns-repeated="2" office:value-type="float" office:value="1333" calcext:value-type="float">
            <text:p>1333</text:p>
          </table:table-cell>
        </table:table-row>
        <table:table-row table:style-name="ro1">
          <table:table-cell/>
          <table:table-cell table:number-columns-repeated="2" office:value-type="float" office:value="1334" calcext:value-type="float">
            <text:p>1334</text:p>
          </table:table-cell>
        </table:table-row>
        <table:table-row table:style-name="ro1">
          <table:table-cell/>
          <table:table-cell table:number-columns-repeated="2" office:value-type="float" office:value="1335" calcext:value-type="float">
            <text:p>1335</text:p>
          </table:table-cell>
        </table:table-row>
        <table:table-row table:style-name="ro1">
          <table:table-cell/>
          <table:table-cell table:number-columns-repeated="2" office:value-type="float" office:value="1336" calcext:value-type="float">
            <text:p>1336</text:p>
          </table:table-cell>
        </table:table-row>
        <table:table-row table:style-name="ro1">
          <table:table-cell/>
          <table:table-cell table:number-columns-repeated="2" office:value-type="float" office:value="1337" calcext:value-type="float">
            <text:p>1337</text:p>
          </table:table-cell>
        </table:table-row>
        <table:table-row table:style-name="ro1">
          <table:table-cell/>
          <table:table-cell table:number-columns-repeated="2" office:value-type="float" office:value="1338" calcext:value-type="float">
            <text:p>1338</text:p>
          </table:table-cell>
        </table:table-row>
        <table:table-row table:style-name="ro1">
          <table:table-cell/>
          <table:table-cell table:number-columns-repeated="2" office:value-type="float" office:value="1339" calcext:value-type="float">
            <text:p>1339</text:p>
          </table:table-cell>
        </table:table-row>
        <table:table-row table:style-name="ro1">
          <table:table-cell/>
          <table:table-cell table:number-columns-repeated="2" office:value-type="float" office:value="1340" calcext:value-type="float">
            <text:p>1340</text:p>
          </table:table-cell>
        </table:table-row>
        <table:table-row table:style-name="ro1">
          <table:table-cell/>
          <table:table-cell table:number-columns-repeated="2" office:value-type="float" office:value="1341" calcext:value-type="float">
            <text:p>1341</text:p>
          </table:table-cell>
        </table:table-row>
        <table:table-row table:style-name="ro1">
          <table:table-cell/>
          <table:table-cell table:number-columns-repeated="2" office:value-type="float" office:value="1342" calcext:value-type="float">
            <text:p>1342</text:p>
          </table:table-cell>
        </table:table-row>
        <table:table-row table:style-name="ro1">
          <table:table-cell/>
          <table:table-cell table:number-columns-repeated="2" office:value-type="float" office:value="1343" calcext:value-type="float">
            <text:p>1343</text:p>
          </table:table-cell>
        </table:table-row>
        <table:table-row table:style-name="ro1">
          <table:table-cell/>
          <table:table-cell table:number-columns-repeated="2" office:value-type="float" office:value="1344" calcext:value-type="float">
            <text:p>1344</text:p>
          </table:table-cell>
        </table:table-row>
        <table:table-row table:style-name="ro1">
          <table:table-cell/>
          <table:table-cell table:number-columns-repeated="2" office:value-type="float" office:value="1345" calcext:value-type="float">
            <text:p>1345</text:p>
          </table:table-cell>
        </table:table-row>
        <table:table-row table:style-name="ro1">
          <table:table-cell/>
          <table:table-cell table:number-columns-repeated="2" office:value-type="float" office:value="1346" calcext:value-type="float">
            <text:p>1346</text:p>
          </table:table-cell>
        </table:table-row>
        <table:table-row table:style-name="ro1">
          <table:table-cell/>
          <table:table-cell table:number-columns-repeated="2" office:value-type="float" office:value="1347" calcext:value-type="float">
            <text:p>1347</text:p>
          </table:table-cell>
        </table:table-row>
        <table:table-row table:style-name="ro1">
          <table:table-cell/>
          <table:table-cell table:number-columns-repeated="2" office:value-type="float" office:value="1348" calcext:value-type="float">
            <text:p>1348</text:p>
          </table:table-cell>
        </table:table-row>
        <table:table-row table:style-name="ro1">
          <table:table-cell/>
          <table:table-cell table:number-columns-repeated="2" office:value-type="float" office:value="1349" calcext:value-type="float">
            <text:p>1349</text:p>
          </table:table-cell>
        </table:table-row>
        <table:table-row table:style-name="ro1">
          <table:table-cell/>
          <table:table-cell table:number-columns-repeated="2" office:value-type="float" office:value="1350" calcext:value-type="float">
            <text:p>1350</text:p>
          </table:table-cell>
        </table:table-row>
        <table:table-row table:style-name="ro1">
          <table:table-cell/>
          <table:table-cell table:number-columns-repeated="2" office:value-type="float" office:value="1351" calcext:value-type="float">
            <text:p>1351</text:p>
          </table:table-cell>
        </table:table-row>
        <table:table-row table:style-name="ro1">
          <table:table-cell/>
          <table:table-cell table:number-columns-repeated="2" office:value-type="float" office:value="1352" calcext:value-type="float">
            <text:p>1352</text:p>
          </table:table-cell>
        </table:table-row>
        <table:table-row table:style-name="ro1">
          <table:table-cell/>
          <table:table-cell table:number-columns-repeated="2" office:value-type="float" office:value="1353" calcext:value-type="float">
            <text:p>1353</text:p>
          </table:table-cell>
        </table:table-row>
        <table:table-row table:style-name="ro1">
          <table:table-cell/>
          <table:table-cell table:number-columns-repeated="2" office:value-type="float" office:value="1354" calcext:value-type="float">
            <text:p>1354</text:p>
          </table:table-cell>
        </table:table-row>
        <table:table-row table:style-name="ro1">
          <table:table-cell/>
          <table:table-cell table:number-columns-repeated="2" office:value-type="float" office:value="1355" calcext:value-type="float">
            <text:p>1355</text:p>
          </table:table-cell>
        </table:table-row>
        <table:table-row table:style-name="ro1">
          <table:table-cell/>
          <table:table-cell table:number-columns-repeated="2" office:value-type="float" office:value="1356" calcext:value-type="float">
            <text:p>1356</text:p>
          </table:table-cell>
        </table:table-row>
        <table:table-row table:style-name="ro1">
          <table:table-cell/>
          <table:table-cell table:number-columns-repeated="2" office:value-type="float" office:value="1357" calcext:value-type="float">
            <text:p>1357</text:p>
          </table:table-cell>
        </table:table-row>
        <table:table-row table:style-name="ro1">
          <table:table-cell/>
          <table:table-cell table:number-columns-repeated="2" office:value-type="float" office:value="1358" calcext:value-type="float">
            <text:p>1358</text:p>
          </table:table-cell>
        </table:table-row>
        <table:table-row table:style-name="ro1">
          <table:table-cell/>
          <table:table-cell table:number-columns-repeated="2" office:value-type="float" office:value="1359" calcext:value-type="float">
            <text:p>1359</text:p>
          </table:table-cell>
        </table:table-row>
        <table:table-row table:style-name="ro1">
          <table:table-cell/>
          <table:table-cell table:number-columns-repeated="2" office:value-type="float" office:value="1360" calcext:value-type="float">
            <text:p>1360</text:p>
          </table:table-cell>
        </table:table-row>
        <table:table-row table:style-name="ro1">
          <table:table-cell/>
          <table:table-cell table:number-columns-repeated="2" office:value-type="float" office:value="1361" calcext:value-type="float">
            <text:p>1361</text:p>
          </table:table-cell>
        </table:table-row>
        <table:table-row table:style-name="ro1">
          <table:table-cell/>
          <table:table-cell table:number-columns-repeated="2" office:value-type="float" office:value="1362" calcext:value-type="float">
            <text:p>1362</text:p>
          </table:table-cell>
        </table:table-row>
        <table:table-row table:style-name="ro1">
          <table:table-cell/>
          <table:table-cell table:number-columns-repeated="2" office:value-type="float" office:value="1363" calcext:value-type="float">
            <text:p>1363</text:p>
          </table:table-cell>
        </table:table-row>
        <table:table-row table:style-name="ro1">
          <table:table-cell/>
          <table:table-cell table:number-columns-repeated="2" office:value-type="float" office:value="1364" calcext:value-type="float">
            <text:p>1364</text:p>
          </table:table-cell>
        </table:table-row>
        <table:table-row table:style-name="ro1">
          <table:table-cell/>
          <table:table-cell table:number-columns-repeated="2" office:value-type="float" office:value="1365" calcext:value-type="float">
            <text:p>1365</text:p>
          </table:table-cell>
        </table:table-row>
        <table:table-row table:style-name="ro1">
          <table:table-cell/>
          <table:table-cell table:number-columns-repeated="2" office:value-type="float" office:value="1366" calcext:value-type="float">
            <text:p>1366</text:p>
          </table:table-cell>
        </table:table-row>
        <table:table-row table:style-name="ro1">
          <table:table-cell/>
          <table:table-cell table:number-columns-repeated="2" office:value-type="float" office:value="1367" calcext:value-type="float">
            <text:p>1367</text:p>
          </table:table-cell>
        </table:table-row>
        <table:table-row table:style-name="ro1">
          <table:table-cell/>
          <table:table-cell table:number-columns-repeated="2" office:value-type="float" office:value="1368" calcext:value-type="float">
            <text:p>1368</text:p>
          </table:table-cell>
        </table:table-row>
        <table:table-row table:style-name="ro1">
          <table:table-cell/>
          <table:table-cell table:number-columns-repeated="2" office:value-type="float" office:value="1369" calcext:value-type="float">
            <text:p>1369</text:p>
          </table:table-cell>
        </table:table-row>
        <table:table-row table:style-name="ro1">
          <table:table-cell/>
          <table:table-cell table:number-columns-repeated="2" office:value-type="float" office:value="1370" calcext:value-type="float">
            <text:p>1370</text:p>
          </table:table-cell>
        </table:table-row>
        <table:table-row table:style-name="ro1">
          <table:table-cell/>
          <table:table-cell table:number-columns-repeated="2" office:value-type="float" office:value="1371" calcext:value-type="float">
            <text:p>1371</text:p>
          </table:table-cell>
        </table:table-row>
        <table:table-row table:style-name="ro1">
          <table:table-cell/>
          <table:table-cell table:number-columns-repeated="2" office:value-type="float" office:value="1372" calcext:value-type="float">
            <text:p>1372</text:p>
          </table:table-cell>
        </table:table-row>
        <table:table-row table:style-name="ro1">
          <table:table-cell/>
          <table:table-cell table:number-columns-repeated="2" office:value-type="float" office:value="1373" calcext:value-type="float">
            <text:p>1373</text:p>
          </table:table-cell>
        </table:table-row>
        <table:table-row table:style-name="ro1">
          <table:table-cell/>
          <table:table-cell table:number-columns-repeated="2" office:value-type="float" office:value="1374" calcext:value-type="float">
            <text:p>1374</text:p>
          </table:table-cell>
        </table:table-row>
        <table:table-row table:style-name="ro1">
          <table:table-cell/>
          <table:table-cell table:number-columns-repeated="2" office:value-type="float" office:value="1375" calcext:value-type="float">
            <text:p>1375</text:p>
          </table:table-cell>
        </table:table-row>
        <table:table-row table:style-name="ro1">
          <table:table-cell/>
          <table:table-cell table:number-columns-repeated="2" office:value-type="float" office:value="1376" calcext:value-type="float">
            <text:p>1376</text:p>
          </table:table-cell>
        </table:table-row>
        <table:table-row table:style-name="ro1">
          <table:table-cell/>
          <table:table-cell table:number-columns-repeated="2" office:value-type="float" office:value="1377" calcext:value-type="float">
            <text:p>1377</text:p>
          </table:table-cell>
        </table:table-row>
        <table:table-row table:style-name="ro1">
          <table:table-cell/>
          <table:table-cell table:number-columns-repeated="2" office:value-type="float" office:value="1378" calcext:value-type="float">
            <text:p>1378</text:p>
          </table:table-cell>
        </table:table-row>
        <table:table-row table:style-name="ro1">
          <table:table-cell/>
          <table:table-cell table:number-columns-repeated="2" office:value-type="float" office:value="1379" calcext:value-type="float">
            <text:p>1379</text:p>
          </table:table-cell>
        </table:table-row>
        <table:table-row table:style-name="ro1">
          <table:table-cell/>
          <table:table-cell table:number-columns-repeated="2" office:value-type="float" office:value="1380" calcext:value-type="float">
            <text:p>1380</text:p>
          </table:table-cell>
        </table:table-row>
        <table:table-row table:style-name="ro1">
          <table:table-cell/>
          <table:table-cell table:number-columns-repeated="2" office:value-type="float" office:value="1381" calcext:value-type="float">
            <text:p>1381</text:p>
          </table:table-cell>
        </table:table-row>
        <table:table-row table:style-name="ro1">
          <table:table-cell/>
          <table:table-cell table:number-columns-repeated="2" office:value-type="float" office:value="1382" calcext:value-type="float">
            <text:p>1382</text:p>
          </table:table-cell>
        </table:table-row>
        <table:table-row table:style-name="ro1">
          <table:table-cell/>
          <table:table-cell table:number-columns-repeated="2" office:value-type="float" office:value="1383" calcext:value-type="float">
            <text:p>1383</text:p>
          </table:table-cell>
        </table:table-row>
        <table:table-row table:style-name="ro1">
          <table:table-cell/>
          <table:table-cell table:number-columns-repeated="2" office:value-type="float" office:value="1384" calcext:value-type="float">
            <text:p>1384</text:p>
          </table:table-cell>
        </table:table-row>
        <table:table-row table:style-name="ro1">
          <table:table-cell/>
          <table:table-cell table:number-columns-repeated="2" office:value-type="float" office:value="1385" calcext:value-type="float">
            <text:p>1385</text:p>
          </table:table-cell>
        </table:table-row>
        <table:table-row table:style-name="ro1">
          <table:table-cell/>
          <table:table-cell table:number-columns-repeated="2" office:value-type="float" office:value="1386" calcext:value-type="float">
            <text:p>1386</text:p>
          </table:table-cell>
        </table:table-row>
        <table:table-row table:style-name="ro1">
          <table:table-cell/>
          <table:table-cell table:number-columns-repeated="2" office:value-type="float" office:value="1387" calcext:value-type="float">
            <text:p>1387</text:p>
          </table:table-cell>
        </table:table-row>
        <table:table-row table:style-name="ro1">
          <table:table-cell/>
          <table:table-cell table:number-columns-repeated="2" office:value-type="float" office:value="1388" calcext:value-type="float">
            <text:p>1388</text:p>
          </table:table-cell>
        </table:table-row>
        <table:table-row table:style-name="ro1">
          <table:table-cell/>
          <table:table-cell table:number-columns-repeated="2" office:value-type="float" office:value="1389" calcext:value-type="float">
            <text:p>1389</text:p>
          </table:table-cell>
        </table:table-row>
        <table:table-row table:style-name="ro1">
          <table:table-cell/>
          <table:table-cell table:number-columns-repeated="2" office:value-type="float" office:value="1390" calcext:value-type="float">
            <text:p>1390</text:p>
          </table:table-cell>
        </table:table-row>
        <table:table-row table:style-name="ro1">
          <table:table-cell/>
          <table:table-cell table:number-columns-repeated="2" office:value-type="float" office:value="1391" calcext:value-type="float">
            <text:p>1391</text:p>
          </table:table-cell>
        </table:table-row>
        <table:table-row table:style-name="ro1">
          <table:table-cell/>
          <table:table-cell table:number-columns-repeated="2" office:value-type="float" office:value="1392" calcext:value-type="float">
            <text:p>1392</text:p>
          </table:table-cell>
        </table:table-row>
        <table:table-row table:style-name="ro1">
          <table:table-cell/>
          <table:table-cell table:number-columns-repeated="2" office:value-type="float" office:value="1393" calcext:value-type="float">
            <text:p>1393</text:p>
          </table:table-cell>
        </table:table-row>
        <table:table-row table:style-name="ro1">
          <table:table-cell/>
          <table:table-cell table:number-columns-repeated="2" office:value-type="float" office:value="1394" calcext:value-type="float">
            <text:p>1394</text:p>
          </table:table-cell>
        </table:table-row>
        <table:table-row table:style-name="ro1">
          <table:table-cell/>
          <table:table-cell table:number-columns-repeated="2" office:value-type="float" office:value="1395" calcext:value-type="float">
            <text:p>1395</text:p>
          </table:table-cell>
        </table:table-row>
        <table:table-row table:style-name="ro1">
          <table:table-cell/>
          <table:table-cell table:number-columns-repeated="2" office:value-type="float" office:value="1396" calcext:value-type="float">
            <text:p>1396</text:p>
          </table:table-cell>
        </table:table-row>
        <table:table-row table:style-name="ro1">
          <table:table-cell/>
          <table:table-cell table:number-columns-repeated="2" office:value-type="float" office:value="1397" calcext:value-type="float">
            <text:p>1397</text:p>
          </table:table-cell>
        </table:table-row>
        <table:table-row table:style-name="ro1">
          <table:table-cell/>
          <table:table-cell table:number-columns-repeated="2" office:value-type="float" office:value="1398" calcext:value-type="float">
            <text:p>1398</text:p>
          </table:table-cell>
        </table:table-row>
        <table:table-row table:style-name="ro1">
          <table:table-cell/>
          <table:table-cell table:number-columns-repeated="2" office:value-type="float" office:value="1399" calcext:value-type="float">
            <text:p>1399</text:p>
          </table:table-cell>
        </table:table-row>
        <table:table-row table:style-name="ro1">
          <table:table-cell/>
          <table:table-cell table:number-columns-repeated="2" office:value-type="float" office:value="1400" calcext:value-type="float">
            <text:p>1400</text:p>
          </table:table-cell>
        </table:table-row>
        <table:table-row table:style-name="ro1">
          <table:table-cell/>
          <table:table-cell table:number-columns-repeated="2" office:value-type="float" office:value="1401" calcext:value-type="float">
            <text:p>1401</text:p>
          </table:table-cell>
        </table:table-row>
        <table:table-row table:style-name="ro1">
          <table:table-cell/>
          <table:table-cell table:number-columns-repeated="2" office:value-type="float" office:value="1402" calcext:value-type="float">
            <text:p>1402</text:p>
          </table:table-cell>
        </table:table-row>
        <table:table-row table:style-name="ro1">
          <table:table-cell/>
          <table:table-cell table:number-columns-repeated="2" office:value-type="float" office:value="1403" calcext:value-type="float">
            <text:p>1403</text:p>
          </table:table-cell>
        </table:table-row>
        <table:table-row table:style-name="ro1">
          <table:table-cell/>
          <table:table-cell table:number-columns-repeated="2" office:value-type="float" office:value="1404" calcext:value-type="float">
            <text:p>1404</text:p>
          </table:table-cell>
        </table:table-row>
        <table:table-row table:style-name="ro1">
          <table:table-cell/>
          <table:table-cell table:number-columns-repeated="2" office:value-type="float" office:value="1405" calcext:value-type="float">
            <text:p>1405</text:p>
          </table:table-cell>
        </table:table-row>
        <table:table-row table:style-name="ro1">
          <table:table-cell/>
          <table:table-cell table:number-columns-repeated="2" office:value-type="float" office:value="1406" calcext:value-type="float">
            <text:p>1406</text:p>
          </table:table-cell>
        </table:table-row>
        <table:table-row table:style-name="ro1">
          <table:table-cell/>
          <table:table-cell table:number-columns-repeated="2" office:value-type="float" office:value="1407" calcext:value-type="float">
            <text:p>1407</text:p>
          </table:table-cell>
        </table:table-row>
        <table:table-row table:style-name="ro1">
          <table:table-cell/>
          <table:table-cell table:number-columns-repeated="2" office:value-type="float" office:value="1408" calcext:value-type="float">
            <text:p>1408</text:p>
          </table:table-cell>
        </table:table-row>
        <table:table-row table:style-name="ro1">
          <table:table-cell/>
          <table:table-cell table:number-columns-repeated="2" office:value-type="float" office:value="1409" calcext:value-type="float">
            <text:p>1409</text:p>
          </table:table-cell>
        </table:table-row>
        <table:table-row table:style-name="ro1">
          <table:table-cell/>
          <table:table-cell table:number-columns-repeated="2" office:value-type="float" office:value="1410" calcext:value-type="float">
            <text:p>1410</text:p>
          </table:table-cell>
        </table:table-row>
        <table:table-row table:style-name="ro1">
          <table:table-cell/>
          <table:table-cell table:number-columns-repeated="2" office:value-type="float" office:value="1411" calcext:value-type="float">
            <text:p>1411</text:p>
          </table:table-cell>
        </table:table-row>
        <table:table-row table:style-name="ro1">
          <table:table-cell/>
          <table:table-cell table:number-columns-repeated="2" office:value-type="float" office:value="1412" calcext:value-type="float">
            <text:p>1412</text:p>
          </table:table-cell>
        </table:table-row>
        <table:table-row table:style-name="ro1">
          <table:table-cell/>
          <table:table-cell table:number-columns-repeated="2" office:value-type="float" office:value="1413" calcext:value-type="float">
            <text:p>1413</text:p>
          </table:table-cell>
        </table:table-row>
        <table:table-row table:style-name="ro1">
          <table:table-cell/>
          <table:table-cell table:number-columns-repeated="2" office:value-type="float" office:value="1414" calcext:value-type="float">
            <text:p>1414</text:p>
          </table:table-cell>
        </table:table-row>
        <table:table-row table:style-name="ro1">
          <table:table-cell/>
          <table:table-cell table:number-columns-repeated="2" office:value-type="float" office:value="1415" calcext:value-type="float">
            <text:p>1415</text:p>
          </table:table-cell>
        </table:table-row>
        <table:table-row table:style-name="ro1">
          <table:table-cell/>
          <table:table-cell table:number-columns-repeated="2" office:value-type="float" office:value="1416" calcext:value-type="float">
            <text:p>1416</text:p>
          </table:table-cell>
        </table:table-row>
        <table:table-row table:style-name="ro1">
          <table:table-cell/>
          <table:table-cell table:number-columns-repeated="2" office:value-type="float" office:value="1417" calcext:value-type="float">
            <text:p>1417</text:p>
          </table:table-cell>
        </table:table-row>
        <table:table-row table:style-name="ro1">
          <table:table-cell/>
          <table:table-cell table:number-columns-repeated="2" office:value-type="float" office:value="1418" calcext:value-type="float">
            <text:p>1418</text:p>
          </table:table-cell>
        </table:table-row>
        <table:table-row table:style-name="ro1">
          <table:table-cell/>
          <table:table-cell table:number-columns-repeated="2" office:value-type="float" office:value="1419" calcext:value-type="float">
            <text:p>1419</text:p>
          </table:table-cell>
        </table:table-row>
        <table:table-row table:style-name="ro1">
          <table:table-cell/>
          <table:table-cell table:number-columns-repeated="2" office:value-type="float" office:value="1420" calcext:value-type="float">
            <text:p>1420</text:p>
          </table:table-cell>
        </table:table-row>
        <table:table-row table:style-name="ro1">
          <table:table-cell/>
          <table:table-cell table:number-columns-repeated="2" office:value-type="float" office:value="1421" calcext:value-type="float">
            <text:p>1421</text:p>
          </table:table-cell>
        </table:table-row>
        <table:table-row table:style-name="ro1">
          <table:table-cell/>
          <table:table-cell table:number-columns-repeated="2" office:value-type="float" office:value="1422" calcext:value-type="float">
            <text:p>1422</text:p>
          </table:table-cell>
        </table:table-row>
        <table:table-row table:style-name="ro1">
          <table:table-cell/>
          <table:table-cell table:number-columns-repeated="2" office:value-type="float" office:value="1423" calcext:value-type="float">
            <text:p>1423</text:p>
          </table:table-cell>
        </table:table-row>
        <table:table-row table:style-name="ro1">
          <table:table-cell/>
          <table:table-cell table:number-columns-repeated="2" office:value-type="float" office:value="1424" calcext:value-type="float">
            <text:p>1424</text:p>
          </table:table-cell>
        </table:table-row>
        <table:table-row table:style-name="ro1">
          <table:table-cell/>
          <table:table-cell table:number-columns-repeated="2" office:value-type="float" office:value="1425" calcext:value-type="float">
            <text:p>1425</text:p>
          </table:table-cell>
        </table:table-row>
        <table:table-row table:style-name="ro1">
          <table:table-cell/>
          <table:table-cell table:number-columns-repeated="2" office:value-type="float" office:value="1426" calcext:value-type="float">
            <text:p>1426</text:p>
          </table:table-cell>
        </table:table-row>
        <table:table-row table:style-name="ro1">
          <table:table-cell/>
          <table:table-cell table:number-columns-repeated="2" office:value-type="float" office:value="1427" calcext:value-type="float">
            <text:p>1427</text:p>
          </table:table-cell>
        </table:table-row>
        <table:table-row table:style-name="ro1">
          <table:table-cell/>
          <table:table-cell table:number-columns-repeated="2" office:value-type="float" office:value="1428" calcext:value-type="float">
            <text:p>1428</text:p>
          </table:table-cell>
        </table:table-row>
        <table:table-row table:style-name="ro1">
          <table:table-cell/>
          <table:table-cell table:number-columns-repeated="2" office:value-type="float" office:value="1429" calcext:value-type="float">
            <text:p>1429</text:p>
          </table:table-cell>
        </table:table-row>
        <table:table-row table:style-name="ro1">
          <table:table-cell/>
          <table:table-cell table:number-columns-repeated="2" office:value-type="float" office:value="1430" calcext:value-type="float">
            <text:p>1430</text:p>
          </table:table-cell>
        </table:table-row>
        <table:table-row table:style-name="ro1">
          <table:table-cell/>
          <table:table-cell table:number-columns-repeated="2" office:value-type="float" office:value="1431" calcext:value-type="float">
            <text:p>1431</text:p>
          </table:table-cell>
        </table:table-row>
        <table:table-row table:style-name="ro1">
          <table:table-cell/>
          <table:table-cell table:number-columns-repeated="2" office:value-type="float" office:value="1432" calcext:value-type="float">
            <text:p>1432</text:p>
          </table:table-cell>
        </table:table-row>
        <table:table-row table:style-name="ro1">
          <table:table-cell/>
          <table:table-cell table:number-columns-repeated="2" office:value-type="float" office:value="1433" calcext:value-type="float">
            <text:p>1433</text:p>
          </table:table-cell>
        </table:table-row>
        <table:table-row table:style-name="ro1">
          <table:table-cell/>
          <table:table-cell table:number-columns-repeated="2" office:value-type="float" office:value="1434" calcext:value-type="float">
            <text:p>1434</text:p>
          </table:table-cell>
        </table:table-row>
        <table:table-row table:style-name="ro1">
          <table:table-cell/>
          <table:table-cell table:number-columns-repeated="2" office:value-type="float" office:value="1435" calcext:value-type="float">
            <text:p>1435</text:p>
          </table:table-cell>
        </table:table-row>
        <table:table-row table:style-name="ro1">
          <table:table-cell/>
          <table:table-cell table:number-columns-repeated="2" office:value-type="float" office:value="1436" calcext:value-type="float">
            <text:p>1436</text:p>
          </table:table-cell>
        </table:table-row>
        <table:table-row table:style-name="ro1">
          <table:table-cell/>
          <table:table-cell table:number-columns-repeated="2" office:value-type="float" office:value="1437" calcext:value-type="float">
            <text:p>1437</text:p>
          </table:table-cell>
        </table:table-row>
        <table:table-row table:style-name="ro1">
          <table:table-cell/>
          <table:table-cell table:number-columns-repeated="2" office:value-type="float" office:value="1438" calcext:value-type="float">
            <text:p>1438</text:p>
          </table:table-cell>
        </table:table-row>
        <table:table-row table:style-name="ro1">
          <table:table-cell/>
          <table:table-cell table:number-columns-repeated="2" office:value-type="float" office:value="1439" calcext:value-type="float">
            <text:p>1439</text:p>
          </table:table-cell>
        </table:table-row>
        <table:table-row table:style-name="ro1">
          <table:table-cell/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/>
          <table:table-cell table:number-columns-repeated="2" office:value-type="float" office:value="1441" calcext:value-type="float">
            <text:p>1441</text:p>
          </table:table-cell>
        </table:table-row>
        <table:table-row table:style-name="ro1">
          <table:table-cell/>
          <table:table-cell table:number-columns-repeated="2" office:value-type="float" office:value="1442" calcext:value-type="float">
            <text:p>1442</text:p>
          </table:table-cell>
        </table:table-row>
        <table:table-row table:style-name="ro1">
          <table:table-cell/>
          <table:table-cell table:number-columns-repeated="2" office:value-type="float" office:value="1443" calcext:value-type="float">
            <text:p>1443</text:p>
          </table:table-cell>
        </table:table-row>
        <table:table-row table:style-name="ro1">
          <table:table-cell/>
          <table:table-cell table:number-columns-repeated="2" office:value-type="float" office:value="1444" calcext:value-type="float">
            <text:p>1444</text:p>
          </table:table-cell>
        </table:table-row>
        <table:table-row table:style-name="ro1">
          <table:table-cell/>
          <table:table-cell table:number-columns-repeated="2" office:value-type="float" office:value="1445" calcext:value-type="float">
            <text:p>1445</text:p>
          </table:table-cell>
        </table:table-row>
        <table:table-row table:style-name="ro1">
          <table:table-cell/>
          <table:table-cell table:number-columns-repeated="2" office:value-type="float" office:value="1446" calcext:value-type="float">
            <text:p>1446</text:p>
          </table:table-cell>
        </table:table-row>
        <table:table-row table:style-name="ro1">
          <table:table-cell/>
          <table:table-cell table:number-columns-repeated="2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number-columns-repeated="2" office:value-type="float" office:value="1448" calcext:value-type="float">
            <text:p>1448</text:p>
          </table:table-cell>
        </table:table-row>
        <table:table-row table:style-name="ro1">
          <table:table-cell/>
          <table:table-cell table:number-columns-repeated="2" office:value-type="float" office:value="1449" calcext:value-type="float">
            <text:p>1449</text:p>
          </table:table-cell>
        </table:table-row>
        <table:table-row table:style-name="ro1">
          <table:table-cell/>
          <table:table-cell table:number-columns-repeated="2" office:value-type="float" office:value="1450" calcext:value-type="float">
            <text:p>1450</text:p>
          </table:table-cell>
        </table:table-row>
        <table:table-row table:style-name="ro1">
          <table:table-cell/>
          <table:table-cell table:number-columns-repeated="2" office:value-type="float" office:value="1451" calcext:value-type="float">
            <text:p>1451</text:p>
          </table:table-cell>
        </table:table-row>
        <table:table-row table:style-name="ro1">
          <table:table-cell/>
          <table:table-cell table:number-columns-repeated="2" office:value-type="float" office:value="1452" calcext:value-type="float">
            <text:p>1452</text:p>
          </table:table-cell>
        </table:table-row>
        <table:table-row table:style-name="ro1">
          <table:table-cell/>
          <table:table-cell table:number-columns-repeated="2" office:value-type="float" office:value="1453" calcext:value-type="float">
            <text:p>1453</text:p>
          </table:table-cell>
        </table:table-row>
        <table:table-row table:style-name="ro1">
          <table:table-cell/>
          <table:table-cell table:number-columns-repeated="2" office:value-type="float" office:value="1454" calcext:value-type="float">
            <text:p>1454</text:p>
          </table:table-cell>
        </table:table-row>
        <table:table-row table:style-name="ro1">
          <table:table-cell/>
          <table:table-cell table:number-columns-repeated="2" office:value-type="float" office:value="1455" calcext:value-type="float">
            <text:p>1455</text:p>
          </table:table-cell>
        </table:table-row>
        <table:table-row table:style-name="ro1">
          <table:table-cell/>
          <table:table-cell table:number-columns-repeated="2" office:value-type="float" office:value="1456" calcext:value-type="float">
            <text:p>1456</text:p>
          </table:table-cell>
        </table:table-row>
        <table:table-row table:style-name="ro1">
          <table:table-cell/>
          <table:table-cell table:number-columns-repeated="2" office:value-type="float" office:value="1457" calcext:value-type="float">
            <text:p>1457</text:p>
          </table:table-cell>
        </table:table-row>
        <table:table-row table:style-name="ro1">
          <table:table-cell/>
          <table:table-cell table:number-columns-repeated="2" office:value-type="float" office:value="1458" calcext:value-type="float">
            <text:p>1458</text:p>
          </table:table-cell>
        </table:table-row>
        <table:table-row table:style-name="ro1">
          <table:table-cell/>
          <table:table-cell table:number-columns-repeated="2" office:value-type="float" office:value="1459" calcext:value-type="float">
            <text:p>1459</text:p>
          </table:table-cell>
        </table:table-row>
        <table:table-row table:style-name="ro1">
          <table:table-cell/>
          <table:table-cell table:number-columns-repeated="2" office:value-type="float" office:value="1460" calcext:value-type="float">
            <text:p>1460</text:p>
          </table:table-cell>
        </table:table-row>
        <table:table-row table:style-name="ro1">
          <table:table-cell/>
          <table:table-cell table:number-columns-repeated="2" office:value-type="float" office:value="1461" calcext:value-type="float">
            <text:p>1461</text:p>
          </table:table-cell>
        </table:table-row>
        <table:table-row table:style-name="ro1">
          <table:table-cell/>
          <table:table-cell table:number-columns-repeated="2" office:value-type="float" office:value="1462" calcext:value-type="float">
            <text:p>1462</text:p>
          </table:table-cell>
        </table:table-row>
        <table:table-row table:style-name="ro1">
          <table:table-cell/>
          <table:table-cell table:number-columns-repeated="2" office:value-type="float" office:value="1463" calcext:value-type="float">
            <text:p>1463</text:p>
          </table:table-cell>
        </table:table-row>
        <table:table-row table:style-name="ro1">
          <table:table-cell/>
          <table:table-cell table:number-columns-repeated="2" office:value-type="float" office:value="1464" calcext:value-type="float">
            <text:p>1464</text:p>
          </table:table-cell>
        </table:table-row>
        <table:table-row table:style-name="ro1">
          <table:table-cell/>
          <table:table-cell table:number-columns-repeated="2" office:value-type="float" office:value="1465" calcext:value-type="float">
            <text:p>1465</text:p>
          </table:table-cell>
        </table:table-row>
        <table:table-row table:style-name="ro1">
          <table:table-cell/>
          <table:table-cell table:number-columns-repeated="2" office:value-type="float" office:value="1466" calcext:value-type="float">
            <text:p>1466</text:p>
          </table:table-cell>
        </table:table-row>
        <table:table-row table:style-name="ro1">
          <table:table-cell/>
          <table:table-cell table:number-columns-repeated="2" office:value-type="float" office:value="1467" calcext:value-type="float">
            <text:p>1467</text:p>
          </table:table-cell>
        </table:table-row>
        <table:table-row table:style-name="ro1">
          <table:table-cell/>
          <table:table-cell table:number-columns-repeated="2" office:value-type="float" office:value="1468" calcext:value-type="float">
            <text:p>1468</text:p>
          </table:table-cell>
        </table:table-row>
        <table:table-row table:style-name="ro1">
          <table:table-cell/>
          <table:table-cell table:number-columns-repeated="2" office:value-type="float" office:value="1469" calcext:value-type="float">
            <text:p>1469</text:p>
          </table:table-cell>
        </table:table-row>
        <table:table-row table:style-name="ro1">
          <table:table-cell/>
          <table:table-cell table:number-columns-repeated="2" office:value-type="float" office:value="1470" calcext:value-type="float">
            <text:p>1470</text:p>
          </table:table-cell>
        </table:table-row>
        <table:table-row table:style-name="ro1">
          <table:table-cell/>
          <table:table-cell table:number-columns-repeated="2" office:value-type="float" office:value="1471" calcext:value-type="float">
            <text:p>1471</text:p>
          </table:table-cell>
        </table:table-row>
        <table:table-row table:style-name="ro1">
          <table:table-cell/>
          <table:table-cell table:number-columns-repeated="2" office:value-type="float" office:value="1472" calcext:value-type="float">
            <text:p>1472</text:p>
          </table:table-cell>
        </table:table-row>
        <table:table-row table:style-name="ro1">
          <table:table-cell/>
          <table:table-cell table:number-columns-repeated="2" office:value-type="float" office:value="1473" calcext:value-type="float">
            <text:p>1473</text:p>
          </table:table-cell>
        </table:table-row>
        <table:table-row table:style-name="ro1">
          <table:table-cell/>
          <table:table-cell table:number-columns-repeated="2" office:value-type="float" office:value="1474" calcext:value-type="float">
            <text:p>1474</text:p>
          </table:table-cell>
        </table:table-row>
        <table:table-row table:style-name="ro1">
          <table:table-cell/>
          <table:table-cell table:number-columns-repeated="2" office:value-type="float" office:value="1475" calcext:value-type="float">
            <text:p>1475</text:p>
          </table:table-cell>
        </table:table-row>
        <table:table-row table:style-name="ro1">
          <table:table-cell/>
          <table:table-cell table:number-columns-repeated="2" office:value-type="float" office:value="1476" calcext:value-type="float">
            <text:p>1476</text:p>
          </table:table-cell>
        </table:table-row>
        <table:table-row table:style-name="ro1">
          <table:table-cell/>
          <table:table-cell table:number-columns-repeated="2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number-columns-repeated="2" office:value-type="float" office:value="1478" calcext:value-type="float">
            <text:p>1478</text:p>
          </table:table-cell>
        </table:table-row>
        <table:table-row table:style-name="ro1">
          <table:table-cell/>
          <table:table-cell table:number-columns-repeated="2" office:value-type="float" office:value="1479" calcext:value-type="float">
            <text:p>1479</text:p>
          </table:table-cell>
        </table:table-row>
        <table:table-row table:style-name="ro1">
          <table:table-cell/>
          <table:table-cell table:number-columns-repeated="2" office:value-type="float" office:value="1480" calcext:value-type="float">
            <text:p>1480</text:p>
          </table:table-cell>
        </table:table-row>
        <table:table-row table:style-name="ro1">
          <table:table-cell/>
          <table:table-cell table:number-columns-repeated="2" office:value-type="float" office:value="1481" calcext:value-type="float">
            <text:p>1481</text:p>
          </table:table-cell>
        </table:table-row>
        <table:table-row table:style-name="ro1">
          <table:table-cell/>
          <table:table-cell table:number-columns-repeated="2" office:value-type="float" office:value="1482" calcext:value-type="float">
            <text:p>1482</text:p>
          </table:table-cell>
        </table:table-row>
        <table:table-row table:style-name="ro1">
          <table:table-cell/>
          <table:table-cell table:number-columns-repeated="2" office:value-type="float" office:value="1483" calcext:value-type="float">
            <text:p>1483</text:p>
          </table:table-cell>
        </table:table-row>
        <table:table-row table:style-name="ro1">
          <table:table-cell/>
          <table:table-cell table:number-columns-repeated="2" office:value-type="float" office:value="1484" calcext:value-type="float">
            <text:p>1484</text:p>
          </table:table-cell>
        </table:table-row>
        <table:table-row table:style-name="ro1">
          <table:table-cell/>
          <table:table-cell table:number-columns-repeated="2" office:value-type="float" office:value="1485" calcext:value-type="float">
            <text:p>1485</text:p>
          </table:table-cell>
        </table:table-row>
        <table:table-row table:style-name="ro1">
          <table:table-cell/>
          <table:table-cell table:number-columns-repeated="2" office:value-type="float" office:value="1486" calcext:value-type="float">
            <text:p>1486</text:p>
          </table:table-cell>
        </table:table-row>
        <table:table-row table:style-name="ro1">
          <table:table-cell/>
          <table:table-cell table:number-columns-repeated="2" office:value-type="float" office:value="1487" calcext:value-type="float">
            <text:p>1487</text:p>
          </table:table-cell>
        </table:table-row>
        <table:table-row table:style-name="ro1">
          <table:table-cell/>
          <table:table-cell table:number-columns-repeated="2" office:value-type="float" office:value="1488" calcext:value-type="float">
            <text:p>1488</text:p>
          </table:table-cell>
        </table:table-row>
        <table:table-row table:style-name="ro1">
          <table:table-cell/>
          <table:table-cell table:number-columns-repeated="2" office:value-type="float" office:value="1489" calcext:value-type="float">
            <text:p>1489</text:p>
          </table:table-cell>
        </table:table-row>
        <table:table-row table:style-name="ro1">
          <table:table-cell/>
          <table:table-cell table:number-columns-repeated="2" office:value-type="float" office:value="1490" calcext:value-type="float">
            <text:p>1490</text:p>
          </table:table-cell>
        </table:table-row>
        <table:table-row table:style-name="ro1">
          <table:table-cell/>
          <table:table-cell table:number-columns-repeated="2" office:value-type="float" office:value="1491" calcext:value-type="float">
            <text:p>1491</text:p>
          </table:table-cell>
        </table:table-row>
        <table:table-row table:style-name="ro1">
          <table:table-cell/>
          <table:table-cell table:number-columns-repeated="2" office:value-type="float" office:value="1492" calcext:value-type="float">
            <text:p>1492</text:p>
          </table:table-cell>
        </table:table-row>
        <table:table-row table:style-name="ro1">
          <table:table-cell/>
          <table:table-cell table:number-columns-repeated="2" office:value-type="float" office:value="1493" calcext:value-type="float">
            <text:p>1493</text:p>
          </table:table-cell>
        </table:table-row>
        <table:table-row table:style-name="ro1">
          <table:table-cell/>
          <table:table-cell table:number-columns-repeated="2" office:value-type="float" office:value="1494" calcext:value-type="float">
            <text:p>1494</text:p>
          </table:table-cell>
        </table:table-row>
        <table:table-row table:style-name="ro1">
          <table:table-cell/>
          <table:table-cell table:number-columns-repeated="2" office:value-type="float" office:value="1495" calcext:value-type="float">
            <text:p>1495</text:p>
          </table:table-cell>
        </table:table-row>
        <table:table-row table:style-name="ro1">
          <table:table-cell/>
          <table:table-cell table:number-columns-repeated="2" office:value-type="float" office:value="1496" calcext:value-type="float">
            <text:p>1496</text:p>
          </table:table-cell>
        </table:table-row>
        <table:table-row table:style-name="ro1">
          <table:table-cell/>
          <table:table-cell table:number-columns-repeated="2" office:value-type="float" office:value="1497" calcext:value-type="float">
            <text:p>1497</text:p>
          </table:table-cell>
        </table:table-row>
        <table:table-row table:style-name="ro1">
          <table:table-cell/>
          <table:table-cell table:number-columns-repeated="2" office:value-type="float" office:value="1498" calcext:value-type="float">
            <text:p>1498</text:p>
          </table:table-cell>
        </table:table-row>
        <table:table-row table:style-name="ro1">
          <table:table-cell/>
          <table:table-cell table:number-columns-repeated="2" office:value-type="float" office:value="1499" calcext:value-type="float">
            <text:p>1499</text:p>
          </table:table-cell>
        </table:table-row>
        <table:table-row table:style-name="ro1">
          <table:table-cell/>
          <table:table-cell table:number-columns-repeated="2" office:value-type="float" office:value="1500" calcext:value-type="float">
            <text:p>1500</text:p>
          </table:table-cell>
        </table:table-row>
        <table:table-row table:style-name="ro1">
          <table:table-cell/>
          <table:table-cell table:number-columns-repeated="2" office:value-type="float" office:value="1501" calcext:value-type="float">
            <text:p>1501</text:p>
          </table:table-cell>
        </table:table-row>
        <table:table-row table:style-name="ro1">
          <table:table-cell/>
          <table:table-cell table:number-columns-repeated="2" office:value-type="float" office:value="1502" calcext:value-type="float">
            <text:p>1502</text:p>
          </table:table-cell>
        </table:table-row>
        <table:table-row table:style-name="ro1">
          <table:table-cell/>
          <table:table-cell table:number-columns-repeated="2" office:value-type="float" office:value="1503" calcext:value-type="float">
            <text:p>1503</text:p>
          </table:table-cell>
        </table:table-row>
        <table:table-row table:style-name="ro1">
          <table:table-cell/>
          <table:table-cell table:number-columns-repeated="2" office:value-type="float" office:value="1504" calcext:value-type="float">
            <text:p>1504</text:p>
          </table:table-cell>
        </table:table-row>
        <table:table-row table:style-name="ro1">
          <table:table-cell/>
          <table:table-cell table:number-columns-repeated="2" office:value-type="float" office:value="1505" calcext:value-type="float">
            <text:p>1505</text:p>
          </table:table-cell>
        </table:table-row>
        <table:table-row table:style-name="ro1">
          <table:table-cell/>
          <table:table-cell table:number-columns-repeated="2" office:value-type="float" office:value="1506" calcext:value-type="float">
            <text:p>1506</text:p>
          </table:table-cell>
        </table:table-row>
        <table:table-row table:style-name="ro1">
          <table:table-cell/>
          <table:table-cell table:number-columns-repeated="2" office:value-type="float" office:value="1507" calcext:value-type="float">
            <text:p>1507</text:p>
          </table:table-cell>
        </table:table-row>
        <table:table-row table:style-name="ro1">
          <table:table-cell/>
          <table:table-cell table:number-columns-repeated="2" office:value-type="float" office:value="1508" calcext:value-type="float">
            <text:p>1508</text:p>
          </table:table-cell>
        </table:table-row>
        <table:table-row table:style-name="ro1">
          <table:table-cell/>
          <table:table-cell table:number-columns-repeated="2" office:value-type="float" office:value="1509" calcext:value-type="float">
            <text:p>1509</text:p>
          </table:table-cell>
        </table:table-row>
        <table:table-row table:style-name="ro1">
          <table:table-cell/>
          <table:table-cell table:number-columns-repeated="2" office:value-type="float" office:value="1510" calcext:value-type="float">
            <text:p>1510</text:p>
          </table:table-cell>
        </table:table-row>
        <table:table-row table:style-name="ro1">
          <table:table-cell/>
          <table:table-cell table:number-columns-repeated="2" office:value-type="float" office:value="1511" calcext:value-type="float">
            <text:p>1511</text:p>
          </table:table-cell>
        </table:table-row>
        <table:table-row table:style-name="ro1">
          <table:table-cell/>
          <table:table-cell table:number-columns-repeated="2" office:value-type="float" office:value="1512" calcext:value-type="float">
            <text:p>1512</text:p>
          </table:table-cell>
        </table:table-row>
        <table:table-row table:style-name="ro1">
          <table:table-cell/>
          <table:table-cell table:number-columns-repeated="2" office:value-type="float" office:value="1513" calcext:value-type="float">
            <text:p>1513</text:p>
          </table:table-cell>
        </table:table-row>
        <table:table-row table:style-name="ro1">
          <table:table-cell/>
          <table:table-cell table:number-columns-repeated="2" office:value-type="float" office:value="1514" calcext:value-type="float">
            <text:p>1514</text:p>
          </table:table-cell>
        </table:table-row>
        <table:table-row table:style-name="ro1">
          <table:table-cell/>
          <table:table-cell table:number-columns-repeated="2" office:value-type="float" office:value="1515" calcext:value-type="float">
            <text:p>1515</text:p>
          </table:table-cell>
        </table:table-row>
        <table:table-row table:style-name="ro1">
          <table:table-cell/>
          <table:table-cell table:number-columns-repeated="2" office:value-type="float" office:value="1516" calcext:value-type="float">
            <text:p>1516</text:p>
          </table:table-cell>
        </table:table-row>
        <table:table-row table:style-name="ro1">
          <table:table-cell/>
          <table:table-cell table:number-columns-repeated="2" office:value-type="float" office:value="1517" calcext:value-type="float">
            <text:p>1517</text:p>
          </table:table-cell>
        </table:table-row>
        <table:table-row table:style-name="ro1">
          <table:table-cell/>
          <table:table-cell table:number-columns-repeated="2" office:value-type="float" office:value="1518" calcext:value-type="float">
            <text:p>1518</text:p>
          </table:table-cell>
        </table:table-row>
        <table:table-row table:style-name="ro1">
          <table:table-cell/>
          <table:table-cell table:number-columns-repeated="2" office:value-type="float" office:value="1519" calcext:value-type="float">
            <text:p>1519</text:p>
          </table:table-cell>
        </table:table-row>
        <table:table-row table:style-name="ro1">
          <table:table-cell/>
          <table:table-cell table:number-columns-repeated="2" office:value-type="float" office:value="1520" calcext:value-type="float">
            <text:p>1520</text:p>
          </table:table-cell>
        </table:table-row>
        <table:table-row table:style-name="ro1">
          <table:table-cell/>
          <table:table-cell table:number-columns-repeated="2" office:value-type="float" office:value="1521" calcext:value-type="float">
            <text:p>1521</text:p>
          </table:table-cell>
        </table:table-row>
        <table:table-row table:style-name="ro1">
          <table:table-cell/>
          <table:table-cell table:number-columns-repeated="2" office:value-type="float" office:value="1522" calcext:value-type="float">
            <text:p>1522</text:p>
          </table:table-cell>
        </table:table-row>
        <table:table-row table:style-name="ro1">
          <table:table-cell/>
          <table:table-cell table:number-columns-repeated="2" office:value-type="float" office:value="1523" calcext:value-type="float">
            <text:p>1523</text:p>
          </table:table-cell>
        </table:table-row>
        <table:table-row table:style-name="ro1">
          <table:table-cell/>
          <table:table-cell table:number-columns-repeated="2" office:value-type="float" office:value="1524" calcext:value-type="float">
            <text:p>1524</text:p>
          </table:table-cell>
        </table:table-row>
        <table:table-row table:style-name="ro1">
          <table:table-cell/>
          <table:table-cell table:number-columns-repeated="2" office:value-type="float" office:value="1525" calcext:value-type="float">
            <text:p>1525</text:p>
          </table:table-cell>
        </table:table-row>
        <table:table-row table:style-name="ro1">
          <table:table-cell/>
          <table:table-cell table:number-columns-repeated="2" office:value-type="float" office:value="1526" calcext:value-type="float">
            <text:p>1526</text:p>
          </table:table-cell>
        </table:table-row>
        <table:table-row table:style-name="ro1">
          <table:table-cell/>
          <table:table-cell table:number-columns-repeated="2" office:value-type="float" office:value="1527" calcext:value-type="float">
            <text:p>1527</text:p>
          </table:table-cell>
        </table:table-row>
        <table:table-row table:style-name="ro1">
          <table:table-cell/>
          <table:table-cell table:number-columns-repeated="2" office:value-type="float" office:value="1528" calcext:value-type="float">
            <text:p>1528</text:p>
          </table:table-cell>
        </table:table-row>
        <table:table-row table:style-name="ro1">
          <table:table-cell/>
          <table:table-cell table:number-columns-repeated="2" office:value-type="float" office:value="1529" calcext:value-type="float">
            <text:p>1529</text:p>
          </table:table-cell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31" calcext:value-type="float">
            <text:p>1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34" calcext:value-type="float">
            <text:p>15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37" calcext:value-type="float">
            <text:p>15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538" calcext:value-type="float">
            <text:p>15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539" calcext:value-type="float">
            <text:p>15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541" calcext:value-type="float">
            <text:p>15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42" calcext:value-type="float">
            <text:p>15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543" calcext:value-type="float">
            <text:p>15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44" calcext:value-type="float">
            <text:p>15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546" calcext:value-type="float">
            <text:p>15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547" calcext:value-type="float">
            <text:p>15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48" calcext:value-type="float">
            <text:p>15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549" calcext:value-type="float">
            <text:p>15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52" calcext:value-type="float">
            <text:p>1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553" calcext:value-type="float">
            <text:p>15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554" calcext:value-type="float">
            <text:p>15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55" calcext:value-type="float">
            <text:p>15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556" calcext:value-type="float">
            <text:p>15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557" calcext:value-type="float">
            <text:p>15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558" calcext:value-type="float">
            <text:p>15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559" calcext:value-type="float">
            <text:p>15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561" calcext:value-type="float">
            <text:p>15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562" calcext:value-type="float">
            <text:p>15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564" calcext:value-type="float">
            <text:p>15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565" calcext:value-type="float">
            <text:p>15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566" calcext:value-type="float">
            <text:p>15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567" calcext:value-type="float">
            <text:p>15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1568" calcext:value-type="float">
            <text:p>1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569" calcext:value-type="float">
            <text:p>15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570" calcext:value-type="float">
            <text:p>15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571" calcext:value-type="float">
            <text:p>15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1572" calcext:value-type="float">
            <text:p>157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573" calcext:value-type="float">
            <text:p>15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574" calcext:value-type="float">
            <text:p>15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576" calcext:value-type="float">
            <text:p>157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577" calcext:value-type="float">
            <text:p>15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578" calcext:value-type="float">
            <text:p>15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580" calcext:value-type="float">
            <text:p>15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582" calcext:value-type="float">
            <text:p>158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583" calcext:value-type="float">
            <text:p>158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1584" calcext:value-type="float">
            <text:p>158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1585" calcext:value-type="float">
            <text:p>158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1586" calcext:value-type="float">
            <text:p>158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1588" calcext:value-type="float">
            <text:p>158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589" calcext:value-type="float">
            <text:p>15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591" calcext:value-type="float">
            <text:p>159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1592" calcext:value-type="float">
            <text:p>15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593" calcext:value-type="float">
            <text:p>15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1594" calcext:value-type="float">
            <text:p>159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1598" calcext:value-type="float">
            <text:p>159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1599" calcext:value-type="float">
            <text:p>159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1601" calcext:value-type="float">
            <text:p>160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603" calcext:value-type="float">
            <text:p>160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604" calcext:value-type="float">
            <text:p>160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605" calcext:value-type="float">
            <text:p>16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1606" calcext:value-type="float">
            <text:p>160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607" calcext:value-type="float">
            <text:p>160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608" calcext:value-type="float">
            <text:p>16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611" calcext:value-type="float">
            <text:p>16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1612" calcext:value-type="float">
            <text:p>161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613" calcext:value-type="float">
            <text:p>161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614" calcext:value-type="float">
            <text:p>16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615" calcext:value-type="float">
            <text:p>16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616" calcext:value-type="float">
            <text:p>161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617" calcext:value-type="float">
            <text:p>16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619" calcext:value-type="float">
            <text:p>16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622" calcext:value-type="float">
            <text:p>16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623" calcext:value-type="float">
            <text:p>162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624" calcext:value-type="float">
            <text:p>16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625" calcext:value-type="float">
            <text:p>16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626" calcext:value-type="float">
            <text:p>162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627" calcext:value-type="float">
            <text:p>162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629" calcext:value-type="float">
            <text:p>16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630" calcext:value-type="float">
            <text:p>16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1631" calcext:value-type="float">
            <text:p>163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1632" calcext:value-type="float">
            <text:p>16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633" calcext:value-type="float">
            <text:p>163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1634" calcext:value-type="float">
            <text:p>163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1635" calcext:value-type="float">
            <text:p>163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1636" calcext:value-type="float">
            <text:p>163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1637" calcext:value-type="float">
            <text:p>163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1638" calcext:value-type="float">
            <text:p>163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639" calcext:value-type="float">
            <text:p>163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1640" calcext:value-type="float">
            <text:p>164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1641" calcext:value-type="float">
            <text:p>164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1642" calcext:value-type="float">
            <text:p>164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1643" calcext:value-type="float">
            <text:p>164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644" calcext:value-type="float">
            <text:p>164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1645" calcext:value-type="float">
            <text:p>164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646" calcext:value-type="float">
            <text:p>164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647" calcext:value-type="float">
            <text:p>164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1649" calcext:value-type="float">
            <text:p>16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651" calcext:value-type="float">
            <text:p>165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652" calcext:value-type="float">
            <text:p>165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654" calcext:value-type="float">
            <text:p>165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655" calcext:value-type="float">
            <text:p>165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656" calcext:value-type="float">
            <text:p>165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657" calcext:value-type="float">
            <text:p>165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658" calcext:value-type="float">
            <text:p>16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659" calcext:value-type="float">
            <text:p>165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1661" calcext:value-type="float">
            <text:p>16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1662" calcext:value-type="float">
            <text:p>166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663" calcext:value-type="float">
            <text:p>166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1664" calcext:value-type="float">
            <text:p>166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665" calcext:value-type="float">
            <text:p>166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1667" calcext:value-type="float">
            <text:p>166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1668" calcext:value-type="float">
            <text:p>166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1669" calcext:value-type="float">
            <text:p>166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671" calcext:value-type="float">
            <text:p>167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1672" calcext:value-type="float">
            <text:p>167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1673" calcext:value-type="float">
            <text:p>16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674" calcext:value-type="float">
            <text:p>167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675" calcext:value-type="float">
            <text:p>167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1676" calcext:value-type="float">
            <text:p>167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1677" calcext:value-type="float">
            <text:p>167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1678" calcext:value-type="float">
            <text:p>167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1679" calcext:value-type="float">
            <text:p>167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81" calcext:value-type="float">
            <text:p>168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1682" calcext:value-type="float">
            <text:p>168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683" calcext:value-type="float">
            <text:p>168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1684" calcext:value-type="float">
            <text:p>168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1685" calcext:value-type="float">
            <text:p>168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1686" calcext:value-type="float">
            <text:p>168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687" calcext:value-type="float">
            <text:p>168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1688" calcext:value-type="float">
            <text:p>168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689" calcext:value-type="float">
            <text:p>168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90" calcext:value-type="float">
            <text:p>169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691" calcext:value-type="float">
            <text:p>169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692" calcext:value-type="float">
            <text:p>169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693" calcext:value-type="float">
            <text:p>169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1694" calcext:value-type="float">
            <text:p>169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1695" calcext:value-type="float">
            <text:p>169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1697" calcext:value-type="float">
            <text:p>169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698" calcext:value-type="float">
            <text:p>169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1699" calcext:value-type="float">
            <text:p>169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1701" calcext:value-type="float">
            <text:p>170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1702" calcext:value-type="float">
            <text:p>170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703" calcext:value-type="float">
            <text:p>170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704" calcext:value-type="float">
            <text:p>170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706" calcext:value-type="float">
            <text:p>170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1707" calcext:value-type="float">
            <text:p>170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708" calcext:value-type="float">
            <text:p>170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710" calcext:value-type="float">
            <text:p>171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711" calcext:value-type="float">
            <text:p>171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712" calcext:value-type="float">
            <text:p>171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713" calcext:value-type="float">
            <text:p>171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714" calcext:value-type="float">
            <text:p>171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715" calcext:value-type="float">
            <text:p>171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716" calcext:value-type="float">
            <text:p>171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1717" calcext:value-type="float">
            <text:p>171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1718" calcext:value-type="float">
            <text:p>171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1719" calcext:value-type="float">
            <text:p>171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1720" calcext:value-type="float">
            <text:p>172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1722" calcext:value-type="float">
            <text:p>172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723" calcext:value-type="float">
            <text:p>172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1724" calcext:value-type="float">
            <text:p>172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1725" calcext:value-type="float">
            <text:p>172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1727" calcext:value-type="float">
            <text:p>172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1728" calcext:value-type="float">
            <text:p>17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1729" calcext:value-type="float">
            <text:p>172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731" calcext:value-type="float">
            <text:p>173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1732" calcext:value-type="float">
            <text:p>173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1733" calcext:value-type="float">
            <text:p>173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1734" calcext:value-type="float">
            <text:p>173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1735" calcext:value-type="float">
            <text:p>173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1736" calcext:value-type="float">
            <text:p>173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1737" calcext:value-type="float">
            <text:p>173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1738" calcext:value-type="float">
            <text:p>173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1739" calcext:value-type="float">
            <text:p>173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1742" calcext:value-type="float">
            <text:p>174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1743" calcext:value-type="float">
            <text:p>174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1744" calcext:value-type="float">
            <text:p>174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1745" calcext:value-type="float">
            <text:p>174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1746" calcext:value-type="float">
            <text:p>174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1747" calcext:value-type="float">
            <text:p>174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1748" calcext:value-type="float">
            <text:p>174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1749" calcext:value-type="float">
            <text:p>174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1751" calcext:value-type="float">
            <text:p>175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float" office:value="1752" calcext:value-type="float">
            <text:p>175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1753" calcext:value-type="float">
            <text:p>175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1754" calcext:value-type="float">
            <text:p>175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1755" calcext:value-type="float">
            <text:p>175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1756" calcext:value-type="float">
            <text:p>175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1757" calcext:value-type="float">
            <text:p>175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1758" calcext:value-type="float">
            <text:p>175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1759" calcext:value-type="float">
            <text:p>175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1762" calcext:value-type="float">
            <text:p>176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1763" calcext:value-type="float">
            <text:p>176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1764" calcext:value-type="float">
            <text:p>176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1765" calcext:value-type="float">
            <text:p>176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1766" calcext:value-type="float">
            <text:p>17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1767" calcext:value-type="float">
            <text:p>176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1769" calcext:value-type="float">
            <text:p>176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1771" calcext:value-type="float">
            <text:p>177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1772" calcext:value-type="float">
            <text:p>177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1773" calcext:value-type="float">
            <text:p>177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1774" calcext:value-type="float">
            <text:p>177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1775" calcext:value-type="float">
            <text:p>177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1777" calcext:value-type="float">
            <text:p>177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float" office:value="1779" calcext:value-type="float">
            <text:p>177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1781" calcext:value-type="float">
            <text:p>178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float" office:value="1782" calcext:value-type="float">
            <text:p>178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1784" calcext:value-type="float">
            <text:p>178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1785" calcext:value-type="float">
            <text:p>178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1786" calcext:value-type="float">
            <text:p>178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1788" calcext:value-type="float">
            <text:p>1788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float" office:value="1791" calcext:value-type="float">
            <text:p>179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1792" calcext:value-type="float">
            <text:p>179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float" office:value="1793" calcext:value-type="float">
            <text:p>179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1794" calcext:value-type="float">
            <text:p>179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1795" calcext:value-type="float">
            <text:p>179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1797" calcext:value-type="float">
            <text:p>179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1798" calcext:value-type="float">
            <text:p>179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float" office:value="1799" calcext:value-type="float">
            <text:p>179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float" office:value="1801" calcext:value-type="float">
            <text:p>180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1803" calcext:value-type="float">
            <text:p>180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1804" calcext:value-type="float">
            <text:p>180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1805" calcext:value-type="float">
            <text:p>180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1806" calcext:value-type="float">
            <text:p>180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float" office:value="1807" calcext:value-type="float">
            <text:p>180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float" office:value="1808" calcext:value-type="float">
            <text:p>180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1811" calcext:value-type="float">
            <text:p>181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1812" calcext:value-type="float">
            <text:p>181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1814" calcext:value-type="float">
            <text:p>181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float" office:value="1815" calcext:value-type="float">
            <text:p>181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1816" calcext:value-type="float">
            <text:p>181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1819" calcext:value-type="float">
            <text:p>181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1821" calcext:value-type="float">
            <text:p>182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float" office:value="1823" calcext:value-type="float">
            <text:p>182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1824" calcext:value-type="float">
            <text:p>18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float" office:value="1826" calcext:value-type="float">
            <text:p>182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1828" calcext:value-type="float">
            <text:p>182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float" office:value="1829" calcext:value-type="float">
            <text:p>182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1830" calcext:value-type="float">
            <text:p>18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1831" calcext:value-type="float">
            <text:p>183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1833" calcext:value-type="float">
            <text:p>183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float" office:value="1834" calcext:value-type="float">
            <text:p>183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float" office:value="1835" calcext:value-type="float">
            <text:p>183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float" office:value="1841" calcext:value-type="float">
            <text:p>184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float" office:value="1842" calcext:value-type="float">
            <text:p>184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float" office:value="1843" calcext:value-type="float">
            <text:p>184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float" office:value="1844" calcext:value-type="float">
            <text:p>184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float" office:value="1845" calcext:value-type="float">
            <text:p>184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float" office:value="1847" calcext:value-type="float">
            <text:p>184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  <table:table-cell office:value-type="float" office:value="1848" calcext:value-type="float">
            <text:p>184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/>
          <table:table-cell office:value-type="float" office:value="1849" calcext:value-type="float">
            <text:p>184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float" office:value="1851" calcext:value-type="float">
            <text:p>185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float" office:value="1852" calcext:value-type="float">
            <text:p>185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float" office:value="1853" calcext:value-type="float">
            <text:p>185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float" office:value="1855" calcext:value-type="float">
            <text:p>185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  <table:table-cell office:value-type="float" office:value="1856" calcext:value-type="float">
            <text:p>185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float" office:value="1858" calcext:value-type="float">
            <text:p>185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/>
          <table:table-cell office:value-type="float" office:value="1859" calcext:value-type="float">
            <text:p>185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1861" calcext:value-type="float">
            <text:p>186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float" office:value="1862" calcext:value-type="float">
            <text:p>186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float" office:value="1863" calcext:value-type="float">
            <text:p>186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float" office:value="1866" calcext:value-type="float">
            <text:p>186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/>
          <table:table-cell office:value-type="float" office:value="1867" calcext:value-type="float">
            <text:p>186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float" office:value="1868" calcext:value-type="float">
            <text:p>1868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float" office:value="1869" calcext:value-type="float">
            <text:p>186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/>
          <table:table-cell office:value-type="float" office:value="1871" calcext:value-type="float">
            <text:p>187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float" office:value="1872" calcext:value-type="float">
            <text:p>187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float" office:value="1873" calcext:value-type="float">
            <text:p>187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1875" calcext:value-type="float">
            <text:p>187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float" office:value="1876" calcext:value-type="float">
            <text:p>187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float" office:value="1877" calcext:value-type="float">
            <text:p>187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float" office:value="1878" calcext:value-type="float">
            <text:p>187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float" office:value="1879" calcext:value-type="float">
            <text:p>187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float" office:value="1881" calcext:value-type="float">
            <text:p>188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float" office:value="1883" calcext:value-type="float">
            <text:p>188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float" office:value="1884" calcext:value-type="float">
            <text:p>188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float" office:value="1885" calcext:value-type="float">
            <text:p>188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float" office:value="1886" calcext:value-type="float">
            <text:p>188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889" calcext:value-type="float">
            <text:p>188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float" office:value="1894" calcext:value-type="float">
            <text:p>189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/>
          <table:table-cell office:value-type="float" office:value="1897" calcext:value-type="float">
            <text:p>1897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1898" calcext:value-type="float">
            <text:p>189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1899" calcext:value-type="float">
            <text:p>1899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1902" calcext:value-type="float">
            <text:p>190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1905" calcext:value-type="float">
            <text:p>190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float" office:value="1906" calcext:value-type="float">
            <text:p>190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float" office:value="1907" calcext:value-type="float">
            <text:p>190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1908" calcext:value-type="float">
            <text:p>190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float" office:value="1909" calcext:value-type="float">
            <text:p>190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float" office:value="1910" calcext:value-type="float">
            <text:p>191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1911" calcext:value-type="float">
            <text:p>191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/>
          <table:table-cell office:value-type="float" office:value="1912" calcext:value-type="float">
            <text:p>191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float" office:value="1913" calcext:value-type="float">
            <text:p>191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1914" calcext:value-type="float">
            <text:p>191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/>
          <table:table-cell office:value-type="float" office:value="1915" calcext:value-type="float">
            <text:p>191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1917" calcext:value-type="float">
            <text:p>191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float" office:value="1919" calcext:value-type="float">
            <text:p>191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float" office:value="1921" calcext:value-type="float">
            <text:p>192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float" office:value="1922" calcext:value-type="float">
            <text:p>192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1923" calcext:value-type="float">
            <text:p>192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float" office:value="1925" calcext:value-type="float">
            <text:p>192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1926" calcext:value-type="float">
            <text:p>192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/>
          <table:table-cell office:value-type="float" office:value="1928" calcext:value-type="float">
            <text:p>19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1930" calcext:value-type="float">
            <text:p>193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/>
          <table:table-cell office:value-type="float" office:value="1931" calcext:value-type="float">
            <text:p>193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1932" calcext:value-type="float">
            <text:p>193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/>
          <table:table-cell office:value-type="float" office:value="1933" calcext:value-type="float">
            <text:p>193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/>
          <table:table-cell office:value-type="float" office:value="1934" calcext:value-type="float">
            <text:p>193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1935" calcext:value-type="float">
            <text:p>193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float" office:value="1936" calcext:value-type="float">
            <text:p>193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/>
          <table:table-cell office:value-type="float" office:value="1937" calcext:value-type="float">
            <text:p>193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1938" calcext:value-type="float">
            <text:p>193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/>
          <table:table-cell office:value-type="float" office:value="1939" calcext:value-type="float">
            <text:p>193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float" office:value="1940" calcext:value-type="float">
            <text:p>194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1941" calcext:value-type="float">
            <text:p>194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float" office:value="1942" calcext:value-type="float">
            <text:p>194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float" office:value="1943" calcext:value-type="float">
            <text:p>194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1944" calcext:value-type="float">
            <text:p>194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float" office:value="1945" calcext:value-type="float">
            <text:p>194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/>
          <table:table-cell office:value-type="float" office:value="1947" calcext:value-type="float">
            <text:p>1947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/>
          <table:table-cell office:value-type="float" office:value="1948" calcext:value-type="float">
            <text:p>194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/>
          <table:table-cell office:value-type="float" office:value="1949" calcext:value-type="float">
            <text:p>194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/>
          <table:table-cell office:value-type="float" office:value="1952" calcext:value-type="float">
            <text:p>195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/>
          <table:table-cell office:value-type="float" office:value="1953" calcext:value-type="float">
            <text:p>195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float" office:value="1956" calcext:value-type="float">
            <text:p>195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/>
          <table:table-cell office:value-type="float" office:value="1957" calcext:value-type="float">
            <text:p>195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/>
          <table:table-cell office:value-type="float" office:value="1958" calcext:value-type="float">
            <text:p>195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office:value-type="float" office:value="1961" calcext:value-type="float">
            <text:p>196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/>
          <table:table-cell office:value-type="float" office:value="1963" calcext:value-type="float">
            <text:p>196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float" office:value="1964" calcext:value-type="float">
            <text:p>196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/>
          <table:table-cell office:value-type="float" office:value="1965" calcext:value-type="float">
            <text:p>196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/>
          <table:table-cell office:value-type="float" office:value="1966" calcext:value-type="float">
            <text:p>196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/>
          <table:table-cell office:value-type="float" office:value="1968" calcext:value-type="float">
            <text:p>196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/>
          <table:table-cell office:value-type="float" office:value="1969" calcext:value-type="float">
            <text:p>196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/>
          <table:table-cell office:value-type="float" office:value="1972" calcext:value-type="float">
            <text:p>197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/>
          <table:table-cell office:value-type="float" office:value="1973" calcext:value-type="float">
            <text:p>197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/>
          <table:table-cell office:value-type="float" office:value="1981" calcext:value-type="float">
            <text:p>198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/>
          <table:table-cell office:value-type="float" office:value="1983" calcext:value-type="float">
            <text:p>198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/>
          <table:table-cell office:value-type="float" office:value="2034" calcext:value-type="float">
            <text:p>2034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/>
          <table:table-cell office:value-type="float" office:value="2035" calcext:value-type="float">
            <text:p>203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/>
          <table:table-cell office:value-type="float" office:value="2036" calcext:value-type="float">
            <text:p>2036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/>
          <table:table-cell office:value-type="float" office:value="2037" calcext:value-type="float">
            <text:p>203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2039" calcext:value-type="float">
            <text:p>203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/>
          <table:table-cell office:value-type="float" office:value="2043" calcext:value-type="float">
            <text:p>204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/>
          <table:table-cell office:value-type="float" office:value="2047" calcext:value-type="float">
            <text:p>2047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/>
          <table:table-cell office:value-type="float" office:value="2051" calcext:value-type="float">
            <text:p>205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/>
          <table:table-cell office:value-type="float" office:value="2052" calcext:value-type="float">
            <text:p>205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/>
          <table:table-cell office:value-type="float" office:value="2053" calcext:value-type="float">
            <text:p>205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/>
          <table:table-cell office:value-type="float" office:value="2056" calcext:value-type="float">
            <text:p>205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/>
          <table:table-cell office:value-type="float" office:value="2057" calcext:value-type="float">
            <text:p>205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/>
          <table:table-cell office:value-type="float" office:value="2059" calcext:value-type="float">
            <text:p>2059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/>
          <table:table-cell office:value-type="float" office:value="2063" calcext:value-type="float">
            <text:p>2063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/>
          <table:table-cell office:value-type="float" office:value="2066" calcext:value-type="float">
            <text:p>2066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float" office:value="2068" calcext:value-type="float">
            <text:p>2068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/>
          <table:table-cell office:value-type="float" office:value="2071" calcext:value-type="float">
            <text:p>2071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/>
          <table:table-cell office:value-type="float" office:value="2074" calcext:value-type="float">
            <text:p>207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/>
          <table:table-cell office:value-type="float" office:value="2076" calcext:value-type="float">
            <text:p>2076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/>
          <table:table-cell office:value-type="float" office:value="2077" calcext:value-type="float">
            <text:p>2077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float" office:value="2079" calcext:value-type="float">
            <text:p>2079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/>
          <table:table-cell office:value-type="float" office:value="2083" calcext:value-type="float">
            <text:p>2083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/>
          <table:table-cell office:value-type="float" office:value="2084" calcext:value-type="float">
            <text:p>2084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/>
          <table:table-cell office:value-type="float" office:value="2086" calcext:value-type="float">
            <text:p>2086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/>
          <table:table-cell office:value-type="float" office:value="2088" calcext:value-type="float">
            <text:p>2088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/>
          <table:table-cell office:value-type="float" office:value="2089" calcext:value-type="float">
            <text:p>2089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2094" calcext:value-type="float">
            <text:p>2094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/>
          <table:table-cell office:value-type="float" office:value="2096" calcext:value-type="float">
            <text:p>2096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/>
          <table:table-cell office:value-type="float" office:value="2097" calcext:value-type="float">
            <text:p>2097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/>
          <table:table-cell office:value-type="float" office:value="2098" calcext:value-type="float">
            <text:p>2098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/>
          <table:table-cell office:value-type="float" office:value="2101" calcext:value-type="float">
            <text:p>2101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float" office:value="2103" calcext:value-type="float">
            <text:p>2103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/>
          <table:table-cell office:value-type="float" office:value="2104" calcext:value-type="float">
            <text:p>2104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/>
          <table:table-cell office:value-type="float" office:value="2107" calcext:value-type="float">
            <text:p>2107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/>
          <table:table-cell office:value-type="float" office:value="2108" calcext:value-type="float">
            <text:p>210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/>
          <table:table-cell office:value-type="float" office:value="2109" calcext:value-type="float">
            <text:p>2109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float" office:value="2112" calcext:value-type="float">
            <text:p>211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float" office:value="2113" calcext:value-type="float">
            <text:p>2113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/>
          <table:table-cell office:value-type="float" office:value="2114" calcext:value-type="float">
            <text:p>2114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/>
          <table:table-cell office:value-type="float" office:value="2116" calcext:value-type="float">
            <text:p>211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/>
          <table:table-cell office:value-type="float" office:value="2117" calcext:value-type="float">
            <text:p>2117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float" office:value="2118" calcext:value-type="float">
            <text:p>211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/>
          <table:table-cell office:value-type="float" office:value="2119" calcext:value-type="float">
            <text:p>211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/>
          <table:table-cell office:value-type="float" office:value="2126" calcext:value-type="float">
            <text:p>212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/>
          <table:table-cell office:value-type="float" office:value="2131" calcext:value-type="float">
            <text:p>2131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/>
          <table:table-cell office:value-type="float" office:value="2133" calcext:value-type="float">
            <text:p>213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/>
          <table:table-cell office:value-type="float" office:value="2134" calcext:value-type="float">
            <text:p>213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/>
          <table:table-cell office:value-type="float" office:value="2136" calcext:value-type="float">
            <text:p>2136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/>
          <table:table-cell office:value-type="float" office:value="2138" calcext:value-type="float">
            <text:p>213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/>
          <table:table-cell office:value-type="float" office:value="2140" calcext:value-type="float">
            <text:p>214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/>
          <table:table-cell office:value-type="float" office:value="2147" calcext:value-type="float">
            <text:p>2147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/>
          <table:table-cell office:value-type="float" office:value="2148" calcext:value-type="float">
            <text:p>2148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/>
          <table:table-cell office:value-type="float" office:value="2149" calcext:value-type="float">
            <text:p>214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/>
          <table:table-cell office:value-type="float" office:value="2151" calcext:value-type="float">
            <text:p>2151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/>
          <table:table-cell office:value-type="float" office:value="2152" calcext:value-type="float">
            <text:p>2152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/>
          <table:table-cell office:value-type="float" office:value="2153" calcext:value-type="float">
            <text:p>2153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/>
          <table:table-cell office:value-type="float" office:value="2154" calcext:value-type="float">
            <text:p>2154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/>
          <table:table-cell office:value-type="float" office:value="2156" calcext:value-type="float">
            <text:p>2156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/>
          <table:table-cell office:value-type="float" office:value="2157" calcext:value-type="float">
            <text:p>2157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/>
          <table:table-cell office:value-type="float" office:value="2158" calcext:value-type="float">
            <text:p>2158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/>
          <table:table-cell office:value-type="float" office:value="2159" calcext:value-type="float">
            <text:p>215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/>
          <table:table-cell office:value-type="float" office:value="2162" calcext:value-type="float">
            <text:p>2162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/>
          <table:table-cell office:value-type="float" office:value="2163" calcext:value-type="float">
            <text:p>216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/>
          <table:table-cell office:value-type="float" office:value="2164" calcext:value-type="float">
            <text:p>2164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/>
          <table:table-cell office:value-type="float" office:value="2165" calcext:value-type="float">
            <text:p>2165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/>
          <table:table-cell office:value-type="float" office:value="2167" calcext:value-type="float">
            <text:p>2167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/>
          <table:table-cell office:value-type="float" office:value="2168" calcext:value-type="float">
            <text:p>2168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float" office:value="2170" calcext:value-type="float">
            <text:p>217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2171" calcext:value-type="float">
            <text:p>217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/>
          <table:table-cell office:value-type="float" office:value="2172" calcext:value-type="float">
            <text:p>2172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/>
          <table:table-cell office:value-type="float" office:value="2173" calcext:value-type="float">
            <text:p>217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/>
          <table:table-cell office:value-type="float" office:value="2174" calcext:value-type="float">
            <text:p>217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/>
          <table:table-cell office:value-type="float" office:value="2176" calcext:value-type="float">
            <text:p>217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/>
          <table:table-cell office:value-type="float" office:value="2177" calcext:value-type="float">
            <text:p>217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/>
          <table:table-cell office:value-type="float" office:value="2178" calcext:value-type="float">
            <text:p>2178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/>
          <table:table-cell office:value-type="float" office:value="2179" calcext:value-type="float">
            <text:p>2179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float" office:value="2180" calcext:value-type="float">
            <text:p>2180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/>
          <table:table-cell office:value-type="float" office:value="2181" calcext:value-type="float">
            <text:p>2181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/>
          <table:table-cell office:value-type="float" office:value="2182" calcext:value-type="float">
            <text:p>2182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/>
          <table:table-cell office:value-type="float" office:value="2183" calcext:value-type="float">
            <text:p>2183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2184" calcext:value-type="float">
            <text:p>21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/>
          <table:table-cell office:value-type="float" office:value="2185" calcext:value-type="float">
            <text:p>2185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/>
          <table:table-cell office:value-type="float" office:value="2186" calcext:value-type="float">
            <text:p>2186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/>
          <table:table-cell office:value-type="float" office:value="2187" calcext:value-type="float">
            <text:p>2187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float" office:value="2188" calcext:value-type="float">
            <text:p>2188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float" office:value="2189" calcext:value-type="float">
            <text:p>2189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float" office:value="2190" calcext:value-type="float">
            <text:p>2190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/>
          <table:table-cell office:value-type="float" office:value="2191" calcext:value-type="float">
            <text:p>219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/>
          <table:table-cell office:value-type="float" office:value="2193" calcext:value-type="float">
            <text:p>2193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2194" calcext:value-type="float">
            <text:p>2194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/>
          <table:table-cell office:value-type="float" office:value="2195" calcext:value-type="float">
            <text:p>2195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/>
          <table:table-cell office:value-type="float" office:value="2196" calcext:value-type="float">
            <text:p>2196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float" office:value="2197" calcext:value-type="float">
            <text:p>2197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/>
          <table:table-cell office:value-type="float" office:value="2198" calcext:value-type="float">
            <text:p>2198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/>
          <table:table-cell office:value-type="float" office:value="2199" calcext:value-type="float">
            <text:p>2199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/>
          <table:table-cell office:value-type="float" office:value="2201" calcext:value-type="float">
            <text:p>2201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/>
          <table:table-cell office:value-type="float" office:value="2202" calcext:value-type="float">
            <text:p>2202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/>
          <table:table-cell office:value-type="float" office:value="2203" calcext:value-type="float">
            <text:p>2203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/>
          <table:table-cell office:value-type="float" office:value="2205" calcext:value-type="float">
            <text:p>22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/>
          <table:table-cell office:value-type="float" office:value="2206" calcext:value-type="float">
            <text:p>2206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float" office:value="2207" calcext:value-type="float">
            <text:p>220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/>
          <table:table-cell office:value-type="float" office:value="2208" calcext:value-type="float">
            <text:p>2208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/>
          <table:table-cell office:value-type="float" office:value="2209" calcext:value-type="float">
            <text:p>2209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float" office:value="2210" calcext:value-type="float">
            <text:p>221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/>
          <table:table-cell office:value-type="float" office:value="2211" calcext:value-type="float">
            <text:p>2211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/>
          <table:table-cell office:value-type="float" office:value="2212" calcext:value-type="float">
            <text:p>2212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/>
          <table:table-cell office:value-type="float" office:value="2213" calcext:value-type="float">
            <text:p>2213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/>
          <table:table-cell office:value-type="float" office:value="2215" calcext:value-type="float">
            <text:p>2215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/>
          <table:table-cell office:value-type="float" office:value="2216" calcext:value-type="float">
            <text:p>221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/>
          <table:table-cell office:value-type="float" office:value="2217" calcext:value-type="float">
            <text:p>2217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/>
          <table:table-cell office:value-type="float" office:value="2218" calcext:value-type="float">
            <text:p>2218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float" office:value="2220" calcext:value-type="float">
            <text:p>2220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/>
          <table:table-cell office:value-type="float" office:value="2221" calcext:value-type="float">
            <text:p>2221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/>
          <table:table-cell office:value-type="float" office:value="2222" calcext:value-type="float">
            <text:p>2222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/>
          <table:table-cell office:value-type="float" office:value="2223" calcext:value-type="float">
            <text:p>222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/>
          <table:table-cell office:value-type="float" office:value="2224" calcext:value-type="float">
            <text:p>2224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/>
          <table:table-cell office:value-type="float" office:value="2225" calcext:value-type="float">
            <text:p>2225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/>
          <table:table-cell office:value-type="float" office:value="2227" calcext:value-type="float">
            <text:p>2227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/>
          <table:table-cell office:value-type="float" office:value="2228" calcext:value-type="float">
            <text:p>2228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/>
          <table:table-cell office:value-type="float" office:value="2229" calcext:value-type="float">
            <text:p>2229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float" office:value="2230" calcext:value-type="float">
            <text:p>223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/>
          <table:table-cell office:value-type="float" office:value="2231" calcext:value-type="float">
            <text:p>2231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/>
          <table:table-cell office:value-type="float" office:value="2232" calcext:value-type="float">
            <text:p>223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/>
          <table:table-cell office:value-type="float" office:value="2233" calcext:value-type="float">
            <text:p>2233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/>
          <table:table-cell office:value-type="float" office:value="2234" calcext:value-type="float">
            <text:p>223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/>
          <table:table-cell office:value-type="float" office:value="2235" calcext:value-type="float">
            <text:p>2235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/>
          <table:table-cell office:value-type="float" office:value="2236" calcext:value-type="float">
            <text:p>2236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/>
          <table:table-cell office:value-type="float" office:value="2237" calcext:value-type="float">
            <text:p>2237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/>
          <table:table-cell office:value-type="float" office:value="2238" calcext:value-type="float">
            <text:p>2238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/>
          <table:table-cell office:value-type="float" office:value="2239" calcext:value-type="float">
            <text:p>2239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/>
          <table:table-cell office:value-type="float" office:value="2241" calcext:value-type="float">
            <text:p>2241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/>
          <table:table-cell office:value-type="float" office:value="2242" calcext:value-type="float">
            <text:p>224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/>
          <table:table-cell office:value-type="float" office:value="2243" calcext:value-type="float">
            <text:p>2243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/>
          <table:table-cell office:value-type="float" office:value="2244" calcext:value-type="float">
            <text:p>2244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/>
          <table:table-cell office:value-type="float" office:value="2245" calcext:value-type="float">
            <text:p>2245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/>
          <table:table-cell office:value-type="float" office:value="2246" calcext:value-type="float">
            <text:p>2246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/>
          <table:table-cell office:value-type="float" office:value="2247" calcext:value-type="float">
            <text:p>2247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/>
          <table:table-cell office:value-type="float" office:value="2248" calcext:value-type="float">
            <text:p>2248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/>
          <table:table-cell office:value-type="float" office:value="2249" calcext:value-type="float">
            <text:p>224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/>
          <table:table-cell office:value-type="float" office:value="2251" calcext:value-type="float">
            <text:p>2251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/>
          <table:table-cell office:value-type="float" office:value="2252" calcext:value-type="float">
            <text:p>2252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/>
          <table:table-cell office:value-type="float" office:value="2253" calcext:value-type="float">
            <text:p>2253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/>
          <table:table-cell office:value-type="float" office:value="2254" calcext:value-type="float">
            <text:p>2254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/>
          <table:table-cell office:value-type="float" office:value="2255" calcext:value-type="float">
            <text:p>225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2256" calcext:value-type="float">
            <text:p>2256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/>
          <table:table-cell office:value-type="float" office:value="2257" calcext:value-type="float">
            <text:p>225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/>
          <table:table-cell office:value-type="float" office:value="2258" calcext:value-type="float">
            <text:p>2258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float" office:value="2259" calcext:value-type="float">
            <text:p>2259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/>
          <table:table-cell office:value-type="float" office:value="2261" calcext:value-type="float">
            <text:p>226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/>
          <table:table-cell office:value-type="float" office:value="2262" calcext:value-type="float">
            <text:p>2262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/>
          <table:table-cell office:value-type="float" office:value="2263" calcext:value-type="float">
            <text:p>2263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/>
          <table:table-cell office:value-type="float" office:value="2264" calcext:value-type="float">
            <text:p>2264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/>
          <table:table-cell office:value-type="float" office:value="2265" calcext:value-type="float">
            <text:p>2265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/>
          <table:table-cell office:value-type="float" office:value="2266" calcext:value-type="float">
            <text:p>2266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/>
          <table:table-cell office:value-type="float" office:value="2267" calcext:value-type="float">
            <text:p>2267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2268" calcext:value-type="float">
            <text:p>2268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/>
          <table:table-cell office:value-type="float" office:value="2269" calcext:value-type="float">
            <text:p>2269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/>
          <table:table-cell office:value-type="float" office:value="2270" calcext:value-type="float">
            <text:p>227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2271" calcext:value-type="float">
            <text:p>2271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/>
          <table:table-cell office:value-type="float" office:value="2272" calcext:value-type="float">
            <text:p>2272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/>
          <table:table-cell office:value-type="float" office:value="2273" calcext:value-type="float">
            <text:p>2273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/>
          <table:table-cell office:value-type="float" office:value="2274" calcext:value-type="float">
            <text:p>2274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/>
          <table:table-cell office:value-type="float" office:value="2275" calcext:value-type="float">
            <text:p>2275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/>
          <table:table-cell office:value-type="float" office:value="2276" calcext:value-type="float">
            <text:p>2276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/>
          <table:table-cell office:value-type="float" office:value="2277" calcext:value-type="float">
            <text:p>2277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/>
          <table:table-cell office:value-type="float" office:value="2278" calcext:value-type="float">
            <text:p>2278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/>
          <table:table-cell office:value-type="float" office:value="2279" calcext:value-type="float">
            <text:p>2279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2280" calcext:value-type="float">
            <text:p>228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/>
          <table:table-cell office:value-type="float" office:value="2281" calcext:value-type="float">
            <text:p>2281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/>
          <table:table-cell office:value-type="float" office:value="2282" calcext:value-type="float">
            <text:p>2282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2283" calcext:value-type="float">
            <text:p>2283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float" office:value="2284" calcext:value-type="float">
            <text:p>2284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/>
          <table:table-cell office:value-type="float" office:value="2285" calcext:value-type="float">
            <text:p>2285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/>
          <table:table-cell office:value-type="float" office:value="2286" calcext:value-type="float">
            <text:p>2286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/>
          <table:table-cell office:value-type="float" office:value="2287" calcext:value-type="float">
            <text:p>2287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2288" calcext:value-type="float">
            <text:p>228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2289" calcext:value-type="float">
            <text:p>2289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float" office:value="2290" calcext:value-type="float">
            <text:p>2290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office:value-type="float" office:value="2291" calcext:value-type="float">
            <text:p>2291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office:value-type="float" office:value="2292" calcext:value-type="float">
            <text:p>2292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/>
          <table:table-cell office:value-type="float" office:value="2293" calcext:value-type="float">
            <text:p>229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/>
          <table:table-cell office:value-type="float" office:value="2294" calcext:value-type="float">
            <text:p>229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/>
          <table:table-cell office:value-type="float" office:value="2295" calcext:value-type="float">
            <text:p>2295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/>
          <table:table-cell office:value-type="float" office:value="2296" calcext:value-type="float">
            <text:p>2296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/>
          <table:table-cell office:value-type="float" office:value="2297" calcext:value-type="float">
            <text:p>2297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/>
          <table:table-cell office:value-type="float" office:value="2298" calcext:value-type="float">
            <text:p>2298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/>
          <table:table-cell office:value-type="float" office:value="2299" calcext:value-type="float">
            <text:p>2299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/>
          <table:table-cell office:value-type="float" office:value="2301" calcext:value-type="float">
            <text:p>230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/>
          <table:table-cell office:value-type="float" office:value="2303" calcext:value-type="float">
            <text:p>230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/>
          <table:table-cell office:value-type="float" office:value="2304" calcext:value-type="float">
            <text:p>230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float" office:value="2305" calcext:value-type="float">
            <text:p>230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/>
          <table:table-cell office:value-type="float" office:value="2306" calcext:value-type="float">
            <text:p>230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/>
          <table:table-cell office:value-type="float" office:value="2307" calcext:value-type="float">
            <text:p>230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/>
          <table:table-cell office:value-type="float" office:value="2308" calcext:value-type="float">
            <text:p>2308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/>
          <table:table-cell office:value-type="float" office:value="2309" calcext:value-type="float">
            <text:p>230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float" office:value="2310" calcext:value-type="float">
            <text:p>2310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/>
          <table:table-cell office:value-type="float" office:value="2311" calcext:value-type="float">
            <text:p>2311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/>
          <table:table-cell office:value-type="float" office:value="2312" calcext:value-type="float">
            <text:p>2312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/>
          <table:table-cell office:value-type="float" office:value="2313" calcext:value-type="float">
            <text:p>231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/>
          <table:table-cell office:value-type="float" office:value="2314" calcext:value-type="float">
            <text:p>2314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/>
          <table:table-cell office:value-type="float" office:value="2315" calcext:value-type="float">
            <text:p>2315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/>
          <table:table-cell office:value-type="float" office:value="2316" calcext:value-type="float">
            <text:p>2316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/>
          <table:table-cell office:value-type="float" office:value="2317" calcext:value-type="float">
            <text:p>2317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/>
          <table:table-cell office:value-type="float" office:value="2318" calcext:value-type="float">
            <text:p>2318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/>
          <table:table-cell office:value-type="float" office:value="2319" calcext:value-type="float">
            <text:p>2319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office:value-type="float" office:value="2320" calcext:value-type="float">
            <text:p>232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/>
          <table:table-cell office:value-type="float" office:value="2321" calcext:value-type="float">
            <text:p>2321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/>
          <table:table-cell office:value-type="float" office:value="2322" calcext:value-type="float">
            <text:p>2322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/>
          <table:table-cell office:value-type="float" office:value="2324" calcext:value-type="float">
            <text:p>232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/>
          <table:table-cell office:value-type="float" office:value="2325" calcext:value-type="float">
            <text:p>232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/>
          <table:table-cell office:value-type="float" office:value="2326" calcext:value-type="float">
            <text:p>2326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office:value-type="float" office:value="2327" calcext:value-type="float">
            <text:p>2327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/>
          <table:table-cell office:value-type="float" office:value="2328" calcext:value-type="float">
            <text:p>232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/>
          <table:table-cell office:value-type="float" office:value="2329" calcext:value-type="float">
            <text:p>2329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2331" calcext:value-type="float">
            <text:p>2331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/>
          <table:table-cell office:value-type="float" office:value="2332" calcext:value-type="float">
            <text:p>233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/>
          <table:table-cell office:value-type="float" office:value="2333" calcext:value-type="float">
            <text:p>2333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/>
          <table:table-cell office:value-type="float" office:value="2334" calcext:value-type="float">
            <text:p>2334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/>
          <table:table-cell office:value-type="float" office:value="2335" calcext:value-type="float">
            <text:p>2335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/>
          <table:table-cell office:value-type="float" office:value="2336" calcext:value-type="float">
            <text:p>2336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/>
          <table:table-cell office:value-type="float" office:value="2337" calcext:value-type="float">
            <text:p>2337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/>
          <table:table-cell office:value-type="float" office:value="2338" calcext:value-type="float">
            <text:p>2338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/>
          <table:table-cell office:value-type="float" office:value="2339" calcext:value-type="float">
            <text:p>233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/>
          <table:table-cell office:value-type="float" office:value="2341" calcext:value-type="float">
            <text:p>2341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/>
          <table:table-cell office:value-type="float" office:value="2342" calcext:value-type="float">
            <text:p>2342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/>
          <table:table-cell office:value-type="float" office:value="2343" calcext:value-type="float">
            <text:p>2343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/>
          <table:table-cell office:value-type="float" office:value="2344" calcext:value-type="float">
            <text:p>234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/>
          <table:table-cell office:value-type="float" office:value="2345" calcext:value-type="float">
            <text:p>2345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/>
          <table:table-cell office:value-type="float" office:value="2346" calcext:value-type="float">
            <text:p>2346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/>
          <table:table-cell office:value-type="float" office:value="2347" calcext:value-type="float">
            <text:p>2347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/>
          <table:table-cell office:value-type="float" office:value="2348" calcext:value-type="float">
            <text:p>2348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/>
          <table:table-cell office:value-type="float" office:value="2351" calcext:value-type="float">
            <text:p>2351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/>
          <table:table-cell office:value-type="float" office:value="2352" calcext:value-type="float">
            <text:p>2352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/>
          <table:table-cell office:value-type="float" office:value="2353" calcext:value-type="float">
            <text:p>2353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/>
          <table:table-cell office:value-type="float" office:value="2354" calcext:value-type="float">
            <text:p>2354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/>
          <table:table-cell office:value-type="float" office:value="2355" calcext:value-type="float">
            <text:p>2355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/>
          <table:table-cell office:value-type="float" office:value="2356" calcext:value-type="float">
            <text:p>2356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/>
          <table:table-cell office:value-type="float" office:value="2357" calcext:value-type="float">
            <text:p>2357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/>
          <table:table-cell office:value-type="float" office:value="2358" calcext:value-type="float">
            <text:p>2358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/>
          <table:table-cell office:value-type="float" office:value="2359" calcext:value-type="float">
            <text:p>2359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/>
          <table:table-cell office:value-type="float" office:value="2361" calcext:value-type="float">
            <text:p>2361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/>
          <table:table-cell office:value-type="float" office:value="2362" calcext:value-type="float">
            <text:p>2362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/>
          <table:table-cell office:value-type="float" office:value="2363" calcext:value-type="float">
            <text:p>2363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float" office:value="2364" calcext:value-type="float">
            <text:p>2364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float" office:value="2365" calcext:value-type="float">
            <text:p>2365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/>
          <table:table-cell office:value-type="float" office:value="2366" calcext:value-type="float">
            <text:p>2366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/>
          <table:table-cell office:value-type="float" office:value="2367" calcext:value-type="float">
            <text:p>2367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/>
          <table:table-cell office:value-type="float" office:value="2368" calcext:value-type="float">
            <text:p>2368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/>
          <table:table-cell office:value-type="float" office:value="2369" calcext:value-type="float">
            <text:p>2369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float" office:value="2370" calcext:value-type="float">
            <text:p>237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/>
          <table:table-cell office:value-type="float" office:value="2371" calcext:value-type="float">
            <text:p>237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/>
          <table:table-cell office:value-type="float" office:value="2372" calcext:value-type="float">
            <text:p>2372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/>
          <table:table-cell office:value-type="float" office:value="2373" calcext:value-type="float">
            <text:p>237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/>
          <table:table-cell office:value-type="float" office:value="2374" calcext:value-type="float">
            <text:p>2374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2375" calcext:value-type="float">
            <text:p>237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/>
          <table:table-cell office:value-type="float" office:value="2376" calcext:value-type="float">
            <text:p>2376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/>
          <table:table-cell office:value-type="float" office:value="2377" calcext:value-type="float">
            <text:p>2377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/>
          <table:table-cell office:value-type="float" office:value="2378" calcext:value-type="float">
            <text:p>2378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/>
          <table:table-cell office:value-type="float" office:value="2379" calcext:value-type="float">
            <text:p>2379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float" office:value="2380" calcext:value-type="float">
            <text:p>2380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/>
          <table:table-cell office:value-type="float" office:value="2381" calcext:value-type="float">
            <text:p>2381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/>
          <table:table-cell office:value-type="float" office:value="2382" calcext:value-type="float">
            <text:p>2382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/>
          <table:table-cell office:value-type="float" office:value="2383" calcext:value-type="float">
            <text:p>2383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/>
          <table:table-cell office:value-type="float" office:value="2384" calcext:value-type="float">
            <text:p>2384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/>
          <table:table-cell office:value-type="float" office:value="2385" calcext:value-type="float">
            <text:p>2385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/>
          <table:table-cell office:value-type="float" office:value="2386" calcext:value-type="float">
            <text:p>2386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/>
          <table:table-cell office:value-type="float" office:value="2387" calcext:value-type="float">
            <text:p>2387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/>
          <table:table-cell office:value-type="float" office:value="2388" calcext:value-type="float">
            <text:p>2388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/>
          <table:table-cell office:value-type="float" office:value="2389" calcext:value-type="float">
            <text:p>238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/>
          <table:table-cell office:value-type="float" office:value="2390" calcext:value-type="float">
            <text:p>239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/>
          <table:table-cell office:value-type="float" office:value="2391" calcext:value-type="float">
            <text:p>2391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/>
          <table:table-cell office:value-type="float" office:value="2392" calcext:value-type="float">
            <text:p>2392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/>
          <table:table-cell office:value-type="float" office:value="2393" calcext:value-type="float">
            <text:p>2393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/>
          <table:table-cell office:value-type="float" office:value="2394" calcext:value-type="float">
            <text:p>2394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/>
          <table:table-cell office:value-type="float" office:value="2395" calcext:value-type="float">
            <text:p>2395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/>
          <table:table-cell office:value-type="float" office:value="2396" calcext:value-type="float">
            <text:p>239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/>
          <table:table-cell office:value-type="float" office:value="2397" calcext:value-type="float">
            <text:p>2397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/>
          <table:table-cell office:value-type="float" office:value="2398" calcext:value-type="float">
            <text:p>239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/>
          <table:table-cell office:value-type="float" office:value="2399" calcext:value-type="float">
            <text:p>239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/>
          <table:table-cell office:value-type="float" office:value="2401" calcext:value-type="float">
            <text:p>2401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/>
          <table:table-cell office:value-type="float" office:value="2402" calcext:value-type="float">
            <text:p>240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/>
          <table:table-cell office:value-type="float" office:value="2403" calcext:value-type="float">
            <text:p>240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/>
          <table:table-cell office:value-type="float" office:value="2404" calcext:value-type="float">
            <text:p>2404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/>
          <table:table-cell office:value-type="float" office:value="2405" calcext:value-type="float">
            <text:p>2405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/>
          <table:table-cell office:value-type="float" office:value="2406" calcext:value-type="float">
            <text:p>2406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/>
          <table:table-cell office:value-type="float" office:value="2407" calcext:value-type="float">
            <text:p>2407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/>
          <table:table-cell office:value-type="float" office:value="2408" calcext:value-type="float">
            <text:p>2408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/>
          <table:table-cell office:value-type="float" office:value="2409" calcext:value-type="float">
            <text:p>2409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float" office:value="2410" calcext:value-type="float">
            <text:p>2410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/>
          <table:table-cell office:value-type="float" office:value="2411" calcext:value-type="float">
            <text:p>2411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/>
          <table:table-cell office:value-type="float" office:value="2412" calcext:value-type="float">
            <text:p>2412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/>
          <table:table-cell office:value-type="float" office:value="2413" calcext:value-type="float">
            <text:p>2413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/>
          <table:table-cell office:value-type="float" office:value="2414" calcext:value-type="float">
            <text:p>2414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/>
          <table:table-cell office:value-type="float" office:value="2415" calcext:value-type="float">
            <text:p>2415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/>
          <table:table-cell office:value-type="float" office:value="2416" calcext:value-type="float">
            <text:p>2416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2417" calcext:value-type="float">
            <text:p>241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float" office:value="2418" calcext:value-type="float">
            <text:p>2418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/>
          <table:table-cell office:value-type="float" office:value="2419" calcext:value-type="float">
            <text:p>2419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/>
          <table:table-cell office:value-type="float" office:value="2420" calcext:value-type="float">
            <text:p>242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/>
          <table:table-cell office:value-type="float" office:value="2421" calcext:value-type="float">
            <text:p>2421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/>
          <table:table-cell office:value-type="float" office:value="2422" calcext:value-type="float">
            <text:p>2422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/>
          <table:table-cell office:value-type="float" office:value="2423" calcext:value-type="float">
            <text:p>2423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/>
          <table:table-cell office:value-type="float" office:value="2424" calcext:value-type="float">
            <text:p>242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/>
          <table:table-cell office:value-type="float" office:value="2425" calcext:value-type="float">
            <text:p>2425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/>
          <table:table-cell office:value-type="float" office:value="2426" calcext:value-type="float">
            <text:p>2426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/>
          <table:table-cell office:value-type="float" office:value="2427" calcext:value-type="float">
            <text:p>2427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/>
          <table:table-cell office:value-type="float" office:value="2429" calcext:value-type="float">
            <text:p>242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2430" calcext:value-type="float">
            <text:p>2430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/>
          <table:table-cell office:value-type="float" office:value="2431" calcext:value-type="float">
            <text:p>2431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/>
          <table:table-cell office:value-type="float" office:value="2433" calcext:value-type="float">
            <text:p>243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/>
          <table:table-cell office:value-type="float" office:value="2434" calcext:value-type="float">
            <text:p>243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/>
          <table:table-cell office:value-type="float" office:value="2435" calcext:value-type="float">
            <text:p>2435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/>
          <table:table-cell office:value-type="float" office:value="2436" calcext:value-type="float">
            <text:p>2436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/>
          <table:table-cell office:value-type="float" office:value="2437" calcext:value-type="float">
            <text:p>2437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/>
          <table:table-cell office:value-type="float" office:value="2438" calcext:value-type="float">
            <text:p>2438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/>
          <table:table-cell office:value-type="float" office:value="2439" calcext:value-type="float">
            <text:p>243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/>
          <table:table-cell office:value-type="float" office:value="2440" calcext:value-type="float">
            <text:p>2440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/>
          <table:table-cell office:value-type="float" office:value="2441" calcext:value-type="float">
            <text:p>2441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/>
          <table:table-cell office:value-type="float" office:value="2442" calcext:value-type="float">
            <text:p>2442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/>
          <table:table-cell office:value-type="float" office:value="2444" calcext:value-type="float">
            <text:p>244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/>
          <table:table-cell office:value-type="float" office:value="2445" calcext:value-type="float">
            <text:p>2445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/>
          <table:table-cell office:value-type="float" office:value="2446" calcext:value-type="float">
            <text:p>2446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/>
          <table:table-cell office:value-type="float" office:value="2447" calcext:value-type="float">
            <text:p>2447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float" office:value="2448" calcext:value-type="float">
            <text:p>2448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/>
          <table:table-cell office:value-type="float" office:value="2449" calcext:value-type="float">
            <text:p>2449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/>
          <table:table-cell office:value-type="float" office:value="2451" calcext:value-type="float">
            <text:p>2451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/>
          <table:table-cell office:value-type="float" office:value="2452" calcext:value-type="float">
            <text:p>2452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/>
          <table:table-cell office:value-type="float" office:value="2453" calcext:value-type="float">
            <text:p>2453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/>
          <table:table-cell office:value-type="float" office:value="2454" calcext:value-type="float">
            <text:p>2454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/>
          <table:table-cell office:value-type="float" office:value="2455" calcext:value-type="float">
            <text:p>2455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/>
          <table:table-cell office:value-type="float" office:value="2456" calcext:value-type="float">
            <text:p>2456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/>
          <table:table-cell office:value-type="float" office:value="2457" calcext:value-type="float">
            <text:p>2457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/>
          <table:table-cell office:value-type="float" office:value="2458" calcext:value-type="float">
            <text:p>2458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/>
          <table:table-cell office:value-type="float" office:value="2459" calcext:value-type="float">
            <text:p>2459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/>
          <table:table-cell office:value-type="float" office:value="2461" calcext:value-type="float">
            <text:p>2461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/>
          <table:table-cell office:value-type="float" office:value="2462" calcext:value-type="float">
            <text:p>2462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/>
          <table:table-cell office:value-type="float" office:value="2463" calcext:value-type="float">
            <text:p>2463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/>
          <table:table-cell office:value-type="float" office:value="2465" calcext:value-type="float">
            <text:p>2465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/>
          <table:table-cell office:value-type="float" office:value="2466" calcext:value-type="float">
            <text:p>2466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/>
          <table:table-cell office:value-type="float" office:value="2467" calcext:value-type="float">
            <text:p>2467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/>
          <table:table-cell office:value-type="float" office:value="2468" calcext:value-type="float">
            <text:p>2468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float" office:value="2469" calcext:value-type="float">
            <text:p>24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/>
          <table:table-cell office:value-type="float" office:value="2475" calcext:value-type="float">
            <text:p>2475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/>
          <table:table-cell office:value-type="float" office:value="2476" calcext:value-type="float">
            <text:p>2476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/>
          <table:table-cell office:value-type="float" office:value="2477" calcext:value-type="float">
            <text:p>2477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/>
          <table:table-cell office:value-type="float" office:value="2478" calcext:value-type="float">
            <text:p>2478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/>
          <table:table-cell office:value-type="float" office:value="2479" calcext:value-type="float">
            <text:p>2479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/>
          <table:table-cell office:value-type="float" office:value="2480" calcext:value-type="float">
            <text:p>2480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/>
          <table:table-cell office:value-type="float" office:value="2481" calcext:value-type="float">
            <text:p>2481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/>
          <table:table-cell office:value-type="float" office:value="2482" calcext:value-type="float">
            <text:p>2482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/>
          <table:table-cell office:value-type="float" office:value="2483" calcext:value-type="float">
            <text:p>2483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/>
          <table:table-cell office:value-type="float" office:value="2484" calcext:value-type="float">
            <text:p>2484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/>
          <table:table-cell office:value-type="float" office:value="2485" calcext:value-type="float">
            <text:p>2485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/>
          <table:table-cell office:value-type="float" office:value="2486" calcext:value-type="float">
            <text:p>2486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/>
          <table:table-cell office:value-type="float" office:value="2487" calcext:value-type="float">
            <text:p>2487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/>
          <table:table-cell office:value-type="float" office:value="2488" calcext:value-type="float">
            <text:p>2488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/>
          <table:table-cell office:value-type="float" office:value="2489" calcext:value-type="float">
            <text:p>2489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/>
          <table:table-cell office:value-type="float" office:value="2492" calcext:value-type="float">
            <text:p>2492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/>
          <table:table-cell office:value-type="float" office:value="2493" calcext:value-type="float">
            <text:p>2493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/>
          <table:table-cell office:value-type="float" office:value="2494" calcext:value-type="float">
            <text:p>2494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/>
          <table:table-cell office:value-type="float" office:value="2495" calcext:value-type="float">
            <text:p>2495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/>
          <table:table-cell office:value-type="float" office:value="2496" calcext:value-type="float">
            <text:p>2496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/>
          <table:table-cell office:value-type="float" office:value="2497" calcext:value-type="float">
            <text:p>2497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/>
          <table:table-cell office:value-type="float" office:value="2499" calcext:value-type="float">
            <text:p>24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/>
          <table:table-cell office:value-type="float" office:value="2503" calcext:value-type="float">
            <text:p>2503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/>
          <table:table-cell office:value-type="float" office:value="2504" calcext:value-type="float">
            <text:p>250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/>
          <table:table-cell office:value-type="float" office:value="2505" calcext:value-type="float">
            <text:p>2505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/>
          <table:table-cell office:value-type="float" office:value="2506" calcext:value-type="float">
            <text:p>2506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/>
          <table:table-cell office:value-type="float" office:value="2507" calcext:value-type="float">
            <text:p>2507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/>
          <table:table-cell office:value-type="float" office:value="2508" calcext:value-type="float">
            <text:p>2508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/>
          <table:table-cell office:value-type="float" office:value="2509" calcext:value-type="float">
            <text:p>2509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2510" calcext:value-type="float">
            <text:p>251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/>
          <table:table-cell office:value-type="float" office:value="2511" calcext:value-type="float">
            <text:p>2511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/>
          <table:table-cell office:value-type="float" office:value="2512" calcext:value-type="float">
            <text:p>2512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/>
          <table:table-cell office:value-type="float" office:value="2513" calcext:value-type="float">
            <text:p>2513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/>
          <table:table-cell office:value-type="float" office:value="2514" calcext:value-type="float">
            <text:p>251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office:value-type="float" office:value="2515" calcext:value-type="float">
            <text:p>2515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/>
          <table:table-cell office:value-type="float" office:value="2517" calcext:value-type="float">
            <text:p>2517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/>
          <table:table-cell office:value-type="float" office:value="2518" calcext:value-type="float">
            <text:p>251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/>
          <table:table-cell office:value-type="float" office:value="2519" calcext:value-type="float">
            <text:p>2519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/>
          <table:table-cell office:value-type="float" office:value="2521" calcext:value-type="float">
            <text:p>2521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/>
          <table:table-cell office:value-type="float" office:value="2522" calcext:value-type="float">
            <text:p>2522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/>
          <table:table-cell office:value-type="float" office:value="2523" calcext:value-type="float">
            <text:p>2523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/>
          <table:table-cell office:value-type="float" office:value="2524" calcext:value-type="float">
            <text:p>2524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/>
          <table:table-cell office:value-type="float" office:value="2525" calcext:value-type="float">
            <text:p>252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/>
          <table:table-cell office:value-type="float" office:value="2526" calcext:value-type="float">
            <text:p>252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/>
          <table:table-cell office:value-type="float" office:value="2527" calcext:value-type="float">
            <text:p>2527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/>
          <table:table-cell office:value-type="float" office:value="2528" calcext:value-type="float">
            <text:p>252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float" office:value="2529" calcext:value-type="float">
            <text:p>25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30" calcext:value-type="float">
            <text:p>253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/>
          <table:table-cell office:value-type="float" office:value="2531" calcext:value-type="float">
            <text:p>2531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/>
          <table:table-cell office:value-type="float" office:value="2532" calcext:value-type="float">
            <text:p>253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2533" calcext:value-type="float">
            <text:p>253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2534" calcext:value-type="float">
            <text:p>2534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float" office:value="2535" calcext:value-type="float">
            <text:p>253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2536" calcext:value-type="float">
            <text:p>253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/>
          <table:table-cell office:value-type="float" office:value="2537" calcext:value-type="float">
            <text:p>2537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/>
          <table:table-cell office:value-type="float" office:value="2538" calcext:value-type="float">
            <text:p>2538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/>
          <table:table-cell office:value-type="float" office:value="2539" calcext:value-type="float">
            <text:p>253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/>
          <table:table-cell office:value-type="float" office:value="2540" calcext:value-type="float">
            <text:p>254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/>
          <table:table-cell office:value-type="float" office:value="2541" calcext:value-type="float">
            <text:p>254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/>
          <table:table-cell office:value-type="float" office:value="2542" calcext:value-type="float">
            <text:p>2542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/>
          <table:table-cell office:value-type="float" office:value="2543" calcext:value-type="float">
            <text:p>254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/>
          <table:table-cell office:value-type="float" office:value="2544" calcext:value-type="float">
            <text:p>2544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/>
          <table:table-cell office:value-type="float" office:value="2545" calcext:value-type="float">
            <text:p>254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/>
          <table:table-cell office:value-type="float" office:value="2546" calcext:value-type="float">
            <text:p>2546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/>
          <table:table-cell office:value-type="float" office:value="2547" calcext:value-type="float">
            <text:p>2547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/>
          <table:table-cell office:value-type="float" office:value="2548" calcext:value-type="float">
            <text:p>2548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/>
          <table:table-cell office:value-type="float" office:value="2549" calcext:value-type="float">
            <text:p>2549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/>
          <table:table-cell office:value-type="float" office:value="2551" calcext:value-type="float">
            <text:p>255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/>
          <table:table-cell office:value-type="float" office:value="2553" calcext:value-type="float">
            <text:p>255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2554" calcext:value-type="float">
            <text:p>2554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float" office:value="2555" calcext:value-type="float">
            <text:p>2555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/>
          <table:table-cell office:value-type="float" office:value="2556" calcext:value-type="float">
            <text:p>2556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/>
          <table:table-cell office:value-type="float" office:value="2557" calcext:value-type="float">
            <text:p>255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/>
          <table:table-cell office:value-type="float" office:value="2558" calcext:value-type="float">
            <text:p>255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/>
          <table:table-cell office:value-type="float" office:value="2559" calcext:value-type="float">
            <text:p>25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/>
          <table:table-cell office:value-type="float" office:value="2561" calcext:value-type="float">
            <text:p>2561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/>
          <table:table-cell office:value-type="float" office:value="2562" calcext:value-type="float">
            <text:p>2562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/>
          <table:table-cell office:value-type="float" office:value="2563" calcext:value-type="float">
            <text:p>2563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/>
          <table:table-cell office:value-type="float" office:value="2564" calcext:value-type="float">
            <text:p>256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/>
          <table:table-cell office:value-type="float" office:value="2565" calcext:value-type="float">
            <text:p>256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/>
          <table:table-cell office:value-type="float" office:value="2566" calcext:value-type="float">
            <text:p>2566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/>
          <table:table-cell office:value-type="float" office:value="2567" calcext:value-type="float">
            <text:p>256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/>
          <table:table-cell office:value-type="float" office:value="2568" calcext:value-type="float">
            <text:p>2568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/>
          <table:table-cell office:value-type="float" office:value="2569" calcext:value-type="float">
            <text:p>2569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float" office:value="2570" calcext:value-type="float">
            <text:p>257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/>
          <table:table-cell office:value-type="float" office:value="2571" calcext:value-type="float">
            <text:p>257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/>
          <table:table-cell office:value-type="float" office:value="2572" calcext:value-type="float">
            <text:p>2572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/>
          <table:table-cell office:value-type="float" office:value="2573" calcext:value-type="float">
            <text:p>2573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/>
          <table:table-cell office:value-type="float" office:value="2574" calcext:value-type="float">
            <text:p>2574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/>
          <table:table-cell office:value-type="float" office:value="2577" calcext:value-type="float">
            <text:p>2577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float" office:value="2578" calcext:value-type="float">
            <text:p>2578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/>
          <table:table-cell office:value-type="float" office:value="2579" calcext:value-type="float">
            <text:p>257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/>
          <table:table-cell office:value-type="float" office:value="2580" calcext:value-type="float">
            <text:p>258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/>
          <table:table-cell office:value-type="float" office:value="2581" calcext:value-type="float">
            <text:p>258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/>
          <table:table-cell office:value-type="float" office:value="2582" calcext:value-type="float">
            <text:p>2582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/>
          <table:table-cell office:value-type="float" office:value="2583" calcext:value-type="float">
            <text:p>2583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/>
          <table:table-cell office:value-type="float" office:value="2584" calcext:value-type="float">
            <text:p>2584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/>
          <table:table-cell office:value-type="float" office:value="2585" calcext:value-type="float">
            <text:p>2585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/>
          <table:table-cell office:value-type="float" office:value="2586" calcext:value-type="float">
            <text:p>258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/>
          <table:table-cell office:value-type="float" office:value="2587" calcext:value-type="float">
            <text:p>2587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/>
          <table:table-cell office:value-type="float" office:value="2588" calcext:value-type="float">
            <text:p>2588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/>
          <table:table-cell office:value-type="float" office:value="2589" calcext:value-type="float">
            <text:p>258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/>
          <table:table-cell office:value-type="float" office:value="2590" calcext:value-type="float">
            <text:p>2590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/>
          <table:table-cell office:value-type="float" office:value="2591" calcext:value-type="float">
            <text:p>2591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/>
          <table:table-cell office:value-type="float" office:value="2592" calcext:value-type="float">
            <text:p>2592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/>
          <table:table-cell office:value-type="float" office:value="2593" calcext:value-type="float">
            <text:p>2593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/>
          <table:table-cell office:value-type="float" office:value="2594" calcext:value-type="float">
            <text:p>2594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/>
          <table:table-cell office:value-type="float" office:value="2595" calcext:value-type="float">
            <text:p>2595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/>
          <table:table-cell office:value-type="float" office:value="2596" calcext:value-type="float">
            <text:p>2596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/>
          <table:table-cell office:value-type="float" office:value="2597" calcext:value-type="float">
            <text:p>259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2598" calcext:value-type="float">
            <text:p>2598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/>
          <table:table-cell office:value-type="float" office:value="2599" calcext:value-type="float">
            <text:p>2599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2601" calcext:value-type="float">
            <text:p>260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2602" calcext:value-type="float">
            <text:p>260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2603" calcext:value-type="float">
            <text:p>2603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/>
          <table:table-cell office:value-type="float" office:value="2604" calcext:value-type="float">
            <text:p>2604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/>
          <table:table-cell office:value-type="float" office:value="2605" calcext:value-type="float">
            <text:p>2605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float" office:value="2606" calcext:value-type="float">
            <text:p>2606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/>
          <table:table-cell office:value-type="float" office:value="2607" calcext:value-type="float">
            <text:p>2607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/>
          <table:table-cell office:value-type="float" office:value="2608" calcext:value-type="float">
            <text:p>2608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/>
          <table:table-cell office:value-type="float" office:value="2609" calcext:value-type="float">
            <text:p>2609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/>
          <table:table-cell office:value-type="float" office:value="2610" calcext:value-type="float">
            <text:p>2610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/>
          <table:table-cell office:value-type="float" office:value="2611" calcext:value-type="float">
            <text:p>261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/>
          <table:table-cell office:value-type="float" office:value="2613" calcext:value-type="float">
            <text:p>2613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/>
          <table:table-cell office:value-type="float" office:value="2614" calcext:value-type="float">
            <text:p>2614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/>
          <table:table-cell office:value-type="float" office:value="2615" calcext:value-type="float">
            <text:p>2615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/>
          <table:table-cell office:value-type="float" office:value="2617" calcext:value-type="float">
            <text:p>2617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/>
          <table:table-cell office:value-type="float" office:value="2618" calcext:value-type="float">
            <text:p>2618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/>
          <table:table-cell office:value-type="float" office:value="2619" calcext:value-type="float">
            <text:p>2619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/>
          <table:table-cell office:value-type="float" office:value="2620" calcext:value-type="float">
            <text:p>2620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/>
          <table:table-cell office:value-type="float" office:value="2621" calcext:value-type="float">
            <text:p>262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/>
          <table:table-cell office:value-type="float" office:value="2622" calcext:value-type="float">
            <text:p>2622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/>
          <table:table-cell office:value-type="float" office:value="2623" calcext:value-type="float">
            <text:p>262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/>
          <table:table-cell office:value-type="float" office:value="2624" calcext:value-type="float">
            <text:p>262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/>
          <table:table-cell office:value-type="float" office:value="2625" calcext:value-type="float">
            <text:p>2625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/>
          <table:table-cell office:value-type="float" office:value="2626" calcext:value-type="float">
            <text:p>2626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/>
          <table:table-cell office:value-type="float" office:value="2627" calcext:value-type="float">
            <text:p>2627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/>
          <table:table-cell office:value-type="float" office:value="2628" calcext:value-type="float">
            <text:p>2628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/>
          <table:table-cell office:value-type="float" office:value="2629" calcext:value-type="float">
            <text:p>262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float" office:value="2630" calcext:value-type="float">
            <text:p>2630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/>
          <table:table-cell office:value-type="float" office:value="2632" calcext:value-type="float">
            <text:p>263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/>
          <table:table-cell office:value-type="float" office:value="2633" calcext:value-type="float">
            <text:p>2633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/>
          <table:table-cell office:value-type="float" office:value="2634" calcext:value-type="float">
            <text:p>2634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/>
          <table:table-cell office:value-type="float" office:value="2635" calcext:value-type="float">
            <text:p>263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/>
          <table:table-cell office:value-type="float" office:value="2636" calcext:value-type="float">
            <text:p>2636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/>
          <table:table-cell office:value-type="float" office:value="2637" calcext:value-type="float">
            <text:p>2637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2638" calcext:value-type="float">
            <text:p>2638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/>
          <table:table-cell office:value-type="float" office:value="2639" calcext:value-type="float">
            <text:p>2639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float" office:value="2640" calcext:value-type="float">
            <text:p>264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/>
          <table:table-cell office:value-type="float" office:value="2641" calcext:value-type="float">
            <text:p>2641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/>
          <table:table-cell office:value-type="float" office:value="2642" calcext:value-type="float">
            <text:p>2642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/>
          <table:table-cell office:value-type="float" office:value="2643" calcext:value-type="float">
            <text:p>2643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/>
          <table:table-cell office:value-type="float" office:value="2644" calcext:value-type="float">
            <text:p>2644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/>
          <table:table-cell office:value-type="float" office:value="2645" calcext:value-type="float">
            <text:p>2645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/>
          <table:table-cell office:value-type="float" office:value="2646" calcext:value-type="float">
            <text:p>2646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/>
          <table:table-cell office:value-type="float" office:value="2647" calcext:value-type="float">
            <text:p>2647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/>
          <table:table-cell office:value-type="float" office:value="2648" calcext:value-type="float">
            <text:p>2648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/>
          <table:table-cell office:value-type="float" office:value="2649" calcext:value-type="float">
            <text:p>2649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/>
          <table:table-cell office:value-type="float" office:value="2651" calcext:value-type="float">
            <text:p>2651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/>
          <table:table-cell office:value-type="float" office:value="2652" calcext:value-type="float">
            <text:p>2652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/>
          <table:table-cell office:value-type="float" office:value="2653" calcext:value-type="float">
            <text:p>2653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/>
          <table:table-cell office:value-type="float" office:value="2654" calcext:value-type="float">
            <text:p>2654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/>
          <table:table-cell office:value-type="float" office:value="2655" calcext:value-type="float">
            <text:p>2655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/>
          <table:table-cell office:value-type="float" office:value="2656" calcext:value-type="float">
            <text:p>2656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/>
          <table:table-cell office:value-type="float" office:value="2657" calcext:value-type="float">
            <text:p>2657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/>
          <table:table-cell office:value-type="float" office:value="2658" calcext:value-type="float">
            <text:p>2658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/>
          <table:table-cell office:value-type="float" office:value="2659" calcext:value-type="float">
            <text:p>2659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/>
          <table:table-cell office:value-type="float" office:value="2660" calcext:value-type="float">
            <text:p>2660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/>
          <table:table-cell office:value-type="float" office:value="2661" calcext:value-type="float">
            <text:p>2661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/>
          <table:table-cell office:value-type="float" office:value="2662" calcext:value-type="float">
            <text:p>266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/>
          <table:table-cell office:value-type="float" office:value="2663" calcext:value-type="float">
            <text:p>2663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float" office:value="2664" calcext:value-type="float">
            <text:p>2664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/>
          <table:table-cell office:value-type="float" office:value="2665" calcext:value-type="float">
            <text:p>266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/>
          <table:table-cell office:value-type="float" office:value="2666" calcext:value-type="float">
            <text:p>2666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/>
          <table:table-cell office:value-type="float" office:value="2667" calcext:value-type="float">
            <text:p>2667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/>
          <table:table-cell office:value-type="float" office:value="2668" calcext:value-type="float">
            <text:p>2668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/>
          <table:table-cell office:value-type="float" office:value="2669" calcext:value-type="float">
            <text:p>2669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/>
          <table:table-cell office:value-type="float" office:value="2670" calcext:value-type="float">
            <text:p>2670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/>
          <table:table-cell office:value-type="float" office:value="2671" calcext:value-type="float">
            <text:p>2671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/>
          <table:table-cell office:value-type="float" office:value="2672" calcext:value-type="float">
            <text:p>2672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/>
          <table:table-cell office:value-type="float" office:value="2673" calcext:value-type="float">
            <text:p>2673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/>
          <table:table-cell office:value-type="float" office:value="2674" calcext:value-type="float">
            <text:p>2674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/>
          <table:table-cell office:value-type="float" office:value="2675" calcext:value-type="float">
            <text:p>2675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/>
          <table:table-cell office:value-type="float" office:value="2676" calcext:value-type="float">
            <text:p>2676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/>
          <table:table-cell office:value-type="float" office:value="2677" calcext:value-type="float">
            <text:p>2677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/>
          <table:table-cell office:value-type="float" office:value="2678" calcext:value-type="float">
            <text:p>2678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/>
          <table:table-cell office:value-type="float" office:value="2679" calcext:value-type="float">
            <text:p>2679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/>
          <table:table-cell office:value-type="float" office:value="2680" calcext:value-type="float">
            <text:p>2680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/>
          <table:table-cell office:value-type="float" office:value="2681" calcext:value-type="float">
            <text:p>2681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/>
          <table:table-cell office:value-type="float" office:value="2682" calcext:value-type="float">
            <text:p>2682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/>
          <table:table-cell office:value-type="float" office:value="2683" calcext:value-type="float">
            <text:p>2683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/>
          <table:table-cell office:value-type="float" office:value="2684" calcext:value-type="float">
            <text:p>2684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/>
          <table:table-cell office:value-type="float" office:value="2685" calcext:value-type="float">
            <text:p>2685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/>
          <table:table-cell office:value-type="float" office:value="2686" calcext:value-type="float">
            <text:p>2686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/>
          <table:table-cell office:value-type="float" office:value="2687" calcext:value-type="float">
            <text:p>2687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/>
          <table:table-cell office:value-type="float" office:value="2688" calcext:value-type="float">
            <text:p>2688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/>
          <table:table-cell office:value-type="float" office:value="2689" calcext:value-type="float">
            <text:p>2689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/>
          <table:table-cell office:value-type="float" office:value="2690" calcext:value-type="float">
            <text:p>2690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/>
          <table:table-cell office:value-type="float" office:value="2691" calcext:value-type="float">
            <text:p>2691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/>
          <table:table-cell office:value-type="float" office:value="2692" calcext:value-type="float">
            <text:p>2692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/>
          <table:table-cell office:value-type="float" office:value="2693" calcext:value-type="float">
            <text:p>2693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/>
          <table:table-cell office:value-type="float" office:value="2694" calcext:value-type="float">
            <text:p>269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/>
          <table:table-cell office:value-type="float" office:value="2695" calcext:value-type="float">
            <text:p>269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/>
          <table:table-cell office:value-type="float" office:value="2696" calcext:value-type="float">
            <text:p>2696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/>
          <table:table-cell office:value-type="float" office:value="2697" calcext:value-type="float">
            <text:p>2697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/>
          <table:table-cell office:value-type="float" office:value="2698" calcext:value-type="float">
            <text:p>2698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/>
          <table:table-cell office:value-type="float" office:value="2699" calcext:value-type="float">
            <text:p>2699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/>
          <table:table-cell office:value-type="float" office:value="2701" calcext:value-type="float">
            <text:p>2701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/>
          <table:table-cell office:value-type="float" office:value="2702" calcext:value-type="float">
            <text:p>2702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/>
          <table:table-cell office:value-type="float" office:value="2703" calcext:value-type="float">
            <text:p>2703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/>
          <table:table-cell office:value-type="float" office:value="2704" calcext:value-type="float">
            <text:p>2704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/>
          <table:table-cell office:value-type="float" office:value="2705" calcext:value-type="float">
            <text:p>2705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/>
          <table:table-cell office:value-type="float" office:value="2706" calcext:value-type="float">
            <text:p>2706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/>
          <table:table-cell office:value-type="float" office:value="2707" calcext:value-type="float">
            <text:p>2707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/>
          <table:table-cell office:value-type="float" office:value="2708" calcext:value-type="float">
            <text:p>2708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/>
          <table:table-cell office:value-type="float" office:value="2709" calcext:value-type="float">
            <text:p>2709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/>
          <table:table-cell office:value-type="float" office:value="2710" calcext:value-type="float">
            <text:p>2710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/>
          <table:table-cell office:value-type="float" office:value="2711" calcext:value-type="float">
            <text:p>2711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/>
          <table:table-cell office:value-type="float" office:value="2712" calcext:value-type="float">
            <text:p>2712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/>
          <table:table-cell office:value-type="float" office:value="2713" calcext:value-type="float">
            <text:p>2713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/>
          <table:table-cell office:value-type="float" office:value="2714" calcext:value-type="float">
            <text:p>2714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/>
          <table:table-cell office:value-type="float" office:value="2715" calcext:value-type="float">
            <text:p>2715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/>
          <table:table-cell office:value-type="float" office:value="2716" calcext:value-type="float">
            <text:p>2716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/>
          <table:table-cell office:value-type="float" office:value="2717" calcext:value-type="float">
            <text:p>2717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/>
          <table:table-cell office:value-type="float" office:value="2718" calcext:value-type="float">
            <text:p>2718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/>
          <table:table-cell office:value-type="float" office:value="2721" calcext:value-type="float">
            <text:p>2721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/>
          <table:table-cell office:value-type="float" office:value="2722" calcext:value-type="float">
            <text:p>2722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/>
          <table:table-cell office:value-type="float" office:value="2723" calcext:value-type="float">
            <text:p>2723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/>
          <table:table-cell office:value-type="float" office:value="2724" calcext:value-type="float">
            <text:p>2724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/>
          <table:table-cell office:value-type="float" office:value="2725" calcext:value-type="float">
            <text:p>2725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/>
          <table:table-cell office:value-type="float" office:value="2726" calcext:value-type="float">
            <text:p>2726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/>
          <table:table-cell office:value-type="float" office:value="2727" calcext:value-type="float">
            <text:p>2727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/>
          <table:table-cell office:value-type="float" office:value="2728" calcext:value-type="float">
            <text:p>2728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/>
          <table:table-cell office:value-type="float" office:value="2729" calcext:value-type="float">
            <text:p>2729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2730" calcext:value-type="float">
            <text:p>2730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/>
          <table:table-cell office:value-type="float" office:value="2731" calcext:value-type="float">
            <text:p>2731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/>
          <table:table-cell office:value-type="float" office:value="2732" calcext:value-type="float">
            <text:p>2732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/>
          <table:table-cell office:value-type="float" office:value="2733" calcext:value-type="float">
            <text:p>2733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/>
          <table:table-cell office:value-type="float" office:value="2734" calcext:value-type="float">
            <text:p>2734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/>
          <table:table-cell office:value-type="float" office:value="2735" calcext:value-type="float">
            <text:p>2735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/>
          <table:table-cell office:value-type="float" office:value="2736" calcext:value-type="float">
            <text:p>2736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/>
          <table:table-cell office:value-type="float" office:value="2737" calcext:value-type="float">
            <text:p>2737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/>
          <table:table-cell office:value-type="float" office:value="2738" calcext:value-type="float">
            <text:p>2738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/>
          <table:table-cell office:value-type="float" office:value="2739" calcext:value-type="float">
            <text:p>2739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/>
          <table:table-cell office:value-type="float" office:value="2740" calcext:value-type="float">
            <text:p>2740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/>
          <table:table-cell office:value-type="float" office:value="2741" calcext:value-type="float">
            <text:p>2741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/>
          <table:table-cell office:value-type="float" office:value="2742" calcext:value-type="float">
            <text:p>2742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/>
          <table:table-cell office:value-type="float" office:value="2743" calcext:value-type="float">
            <text:p>2743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/>
          <table:table-cell office:value-type="float" office:value="2744" calcext:value-type="float">
            <text:p>2744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/>
          <table:table-cell office:value-type="float" office:value="2745" calcext:value-type="float">
            <text:p>274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/>
          <table:table-cell office:value-type="float" office:value="2746" calcext:value-type="float">
            <text:p>2746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/>
          <table:table-cell office:value-type="float" office:value="2747" calcext:value-type="float">
            <text:p>2747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/>
          <table:table-cell office:value-type="float" office:value="2748" calcext:value-type="float">
            <text:p>2748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/>
          <table:table-cell office:value-type="float" office:value="2749" calcext:value-type="float">
            <text:p>2749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/>
          <table:table-cell office:value-type="float" office:value="2751" calcext:value-type="float">
            <text:p>2751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/>
          <table:table-cell office:value-type="float" office:value="2752" calcext:value-type="float">
            <text:p>2752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/>
          <table:table-cell office:value-type="float" office:value="2753" calcext:value-type="float">
            <text:p>2753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/>
          <table:table-cell office:value-type="float" office:value="2754" calcext:value-type="float">
            <text:p>2754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float" office:value="2755" calcext:value-type="float">
            <text:p>2755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/>
          <table:table-cell office:value-type="float" office:value="2756" calcext:value-type="float">
            <text:p>2756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/>
          <table:table-cell office:value-type="float" office:value="2757" calcext:value-type="float">
            <text:p>2757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/>
          <table:table-cell office:value-type="float" office:value="2758" calcext:value-type="float">
            <text:p>2758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/>
          <table:table-cell office:value-type="float" office:value="2759" calcext:value-type="float">
            <text:p>2759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/>
          <table:table-cell office:value-type="float" office:value="2760" calcext:value-type="float">
            <text:p>2760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/>
          <table:table-cell office:value-type="float" office:value="2761" calcext:value-type="float">
            <text:p>2761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/>
          <table:table-cell office:value-type="float" office:value="2762" calcext:value-type="float">
            <text:p>2762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/>
          <table:table-cell office:value-type="float" office:value="2763" calcext:value-type="float">
            <text:p>2763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/>
          <table:table-cell office:value-type="float" office:value="2765" calcext:value-type="float">
            <text:p>2765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/>
          <table:table-cell office:value-type="float" office:value="2766" calcext:value-type="float">
            <text:p>2766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/>
          <table:table-cell office:value-type="float" office:value="2767" calcext:value-type="float">
            <text:p>2767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/>
          <table:table-cell office:value-type="float" office:value="2768" calcext:value-type="float">
            <text:p>2768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/>
          <table:table-cell office:value-type="float" office:value="2769" calcext:value-type="float">
            <text:p>2769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/>
          <table:table-cell office:value-type="float" office:value="2770" calcext:value-type="float">
            <text:p>2770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/>
          <table:table-cell office:value-type="float" office:value="2771" calcext:value-type="float">
            <text:p>2771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/>
          <table:table-cell office:value-type="float" office:value="2772" calcext:value-type="float">
            <text:p>2772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/>
          <table:table-cell office:value-type="float" office:value="2773" calcext:value-type="float">
            <text:p>2773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/>
          <table:table-cell office:value-type="float" office:value="2774" calcext:value-type="float">
            <text:p>2774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/>
          <table:table-cell office:value-type="float" office:value="2775" calcext:value-type="float">
            <text:p>2775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/>
          <table:table-cell office:value-type="float" office:value="2776" calcext:value-type="float">
            <text:p>277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/>
          <table:table-cell office:value-type="float" office:value="2777" calcext:value-type="float">
            <text:p>2777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/>
          <table:table-cell office:value-type="float" office:value="2778" calcext:value-type="float">
            <text:p>2778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/>
          <table:table-cell office:value-type="float" office:value="2779" calcext:value-type="float">
            <text:p>277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/>
          <table:table-cell office:value-type="float" office:value="2780" calcext:value-type="float">
            <text:p>278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/>
          <table:table-cell office:value-type="float" office:value="2781" calcext:value-type="float">
            <text:p>2781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/>
          <table:table-cell office:value-type="float" office:value="2782" calcext:value-type="float">
            <text:p>2782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/>
          <table:table-cell office:value-type="float" office:value="2783" calcext:value-type="float">
            <text:p>2783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/>
          <table:table-cell office:value-type="float" office:value="2784" calcext:value-type="float">
            <text:p>2784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/>
          <table:table-cell office:value-type="float" office:value="2785" calcext:value-type="float">
            <text:p>2785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/>
          <table:table-cell office:value-type="float" office:value="2786" calcext:value-type="float">
            <text:p>2786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/>
          <table:table-cell office:value-type="float" office:value="2787" calcext:value-type="float">
            <text:p>2787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/>
          <table:table-cell office:value-type="float" office:value="2788" calcext:value-type="float">
            <text:p>2788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/>
          <table:table-cell office:value-type="float" office:value="2789" calcext:value-type="float">
            <text:p>2789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/>
          <table:table-cell office:value-type="float" office:value="2790" calcext:value-type="float">
            <text:p>2790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/>
          <table:table-cell office:value-type="float" office:value="2791" calcext:value-type="float">
            <text:p>2791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/>
          <table:table-cell office:value-type="float" office:value="2793" calcext:value-type="float">
            <text:p>2793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/>
          <table:table-cell office:value-type="float" office:value="2794" calcext:value-type="float">
            <text:p>2794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/>
          <table:table-cell office:value-type="float" office:value="2795" calcext:value-type="float">
            <text:p>2795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/>
          <table:table-cell office:value-type="float" office:value="2796" calcext:value-type="float">
            <text:p>2796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/>
          <table:table-cell office:value-type="float" office:value="2797" calcext:value-type="float">
            <text:p>2797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/>
          <table:table-cell office:value-type="float" office:value="2798" calcext:value-type="float">
            <text:p>2798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/>
          <table:table-cell office:value-type="float" office:value="2799" calcext:value-type="float">
            <text:p>2799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/>
          <table:table-cell office:value-type="float" office:value="2801" calcext:value-type="float">
            <text:p>2801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/>
          <table:table-cell office:value-type="float" office:value="2802" calcext:value-type="float">
            <text:p>2802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/>
          <table:table-cell office:value-type="float" office:value="2803" calcext:value-type="float">
            <text:p>2803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/>
          <table:table-cell office:value-type="float" office:value="2804" calcext:value-type="float">
            <text:p>2804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/>
          <table:table-cell office:value-type="float" office:value="2805" calcext:value-type="float">
            <text:p>2805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/>
          <table:table-cell office:value-type="float" office:value="2806" calcext:value-type="float">
            <text:p>2806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/>
          <table:table-cell office:value-type="float" office:value="2807" calcext:value-type="float">
            <text:p>2807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/>
          <table:table-cell office:value-type="float" office:value="2808" calcext:value-type="float">
            <text:p>2808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float" office:value="2810" calcext:value-type="float">
            <text:p>2810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/>
          <table:table-cell office:value-type="float" office:value="2811" calcext:value-type="float">
            <text:p>2811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/>
          <table:table-cell office:value-type="float" office:value="2812" calcext:value-type="float">
            <text:p>2812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/>
          <table:table-cell office:value-type="float" office:value="2813" calcext:value-type="float">
            <text:p>2813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/>
          <table:table-cell office:value-type="float" office:value="2814" calcext:value-type="float">
            <text:p>2814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/>
          <table:table-cell office:value-type="float" office:value="2815" calcext:value-type="float">
            <text:p>2815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/>
          <table:table-cell office:value-type="float" office:value="2816" calcext:value-type="float">
            <text:p>2816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/>
          <table:table-cell office:value-type="float" office:value="2817" calcext:value-type="float">
            <text:p>2817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/>
          <table:table-cell office:value-type="float" office:value="2818" calcext:value-type="float">
            <text:p>2818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/>
          <table:table-cell office:value-type="float" office:value="2819" calcext:value-type="float">
            <text:p>2819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/>
          <table:table-cell office:value-type="float" office:value="2820" calcext:value-type="float">
            <text:p>2820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/>
          <table:table-cell office:value-type="float" office:value="2822" calcext:value-type="float">
            <text:p>2822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/>
          <table:table-cell office:value-type="float" office:value="2823" calcext:value-type="float">
            <text:p>2823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/>
          <table:table-cell office:value-type="float" office:value="2824" calcext:value-type="float">
            <text:p>2824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/>
          <table:table-cell office:value-type="float" office:value="2825" calcext:value-type="float">
            <text:p>2825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/>
          <table:table-cell office:value-type="float" office:value="2826" calcext:value-type="float">
            <text:p>2826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/>
          <table:table-cell office:value-type="float" office:value="2827" calcext:value-type="float">
            <text:p>2827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/>
          <table:table-cell office:value-type="float" office:value="2828" calcext:value-type="float">
            <text:p>2828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/>
          <table:table-cell office:value-type="float" office:value="2829" calcext:value-type="float">
            <text:p>2829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float" office:value="2830" calcext:value-type="float">
            <text:p>2830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2832" calcext:value-type="float">
            <text:p>2832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/>
          <table:table-cell office:value-type="float" office:value="2833" calcext:value-type="float">
            <text:p>2833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2835" calcext:value-type="float">
            <text:p>2835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/>
          <table:table-cell office:value-type="float" office:value="2836" calcext:value-type="float">
            <text:p>2836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/>
          <table:table-cell office:value-type="float" office:value="2837" calcext:value-type="float">
            <text:p>2837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/>
          <table:table-cell office:value-type="float" office:value="2838" calcext:value-type="float">
            <text:p>2838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/>
          <table:table-cell office:value-type="float" office:value="2839" calcext:value-type="float">
            <text:p>2839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float" office:value="2840" calcext:value-type="float">
            <text:p>2840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/>
          <table:table-cell office:value-type="float" office:value="2841" calcext:value-type="float">
            <text:p>2841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/>
          <table:table-cell office:value-type="float" office:value="2842" calcext:value-type="float">
            <text:p>2842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/>
          <table:table-cell office:value-type="float" office:value="2843" calcext:value-type="float">
            <text:p>2843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/>
          <table:table-cell office:value-type="float" office:value="2844" calcext:value-type="float">
            <text:p>2844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/>
          <table:table-cell office:value-type="float" office:value="2845" calcext:value-type="float">
            <text:p>2845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/>
          <table:table-cell office:value-type="float" office:value="2846" calcext:value-type="float">
            <text:p>2846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/>
          <table:table-cell office:value-type="float" office:value="2847" calcext:value-type="float">
            <text:p>2847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/>
          <table:table-cell office:value-type="float" office:value="2848" calcext:value-type="float">
            <text:p>2848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/>
          <table:table-cell office:value-type="float" office:value="2849" calcext:value-type="float">
            <text:p>2849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/>
          <table:table-cell office:value-type="float" office:value="2851" calcext:value-type="float">
            <text:p>2851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/>
          <table:table-cell office:value-type="float" office:value="2852" calcext:value-type="float">
            <text:p>2852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/>
          <table:table-cell office:value-type="float" office:value="2853" calcext:value-type="float">
            <text:p>2853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/>
          <table:table-cell office:value-type="float" office:value="2854" calcext:value-type="float">
            <text:p>2854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/>
          <table:table-cell office:value-type="float" office:value="2855" calcext:value-type="float">
            <text:p>2855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/>
          <table:table-cell office:value-type="float" office:value="2856" calcext:value-type="float">
            <text:p>2856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/>
          <table:table-cell office:value-type="float" office:value="2858" calcext:value-type="float">
            <text:p>2858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/>
          <table:table-cell office:value-type="float" office:value="2859" calcext:value-type="float">
            <text:p>2859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/>
          <table:table-cell office:value-type="float" office:value="2860" calcext:value-type="float">
            <text:p>2860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/>
          <table:table-cell office:value-type="float" office:value="2861" calcext:value-type="float">
            <text:p>2861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/>
          <table:table-cell office:value-type="float" office:value="2862" calcext:value-type="float">
            <text:p>2862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/>
          <table:table-cell office:value-type="float" office:value="2863" calcext:value-type="float">
            <text:p>2863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/>
          <table:table-cell office:value-type="float" office:value="2864" calcext:value-type="float">
            <text:p>2864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/>
          <table:table-cell office:value-type="float" office:value="2865" calcext:value-type="float">
            <text:p>2865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/>
          <table:table-cell office:value-type="float" office:value="2866" calcext:value-type="float">
            <text:p>2866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/>
          <table:table-cell office:value-type="float" office:value="2867" calcext:value-type="float">
            <text:p>2867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float" office:value="2868" calcext:value-type="float">
            <text:p>2868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/>
          <table:table-cell office:value-type="float" office:value="2869" calcext:value-type="float">
            <text:p>2869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/>
          <table:table-cell office:value-type="float" office:value="2870" calcext:value-type="float">
            <text:p>2870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/>
          <table:table-cell office:value-type="float" office:value="2871" calcext:value-type="float">
            <text:p>2871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/>
          <table:table-cell office:value-type="float" office:value="2872" calcext:value-type="float">
            <text:p>2872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/>
          <table:table-cell office:value-type="float" office:value="2873" calcext:value-type="float">
            <text:p>2873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/>
          <table:table-cell office:value-type="float" office:value="2874" calcext:value-type="float">
            <text:p>2874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/>
          <table:table-cell office:value-type="float" office:value="2875" calcext:value-type="float">
            <text:p>2875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/>
          <table:table-cell office:value-type="float" office:value="2876" calcext:value-type="float">
            <text:p>2876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/>
          <table:table-cell office:value-type="float" office:value="2877" calcext:value-type="float">
            <text:p>2877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/>
          <table:table-cell office:value-type="float" office:value="2878" calcext:value-type="float">
            <text:p>2878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/>
          <table:table-cell office:value-type="float" office:value="2879" calcext:value-type="float">
            <text:p>2879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2880" calcext:value-type="float">
            <text:p>2880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/>
          <table:table-cell office:value-type="float" office:value="2881" calcext:value-type="float">
            <text:p>2881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/>
          <table:table-cell office:value-type="float" office:value="2882" calcext:value-type="float">
            <text:p>2882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/>
          <table:table-cell office:value-type="float" office:value="2883" calcext:value-type="float">
            <text:p>2883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/>
          <table:table-cell office:value-type="float" office:value="2884" calcext:value-type="float">
            <text:p>2884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/>
          <table:table-cell office:value-type="float" office:value="2885" calcext:value-type="float">
            <text:p>2885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/>
          <table:table-cell office:value-type="float" office:value="2886" calcext:value-type="float">
            <text:p>2886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/>
          <table:table-cell office:value-type="float" office:value="2887" calcext:value-type="float">
            <text:p>2887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/>
          <table:table-cell office:value-type="float" office:value="2888" calcext:value-type="float">
            <text:p>2888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/>
          <table:table-cell office:value-type="float" office:value="2889" calcext:value-type="float">
            <text:p>2889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/>
          <table:table-cell office:value-type="float" office:value="2890" calcext:value-type="float">
            <text:p>2890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/>
          <table:table-cell office:value-type="float" office:value="2891" calcext:value-type="float">
            <text:p>2891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/>
          <table:table-cell office:value-type="float" office:value="2892" calcext:value-type="float">
            <text:p>2892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/>
          <table:table-cell office:value-type="float" office:value="2893" calcext:value-type="float">
            <text:p>2893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/>
          <table:table-cell office:value-type="float" office:value="2894" calcext:value-type="float">
            <text:p>2894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/>
          <table:table-cell office:value-type="float" office:value="2895" calcext:value-type="float">
            <text:p>2895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/>
          <table:table-cell office:value-type="float" office:value="2896" calcext:value-type="float">
            <text:p>2896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/>
          <table:table-cell office:value-type="float" office:value="2897" calcext:value-type="float">
            <text:p>2897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/>
          <table:table-cell office:value-type="float" office:value="2898" calcext:value-type="float">
            <text:p>2898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/>
          <table:table-cell office:value-type="float" office:value="2901" calcext:value-type="float">
            <text:p>290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/>
          <table:table-cell office:value-type="float" office:value="2902" calcext:value-type="float">
            <text:p>2902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/>
          <table:table-cell office:value-type="float" office:value="2903" calcext:value-type="float">
            <text:p>2903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/>
          <table:table-cell office:value-type="float" office:value="2904" calcext:value-type="float">
            <text:p>2904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/>
          <table:table-cell office:value-type="float" office:value="2905" calcext:value-type="float">
            <text:p>2905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/>
          <table:table-cell office:value-type="float" office:value="2906" calcext:value-type="float">
            <text:p>2906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/>
          <table:table-cell office:value-type="float" office:value="2907" calcext:value-type="float">
            <text:p>2907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/>
          <table:table-cell office:value-type="float" office:value="2908" calcext:value-type="float">
            <text:p>2908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/>
          <table:table-cell office:value-type="float" office:value="2909" calcext:value-type="float">
            <text:p>2909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/>
          <table:table-cell office:value-type="float" office:value="2910" calcext:value-type="float">
            <text:p>2910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/>
          <table:table-cell office:value-type="float" office:value="2911" calcext:value-type="float">
            <text:p>2911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/>
          <table:table-cell office:value-type="float" office:value="2912" calcext:value-type="float">
            <text:p>2912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/>
          <table:table-cell office:value-type="float" office:value="2913" calcext:value-type="float">
            <text:p>2913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/>
          <table:table-cell office:value-type="float" office:value="2914" calcext:value-type="float">
            <text:p>2914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/>
          <table:table-cell office:value-type="float" office:value="2915" calcext:value-type="float">
            <text:p>2915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/>
          <table:table-cell office:value-type="float" office:value="2916" calcext:value-type="float">
            <text:p>2916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/>
          <table:table-cell office:value-type="float" office:value="2917" calcext:value-type="float">
            <text:p>2917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/>
          <table:table-cell office:value-type="float" office:value="2918" calcext:value-type="float">
            <text:p>2918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/>
          <table:table-cell office:value-type="float" office:value="2919" calcext:value-type="float">
            <text:p>2919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/>
          <table:table-cell office:value-type="float" office:value="2920" calcext:value-type="float">
            <text:p>2920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/>
          <table:table-cell office:value-type="float" office:value="2921" calcext:value-type="float">
            <text:p>2921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/>
          <table:table-cell office:value-type="float" office:value="2922" calcext:value-type="float">
            <text:p>292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/>
          <table:table-cell office:value-type="float" office:value="2923" calcext:value-type="float">
            <text:p>2923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/>
          <table:table-cell office:value-type="float" office:value="2924" calcext:value-type="float">
            <text:p>2924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/>
          <table:table-cell office:value-type="float" office:value="2925" calcext:value-type="float">
            <text:p>2925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/>
          <table:table-cell office:value-type="float" office:value="2926" calcext:value-type="float">
            <text:p>2926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2927" calcext:value-type="float">
            <text:p>2927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/>
          <table:table-cell office:value-type="float" office:value="2928" calcext:value-type="float">
            <text:p>2928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/>
          <table:table-cell office:value-type="float" office:value="2929" calcext:value-type="float">
            <text:p>292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/>
          <table:table-cell office:value-type="float" office:value="2930" calcext:value-type="float">
            <text:p>2930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/>
          <table:table-cell office:value-type="float" office:value="2931" calcext:value-type="float">
            <text:p>2931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/>
          <table:table-cell office:value-type="float" office:value="2932" calcext:value-type="float">
            <text:p>2932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/>
          <table:table-cell office:value-type="float" office:value="2933" calcext:value-type="float">
            <text:p>2933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/>
          <table:table-cell office:value-type="float" office:value="2934" calcext:value-type="float">
            <text:p>2934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/>
          <table:table-cell office:value-type="float" office:value="2935" calcext:value-type="float">
            <text:p>2935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/>
          <table:table-cell office:value-type="float" office:value="2936" calcext:value-type="float">
            <text:p>2936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/>
          <table:table-cell office:value-type="float" office:value="2937" calcext:value-type="float">
            <text:p>2937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/>
          <table:table-cell office:value-type="float" office:value="2938" calcext:value-type="float">
            <text:p>2938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/>
          <table:table-cell office:value-type="float" office:value="2939" calcext:value-type="float">
            <text:p>2939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/>
          <table:table-cell office:value-type="float" office:value="2940" calcext:value-type="float">
            <text:p>2940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/>
          <table:table-cell office:value-type="float" office:value="2941" calcext:value-type="float">
            <text:p>2941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/>
          <table:table-cell office:value-type="float" office:value="2942" calcext:value-type="float">
            <text:p>2942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/>
          <table:table-cell office:value-type="float" office:value="2943" calcext:value-type="float">
            <text:p>2943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/>
          <table:table-cell office:value-type="float" office:value="2945" calcext:value-type="float">
            <text:p>2945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/>
          <table:table-cell office:value-type="float" office:value="2946" calcext:value-type="float">
            <text:p>2946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/>
          <table:table-cell office:value-type="float" office:value="2947" calcext:value-type="float">
            <text:p>2947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/>
          <table:table-cell office:value-type="float" office:value="2948" calcext:value-type="float">
            <text:p>2948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/>
          <table:table-cell office:value-type="float" office:value="2949" calcext:value-type="float">
            <text:p>2949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/>
          <table:table-cell office:value-type="float" office:value="2951" calcext:value-type="float">
            <text:p>2951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/>
          <table:table-cell office:value-type="float" office:value="2952" calcext:value-type="float">
            <text:p>2952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/>
          <table:table-cell office:value-type="float" office:value="2953" calcext:value-type="float">
            <text:p>2953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/>
          <table:table-cell office:value-type="float" office:value="2954" calcext:value-type="float">
            <text:p>2954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/>
          <table:table-cell office:value-type="float" office:value="2955" calcext:value-type="float">
            <text:p>2955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/>
          <table:table-cell office:value-type="float" office:value="2956" calcext:value-type="float">
            <text:p>2956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/>
          <table:table-cell office:value-type="float" office:value="2957" calcext:value-type="float">
            <text:p>2957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/>
          <table:table-cell office:value-type="float" office:value="2958" calcext:value-type="float">
            <text:p>2958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/>
          <table:table-cell office:value-type="float" office:value="2959" calcext:value-type="float">
            <text:p>2959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/>
          <table:table-cell office:value-type="float" office:value="2960" calcext:value-type="float">
            <text:p>296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/>
          <table:table-cell office:value-type="float" office:value="2961" calcext:value-type="float">
            <text:p>2961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/>
          <table:table-cell office:value-type="float" office:value="2962" calcext:value-type="float">
            <text:p>2962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/>
          <table:table-cell office:value-type="float" office:value="2963" calcext:value-type="float">
            <text:p>2963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/>
          <table:table-cell office:value-type="float" office:value="2964" calcext:value-type="float">
            <text:p>2964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/>
          <table:table-cell office:value-type="float" office:value="2965" calcext:value-type="float">
            <text:p>2965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/>
          <table:table-cell office:value-type="float" office:value="2966" calcext:value-type="float">
            <text:p>2966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2967" calcext:value-type="float">
            <text:p>2967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/>
          <table:table-cell office:value-type="float" office:value="2968" calcext:value-type="float">
            <text:p>2968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/>
          <table:table-cell office:value-type="float" office:value="2969" calcext:value-type="float">
            <text:p>2969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2970" calcext:value-type="float">
            <text:p>297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/>
          <table:table-cell office:value-type="float" office:value="2971" calcext:value-type="float">
            <text:p>2971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/>
          <table:table-cell office:value-type="float" office:value="2972" calcext:value-type="float">
            <text:p>2972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/>
          <table:table-cell office:value-type="float" office:value="2973" calcext:value-type="float">
            <text:p>2973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/>
          <table:table-cell office:value-type="float" office:value="2974" calcext:value-type="float">
            <text:p>2974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/>
          <table:table-cell office:value-type="float" office:value="2975" calcext:value-type="float">
            <text:p>2975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/>
          <table:table-cell office:value-type="float" office:value="2976" calcext:value-type="float">
            <text:p>2976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/>
          <table:table-cell office:value-type="float" office:value="2977" calcext:value-type="float">
            <text:p>2977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/>
          <table:table-cell office:value-type="float" office:value="2978" calcext:value-type="float">
            <text:p>2978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/>
          <table:table-cell office:value-type="float" office:value="2979" calcext:value-type="float">
            <text:p>2979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/>
          <table:table-cell office:value-type="float" office:value="2980" calcext:value-type="float">
            <text:p>2980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/>
          <table:table-cell office:value-type="float" office:value="2981" calcext:value-type="float">
            <text:p>2981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/>
          <table:table-cell office:value-type="float" office:value="2982" calcext:value-type="float">
            <text:p>2982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/>
          <table:table-cell office:value-type="float" office:value="2983" calcext:value-type="float">
            <text:p>2983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/>
          <table:table-cell office:value-type="float" office:value="2984" calcext:value-type="float">
            <text:p>2984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/>
          <table:table-cell office:value-type="float" office:value="2985" calcext:value-type="float">
            <text:p>2985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/>
          <table:table-cell office:value-type="float" office:value="2986" calcext:value-type="float">
            <text:p>2986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/>
          <table:table-cell office:value-type="float" office:value="2987" calcext:value-type="float">
            <text:p>2987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/>
          <table:table-cell office:value-type="float" office:value="2988" calcext:value-type="float">
            <text:p>298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/>
          <table:table-cell office:value-type="float" office:value="2989" calcext:value-type="float">
            <text:p>298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/>
          <table:table-cell office:value-type="float" office:value="2990" calcext:value-type="float">
            <text:p>2990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/>
          <table:table-cell office:value-type="float" office:value="2992" calcext:value-type="float">
            <text:p>2992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/>
          <table:table-cell office:value-type="float" office:value="2993" calcext:value-type="float">
            <text:p>2993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/>
          <table:table-cell office:value-type="float" office:value="2994" calcext:value-type="float">
            <text:p>2994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/>
          <table:table-cell office:value-type="float" office:value="2995" calcext:value-type="float">
            <text:p>299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/>
          <table:table-cell office:value-type="float" office:value="2996" calcext:value-type="float">
            <text:p>299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/>
          <table:table-cell office:value-type="float" office:value="2997" calcext:value-type="float">
            <text:p>299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/>
          <table:table-cell office:value-type="float" office:value="3002" calcext:value-type="float">
            <text:p>3002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/>
          <table:table-cell office:value-type="float" office:value="3003" calcext:value-type="float">
            <text:p>300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/>
          <table:table-cell office:value-type="float" office:value="3004" calcext:value-type="float">
            <text:p>300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/>
          <table:table-cell office:value-type="float" office:value="3005" calcext:value-type="float">
            <text:p>3005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/>
          <table:table-cell office:value-type="float" office:value="3006" calcext:value-type="float">
            <text:p>3006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/>
          <table:table-cell office:value-type="float" office:value="3007" calcext:value-type="float">
            <text:p>3007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/>
          <table:table-cell office:value-type="float" office:value="3008" calcext:value-type="float">
            <text:p>3008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/>
          <table:table-cell office:value-type="float" office:value="3009" calcext:value-type="float">
            <text:p>3009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/>
          <table:table-cell office:value-type="float" office:value="3010" calcext:value-type="float">
            <text:p>301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/>
          <table:table-cell office:value-type="float" office:value="3011" calcext:value-type="float">
            <text:p>3011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/>
          <table:table-cell office:value-type="float" office:value="3012" calcext:value-type="float">
            <text:p>301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3013" calcext:value-type="float">
            <text:p>3013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/>
          <table:table-cell office:value-type="float" office:value="3014" calcext:value-type="float">
            <text:p>3014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/>
          <table:table-cell office:value-type="float" office:value="3015" calcext:value-type="float">
            <text:p>3015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/>
          <table:table-cell office:value-type="float" office:value="3016" calcext:value-type="float">
            <text:p>3016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/>
          <table:table-cell office:value-type="float" office:value="3017" calcext:value-type="float">
            <text:p>3017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/>
          <table:table-cell office:value-type="float" office:value="3018" calcext:value-type="float">
            <text:p>3018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/>
          <table:table-cell office:value-type="float" office:value="3019" calcext:value-type="float">
            <text:p>3019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/>
          <table:table-cell office:value-type="float" office:value="3020" calcext:value-type="float">
            <text:p>3020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/>
          <table:table-cell office:value-type="float" office:value="3021" calcext:value-type="float">
            <text:p>3021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/>
          <table:table-cell office:value-type="float" office:value="3022" calcext:value-type="float">
            <text:p>3022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/>
          <table:table-cell office:value-type="float" office:value="3023" calcext:value-type="float">
            <text:p>3023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/>
          <table:table-cell office:value-type="float" office:value="3024" calcext:value-type="float">
            <text:p>3024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/>
          <table:table-cell office:value-type="float" office:value="3026" calcext:value-type="float">
            <text:p>302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/>
          <table:table-cell office:value-type="float" office:value="3027" calcext:value-type="float">
            <text:p>3027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/>
          <table:table-cell office:value-type="float" office:value="3028" calcext:value-type="float">
            <text:p>3028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/>
          <table:table-cell office:value-type="float" office:value="3029" calcext:value-type="float">
            <text:p>3029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float" office:value="3030" calcext:value-type="float">
            <text:p>3030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/>
          <table:table-cell office:value-type="float" office:value="3031" calcext:value-type="float">
            <text:p>3031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/>
          <table:table-cell office:value-type="float" office:value="3032" calcext:value-type="float">
            <text:p>3032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/>
          <table:table-cell office:value-type="float" office:value="3033" calcext:value-type="float">
            <text:p>3033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/>
          <table:table-cell office:value-type="float" office:value="3034" calcext:value-type="float">
            <text:p>3034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/>
          <table:table-cell office:value-type="float" office:value="3035" calcext:value-type="float">
            <text:p>3035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/>
          <table:table-cell office:value-type="float" office:value="3036" calcext:value-type="float">
            <text:p>3036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/>
          <table:table-cell office:value-type="float" office:value="3037" calcext:value-type="float">
            <text:p>303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/>
          <table:table-cell office:value-type="float" office:value="3038" calcext:value-type="float">
            <text:p>3038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/>
          <table:table-cell office:value-type="float" office:value="3039" calcext:value-type="float">
            <text:p>3039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/>
          <table:table-cell office:value-type="float" office:value="3041" calcext:value-type="float">
            <text:p>3041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/>
          <table:table-cell office:value-type="float" office:value="3042" calcext:value-type="float">
            <text:p>3042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/>
          <table:table-cell office:value-type="float" office:value="3043" calcext:value-type="float">
            <text:p>3043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/>
          <table:table-cell office:value-type="float" office:value="3044" calcext:value-type="float">
            <text:p>3044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/>
          <table:table-cell office:value-type="float" office:value="3045" calcext:value-type="float">
            <text:p>3045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/>
          <table:table-cell office:value-type="float" office:value="3046" calcext:value-type="float">
            <text:p>3046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/>
          <table:table-cell office:value-type="float" office:value="3047" calcext:value-type="float">
            <text:p>3047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/>
          <table:table-cell office:value-type="float" office:value="3048" calcext:value-type="float">
            <text:p>3048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/>
          <table:table-cell office:value-type="float" office:value="3049" calcext:value-type="float">
            <text:p>3049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/>
          <table:table-cell office:value-type="float" office:value="3050" calcext:value-type="float">
            <text:p>3050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/>
          <table:table-cell office:value-type="float" office:value="3051" calcext:value-type="float">
            <text:p>3051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/>
          <table:table-cell office:value-type="float" office:value="3052" calcext:value-type="float">
            <text:p>3052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/>
          <table:table-cell office:value-type="float" office:value="3053" calcext:value-type="float">
            <text:p>3053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/>
          <table:table-cell office:value-type="float" office:value="3054" calcext:value-type="float">
            <text:p>3054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/>
          <table:table-cell office:value-type="float" office:value="3055" calcext:value-type="float">
            <text:p>3055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/>
          <table:table-cell office:value-type="float" office:value="3056" calcext:value-type="float">
            <text:p>3056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/>
          <table:table-cell office:value-type="float" office:value="3057" calcext:value-type="float">
            <text:p>3057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/>
          <table:table-cell office:value-type="float" office:value="3058" calcext:value-type="float">
            <text:p>3058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/>
          <table:table-cell office:value-type="float" office:value="3059" calcext:value-type="float">
            <text:p>3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60" calcext:value-type="float">
            <text:p>30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61" calcext:value-type="float">
            <text:p>3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062" calcext:value-type="float">
            <text:p>3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063" calcext:value-type="float">
            <text:p>3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064" calcext:value-type="float">
            <text:p>30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65" calcext:value-type="float">
            <text:p>30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066" calcext:value-type="float">
            <text:p>30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067" calcext:value-type="float">
            <text:p>30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068" calcext:value-type="float">
            <text:p>30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069" calcext:value-type="float">
            <text:p>30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070" calcext:value-type="float">
            <text:p>30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071" calcext:value-type="float">
            <text:p>30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073" calcext:value-type="float">
            <text:p>30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074" calcext:value-type="float">
            <text:p>30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075" calcext:value-type="float">
            <text:p>30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076" calcext:value-type="float">
            <text:p>30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077" calcext:value-type="float">
            <text:p>30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078" calcext:value-type="float">
            <text:p>30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079" calcext:value-type="float">
            <text:p>30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080" calcext:value-type="float">
            <text:p>30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081" calcext:value-type="float">
            <text:p>30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082" calcext:value-type="float">
            <text:p>3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083" calcext:value-type="float">
            <text:p>30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084" calcext:value-type="float">
            <text:p>30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085" calcext:value-type="float">
            <text:p>30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086" calcext:value-type="float">
            <text:p>30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087" calcext:value-type="float">
            <text:p>30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088" calcext:value-type="float">
            <text:p>30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089" calcext:value-type="float">
            <text:p>308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090" calcext:value-type="float">
            <text:p>30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091" calcext:value-type="float">
            <text:p>309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092" calcext:value-type="float">
            <text:p>30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093" calcext:value-type="float">
            <text:p>309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094" calcext:value-type="float">
            <text:p>30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095" calcext:value-type="float">
            <text:p>309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096" calcext:value-type="float">
            <text:p>309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097" calcext:value-type="float">
            <text:p>309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098" calcext:value-type="float">
            <text:p>309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099" calcext:value-type="float">
            <text:p>309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102" calcext:value-type="float">
            <text:p>31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3103" calcext:value-type="float">
            <text:p>31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104" calcext:value-type="float">
            <text:p>31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3105" calcext:value-type="float">
            <text:p>310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106" calcext:value-type="float">
            <text:p>31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107" calcext:value-type="float">
            <text:p>31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3108" calcext:value-type="float">
            <text:p>31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109" calcext:value-type="float">
            <text:p>310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3110" calcext:value-type="float">
            <text:p>3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3111" calcext:value-type="float">
            <text:p>31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3112" calcext:value-type="float">
            <text:p>31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3114" calcext:value-type="float">
            <text:p>31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3115" calcext:value-type="float">
            <text:p>31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3116" calcext:value-type="float">
            <text:p>31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3117" calcext:value-type="float">
            <text:p>31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3118" calcext:value-type="float">
            <text:p>3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119" calcext:value-type="float">
            <text:p>31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3121" calcext:value-type="float">
            <text:p>31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3122" calcext:value-type="float">
            <text:p>31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3123" calcext:value-type="float">
            <text:p>312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3124" calcext:value-type="float">
            <text:p>312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3126" calcext:value-type="float">
            <text:p>312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3127" calcext:value-type="float">
            <text:p>312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3128" calcext:value-type="float">
            <text:p>31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3129" calcext:value-type="float">
            <text:p>31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3130" calcext:value-type="float">
            <text:p>31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131" calcext:value-type="float">
            <text:p>313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3132" calcext:value-type="float">
            <text:p>3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3133" calcext:value-type="float">
            <text:p>31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134" calcext:value-type="float">
            <text:p>313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3135" calcext:value-type="float">
            <text:p>313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3136" calcext:value-type="float">
            <text:p>313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3137" calcext:value-type="float">
            <text:p>313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3138" calcext:value-type="float">
            <text:p>313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3139" calcext:value-type="float">
            <text:p>31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3140" calcext:value-type="float">
            <text:p>31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3141" calcext:value-type="float">
            <text:p>314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3142" calcext:value-type="float">
            <text:p>314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3143" calcext:value-type="float">
            <text:p>31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3144" calcext:value-type="float">
            <text:p>31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3145" calcext:value-type="float">
            <text:p>314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3146" calcext:value-type="float">
            <text:p>314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3147" calcext:value-type="float">
            <text:p>314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3149" calcext:value-type="float">
            <text:p>314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3151" calcext:value-type="float">
            <text:p>31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3153" calcext:value-type="float">
            <text:p>315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3154" calcext:value-type="float">
            <text:p>315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3155" calcext:value-type="float">
            <text:p>315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3156" calcext:value-type="float">
            <text:p>315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3157" calcext:value-type="float">
            <text:p>315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3158" calcext:value-type="float">
            <text:p>31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159" calcext:value-type="float">
            <text:p>315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3160" calcext:value-type="float">
            <text:p>316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3161" calcext:value-type="float">
            <text:p>316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3162" calcext:value-type="float">
            <text:p>316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3163" calcext:value-type="float">
            <text:p>316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3164" calcext:value-type="float">
            <text:p>316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3165" calcext:value-type="float">
            <text:p>316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3166" calcext:value-type="float">
            <text:p>316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3167" calcext:value-type="float">
            <text:p>316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3168" calcext:value-type="float">
            <text:p>316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3169" calcext:value-type="float">
            <text:p>316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3170" calcext:value-type="float">
            <text:p>317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3171" calcext:value-type="float">
            <text:p>317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3172" calcext:value-type="float">
            <text:p>317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3173" calcext:value-type="float">
            <text:p>317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3174" calcext:value-type="float">
            <text:p>317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3175" calcext:value-type="float">
            <text:p>317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3176" calcext:value-type="float">
            <text:p>317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3177" calcext:value-type="float">
            <text:p>31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3178" calcext:value-type="float">
            <text:p>317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3179" calcext:value-type="float">
            <text:p>317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3180" calcext:value-type="float">
            <text:p>318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3182" calcext:value-type="float">
            <text:p>318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3183" calcext:value-type="float">
            <text:p>318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3184" calcext:value-type="float">
            <text:p>318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3185" calcext:value-type="float">
            <text:p>318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3186" calcext:value-type="float">
            <text:p>318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3187" calcext:value-type="float">
            <text:p>318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3188" calcext:value-type="float">
            <text:p>318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3189" calcext:value-type="float">
            <text:p>318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3190" calcext:value-type="float">
            <text:p>319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3191" calcext:value-type="float">
            <text:p>31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3192" calcext:value-type="float">
            <text:p>319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3193" calcext:value-type="float">
            <text:p>31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3194" calcext:value-type="float">
            <text:p>319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3195" calcext:value-type="float">
            <text:p>319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3196" calcext:value-type="float">
            <text:p>319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3197" calcext:value-type="float">
            <text:p>319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3198" calcext:value-type="float">
            <text:p>319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3199" calcext:value-type="float">
            <text:p>319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3201" calcext:value-type="float">
            <text:p>32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3202" calcext:value-type="float">
            <text:p>320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3203" calcext:value-type="float">
            <text:p>320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3205" calcext:value-type="float">
            <text:p>320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3206" calcext:value-type="float">
            <text:p>320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3207" calcext:value-type="float">
            <text:p>320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3208" calcext:value-type="float">
            <text:p>32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3209" calcext:value-type="float">
            <text:p>320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3210" calcext:value-type="float">
            <text:p>32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3211" calcext:value-type="float">
            <text:p>32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3212" calcext:value-type="float">
            <text:p>32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3213" calcext:value-type="float">
            <text:p>321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3214" calcext:value-type="float">
            <text:p>321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3215" calcext:value-type="float">
            <text:p>321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3216" calcext:value-type="float">
            <text:p>321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3217" calcext:value-type="float">
            <text:p>321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3218" calcext:value-type="float">
            <text:p>321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3219" calcext:value-type="float">
            <text:p>321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3220" calcext:value-type="float">
            <text:p>322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3221" calcext:value-type="float">
            <text:p>322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3222" calcext:value-type="float">
            <text:p>322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3223" calcext:value-type="float">
            <text:p>322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3224" calcext:value-type="float">
            <text:p>322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3225" calcext:value-type="float">
            <text:p>322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3226" calcext:value-type="float">
            <text:p>322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3227" calcext:value-type="float">
            <text:p>322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3228" calcext:value-type="float">
            <text:p>322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3229" calcext:value-type="float">
            <text:p>322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3230" calcext:value-type="float">
            <text:p>323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3231" calcext:value-type="float">
            <text:p>323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3232" calcext:value-type="float">
            <text:p>323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3233" calcext:value-type="float">
            <text:p>323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3234" calcext:value-type="float">
            <text:p>323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3235" calcext:value-type="float">
            <text:p>323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3236" calcext:value-type="float">
            <text:p>323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3237" calcext:value-type="float">
            <text:p>323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3238" calcext:value-type="float">
            <text:p>323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3239" calcext:value-type="float">
            <text:p>323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3240" calcext:value-type="float">
            <text:p>324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3241" calcext:value-type="float">
            <text:p>324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3242" calcext:value-type="float">
            <text:p>324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3243" calcext:value-type="float">
            <text:p>324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3244" calcext:value-type="float">
            <text:p>324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3245" calcext:value-type="float">
            <text:p>324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3246" calcext:value-type="float">
            <text:p>324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3247" calcext:value-type="float">
            <text:p>324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3248" calcext:value-type="float">
            <text:p>324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3249" calcext:value-type="float">
            <text:p>324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3251" calcext:value-type="float">
            <text:p>32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3252" calcext:value-type="float">
            <text:p>325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3253" calcext:value-type="float">
            <text:p>325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3254" calcext:value-type="float">
            <text:p>325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3255" calcext:value-type="float">
            <text:p>325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3256" calcext:value-type="float">
            <text:p>325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3257" calcext:value-type="float">
            <text:p>32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3258" calcext:value-type="float">
            <text:p>325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3259" calcext:value-type="float">
            <text:p>32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3260" calcext:value-type="float">
            <text:p>326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3261" calcext:value-type="float">
            <text:p>326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3262" calcext:value-type="float">
            <text:p>326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3263" calcext:value-type="float">
            <text:p>326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3264" calcext:value-type="float">
            <text:p>326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3265" calcext:value-type="float">
            <text:p>326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3266" calcext:value-type="float">
            <text:p>326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3267" calcext:value-type="float">
            <text:p>326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3268" calcext:value-type="float">
            <text:p>326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3269" calcext:value-type="float">
            <text:p>326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3271" calcext:value-type="float">
            <text:p>327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3272" calcext:value-type="float">
            <text:p>327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3273" calcext:value-type="float">
            <text:p>327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3274" calcext:value-type="float">
            <text:p>327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3275" calcext:value-type="float">
            <text:p>327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3277" calcext:value-type="float">
            <text:p>327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3278" calcext:value-type="float">
            <text:p>327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3279" calcext:value-type="float">
            <text:p>327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3280" calcext:value-type="float">
            <text:p>328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float" office:value="3281" calcext:value-type="float">
            <text:p>328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3282" calcext:value-type="float">
            <text:p>328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3283" calcext:value-type="float">
            <text:p>328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3284" calcext:value-type="float">
            <text:p>328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3286" calcext:value-type="float">
            <text:p>328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3287" calcext:value-type="float">
            <text:p>328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3288" calcext:value-type="float">
            <text:p>328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3289" calcext:value-type="float">
            <text:p>328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3290" calcext:value-type="float">
            <text:p>329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3291" calcext:value-type="float">
            <text:p>329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3292" calcext:value-type="float">
            <text:p>329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3293" calcext:value-type="float">
            <text:p>329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3294" calcext:value-type="float">
            <text:p>329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3295" calcext:value-type="float">
            <text:p>329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3296" calcext:value-type="float">
            <text:p>329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float" office:value="3297" calcext:value-type="float">
            <text:p>329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3298" calcext:value-type="float">
            <text:p>329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3299" calcext:value-type="float">
            <text:p>329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3301" calcext:value-type="float">
            <text:p>330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3303" calcext:value-type="float">
            <text:p>330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3304" calcext:value-type="float">
            <text:p>330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float" office:value="3305" calcext:value-type="float">
            <text:p>330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3306" calcext:value-type="float">
            <text:p>330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float" office:value="3307" calcext:value-type="float">
            <text:p>330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float" office:value="3308" calcext:value-type="float">
            <text:p>330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3309" calcext:value-type="float">
            <text:p>330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3312" calcext:value-type="float">
            <text:p>331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3313" calcext:value-type="float">
            <text:p>331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3314" calcext:value-type="float">
            <text:p>331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3315" calcext:value-type="float">
            <text:p>331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float" office:value="3316" calcext:value-type="float">
            <text:p>331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3317" calcext:value-type="float">
            <text:p>331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float" office:value="3318" calcext:value-type="float">
            <text:p>331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float" office:value="3320" calcext:value-type="float">
            <text:p>332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3321" calcext:value-type="float">
            <text:p>332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float" office:value="3322" calcext:value-type="float">
            <text:p>332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3323" calcext:value-type="float">
            <text:p>332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3324" calcext:value-type="float">
            <text:p>332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3325" calcext:value-type="float">
            <text:p>332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3326" calcext:value-type="float">
            <text:p>332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3327" calcext:value-type="float">
            <text:p>332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float" office:value="3328" calcext:value-type="float">
            <text:p>332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3329" calcext:value-type="float">
            <text:p>332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float" office:value="3330" calcext:value-type="float">
            <text:p>333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3331" calcext:value-type="float">
            <text:p>333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3332" calcext:value-type="float">
            <text:p>333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3333" calcext:value-type="float">
            <text:p>333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3334" calcext:value-type="float">
            <text:p>333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3335" calcext:value-type="float">
            <text:p>333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float" office:value="3336" calcext:value-type="float">
            <text:p>333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float" office:value="3337" calcext:value-type="float">
            <text:p>333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float" office:value="3339" calcext:value-type="float">
            <text:p>333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3340" calcext:value-type="float">
            <text:p>334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3341" calcext:value-type="float">
            <text:p>334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3342" calcext:value-type="float">
            <text:p>334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3343" calcext:value-type="float">
            <text:p>334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float" office:value="3344" calcext:value-type="float">
            <text:p>334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3345" calcext:value-type="float">
            <text:p>334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float" office:value="3346" calcext:value-type="float">
            <text:p>334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float" office:value="3347" calcext:value-type="float">
            <text:p>334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3348" calcext:value-type="float">
            <text:p>334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float" office:value="3349" calcext:value-type="float">
            <text:p>334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3350" calcext:value-type="float">
            <text:p>335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float" office:value="3351" calcext:value-type="float">
            <text:p>335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float" office:value="3352" calcext:value-type="float">
            <text:p>33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3353" calcext:value-type="float">
            <text:p>335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3354" calcext:value-type="float">
            <text:p>335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float" office:value="3355" calcext:value-type="float">
            <text:p>335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3356" calcext:value-type="float">
            <text:p>335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3357" calcext:value-type="float">
            <text:p>335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float" office:value="3358" calcext:value-type="float">
            <text:p>335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3359" calcext:value-type="float">
            <text:p>33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3360" calcext:value-type="float">
            <text:p>336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float" office:value="3361" calcext:value-type="float">
            <text:p>336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3362" calcext:value-type="float">
            <text:p>336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float" office:value="3363" calcext:value-type="float">
            <text:p>336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float" office:value="3364" calcext:value-type="float">
            <text:p>336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3365" calcext:value-type="float">
            <text:p>336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float" office:value="3366" calcext:value-type="float">
            <text:p>336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float" office:value="3367" calcext:value-type="float">
            <text:p>3367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3368" calcext:value-type="float">
            <text:p>336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float" office:value="3369" calcext:value-type="float">
            <text:p>336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float" office:value="3370" calcext:value-type="float">
            <text:p>337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float" office:value="3371" calcext:value-type="float">
            <text:p>337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float" office:value="3372" calcext:value-type="float">
            <text:p>337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float" office:value="3373" calcext:value-type="float">
            <text:p>337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float" office:value="3374" calcext:value-type="float">
            <text:p>337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/>
          <table:table-cell office:value-type="float" office:value="3375" calcext:value-type="float">
            <text:p>337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float" office:value="3376" calcext:value-type="float">
            <text:p>337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/>
          <table:table-cell office:value-type="float" office:value="3378" calcext:value-type="float">
            <text:p>337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3379" calcext:value-type="float">
            <text:p>337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float" office:value="3380" calcext:value-type="float">
            <text:p>338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float" office:value="3381" calcext:value-type="float">
            <text:p>338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float" office:value="3382" calcext:value-type="float">
            <text:p>338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3383" calcext:value-type="float">
            <text:p>338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float" office:value="3384" calcext:value-type="float">
            <text:p>338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  <table:table-cell office:value-type="float" office:value="3385" calcext:value-type="float">
            <text:p>338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float" office:value="3386" calcext:value-type="float">
            <text:p>338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float" office:value="3387" calcext:value-type="float">
            <text:p>338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float" office:value="3389" calcext:value-type="float">
            <text:p>338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3390" calcext:value-type="float">
            <text:p>339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float" office:value="3391" calcext:value-type="float">
            <text:p>339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float" office:value="3392" calcext:value-type="float">
            <text:p>339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float" office:value="3393" calcext:value-type="float">
            <text:p>339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3394" calcext:value-type="float">
            <text:p>339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float" office:value="3395" calcext:value-type="float">
            <text:p>339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/>
          <table:table-cell office:value-type="float" office:value="3396" calcext:value-type="float">
            <text:p>339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float" office:value="3397" calcext:value-type="float">
            <text:p>3397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float" office:value="3398" calcext:value-type="float">
            <text:p>339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float" office:value="3401" calcext:value-type="float">
            <text:p>340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float" office:value="3402" calcext:value-type="float">
            <text:p>340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float" office:value="3403" calcext:value-type="float">
            <text:p>340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3404" calcext:value-type="float">
            <text:p>340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float" office:value="3405" calcext:value-type="float">
            <text:p>340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float" office:value="3406" calcext:value-type="float">
            <text:p>340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float" office:value="3407" calcext:value-type="float">
            <text:p>340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float" office:value="3408" calcext:value-type="float">
            <text:p>340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float" office:value="3410" calcext:value-type="float">
            <text:p>341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/>
          <table:table-cell office:value-type="float" office:value="3411" calcext:value-type="float">
            <text:p>341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float" office:value="3412" calcext:value-type="float">
            <text:p>341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float" office:value="3413" calcext:value-type="float">
            <text:p>341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float" office:value="3414" calcext:value-type="float">
            <text:p>341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float" office:value="3415" calcext:value-type="float">
            <text:p>341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float" office:value="3416" calcext:value-type="float">
            <text:p>341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float" office:value="3417" calcext:value-type="float">
            <text:p>341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3418" calcext:value-type="float">
            <text:p>341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3419" calcext:value-type="float">
            <text:p>341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float" office:value="3420" calcext:value-type="float">
            <text:p>342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float" office:value="3421" calcext:value-type="float">
            <text:p>342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3422" calcext:value-type="float">
            <text:p>342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float" office:value="3423" calcext:value-type="float">
            <text:p>342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float" office:value="3424" calcext:value-type="float">
            <text:p>342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3425" calcext:value-type="float">
            <text:p>342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/>
          <table:table-cell office:value-type="float" office:value="3426" calcext:value-type="float">
            <text:p>342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3427" calcext:value-type="float">
            <text:p>342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3428" calcext:value-type="float">
            <text:p>342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3429" calcext:value-type="float">
            <text:p>342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/>
          <table:table-cell office:value-type="float" office:value="3430" calcext:value-type="float">
            <text:p>343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3431" calcext:value-type="float">
            <text:p>343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/>
          <table:table-cell office:value-type="float" office:value="3432" calcext:value-type="float">
            <text:p>343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/>
          <table:table-cell office:value-type="float" office:value="3433" calcext:value-type="float">
            <text:p>343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3434" calcext:value-type="float">
            <text:p>343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float" office:value="3435" calcext:value-type="float">
            <text:p>343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float" office:value="3436" calcext:value-type="float">
            <text:p>343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3437" calcext:value-type="float">
            <text:p>3437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float" office:value="3438" calcext:value-type="float">
            <text:p>343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float" office:value="3439" calcext:value-type="float">
            <text:p>343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3440" calcext:value-type="float">
            <text:p>344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/>
          <table:table-cell office:value-type="float" office:value="3441" calcext:value-type="float">
            <text:p>344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float" office:value="3442" calcext:value-type="float">
            <text:p>344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3443" calcext:value-type="float">
            <text:p>344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/>
          <table:table-cell office:value-type="float" office:value="3444" calcext:value-type="float">
            <text:p>344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float" office:value="3445" calcext:value-type="float">
            <text:p>344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float" office:value="3447" calcext:value-type="float">
            <text:p>344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float" office:value="3448" calcext:value-type="float">
            <text:p>344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3449" calcext:value-type="float">
            <text:p>344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float" office:value="3450" calcext:value-type="float">
            <text:p>345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float" office:value="3451" calcext:value-type="float">
            <text:p>345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3452" calcext:value-type="float">
            <text:p>345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float" office:value="3453" calcext:value-type="float">
            <text:p>345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float" office:value="3454" calcext:value-type="float">
            <text:p>345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3455" calcext:value-type="float">
            <text:p>345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office:value-type="float" office:value="3456" calcext:value-type="float">
            <text:p>345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/>
          <table:table-cell office:value-type="float" office:value="3457" calcext:value-type="float">
            <text:p>34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3458" calcext:value-type="float">
            <text:p>345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459" calcext:value-type="float">
            <text:p>345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/>
          <table:table-cell office:value-type="float" office:value="3460" calcext:value-type="float">
            <text:p>346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3461" calcext:value-type="float">
            <text:p>346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/>
          <table:table-cell office:value-type="float" office:value="3462" calcext:value-type="float">
            <text:p>346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/>
          <table:table-cell office:value-type="float" office:value="3463" calcext:value-type="float">
            <text:p>346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3464" calcext:value-type="float">
            <text:p>346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float" office:value="3465" calcext:value-type="float">
            <text:p>346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/>
          <table:table-cell office:value-type="float" office:value="3466" calcext:value-type="float">
            <text:p>346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3467" calcext:value-type="float">
            <text:p>346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/>
          <table:table-cell office:value-type="float" office:value="3468" calcext:value-type="float">
            <text:p>346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float" office:value="3469" calcext:value-type="float">
            <text:p>346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3470" calcext:value-type="float">
            <text:p>347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float" office:value="3471" calcext:value-type="float">
            <text:p>347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float" office:value="3472" calcext:value-type="float">
            <text:p>347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3473" calcext:value-type="float">
            <text:p>347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float" office:value="3474" calcext:value-type="float">
            <text:p>347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/>
          <table:table-cell office:value-type="float" office:value="3475" calcext:value-type="float">
            <text:p>347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/>
          <table:table-cell office:value-type="float" office:value="3476" calcext:value-type="float">
            <text:p>3476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/>
          <table:table-cell office:value-type="float" office:value="3477" calcext:value-type="float">
            <text:p>347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/>
          <table:table-cell office:value-type="float" office:value="3478" calcext:value-type="float">
            <text:p>347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float" office:value="3479" calcext:value-type="float">
            <text:p>3479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/>
          <table:table-cell office:value-type="float" office:value="3480" calcext:value-type="float">
            <text:p>348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/>
          <table:table-cell office:value-type="float" office:value="3481" calcext:value-type="float">
            <text:p>348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/>
          <table:table-cell office:value-type="float" office:value="3482" calcext:value-type="float">
            <text:p>348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float" office:value="3483" calcext:value-type="float">
            <text:p>348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float" office:value="3484" calcext:value-type="float">
            <text:p>348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float" office:value="3485" calcext:value-type="float">
            <text:p>348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/>
          <table:table-cell office:value-type="float" office:value="3486" calcext:value-type="float">
            <text:p>3486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/>
          <table:table-cell office:value-type="float" office:value="3487" calcext:value-type="float">
            <text:p>348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/>
          <table:table-cell office:value-type="float" office:value="3488" calcext:value-type="float">
            <text:p>348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/>
          <table:table-cell office:value-type="float" office:value="3491" calcext:value-type="float">
            <text:p>349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float" office:value="3493" calcext:value-type="float">
            <text:p>3493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/>
          <table:table-cell office:value-type="float" office:value="3494" calcext:value-type="float">
            <text:p>349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/>
          <table:table-cell office:value-type="float" office:value="3495" calcext:value-type="float">
            <text:p>349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/>
          <table:table-cell office:value-type="float" office:value="3496" calcext:value-type="float">
            <text:p>3496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/>
          <table:table-cell office:value-type="float" office:value="3497" calcext:value-type="float">
            <text:p>349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/>
          <table:table-cell office:value-type="float" office:value="3498" calcext:value-type="float">
            <text:p>349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float" office:value="3499" calcext:value-type="float">
            <text:p>3499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/>
          <table:table-cell office:value-type="float" office:value="3501" calcext:value-type="float">
            <text:p>350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/>
          <table:table-cell office:value-type="float" office:value="3502" calcext:value-type="float">
            <text:p>350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/>
          <table:table-cell office:value-type="float" office:value="3503" calcext:value-type="float">
            <text:p>350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/>
          <table:table-cell office:value-type="float" office:value="3504" calcext:value-type="float">
            <text:p>350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/>
          <table:table-cell office:value-type="float" office:value="3505" calcext:value-type="float">
            <text:p>350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/>
          <table:table-cell office:value-type="float" office:value="3506" calcext:value-type="float">
            <text:p>350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/>
          <table:table-cell office:value-type="float" office:value="3507" calcext:value-type="float">
            <text:p>350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/>
          <table:table-cell office:value-type="float" office:value="3508" calcext:value-type="float">
            <text:p>350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3509" calcext:value-type="float">
            <text:p>350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/>
          <table:table-cell office:value-type="float" office:value="3510" calcext:value-type="float">
            <text:p>351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/>
          <table:table-cell office:value-type="float" office:value="3511" calcext:value-type="float">
            <text:p>351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/>
          <table:table-cell office:value-type="float" office:value="3512" calcext:value-type="float">
            <text:p>351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float" office:value="3513" calcext:value-type="float">
            <text:p>351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/>
          <table:table-cell office:value-type="float" office:value="3514" calcext:value-type="float">
            <text:p>351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/>
          <table:table-cell office:value-type="float" office:value="3515" calcext:value-type="float">
            <text:p>351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/>
          <table:table-cell office:value-type="float" office:value="3516" calcext:value-type="float">
            <text:p>351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/>
          <table:table-cell office:value-type="float" office:value="3517" calcext:value-type="float">
            <text:p>3517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/>
          <table:table-cell office:value-type="float" office:value="3518" calcext:value-type="float">
            <text:p>351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float" office:value="3519" calcext:value-type="float">
            <text:p>351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/>
          <table:table-cell office:value-type="float" office:value="3520" calcext:value-type="float">
            <text:p>352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/>
          <table:table-cell office:value-type="float" office:value="3521" calcext:value-type="float">
            <text:p>352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/>
          <table:table-cell office:value-type="float" office:value="3522" calcext:value-type="float">
            <text:p>352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/>
          <table:table-cell office:value-type="float" office:value="3523" calcext:value-type="float">
            <text:p>352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/>
          <table:table-cell office:value-type="float" office:value="3524" calcext:value-type="float">
            <text:p>352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/>
          <table:table-cell office:value-type="float" office:value="3525" calcext:value-type="float">
            <text:p>352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/>
          <table:table-cell office:value-type="float" office:value="3526" calcext:value-type="float">
            <text:p>3526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/>
          <table:table-cell office:value-type="float" office:value="3527" calcext:value-type="float">
            <text:p>352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float" office:value="3528" calcext:value-type="float">
            <text:p>3528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float" office:value="3529" calcext:value-type="float">
            <text:p>3529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/>
          <table:table-cell office:value-type="float" office:value="3530" calcext:value-type="float">
            <text:p>353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/>
          <table:table-cell office:value-type="float" office:value="3531" calcext:value-type="float">
            <text:p>353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float" office:value="3534" calcext:value-type="float">
            <text:p>353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/>
          <table:table-cell office:value-type="float" office:value="3535" calcext:value-type="float">
            <text:p>353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float" office:value="3536" calcext:value-type="float">
            <text:p>353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float" office:value="3537" calcext:value-type="float">
            <text:p>3537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/>
          <table:table-cell office:value-type="float" office:value="3538" calcext:value-type="float">
            <text:p>353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3539" calcext:value-type="float">
            <text:p>353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/>
          <table:table-cell office:value-type="float" office:value="3540" calcext:value-type="float">
            <text:p>354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/>
          <table:table-cell office:value-type="float" office:value="3542" calcext:value-type="float">
            <text:p>354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/>
          <table:table-cell office:value-type="float" office:value="3543" calcext:value-type="float">
            <text:p>354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/>
          <table:table-cell office:value-type="float" office:value="3544" calcext:value-type="float">
            <text:p>354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/>
          <table:table-cell office:value-type="float" office:value="3545" calcext:value-type="float">
            <text:p>354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/>
          <table:table-cell office:value-type="float" office:value="3546" calcext:value-type="float">
            <text:p>3546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float" office:value="3547" calcext:value-type="float">
            <text:p>354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float" office:value="3549" calcext:value-type="float">
            <text:p>354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float" office:value="3550" calcext:value-type="float">
            <text:p>355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office:value-type="float" office:value="3551" calcext:value-type="float">
            <text:p>355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/>
          <table:table-cell office:value-type="float" office:value="3552" calcext:value-type="float">
            <text:p>355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/>
          <table:table-cell office:value-type="float" office:value="3553" calcext:value-type="float">
            <text:p>355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/>
          <table:table-cell office:value-type="float" office:value="3554" calcext:value-type="float">
            <text:p>355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3555" calcext:value-type="float">
            <text:p>355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office:value-type="float" office:value="3556" calcext:value-type="float">
            <text:p>355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/>
          <table:table-cell office:value-type="float" office:value="3557" calcext:value-type="float">
            <text:p>355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/>
          <table:table-cell office:value-type="float" office:value="3558" calcext:value-type="float">
            <text:p>355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3559" calcext:value-type="float">
            <text:p>355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/>
          <table:table-cell office:value-type="float" office:value="3560" calcext:value-type="float">
            <text:p>356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/>
          <table:table-cell office:value-type="float" office:value="3561" calcext:value-type="float">
            <text:p>356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/>
          <table:table-cell office:value-type="float" office:value="3562" calcext:value-type="float">
            <text:p>356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/>
          <table:table-cell office:value-type="float" office:value="3563" calcext:value-type="float">
            <text:p>356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/>
          <table:table-cell office:value-type="float" office:value="3564" calcext:value-type="float">
            <text:p>356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/>
          <table:table-cell office:value-type="float" office:value="3565" calcext:value-type="float">
            <text:p>356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/>
          <table:table-cell office:value-type="float" office:value="3566" calcext:value-type="float">
            <text:p>356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float" office:value="3567" calcext:value-type="float">
            <text:p>356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3568" calcext:value-type="float">
            <text:p>356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float" office:value="3569" calcext:value-type="float">
            <text:p>356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/>
          <table:table-cell office:value-type="float" office:value="3570" calcext:value-type="float">
            <text:p>357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3571" calcext:value-type="float">
            <text:p>357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/>
          <table:table-cell office:value-type="float" office:value="3572" calcext:value-type="float">
            <text:p>357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/>
          <table:table-cell office:value-type="float" office:value="3573" calcext:value-type="float">
            <text:p>357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/>
          <table:table-cell office:value-type="float" office:value="3574" calcext:value-type="float">
            <text:p>3574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/>
          <table:table-cell office:value-type="float" office:value="3575" calcext:value-type="float">
            <text:p>357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/>
          <table:table-cell office:value-type="float" office:value="3576" calcext:value-type="float">
            <text:p>3576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/>
          <table:table-cell office:value-type="float" office:value="3578" calcext:value-type="float">
            <text:p>3578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float" office:value="3579" calcext:value-type="float">
            <text:p>3579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/>
          <table:table-cell office:value-type="float" office:value="3580" calcext:value-type="float">
            <text:p>358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/>
          <table:table-cell office:value-type="float" office:value="3581" calcext:value-type="float">
            <text:p>358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/>
          <table:table-cell office:value-type="float" office:value="3582" calcext:value-type="float">
            <text:p>358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/>
          <table:table-cell office:value-type="float" office:value="3583" calcext:value-type="float">
            <text:p>358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float" office:value="3584" calcext:value-type="float">
            <text:p>358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/>
          <table:table-cell office:value-type="float" office:value="3585" calcext:value-type="float">
            <text:p>358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/>
          <table:table-cell office:value-type="float" office:value="3586" calcext:value-type="float">
            <text:p>3586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/>
          <table:table-cell office:value-type="float" office:value="3587" calcext:value-type="float">
            <text:p>358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/>
          <table:table-cell office:value-type="float" office:value="3588" calcext:value-type="float">
            <text:p>358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/>
          <table:table-cell office:value-type="float" office:value="3589" calcext:value-type="float">
            <text:p>358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/>
          <table:table-cell office:value-type="float" office:value="3590" calcext:value-type="float">
            <text:p>359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/>
          <table:table-cell office:value-type="float" office:value="3591" calcext:value-type="float">
            <text:p>3591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/>
          <table:table-cell office:value-type="float" office:value="3592" calcext:value-type="float">
            <text:p>359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/>
          <table:table-cell office:value-type="float" office:value="3593" calcext:value-type="float">
            <text:p>3593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/>
          <table:table-cell office:value-type="float" office:value="3594" calcext:value-type="float">
            <text:p>3594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/>
          <table:table-cell office:value-type="float" office:value="3595" calcext:value-type="float">
            <text:p>3595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/>
          <table:table-cell office:value-type="float" office:value="3596" calcext:value-type="float">
            <text:p>3596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float" office:value="3597" calcext:value-type="float">
            <text:p>3597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3599" calcext:value-type="float">
            <text:p>3599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/>
          <table:table-cell office:value-type="float" office:value="3601" calcext:value-type="float">
            <text:p>3601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float" office:value="3602" calcext:value-type="float">
            <text:p>3602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/>
          <table:table-cell office:value-type="float" office:value="3603" calcext:value-type="float">
            <text:p>360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/>
          <table:table-cell office:value-type="float" office:value="3604" calcext:value-type="float">
            <text:p>3604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/>
          <table:table-cell office:value-type="float" office:value="3605" calcext:value-type="float">
            <text:p>3605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/>
          <table:table-cell office:value-type="float" office:value="3606" calcext:value-type="float">
            <text:p>3606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/>
          <table:table-cell office:value-type="float" office:value="3607" calcext:value-type="float">
            <text:p>360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float" office:value="3608" calcext:value-type="float">
            <text:p>3608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float" office:value="3609" calcext:value-type="float">
            <text:p>3609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/>
          <table:table-cell office:value-type="float" office:value="3610" calcext:value-type="float">
            <text:p>361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/>
          <table:table-cell office:value-type="float" office:value="3611" calcext:value-type="float">
            <text:p>3611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/>
          <table:table-cell office:value-type="float" office:value="3612" calcext:value-type="float">
            <text:p>361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/>
          <table:table-cell office:value-type="float" office:value="3613" calcext:value-type="float">
            <text:p>3613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/>
          <table:table-cell office:value-type="float" office:value="3614" calcext:value-type="float">
            <text:p>3614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/>
          <table:table-cell office:value-type="float" office:value="3615" calcext:value-type="float">
            <text:p>3615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float" office:value="3616" calcext:value-type="float">
            <text:p>3616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/>
          <table:table-cell office:value-type="float" office:value="3617" calcext:value-type="float">
            <text:p>3617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/>
          <table:table-cell office:value-type="float" office:value="3618" calcext:value-type="float">
            <text:p>3618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3619" calcext:value-type="float">
            <text:p>361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/>
          <table:table-cell office:value-type="float" office:value="3620" calcext:value-type="float">
            <text:p>3620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/>
          <table:table-cell office:value-type="float" office:value="3621" calcext:value-type="float">
            <text:p>362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/>
          <table:table-cell office:value-type="float" office:value="3622" calcext:value-type="float">
            <text:p>362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3623" calcext:value-type="float">
            <text:p>362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/>
          <table:table-cell office:value-type="float" office:value="3624" calcext:value-type="float">
            <text:p>3624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/>
          <table:table-cell office:value-type="float" office:value="3625" calcext:value-type="float">
            <text:p>3625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/>
          <table:table-cell office:value-type="float" office:value="3626" calcext:value-type="float">
            <text:p>3626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/>
          <table:table-cell office:value-type="float" office:value="3627" calcext:value-type="float">
            <text:p>3627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float" office:value="3628" calcext:value-type="float">
            <text:p>362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float" office:value="3629" calcext:value-type="float">
            <text:p>362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/>
          <table:table-cell office:value-type="float" office:value="3630" calcext:value-type="float">
            <text:p>363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/>
          <table:table-cell office:value-type="float" office:value="3631" calcext:value-type="float">
            <text:p>3631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float" office:value="3632" calcext:value-type="float">
            <text:p>3632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/>
          <table:table-cell office:value-type="float" office:value="3633" calcext:value-type="float">
            <text:p>3633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/>
          <table:table-cell office:value-type="float" office:value="3634" calcext:value-type="float">
            <text:p>363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/>
          <table:table-cell office:value-type="float" office:value="3636" calcext:value-type="float">
            <text:p>3636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/>
          <table:table-cell office:value-type="float" office:value="3637" calcext:value-type="float">
            <text:p>363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/>
          <table:table-cell office:value-type="float" office:value="3638" calcext:value-type="float">
            <text:p>3638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float" office:value="3639" calcext:value-type="float">
            <text:p>3639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/>
          <table:table-cell office:value-type="float" office:value="3640" calcext:value-type="float">
            <text:p>364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float" office:value="3641" calcext:value-type="float">
            <text:p>364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float" office:value="3642" calcext:value-type="float">
            <text:p>364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/>
          <table:table-cell office:value-type="float" office:value="3643" calcext:value-type="float">
            <text:p>3643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float" office:value="3644" calcext:value-type="float">
            <text:p>364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/>
          <table:table-cell office:value-type="float" office:value="3645" calcext:value-type="float">
            <text:p>364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/>
          <table:table-cell office:value-type="float" office:value="3646" calcext:value-type="float">
            <text:p>3646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float" office:value="3647" calcext:value-type="float">
            <text:p>364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/>
          <table:table-cell office:value-type="float" office:value="3648" calcext:value-type="float">
            <text:p>364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/>
          <table:table-cell office:value-type="float" office:value="3649" calcext:value-type="float">
            <text:p>364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/>
          <table:table-cell office:value-type="float" office:value="3650" calcext:value-type="float">
            <text:p>365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/>
          <table:table-cell office:value-type="float" office:value="3651" calcext:value-type="float">
            <text:p>3651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/>
          <table:table-cell office:value-type="float" office:value="3652" calcext:value-type="float">
            <text:p>365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/>
          <table:table-cell office:value-type="float" office:value="3653" calcext:value-type="float">
            <text:p>3653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/>
          <table:table-cell office:value-type="float" office:value="3654" calcext:value-type="float">
            <text:p>365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/>
          <table:table-cell office:value-type="float" office:value="3655" calcext:value-type="float">
            <text:p>365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/>
          <table:table-cell office:value-type="float" office:value="3656" calcext:value-type="float">
            <text:p>365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/>
          <table:table-cell office:value-type="float" office:value="3657" calcext:value-type="float">
            <text:p>365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3658" calcext:value-type="float">
            <text:p>365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3659" calcext:value-type="float">
            <text:p>3659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/>
          <table:table-cell office:value-type="float" office:value="3660" calcext:value-type="float">
            <text:p>366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office:value-type="float" office:value="3661" calcext:value-type="float">
            <text:p>3661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/>
          <table:table-cell office:value-type="float" office:value="3662" calcext:value-type="float">
            <text:p>366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/>
          <table:table-cell office:value-type="float" office:value="3663" calcext:value-type="float">
            <text:p>3663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/>
          <table:table-cell office:value-type="float" office:value="3664" calcext:value-type="float">
            <text:p>3664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/>
          <table:table-cell office:value-type="float" office:value="3666" calcext:value-type="float">
            <text:p>3666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/>
          <table:table-cell office:value-type="float" office:value="3667" calcext:value-type="float">
            <text:p>366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3668" calcext:value-type="float">
            <text:p>3668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/>
          <table:table-cell office:value-type="float" office:value="3669" calcext:value-type="float">
            <text:p>3669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/>
          <table:table-cell office:value-type="float" office:value="3670" calcext:value-type="float">
            <text:p>367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/>
          <table:table-cell office:value-type="float" office:value="3671" calcext:value-type="float">
            <text:p>367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/>
          <table:table-cell office:value-type="float" office:value="3672" calcext:value-type="float">
            <text:p>3672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/>
          <table:table-cell office:value-type="float" office:value="3673" calcext:value-type="float">
            <text:p>367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/>
          <table:table-cell office:value-type="float" office:value="3674" calcext:value-type="float">
            <text:p>3674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/>
          <table:table-cell office:value-type="float" office:value="3675" calcext:value-type="float">
            <text:p>367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/>
          <table:table-cell office:value-type="float" office:value="3676" calcext:value-type="float">
            <text:p>367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/>
          <table:table-cell office:value-type="float" office:value="3677" calcext:value-type="float">
            <text:p>367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/>
          <table:table-cell office:value-type="float" office:value="3678" calcext:value-type="float">
            <text:p>3678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float" office:value="3679" calcext:value-type="float">
            <text:p>3679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/>
          <table:table-cell office:value-type="float" office:value="3680" calcext:value-type="float">
            <text:p>3680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/>
          <table:table-cell office:value-type="float" office:value="3681" calcext:value-type="float">
            <text:p>3681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/>
          <table:table-cell office:value-type="float" office:value="3682" calcext:value-type="float">
            <text:p>368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/>
          <table:table-cell office:value-type="float" office:value="3683" calcext:value-type="float">
            <text:p>3683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float" office:value="3684" calcext:value-type="float">
            <text:p>3684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/>
          <table:table-cell office:value-type="float" office:value="3685" calcext:value-type="float">
            <text:p>3685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/>
          <table:table-cell office:value-type="float" office:value="3686" calcext:value-type="float">
            <text:p>3686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/>
          <table:table-cell office:value-type="float" office:value="3687" calcext:value-type="float">
            <text:p>3687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/>
          <table:table-cell office:value-type="float" office:value="3688" calcext:value-type="float">
            <text:p>3688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float" office:value="3689" calcext:value-type="float">
            <text:p>3689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/>
          <table:table-cell office:value-type="float" office:value="3690" calcext:value-type="float">
            <text:p>369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/>
          <table:table-cell office:value-type="float" office:value="3691" calcext:value-type="float">
            <text:p>3691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/>
          <table:table-cell office:value-type="float" office:value="3692" calcext:value-type="float">
            <text:p>3692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/>
          <table:table-cell office:value-type="float" office:value="3693" calcext:value-type="float">
            <text:p>3693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/>
          <table:table-cell office:value-type="float" office:value="3694" calcext:value-type="float">
            <text:p>3694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/>
          <table:table-cell office:value-type="float" office:value="3695" calcext:value-type="float">
            <text:p>3695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/>
          <table:table-cell office:value-type="float" office:value="3696" calcext:value-type="float">
            <text:p>3696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/>
          <table:table-cell office:value-type="float" office:value="3697" calcext:value-type="float">
            <text:p>3697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/>
          <table:table-cell office:value-type="float" office:value="3698" calcext:value-type="float">
            <text:p>3698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float" office:value="3699" calcext:value-type="float">
            <text:p>3699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/>
          <table:table-cell office:value-type="float" office:value="3701" calcext:value-type="float">
            <text:p>3701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/>
          <table:table-cell office:value-type="float" office:value="3702" calcext:value-type="float">
            <text:p>3702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/>
          <table:table-cell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float" office:value="3704" calcext:value-type="float">
            <text:p>3704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/>
          <table:table-cell office:value-type="float" office:value="3705" calcext:value-type="float">
            <text:p>370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/>
          <table:table-cell office:value-type="float" office:value="3706" calcext:value-type="float">
            <text:p>370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/>
          <table:table-cell office:value-type="float" office:value="3707" calcext:value-type="float">
            <text:p>3707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/>
          <table:table-cell office:value-type="float" office:value="3708" calcext:value-type="float">
            <text:p>3708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float" office:value="3709" calcext:value-type="float">
            <text:p>3709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/>
          <table:table-cell office:value-type="float" office:value="3710" calcext:value-type="float">
            <text:p>371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/>
          <table:table-cell office:value-type="float" office:value="3711" calcext:value-type="float">
            <text:p>371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/>
          <table:table-cell office:value-type="float" office:value="3712" calcext:value-type="float">
            <text:p>371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3713" calcext:value-type="float">
            <text:p>3713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/>
          <table:table-cell office:value-type="float" office:value="3714" calcext:value-type="float">
            <text:p>371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/>
          <table:table-cell office:value-type="float" office:value="3715" calcext:value-type="float">
            <text:p>3715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/>
          <table:table-cell office:value-type="float" office:value="3716" calcext:value-type="float">
            <text:p>3716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float" office:value="3717" calcext:value-type="float">
            <text:p>3717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float" office:value="3718" calcext:value-type="float">
            <text:p>371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float" office:value="3719" calcext:value-type="float">
            <text:p>3719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/>
          <table:table-cell office:value-type="float" office:value="3720" calcext:value-type="float">
            <text:p>372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/>
          <table:table-cell office:value-type="float" office:value="3721" calcext:value-type="float">
            <text:p>372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/>
          <table:table-cell office:value-type="float" office:value="3722" calcext:value-type="float">
            <text:p>372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3723" calcext:value-type="float">
            <text:p>372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/>
          <table:table-cell office:value-type="float" office:value="3724" calcext:value-type="float">
            <text:p>372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/>
          <table:table-cell office:value-type="float" office:value="3725" calcext:value-type="float">
            <text:p>372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float" office:value="3726" calcext:value-type="float">
            <text:p>3726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/>
          <table:table-cell office:value-type="float" office:value="3727" calcext:value-type="float">
            <text:p>3727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/>
          <table:table-cell office:value-type="float" office:value="3728" calcext:value-type="float">
            <text:p>372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float" office:value="3729" calcext:value-type="float">
            <text:p>3729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/>
          <table:table-cell office:value-type="float" office:value="3730" calcext:value-type="float">
            <text:p>373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/>
          <table:table-cell office:value-type="float" office:value="3731" calcext:value-type="float">
            <text:p>3731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/>
          <table:table-cell office:value-type="float" office:value="3732" calcext:value-type="float">
            <text:p>3732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3733" calcext:value-type="float">
            <text:p>3733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/>
          <table:table-cell office:value-type="float" office:value="3734" calcext:value-type="float">
            <text:p>3734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/>
          <table:table-cell office:value-type="float" office:value="3735" calcext:value-type="float">
            <text:p>3735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float" office:value="3736" calcext:value-type="float">
            <text:p>3736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/>
          <table:table-cell office:value-type="float" office:value="3737" calcext:value-type="float">
            <text:p>3737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/>
          <table:table-cell office:value-type="float" office:value="3738" calcext:value-type="float">
            <text:p>3738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float" office:value="3739" calcext:value-type="float">
            <text:p>3739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/>
          <table:table-cell office:value-type="float" office:value="3740" calcext:value-type="float">
            <text:p>374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/>
          <table:table-cell office:value-type="float" office:value="3741" calcext:value-type="float">
            <text:p>3741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/>
          <table:table-cell office:value-type="float" office:value="3742" calcext:value-type="float">
            <text:p>3742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/>
          <table:table-cell office:value-type="float" office:value="3743" calcext:value-type="float">
            <text:p>3743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/>
          <table:table-cell office:value-type="float" office:value="3744" calcext:value-type="float">
            <text:p>3744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/>
          <table:table-cell office:value-type="float" office:value="3746" calcext:value-type="float">
            <text:p>374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/>
          <table:table-cell office:value-type="float" office:value="3747" calcext:value-type="float">
            <text:p>3747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/>
          <table:table-cell office:value-type="float" office:value="3748" calcext:value-type="float">
            <text:p>3748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float" office:value="3749" calcext:value-type="float">
            <text:p>3749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/>
          <table:table-cell office:value-type="float" office:value="3751" calcext:value-type="float">
            <text:p>3751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/>
          <table:table-cell office:value-type="float" office:value="3752" calcext:value-type="float">
            <text:p>3752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/>
          <table:table-cell office:value-type="float" office:value="3753" calcext:value-type="float">
            <text:p>375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/>
          <table:table-cell office:value-type="float" office:value="3754" calcext:value-type="float">
            <text:p>375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3755" calcext:value-type="float">
            <text:p>3755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/>
          <table:table-cell office:value-type="float" office:value="3756" calcext:value-type="float">
            <text:p>375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/>
          <table:table-cell office:value-type="float" office:value="3757" calcext:value-type="float">
            <text:p>3757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/>
          <table:table-cell office:value-type="float" office:value="3758" calcext:value-type="float">
            <text:p>375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float" office:value="3759" calcext:value-type="float">
            <text:p>375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/>
          <table:table-cell office:value-type="float" office:value="3760" calcext:value-type="float">
            <text:p>376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/>
          <table:table-cell office:value-type="float" office:value="3761" calcext:value-type="float">
            <text:p>376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/>
          <table:table-cell office:value-type="float" office:value="3762" calcext:value-type="float">
            <text:p>3762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/>
          <table:table-cell office:value-type="float" office:value="3764" calcext:value-type="float">
            <text:p>376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/>
          <table:table-cell office:value-type="float" office:value="3765" calcext:value-type="float">
            <text:p>376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/>
          <table:table-cell office:value-type="float" office:value="3766" calcext:value-type="float">
            <text:p>3766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/>
          <table:table-cell office:value-type="float" office:value="3767" calcext:value-type="float">
            <text:p>3767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/>
          <table:table-cell office:value-type="float" office:value="3768" calcext:value-type="float">
            <text:p>3768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/>
          <table:table-cell office:value-type="float" office:value="3769" calcext:value-type="float">
            <text:p>3769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/>
          <table:table-cell office:value-type="float" office:value="3770" calcext:value-type="float">
            <text:p>3770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/>
          <table:table-cell office:value-type="float" office:value="3771" calcext:value-type="float">
            <text:p>3771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/>
          <table:table-cell office:value-type="float" office:value="3772" calcext:value-type="float">
            <text:p>3772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/>
          <table:table-cell office:value-type="float" office:value="3773" calcext:value-type="float">
            <text:p>377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/>
          <table:table-cell office:value-type="float" office:value="3774" calcext:value-type="float">
            <text:p>3774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/>
          <table:table-cell office:value-type="float" office:value="3775" calcext:value-type="float">
            <text:p>3775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/>
          <table:table-cell office:value-type="float" office:value="3776" calcext:value-type="float">
            <text:p>3776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/>
          <table:table-cell office:value-type="float" office:value="3777" calcext:value-type="float">
            <text:p>3777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3779" calcext:value-type="float">
            <text:p>3779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/>
          <table:table-cell office:value-type="float" office:value="3780" calcext:value-type="float">
            <text:p>3780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/>
          <table:table-cell office:value-type="float" office:value="3781" calcext:value-type="float">
            <text:p>3781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/>
          <table:table-cell office:value-type="float" office:value="3782" calcext:value-type="float">
            <text:p>378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/>
          <table:table-cell office:value-type="float" office:value="3783" calcext:value-type="float">
            <text:p>3783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/>
          <table:table-cell office:value-type="float" office:value="3784" calcext:value-type="float">
            <text:p>3784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3785" calcext:value-type="float">
            <text:p>3785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/>
          <table:table-cell office:value-type="float" office:value="3786" calcext:value-type="float">
            <text:p>3786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float" office:value="3788" calcext:value-type="float">
            <text:p>3788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float" office:value="3789" calcext:value-type="float">
            <text:p>3789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/>
          <table:table-cell office:value-type="float" office:value="3790" calcext:value-type="float">
            <text:p>379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/>
          <table:table-cell office:value-type="float" office:value="3791" calcext:value-type="float">
            <text:p>3791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/>
          <table:table-cell office:value-type="float" office:value="3792" calcext:value-type="float">
            <text:p>379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/>
          <table:table-cell office:value-type="float" office:value="3793" calcext:value-type="float">
            <text:p>3793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/>
          <table:table-cell office:value-type="float" office:value="3794" calcext:value-type="float">
            <text:p>379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/>
          <table:table-cell office:value-type="float" office:value="3795" calcext:value-type="float">
            <text:p>3795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/>
          <table:table-cell office:value-type="float" office:value="3796" calcext:value-type="float">
            <text:p>3796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3797" calcext:value-type="float">
            <text:p>3797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/>
          <table:table-cell office:value-type="float" office:value="3798" calcext:value-type="float">
            <text:p>3798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/>
          <table:table-cell office:value-type="float" office:value="3801" calcext:value-type="float">
            <text:p>380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/>
          <table:table-cell office:value-type="float" office:value="3802" calcext:value-type="float">
            <text:p>3802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/>
          <table:table-cell office:value-type="float" office:value="3804" calcext:value-type="float">
            <text:p>3804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/>
          <table:table-cell office:value-type="float" office:value="3805" calcext:value-type="float">
            <text:p>3805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/>
          <table:table-cell office:value-type="float" office:value="3806" calcext:value-type="float">
            <text:p>3806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/>
          <table:table-cell office:value-type="float" office:value="3807" calcext:value-type="float">
            <text:p>3807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/>
          <table:table-cell office:value-type="float" office:value="3808" calcext:value-type="float">
            <text:p>3808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3809" calcext:value-type="float">
            <text:p>3809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/>
          <table:table-cell office:value-type="float" office:value="3810" calcext:value-type="float">
            <text:p>381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/>
          <table:table-cell office:value-type="float" office:value="3811" calcext:value-type="float">
            <text:p>3811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3812" calcext:value-type="float">
            <text:p>3812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float" office:value="3813" calcext:value-type="float">
            <text:p>3813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/>
          <table:table-cell office:value-type="float" office:value="3814" calcext:value-type="float">
            <text:p>3814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/>
          <table:table-cell office:value-type="float" office:value="3815" calcext:value-type="float">
            <text:p>3815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/>
          <table:table-cell office:value-type="float" office:value="3816" calcext:value-type="float">
            <text:p>381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3817" calcext:value-type="float">
            <text:p>3817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3818" calcext:value-type="float">
            <text:p>3818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office:value-type="float" office:value="3820" calcext:value-type="float">
            <text:p>382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/>
          <table:table-cell office:value-type="float" office:value="3822" calcext:value-type="float">
            <text:p>3822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/>
          <table:table-cell office:value-type="float" office:value="3823" calcext:value-type="float">
            <text:p>3823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/>
          <table:table-cell office:value-type="float" office:value="3824" calcext:value-type="float">
            <text:p>3824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/>
          <table:table-cell office:value-type="float" office:value="3825" calcext:value-type="float">
            <text:p>382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/>
          <table:table-cell office:value-type="float" office:value="3826" calcext:value-type="float">
            <text:p>382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/>
          <table:table-cell office:value-type="float" office:value="3827" calcext:value-type="float">
            <text:p>3827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/>
          <table:table-cell office:value-type="float" office:value="3829" calcext:value-type="float">
            <text:p>382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/>
          <table:table-cell office:value-type="float" office:value="3830" calcext:value-type="float">
            <text:p>383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/>
          <table:table-cell office:value-type="float" office:value="3831" calcext:value-type="float">
            <text:p>383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/>
          <table:table-cell office:value-type="float" office:value="3832" calcext:value-type="float">
            <text:p>383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/>
          <table:table-cell office:value-type="float" office:value="3833" calcext:value-type="float">
            <text:p>383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float" office:value="3834" calcext:value-type="float">
            <text:p>383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/>
          <table:table-cell office:value-type="float" office:value="3835" calcext:value-type="float">
            <text:p>383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/>
          <table:table-cell office:value-type="float" office:value="3836" calcext:value-type="float">
            <text:p>383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/>
          <table:table-cell office:value-type="float" office:value="3837" calcext:value-type="float">
            <text:p>383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/>
          <table:table-cell office:value-type="float" office:value="3840" calcext:value-type="float">
            <text:p>384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/>
          <table:table-cell office:value-type="float" office:value="3841" calcext:value-type="float">
            <text:p>3841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/>
          <table:table-cell office:value-type="float" office:value="3842" calcext:value-type="float">
            <text:p>3842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/>
          <table:table-cell office:value-type="float" office:value="3843" calcext:value-type="float">
            <text:p>3843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/>
          <table:table-cell office:value-type="float" office:value="3844" calcext:value-type="float">
            <text:p>384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/>
          <table:table-cell office:value-type="float" office:value="3845" calcext:value-type="float">
            <text:p>384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/>
          <table:table-cell office:value-type="float" office:value="3846" calcext:value-type="float">
            <text:p>384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/>
          <table:table-cell office:value-type="float" office:value="3847" calcext:value-type="float">
            <text:p>3847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/>
          <table:table-cell office:value-type="float" office:value="3848" calcext:value-type="float">
            <text:p>3848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office:value-type="float" office:value="3849" calcext:value-type="float">
            <text:p>3849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/>
          <table:table-cell office:value-type="float" office:value="3850" calcext:value-type="float">
            <text:p>385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/>
          <table:table-cell office:value-type="float" office:value="3851" calcext:value-type="float">
            <text:p>3851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/>
          <table:table-cell office:value-type="float" office:value="3852" calcext:value-type="float">
            <text:p>3852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/>
          <table:table-cell office:value-type="float" office:value="3853" calcext:value-type="float">
            <text:p>385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/>
          <table:table-cell office:value-type="float" office:value="3854" calcext:value-type="float">
            <text:p>385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/>
          <table:table-cell office:value-type="float" office:value="3855" calcext:value-type="float">
            <text:p>3855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office:value-type="float" office:value="3856" calcext:value-type="float">
            <text:p>3856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/>
          <table:table-cell office:value-type="float" office:value="3857" calcext:value-type="float">
            <text:p>385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/>
          <table:table-cell office:value-type="float" office:value="3858" calcext:value-type="float">
            <text:p>385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3859" calcext:value-type="float">
            <text:p>3859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3860" calcext:value-type="float">
            <text:p>386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/>
          <table:table-cell office:value-type="float" office:value="3861" calcext:value-type="float">
            <text:p>3861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/>
          <table:table-cell office:value-type="float" office:value="3862" calcext:value-type="float">
            <text:p>3862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/>
          <table:table-cell office:value-type="float" office:value="3863" calcext:value-type="float">
            <text:p>3863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/>
          <table:table-cell office:value-type="float" office:value="3864" calcext:value-type="float">
            <text:p>3864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/>
          <table:table-cell office:value-type="float" office:value="3865" calcext:value-type="float">
            <text:p>3865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/>
          <table:table-cell office:value-type="float" office:value="3866" calcext:value-type="float">
            <text:p>3866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/>
          <table:table-cell office:value-type="float" office:value="3867" calcext:value-type="float">
            <text:p>3867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/>
          <table:table-cell office:value-type="float" office:value="3868" calcext:value-type="float">
            <text:p>3868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/>
          <table:table-cell office:value-type="float" office:value="3869" calcext:value-type="float">
            <text:p>386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/>
          <table:table-cell office:value-type="float" office:value="3870" calcext:value-type="float">
            <text:p>3870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/>
          <table:table-cell office:value-type="float" office:value="3871" calcext:value-type="float">
            <text:p>3871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/>
          <table:table-cell office:value-type="float" office:value="3872" calcext:value-type="float">
            <text:p>3872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/>
          <table:table-cell office:value-type="float" office:value="3873" calcext:value-type="float">
            <text:p>3873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/>
          <table:table-cell office:value-type="float" office:value="3875" calcext:value-type="float">
            <text:p>3875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/>
          <table:table-cell office:value-type="float" office:value="3876" calcext:value-type="float">
            <text:p>3876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/>
          <table:table-cell office:value-type="float" office:value="3877" calcext:value-type="float">
            <text:p>3877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/>
          <table:table-cell office:value-type="float" office:value="3878" calcext:value-type="float">
            <text:p>3878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/>
          <table:table-cell office:value-type="float" office:value="3880" calcext:value-type="float">
            <text:p>3880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/>
          <table:table-cell office:value-type="float" office:value="3881" calcext:value-type="float">
            <text:p>3881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/>
          <table:table-cell office:value-type="float" office:value="3882" calcext:value-type="float">
            <text:p>3882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/>
          <table:table-cell office:value-type="float" office:value="3883" calcext:value-type="float">
            <text:p>388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/>
          <table:table-cell office:value-type="float" office:value="3884" calcext:value-type="float">
            <text:p>3884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/>
          <table:table-cell office:value-type="float" office:value="3885" calcext:value-type="float">
            <text:p>3885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/>
          <table:table-cell office:value-type="float" office:value="3886" calcext:value-type="float">
            <text:p>388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/>
          <table:table-cell office:value-type="float" office:value="3887" calcext:value-type="float">
            <text:p>3887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/>
          <table:table-cell office:value-type="float" office:value="3888" calcext:value-type="float">
            <text:p>388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/>
          <table:table-cell office:value-type="float" office:value="3889" calcext:value-type="float">
            <text:p>3889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/>
          <table:table-cell office:value-type="float" office:value="3890" calcext:value-type="float">
            <text:p>389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/>
          <table:table-cell office:value-type="float" office:value="3891" calcext:value-type="float">
            <text:p>3891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float" office:value="3893" calcext:value-type="float">
            <text:p>3893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float" office:value="3894" calcext:value-type="float">
            <text:p>389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/>
          <table:table-cell office:value-type="float" office:value="3895" calcext:value-type="float">
            <text:p>389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/>
          <table:table-cell office:value-type="float" office:value="3896" calcext:value-type="float">
            <text:p>3896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/>
          <table:table-cell office:value-type="float" office:value="3897" calcext:value-type="float">
            <text:p>3897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/>
          <table:table-cell office:value-type="float" office:value="3898" calcext:value-type="float">
            <text:p>3898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float" office:value="3899" calcext:value-type="float">
            <text:p>3899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/>
          <table:table-cell office:value-type="float" office:value="3901" calcext:value-type="float">
            <text:p>3901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/>
          <table:table-cell office:value-type="float" office:value="3902" calcext:value-type="float">
            <text:p>390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/>
          <table:table-cell office:value-type="float" office:value="3903" calcext:value-type="float">
            <text:p>3903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3904" calcext:value-type="float">
            <text:p>3904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/>
          <table:table-cell office:value-type="float" office:value="3905" calcext:value-type="float">
            <text:p>3905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/>
          <table:table-cell office:value-type="float" office:value="3906" calcext:value-type="float">
            <text:p>3906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/>
          <table:table-cell office:value-type="float" office:value="3907" calcext:value-type="float">
            <text:p>3907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/>
          <table:table-cell office:value-type="float" office:value="3908" calcext:value-type="float">
            <text:p>3908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float" office:value="3909" calcext:value-type="float">
            <text:p>3909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/>
          <table:table-cell office:value-type="float" office:value="3910" calcext:value-type="float">
            <text:p>3910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/>
          <table:table-cell office:value-type="float" office:value="3911" calcext:value-type="float">
            <text:p>3911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/>
          <table:table-cell office:value-type="float" office:value="3912" calcext:value-type="float">
            <text:p>391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/>
          <table:table-cell office:value-type="float" office:value="3913" calcext:value-type="float">
            <text:p>3913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/>
          <table:table-cell office:value-type="float" office:value="3914" calcext:value-type="float">
            <text:p>3914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/>
          <table:table-cell office:value-type="float" office:value="3915" calcext:value-type="float">
            <text:p>3915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/>
          <table:table-cell office:value-type="float" office:value="3916" calcext:value-type="float">
            <text:p>3916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/>
          <table:table-cell office:value-type="float" office:value="3917" calcext:value-type="float">
            <text:p>3917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/>
          <table:table-cell office:value-type="float" office:value="3918" calcext:value-type="float">
            <text:p>3918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/>
          <table:table-cell office:value-type="float" office:value="3919" calcext:value-type="float">
            <text:p>391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/>
          <table:table-cell office:value-type="float" office:value="3920" calcext:value-type="float">
            <text:p>3920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/>
          <table:table-cell office:value-type="float" office:value="3921" calcext:value-type="float">
            <text:p>3921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/>
          <table:table-cell office:value-type="float" office:value="3922" calcext:value-type="float">
            <text:p>3922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/>
          <table:table-cell office:value-type="float" office:value="3923" calcext:value-type="float">
            <text:p>392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/>
          <table:table-cell office:value-type="float" office:value="3924" calcext:value-type="float">
            <text:p>392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/>
          <table:table-cell office:value-type="float" office:value="3925" calcext:value-type="float">
            <text:p>3925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/>
          <table:table-cell office:value-type="float" office:value="3926" calcext:value-type="float">
            <text:p>3926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/>
          <table:table-cell office:value-type="float" office:value="3927" calcext:value-type="float">
            <text:p>3927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/>
          <table:table-cell office:value-type="float" office:value="3928" calcext:value-type="float">
            <text:p>3928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/>
          <table:table-cell office:value-type="float" office:value="3929" calcext:value-type="float">
            <text:p>3929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/>
          <table:table-cell office:value-type="float" office:value="3930" calcext:value-type="float">
            <text:p>3930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/>
          <table:table-cell office:value-type="float" office:value="3931" calcext:value-type="float">
            <text:p>3931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/>
          <table:table-cell office:value-type="float" office:value="3932" calcext:value-type="float">
            <text:p>3932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/>
          <table:table-cell office:value-type="float" office:value="3933" calcext:value-type="float">
            <text:p>3933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/>
          <table:table-cell office:value-type="float" office:value="3934" calcext:value-type="float">
            <text:p>393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/>
          <table:table-cell office:value-type="float" office:value="3935" calcext:value-type="float">
            <text:p>3935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/>
          <table:table-cell office:value-type="float" office:value="3936" calcext:value-type="float">
            <text:p>3936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/>
          <table:table-cell office:value-type="float" office:value="3937" calcext:value-type="float">
            <text:p>3937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/>
          <table:table-cell office:value-type="float" office:value="3938" calcext:value-type="float">
            <text:p>3938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float" office:value="3939" calcext:value-type="float">
            <text:p>3939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/>
          <table:table-cell office:value-type="float" office:value="3940" calcext:value-type="float">
            <text:p>3940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/>
          <table:table-cell office:value-type="float" office:value="3941" calcext:value-type="float">
            <text:p>394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/>
          <table:table-cell office:value-type="float" office:value="3942" calcext:value-type="float">
            <text:p>3942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/>
          <table:table-cell office:value-type="float" office:value="3943" calcext:value-type="float">
            <text:p>3943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/>
          <table:table-cell office:value-type="float" office:value="3944" calcext:value-type="float">
            <text:p>394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/>
          <table:table-cell office:value-type="float" office:value="3945" calcext:value-type="float">
            <text:p>3945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3946" calcext:value-type="float">
            <text:p>394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float" office:value="3947" calcext:value-type="float">
            <text:p>3947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/>
          <table:table-cell office:value-type="float" office:value="3948" calcext:value-type="float">
            <text:p>3948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/>
          <table:table-cell office:value-type="float" office:value="3949" calcext:value-type="float">
            <text:p>394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/>
          <table:table-cell office:value-type="float" office:value="3950" calcext:value-type="float">
            <text:p>395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/>
          <table:table-cell office:value-type="float" office:value="3951" calcext:value-type="float">
            <text:p>3951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/>
          <table:table-cell office:value-type="float" office:value="3952" calcext:value-type="float">
            <text:p>395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/>
          <table:table-cell office:value-type="float" office:value="3953" calcext:value-type="float">
            <text:p>3953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/>
          <table:table-cell office:value-type="float" office:value="3954" calcext:value-type="float">
            <text:p>395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/>
          <table:table-cell office:value-type="float" office:value="3955" calcext:value-type="float">
            <text:p>3955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/>
          <table:table-cell office:value-type="float" office:value="3956" calcext:value-type="float">
            <text:p>3956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/>
          <table:table-cell office:value-type="float" office:value="3957" calcext:value-type="float">
            <text:p>3957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/>
          <table:table-cell office:value-type="float" office:value="3958" calcext:value-type="float">
            <text:p>395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3959" calcext:value-type="float">
            <text:p>3959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/>
          <table:table-cell office:value-type="float" office:value="3960" calcext:value-type="float">
            <text:p>3960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/>
          <table:table-cell office:value-type="float" office:value="3961" calcext:value-type="float">
            <text:p>396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/>
          <table:table-cell office:value-type="float" office:value="3962" calcext:value-type="float">
            <text:p>3962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/>
          <table:table-cell office:value-type="float" office:value="3963" calcext:value-type="float">
            <text:p>3963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/>
          <table:table-cell office:value-type="float" office:value="3964" calcext:value-type="float">
            <text:p>3964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/>
          <table:table-cell office:value-type="float" office:value="3965" calcext:value-type="float">
            <text:p>3965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/>
          <table:table-cell office:value-type="float" office:value="3966" calcext:value-type="float">
            <text:p>3966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/>
          <table:table-cell office:value-type="float" office:value="3967" calcext:value-type="float">
            <text:p>3967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/>
          <table:table-cell office:value-type="float" office:value="3968" calcext:value-type="float">
            <text:p>396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/>
          <table:table-cell office:value-type="float" office:value="3969" calcext:value-type="float">
            <text:p>3969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/>
          <table:table-cell office:value-type="float" office:value="3970" calcext:value-type="float">
            <text:p>3970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/>
          <table:table-cell office:value-type="float" office:value="3971" calcext:value-type="float">
            <text:p>3971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/>
          <table:table-cell office:value-type="float" office:value="3972" calcext:value-type="float">
            <text:p>3972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/>
          <table:table-cell office:value-type="float" office:value="3973" calcext:value-type="float">
            <text:p>3973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/>
          <table:table-cell office:value-type="float" office:value="3974" calcext:value-type="float">
            <text:p>3974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/>
          <table:table-cell office:value-type="float" office:value="3975" calcext:value-type="float">
            <text:p>3975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/>
          <table:table-cell office:value-type="float" office:value="3976" calcext:value-type="float">
            <text:p>3976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float" office:value="3977" calcext:value-type="float">
            <text:p>3977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/>
          <table:table-cell office:value-type="float" office:value="3978" calcext:value-type="float">
            <text:p>3978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/>
          <table:table-cell office:value-type="float" office:value="3979" calcext:value-type="float">
            <text:p>3979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/>
          <table:table-cell office:value-type="float" office:value="3980" calcext:value-type="float">
            <text:p>3980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/>
          <table:table-cell office:value-type="float" office:value="3981" calcext:value-type="float">
            <text:p>398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/>
          <table:table-cell office:value-type="float" office:value="3982" calcext:value-type="float">
            <text:p>3982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/>
          <table:table-cell office:value-type="float" office:value="3983" calcext:value-type="float">
            <text:p>3983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/>
          <table:table-cell office:value-type="float" office:value="3984" calcext:value-type="float">
            <text:p>398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/>
          <table:table-cell office:value-type="float" office:value="3985" calcext:value-type="float">
            <text:p>3985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/>
          <table:table-cell office:value-type="float" office:value="3986" calcext:value-type="float">
            <text:p>3986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/>
          <table:table-cell office:value-type="float" office:value="3987" calcext:value-type="float">
            <text:p>3987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/>
          <table:table-cell office:value-type="float" office:value="3988" calcext:value-type="float">
            <text:p>3988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float" office:value="3989" calcext:value-type="float">
            <text:p>3989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/>
          <table:table-cell office:value-type="float" office:value="3990" calcext:value-type="float">
            <text:p>3990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/>
          <table:table-cell office:value-type="float" office:value="3991" calcext:value-type="float">
            <text:p>3991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/>
          <table:table-cell office:value-type="float" office:value="3992" calcext:value-type="float">
            <text:p>3992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/>
          <table:table-cell office:value-type="float" office:value="3993" calcext:value-type="float">
            <text:p>3993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/>
          <table:table-cell office:value-type="float" office:value="3994" calcext:value-type="float">
            <text:p>3994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/>
          <table:table-cell office:value-type="float" office:value="3995" calcext:value-type="float">
            <text:p>3995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/>
          <table:table-cell office:value-type="float" office:value="3996" calcext:value-type="float">
            <text:p>3996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/>
          <table:table-cell office:value-type="float" office:value="3997" calcext:value-type="float">
            <text:p>3997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float" office:value="3998" calcext:value-type="float">
            <text:p>39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/>
          <table:table-cell office:value-type="float" office:value="4001" calcext:value-type="float">
            <text:p>4001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/>
          <table:table-cell office:value-type="float" office:value="4002" calcext:value-type="float">
            <text:p>4002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/>
          <table:table-cell office:value-type="float" office:value="4003" calcext:value-type="float">
            <text:p>4003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/>
          <table:table-cell office:value-type="float" office:value="4004" calcext:value-type="float">
            <text:p>4004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/>
          <table:table-cell office:value-type="float" office:value="4005" calcext:value-type="float">
            <text:p>4005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/>
          <table:table-cell office:value-type="float" office:value="4006" calcext:value-type="float">
            <text:p>4006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/>
          <table:table-cell office:value-type="float" office:value="4007" calcext:value-type="float">
            <text:p>4007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/>
          <table:table-cell office:value-type="float" office:value="4008" calcext:value-type="float">
            <text:p>4008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/>
          <table:table-cell office:value-type="float" office:value="4009" calcext:value-type="float">
            <text:p>4009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/>
          <table:table-cell office:value-type="float" office:value="4010" calcext:value-type="float">
            <text:p>4010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/>
          <table:table-cell office:value-type="float" office:value="4011" calcext:value-type="float">
            <text:p>4011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/>
          <table:table-cell office:value-type="float" office:value="4012" calcext:value-type="float">
            <text:p>4012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/>
          <table:table-cell office:value-type="float" office:value="4013" calcext:value-type="float">
            <text:p>4013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/>
          <table:table-cell office:value-type="float" office:value="4014" calcext:value-type="float">
            <text:p>401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/>
          <table:table-cell office:value-type="float" office:value="4015" calcext:value-type="float">
            <text:p>4015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/>
          <table:table-cell office:value-type="float" office:value="4016" calcext:value-type="float">
            <text:p>4016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/>
          <table:table-cell office:value-type="float" office:value="4017" calcext:value-type="float">
            <text:p>4017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/>
          <table:table-cell office:value-type="float" office:value="4018" calcext:value-type="float">
            <text:p>4018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4019" calcext:value-type="float">
            <text:p>4019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/>
          <table:table-cell office:value-type="float" office:value="4020" calcext:value-type="float">
            <text:p>4020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/>
          <table:table-cell office:value-type="float" office:value="4021" calcext:value-type="float">
            <text:p>4021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/>
          <table:table-cell office:value-type="float" office:value="4022" calcext:value-type="float">
            <text:p>4022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/>
          <table:table-cell office:value-type="float" office:value="4023" calcext:value-type="float">
            <text:p>4023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/>
          <table:table-cell office:value-type="float" office:value="4024" calcext:value-type="float">
            <text:p>4024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/>
          <table:table-cell office:value-type="float" office:value="4025" calcext:value-type="float">
            <text:p>402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/>
          <table:table-cell office:value-type="float" office:value="4026" calcext:value-type="float">
            <text:p>4026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/>
          <table:table-cell office:value-type="float" office:value="4027" calcext:value-type="float">
            <text:p>4027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/>
          <table:table-cell office:value-type="float" office:value="4028" calcext:value-type="float">
            <text:p>402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/>
          <table:table-cell office:value-type="float" office:value="4029" calcext:value-type="float">
            <text:p>4029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/>
          <table:table-cell office:value-type="float" office:value="4030" calcext:value-type="float">
            <text:p>403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/>
          <table:table-cell office:value-type="float" office:value="4031" calcext:value-type="float">
            <text:p>4031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/>
          <table:table-cell office:value-type="float" office:value="4032" calcext:value-type="float">
            <text:p>4032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/>
          <table:table-cell office:value-type="float" office:value="4033" calcext:value-type="float">
            <text:p>403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/>
          <table:table-cell office:value-type="float" office:value="4034" calcext:value-type="float">
            <text:p>4034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/>
          <table:table-cell office:value-type="float" office:value="4035" calcext:value-type="float">
            <text:p>4035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/>
          <table:table-cell office:value-type="float" office:value="4036" calcext:value-type="float">
            <text:p>4036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/>
          <table:table-cell office:value-type="float" office:value="4037" calcext:value-type="float">
            <text:p>4037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/>
          <table:table-cell office:value-type="float" office:value="4038" calcext:value-type="float">
            <text:p>403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4039" calcext:value-type="float">
            <text:p>403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/>
          <table:table-cell office:value-type="float" office:value="4040" calcext:value-type="float">
            <text:p>4040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/>
          <table:table-cell office:value-type="float" office:value="4041" calcext:value-type="float">
            <text:p>404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/>
          <table:table-cell office:value-type="float" office:value="4042" calcext:value-type="float">
            <text:p>4042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/>
          <table:table-cell office:value-type="float" office:value="4043" calcext:value-type="float">
            <text:p>404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office:value-type="float" office:value="4044" calcext:value-type="float">
            <text:p>4044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/>
          <table:table-cell office:value-type="float" office:value="4045" calcext:value-type="float">
            <text:p>404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/>
          <table:table-cell office:value-type="float" office:value="4046" calcext:value-type="float">
            <text:p>4046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/>
          <table:table-cell office:value-type="float" office:value="4047" calcext:value-type="float">
            <text:p>404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/>
          <table:table-cell office:value-type="float" office:value="4048" calcext:value-type="float">
            <text:p>4048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/>
          <table:table-cell office:value-type="float" office:value="4049" calcext:value-type="float">
            <text:p>404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/>
          <table:table-cell office:value-type="float" office:value="4050" calcext:value-type="float">
            <text:p>405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/>
          <table:table-cell office:value-type="float" office:value="4051" calcext:value-type="float">
            <text:p>405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/>
          <table:table-cell office:value-type="float" office:value="4052" calcext:value-type="float">
            <text:p>405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/>
          <table:table-cell office:value-type="float" office:value="4053" calcext:value-type="float">
            <text:p>405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/>
          <table:table-cell office:value-type="float" office:value="4054" calcext:value-type="float">
            <text:p>405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/>
          <table:table-cell office:value-type="float" office:value="4055" calcext:value-type="float">
            <text:p>405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/>
          <table:table-cell office:value-type="float" office:value="4056" calcext:value-type="float">
            <text:p>4056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/>
          <table:table-cell office:value-type="float" office:value="4057" calcext:value-type="float">
            <text:p>405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float" office:value="4058" calcext:value-type="float">
            <text:p>40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59" calcext:value-type="float">
            <text:p>405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/>
          <table:table-cell office:value-type="float" office:value="4060" calcext:value-type="float">
            <text:p>406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/>
          <table:table-cell office:value-type="float" office:value="4061" calcext:value-type="float">
            <text:p>406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4062" calcext:value-type="float">
            <text:p>4062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4063" calcext:value-type="float">
            <text:p>4063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float" office:value="4064" calcext:value-type="float">
            <text:p>4064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4065" calcext:value-type="float">
            <text:p>406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/>
          <table:table-cell office:value-type="float" office:value="4066" calcext:value-type="float">
            <text:p>406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/>
          <table:table-cell office:value-type="float" office:value="4067" calcext:value-type="float">
            <text:p>406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/>
          <table:table-cell office:value-type="float" office:value="4068" calcext:value-type="float">
            <text:p>406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/>
          <table:table-cell office:value-type="float" office:value="4069" calcext:value-type="float">
            <text:p>4069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/>
          <table:table-cell office:value-type="float" office:value="4070" calcext:value-type="float">
            <text:p>4070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/>
          <table:table-cell office:value-type="float" office:value="4071" calcext:value-type="float">
            <text:p>4071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/>
          <table:table-cell office:value-type="float" office:value="4072" calcext:value-type="float">
            <text:p>4072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/>
          <table:table-cell office:value-type="float" office:value="4073" calcext:value-type="float">
            <text:p>4073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/>
          <table:table-cell office:value-type="float" office:value="4074" calcext:value-type="float">
            <text:p>4074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/>
          <table:table-cell office:value-type="float" office:value="4075" calcext:value-type="float">
            <text:p>4075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/>
          <table:table-cell office:value-type="float" office:value="4076" calcext:value-type="float">
            <text:p>4076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/>
          <table:table-cell office:value-type="float" office:value="4077" calcext:value-type="float">
            <text:p>407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/>
          <table:table-cell office:value-type="float" office:value="4078" calcext:value-type="float">
            <text:p>4078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/>
          <table:table-cell office:value-type="float" office:value="4079" calcext:value-type="float">
            <text:p>4079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/>
          <table:table-cell office:value-type="float" office:value="4080" calcext:value-type="float">
            <text:p>408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/>
          <table:table-cell office:value-type="float" office:value="4081" calcext:value-type="float">
            <text:p>4081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/>
          <table:table-cell office:value-type="float" office:value="4082" calcext:value-type="float">
            <text:p>408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4083" calcext:value-type="float">
            <text:p>408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float" office:value="4084" calcext:value-type="float">
            <text:p>4084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/>
          <table:table-cell office:value-type="float" office:value="4085" calcext:value-type="float">
            <text:p>408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/>
          <table:table-cell office:value-type="float" office:value="4086" calcext:value-type="float">
            <text:p>408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/>
          <table:table-cell office:value-type="float" office:value="4087" calcext:value-type="float">
            <text:p>408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/>
          <table:table-cell office:value-type="float" office:value="4088" calcext:value-type="float">
            <text:p>408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float" office:value="4089" calcext:value-type="float">
            <text:p>4089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/>
          <table:table-cell office:value-type="float" office:value="4090" calcext:value-type="float">
            <text:p>409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/>
          <table:table-cell office:value-type="float" office:value="4091" calcext:value-type="float">
            <text:p>4091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/>
          <table:table-cell office:value-type="float" office:value="4092" calcext:value-type="float">
            <text:p>4092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/>
          <table:table-cell office:value-type="float" office:value="4093" calcext:value-type="float">
            <text:p>409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/>
          <table:table-cell office:value-type="float" office:value="4094" calcext:value-type="float">
            <text:p>409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/>
          <table:table-cell office:value-type="float" office:value="4095" calcext:value-type="float">
            <text:p>4095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/>
          <table:table-cell office:value-type="float" office:value="4098" calcext:value-type="float">
            <text:p>409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float" office:value="4099" calcext:value-type="float">
            <text:p>4099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/>
          <table:table-cell office:value-type="float" office:value="4101" calcext:value-type="float">
            <text:p>4101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/>
          <table:table-cell office:value-type="float" office:value="4103" calcext:value-type="float">
            <text:p>4103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/>
          <table:table-cell office:value-type="float" office:value="4104" calcext:value-type="float">
            <text:p>4104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/>
          <table:table-cell office:value-type="float" office:value="4105" calcext:value-type="float">
            <text:p>4105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/>
          <table:table-cell office:value-type="float" office:value="4106" calcext:value-type="float">
            <text:p>4106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float" office:value="4107" calcext:value-type="float">
            <text:p>4107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/>
          <table:table-cell office:value-type="float" office:value="4108" calcext:value-type="float">
            <text:p>4108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/>
          <table:table-cell office:value-type="float" office:value="4109" calcext:value-type="float">
            <text:p>4109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/>
          <table:table-cell office:value-type="float" office:value="4110" calcext:value-type="float">
            <text:p>4110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/>
          <table:table-cell office:value-type="float" office:value="4111" calcext:value-type="float">
            <text:p>4111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/>
          <table:table-cell office:value-type="float" office:value="4112" calcext:value-type="float">
            <text:p>4112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/>
          <table:table-cell office:value-type="float" office:value="4113" calcext:value-type="float">
            <text:p>411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/>
          <table:table-cell office:value-type="float" office:value="4114" calcext:value-type="float">
            <text:p>411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/>
          <table:table-cell office:value-type="float" office:value="4115" calcext:value-type="float">
            <text:p>411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/>
          <table:table-cell office:value-type="float" office:value="4116" calcext:value-type="float">
            <text:p>4116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/>
          <table:table-cell office:value-type="float" office:value="4117" calcext:value-type="float">
            <text:p>4117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/>
          <table:table-cell office:value-type="float" office:value="4118" calcext:value-type="float">
            <text:p>4118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/>
          <table:table-cell office:value-type="float" office:value="4119" calcext:value-type="float">
            <text:p>411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/>
          <table:table-cell office:value-type="float" office:value="4120" calcext:value-type="float">
            <text:p>4120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/>
          <table:table-cell office:value-type="float" office:value="4122" calcext:value-type="float">
            <text:p>4122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/>
          <table:table-cell office:value-type="float" office:value="4123" calcext:value-type="float">
            <text:p>4123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/>
          <table:table-cell office:value-type="float" office:value="4124" calcext:value-type="float">
            <text:p>4124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/>
          <table:table-cell office:value-type="float" office:value="4125" calcext:value-type="float">
            <text:p>412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/>
          <table:table-cell office:value-type="float" office:value="4126" calcext:value-type="float">
            <text:p>412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4127" calcext:value-type="float">
            <text:p>4127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/>
          <table:table-cell office:value-type="float" office:value="4128" calcext:value-type="float">
            <text:p>4128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/>
          <table:table-cell office:value-type="float" office:value="4129" calcext:value-type="float">
            <text:p>4129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4130" calcext:value-type="float">
            <text:p>413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4131" calcext:value-type="float">
            <text:p>4131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4132" calcext:value-type="float">
            <text:p>413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/>
          <table:table-cell office:value-type="float" office:value="4133" calcext:value-type="float">
            <text:p>4133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/>
          <table:table-cell office:value-type="float" office:value="4134" calcext:value-type="float">
            <text:p>413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float" office:value="4135" calcext:value-type="float">
            <text:p>413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/>
          <table:table-cell office:value-type="float" office:value="4137" calcext:value-type="float">
            <text:p>4137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/>
          <table:table-cell office:value-type="float" office:value="4138" calcext:value-type="float">
            <text:p>4138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/>
          <table:table-cell office:value-type="float" office:value="4139" calcext:value-type="float">
            <text:p>4139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/>
          <table:table-cell office:value-type="float" office:value="4140" calcext:value-type="float">
            <text:p>4140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/>
          <table:table-cell office:value-type="float" office:value="4141" calcext:value-type="float">
            <text:p>4141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/>
          <table:table-cell office:value-type="float" office:value="4142" calcext:value-type="float">
            <text:p>414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/>
          <table:table-cell office:value-type="float" office:value="4143" calcext:value-type="float">
            <text:p>4143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/>
          <table:table-cell office:value-type="float" office:value="4144" calcext:value-type="float">
            <text:p>414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/>
          <table:table-cell office:value-type="float" office:value="4145" calcext:value-type="float">
            <text:p>4145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/>
          <table:table-cell office:value-type="float" office:value="4146" calcext:value-type="float">
            <text:p>414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/>
          <table:table-cell office:value-type="float" office:value="4147" calcext:value-type="float">
            <text:p>4147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/>
          <table:table-cell office:value-type="float" office:value="4148" calcext:value-type="float">
            <text:p>4148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/>
          <table:table-cell office:value-type="float" office:value="4149" calcext:value-type="float">
            <text:p>4149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/>
          <table:table-cell office:value-type="float" office:value="4150" calcext:value-type="float">
            <text:p>415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/>
          <table:table-cell office:value-type="float" office:value="4151" calcext:value-type="float">
            <text:p>4151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/>
          <table:table-cell office:value-type="float" office:value="4152" calcext:value-type="float">
            <text:p>4152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/>
          <table:table-cell office:value-type="float" office:value="4153" calcext:value-type="float">
            <text:p>415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/>
          <table:table-cell office:value-type="float" office:value="4154" calcext:value-type="float">
            <text:p>4154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/>
          <table:table-cell office:value-type="float" office:value="4155" calcext:value-type="float">
            <text:p>4155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/>
          <table:table-cell office:value-type="float" office:value="4156" calcext:value-type="float">
            <text:p>4156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/>
          <table:table-cell office:value-type="float" office:value="4157" calcext:value-type="float">
            <text:p>415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/>
          <table:table-cell office:value-type="float" office:value="4158" calcext:value-type="float">
            <text:p>4158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float" office:value="4159" calcext:value-type="float">
            <text:p>4159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/>
          <table:table-cell office:value-type="float" office:value="4161" calcext:value-type="float">
            <text:p>4161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/>
          <table:table-cell office:value-type="float" office:value="4162" calcext:value-type="float">
            <text:p>4162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/>
          <table:table-cell office:value-type="float" office:value="4163" calcext:value-type="float">
            <text:p>4163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/>
          <table:table-cell office:value-type="float" office:value="4164" calcext:value-type="float">
            <text:p>4164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/>
          <table:table-cell office:value-type="float" office:value="4165" calcext:value-type="float">
            <text:p>4165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/>
          <table:table-cell office:value-type="float" office:value="4166" calcext:value-type="float">
            <text:p>4166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4167" calcext:value-type="float">
            <text:p>4167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/>
          <table:table-cell office:value-type="float" office:value="4168" calcext:value-type="float">
            <text:p>4168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float" office:value="4169" calcext:value-type="float">
            <text:p>416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/>
          <table:table-cell office:value-type="float" office:value="4170" calcext:value-type="float">
            <text:p>417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/>
          <table:table-cell office:value-type="float" office:value="4171" calcext:value-type="float">
            <text:p>4171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/>
          <table:table-cell office:value-type="float" office:value="4172" calcext:value-type="float">
            <text:p>4172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/>
          <table:table-cell office:value-type="float" office:value="4173" calcext:value-type="float">
            <text:p>4173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/>
          <table:table-cell office:value-type="float" office:value="4174" calcext:value-type="float">
            <text:p>4174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/>
          <table:table-cell office:value-type="float" office:value="4175" calcext:value-type="float">
            <text:p>4175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/>
          <table:table-cell office:value-type="float" office:value="4176" calcext:value-type="float">
            <text:p>4176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/>
          <table:table-cell office:value-type="float" office:value="4177" calcext:value-type="float">
            <text:p>4177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/>
          <table:table-cell office:value-type="float" office:value="4178" calcext:value-type="float">
            <text:p>4178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/>
          <table:table-cell office:value-type="float" office:value="4179" calcext:value-type="float">
            <text:p>4179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/>
          <table:table-cell office:value-type="float" office:value="4180" calcext:value-type="float">
            <text:p>4180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/>
          <table:table-cell office:value-type="float" office:value="4181" calcext:value-type="float">
            <text:p>4181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/>
          <table:table-cell office:value-type="float" office:value="4182" calcext:value-type="float">
            <text:p>4182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/>
          <table:table-cell office:value-type="float" office:value="4183" calcext:value-type="float">
            <text:p>4183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/>
          <table:table-cell office:value-type="float" office:value="4184" calcext:value-type="float">
            <text:p>4184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/>
          <table:table-cell office:value-type="float" office:value="4185" calcext:value-type="float">
            <text:p>4185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/>
          <table:table-cell office:value-type="float" office:value="4186" calcext:value-type="float">
            <text:p>4186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/>
          <table:table-cell office:value-type="float" office:value="4187" calcext:value-type="float">
            <text:p>4187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/>
          <table:table-cell office:value-type="float" office:value="4188" calcext:value-type="float">
            <text:p>4188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/>
          <table:table-cell office:value-type="float" office:value="4189" calcext:value-type="float">
            <text:p>418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/>
          <table:table-cell office:value-type="float" office:value="4190" calcext:value-type="float">
            <text:p>4190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/>
          <table:table-cell office:value-type="float" office:value="4191" calcext:value-type="float">
            <text:p>419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/>
          <table:table-cell office:value-type="float" office:value="4192" calcext:value-type="float">
            <text:p>4192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float" office:value="4193" calcext:value-type="float">
            <text:p>4193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/>
          <table:table-cell office:value-type="float" office:value="4194" calcext:value-type="float">
            <text:p>4194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/>
          <table:table-cell office:value-type="float" office:value="4195" calcext:value-type="float">
            <text:p>419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/>
          <table:table-cell office:value-type="float" office:value="4196" calcext:value-type="float">
            <text:p>4196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/>
          <table:table-cell office:value-type="float" office:value="4197" calcext:value-type="float">
            <text:p>4197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/>
          <table:table-cell office:value-type="float" office:value="4198" calcext:value-type="float">
            <text:p>4198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/>
          <table:table-cell office:value-type="float" office:value="4199" calcext:value-type="float">
            <text:p>4199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/>
          <table:table-cell office:value-type="float" office:value="4201" calcext:value-type="float">
            <text:p>4201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/>
          <table:table-cell office:value-type="float" office:value="4202" calcext:value-type="float">
            <text:p>4202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/>
          <table:table-cell office:value-type="float" office:value="4203" calcext:value-type="float">
            <text:p>4203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/>
          <table:table-cell office:value-type="float" office:value="4204" calcext:value-type="float">
            <text:p>4204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/>
          <table:table-cell office:value-type="float" office:value="4205" calcext:value-type="float">
            <text:p>4205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/>
          <table:table-cell office:value-type="float" office:value="4206" calcext:value-type="float">
            <text:p>4206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/>
          <table:table-cell office:value-type="float" office:value="4207" calcext:value-type="float">
            <text:p>4207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/>
          <table:table-cell office:value-type="float" office:value="4208" calcext:value-type="float">
            <text:p>4208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/>
          <table:table-cell office:value-type="float" office:value="4209" calcext:value-type="float">
            <text:p>4209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/>
          <table:table-cell office:value-type="float" office:value="4210" calcext:value-type="float">
            <text:p>421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/>
          <table:table-cell office:value-type="float" office:value="4211" calcext:value-type="float">
            <text:p>4211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/>
          <table:table-cell office:value-type="float" office:value="4212" calcext:value-type="float">
            <text:p>4212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/>
          <table:table-cell office:value-type="float" office:value="4213" calcext:value-type="float">
            <text:p>4213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/>
          <table:table-cell office:value-type="float" office:value="4214" calcext:value-type="float">
            <text:p>4214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/>
          <table:table-cell office:value-type="float" office:value="4215" calcext:value-type="float">
            <text:p>4215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/>
          <table:table-cell office:value-type="float" office:value="4216" calcext:value-type="float">
            <text:p>4216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/>
          <table:table-cell office:value-type="float" office:value="4217" calcext:value-type="float">
            <text:p>4217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/>
          <table:table-cell office:value-type="float" office:value="4218" calcext:value-type="float">
            <text:p>4218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/>
          <table:table-cell office:value-type="float" office:value="4219" calcext:value-type="float">
            <text:p>4219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/>
          <table:table-cell office:value-type="float" office:value="4221" calcext:value-type="float">
            <text:p>4221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/>
          <table:table-cell office:value-type="float" office:value="4222" calcext:value-type="float">
            <text:p>4222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/>
          <table:table-cell office:value-type="float" office:value="4223" calcext:value-type="float">
            <text:p>4223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/>
          <table:table-cell office:value-type="float" office:value="4224" calcext:value-type="float">
            <text:p>4224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/>
          <table:table-cell office:value-type="float" office:value="4225" calcext:value-type="float">
            <text:p>4225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/>
          <table:table-cell office:value-type="float" office:value="4226" calcext:value-type="float">
            <text:p>4226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/>
          <table:table-cell office:value-type="float" office:value="4227" calcext:value-type="float">
            <text:p>4227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/>
          <table:table-cell office:value-type="float" office:value="4228" calcext:value-type="float">
            <text:p>4228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float" office:value="4229" calcext:value-type="float">
            <text:p>4229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/>
          <table:table-cell office:value-type="float" office:value="4230" calcext:value-type="float">
            <text:p>4230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/>
          <table:table-cell office:value-type="float" office:value="4231" calcext:value-type="float">
            <text:p>4231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/>
          <table:table-cell office:value-type="float" office:value="4232" calcext:value-type="float">
            <text:p>4232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/>
          <table:table-cell office:value-type="float" office:value="4233" calcext:value-type="float">
            <text:p>4233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/>
          <table:table-cell office:value-type="float" office:value="4234" calcext:value-type="float">
            <text:p>4234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/>
          <table:table-cell office:value-type="float" office:value="4235" calcext:value-type="float">
            <text:p>4235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/>
          <table:table-cell office:value-type="float" office:value="4237" calcext:value-type="float">
            <text:p>4237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/>
          <table:table-cell office:value-type="float" office:value="4238" calcext:value-type="float">
            <text:p>4238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/>
          <table:table-cell office:value-type="float" office:value="4239" calcext:value-type="float">
            <text:p>4239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/>
          <table:table-cell office:value-type="float" office:value="4241" calcext:value-type="float">
            <text:p>4241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/>
          <table:table-cell office:value-type="float" office:value="4242" calcext:value-type="float">
            <text:p>4242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/>
          <table:table-cell office:value-type="float" office:value="4243" calcext:value-type="float">
            <text:p>4243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/>
          <table:table-cell office:value-type="float" office:value="4244" calcext:value-type="float">
            <text:p>4244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/>
          <table:table-cell office:value-type="float" office:value="4245" calcext:value-type="float">
            <text:p>4245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/>
          <table:table-cell office:value-type="float" office:value="4246" calcext:value-type="float">
            <text:p>4246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/>
          <table:table-cell office:value-type="float" office:value="4247" calcext:value-type="float">
            <text:p>4247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/>
          <table:table-cell office:value-type="float" office:value="4248" calcext:value-type="float">
            <text:p>4248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/>
          <table:table-cell office:value-type="float" office:value="4249" calcext:value-type="float">
            <text:p>4249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/>
          <table:table-cell office:value-type="float" office:value="4251" calcext:value-type="float">
            <text:p>4251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/>
          <table:table-cell office:value-type="float" office:value="4252" calcext:value-type="float">
            <text:p>4252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/>
          <table:table-cell office:value-type="float" office:value="4253" calcext:value-type="float">
            <text:p>4253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/>
          <table:table-cell office:value-type="float" office:value="4254" calcext:value-type="float">
            <text:p>4254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/>
          <table:table-cell office:value-type="float" office:value="4255" calcext:value-type="float">
            <text:p>4255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/>
          <table:table-cell office:value-type="float" office:value="4256" calcext:value-type="float">
            <text:p>4256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/>
          <table:table-cell office:value-type="float" office:value="4257" calcext:value-type="float">
            <text:p>4257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/>
          <table:table-cell office:value-type="float" office:value="4258" calcext:value-type="float">
            <text:p>4258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/>
          <table:table-cell office:value-type="float" office:value="4260" calcext:value-type="float">
            <text:p>4260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/>
          <table:table-cell office:value-type="float" office:value="4261" calcext:value-type="float">
            <text:p>426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/>
          <table:table-cell office:value-type="float" office:value="4262" calcext:value-type="float">
            <text:p>4262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/>
          <table:table-cell office:value-type="float" office:value="4263" calcext:value-type="float">
            <text:p>4263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/>
          <table:table-cell office:value-type="float" office:value="4264" calcext:value-type="float">
            <text:p>4264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/>
          <table:table-cell office:value-type="float" office:value="4265" calcext:value-type="float">
            <text:p>4265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/>
          <table:table-cell office:value-type="float" office:value="4266" calcext:value-type="float">
            <text:p>4266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/>
          <table:table-cell office:value-type="float" office:value="4267" calcext:value-type="float">
            <text:p>4267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/>
          <table:table-cell office:value-type="float" office:value="4268" calcext:value-type="float">
            <text:p>4268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/>
          <table:table-cell office:value-type="float" office:value="4269" calcext:value-type="float">
            <text:p>4269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/>
          <table:table-cell office:value-type="float" office:value="4270" calcext:value-type="float">
            <text:p>4270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/>
          <table:table-cell office:value-type="float" office:value="4271" calcext:value-type="float">
            <text:p>4271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/>
          <table:table-cell office:value-type="float" office:value="4272" calcext:value-type="float">
            <text:p>4272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/>
          <table:table-cell office:value-type="float" office:value="4273" calcext:value-type="float">
            <text:p>4273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/>
          <table:table-cell office:value-type="float" office:value="4274" calcext:value-type="float">
            <text:p>4274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/>
          <table:table-cell office:value-type="float" office:value="4275" calcext:value-type="float">
            <text:p>4275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/>
          <table:table-cell office:value-type="float" office:value="4276" calcext:value-type="float">
            <text:p>4276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/>
          <table:table-cell office:value-type="float" office:value="4277" calcext:value-type="float">
            <text:p>4277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/>
          <table:table-cell office:value-type="float" office:value="4278" calcext:value-type="float">
            <text:p>4278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/>
          <table:table-cell office:value-type="float" office:value="4279" calcext:value-type="float">
            <text:p>4279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/>
          <table:table-cell office:value-type="float" office:value="4280" calcext:value-type="float">
            <text:p>4280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/>
          <table:table-cell office:value-type="float" office:value="4281" calcext:value-type="float">
            <text:p>4281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/>
          <table:table-cell office:value-type="float" office:value="4282" calcext:value-type="float">
            <text:p>4282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/>
          <table:table-cell office:value-type="float" office:value="4283" calcext:value-type="float">
            <text:p>4283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float" office:value="4284" calcext:value-type="float">
            <text:p>4284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/>
          <table:table-cell office:value-type="float" office:value="4285" calcext:value-type="float">
            <text:p>4285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/>
          <table:table-cell office:value-type="float" office:value="4286" calcext:value-type="float">
            <text:p>4286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/>
          <table:table-cell office:value-type="float" office:value="4287" calcext:value-type="float">
            <text:p>4287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/>
          <table:table-cell office:value-type="float" office:value="4288" calcext:value-type="float">
            <text:p>4288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/>
          <table:table-cell office:value-type="float" office:value="4289" calcext:value-type="float">
            <text:p>4289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/>
          <table:table-cell office:value-type="float" office:value="4290" calcext:value-type="float">
            <text:p>4290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/>
          <table:table-cell office:value-type="float" office:value="4291" calcext:value-type="float">
            <text:p>4291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/>
          <table:table-cell office:value-type="float" office:value="4292" calcext:value-type="float">
            <text:p>4292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/>
          <table:table-cell office:value-type="float" office:value="4293" calcext:value-type="float">
            <text:p>4293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/>
          <table:table-cell office:value-type="float" office:value="4294" calcext:value-type="float">
            <text:p>4294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/>
          <table:table-cell office:value-type="float" office:value="4295" calcext:value-type="float">
            <text:p>4295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/>
          <table:table-cell office:value-type="float" office:value="4296" calcext:value-type="float">
            <text:p>4296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/>
          <table:table-cell office:value-type="float" office:value="4297" calcext:value-type="float">
            <text:p>4297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/>
          <table:table-cell office:value-type="float" office:value="4298" calcext:value-type="float">
            <text:p>4298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/>
          <table:table-cell office:value-type="float" office:value="4299" calcext:value-type="float">
            <text:p>4299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/>
          <table:table-cell office:value-type="float" office:value="4301" calcext:value-type="float">
            <text:p>4301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/>
          <table:table-cell office:value-type="float" office:value="4302" calcext:value-type="float">
            <text:p>4302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/>
          <table:table-cell office:value-type="float" office:value="4303" calcext:value-type="float">
            <text:p>4303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/>
          <table:table-cell office:value-type="float" office:value="4304" calcext:value-type="float">
            <text:p>4304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/>
          <table:table-cell office:value-type="float" office:value="4305" calcext:value-type="float">
            <text:p>43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/>
          <table:table-cell office:value-type="float" office:value="4306" calcext:value-type="float">
            <text:p>4306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/>
          <table:table-cell office:value-type="float" office:value="4307" calcext:value-type="float">
            <text:p>4307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/>
          <table:table-cell office:value-type="float" office:value="4308" calcext:value-type="float">
            <text:p>4308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/>
          <table:table-cell office:value-type="float" office:value="4309" calcext:value-type="float">
            <text:p>4309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/>
          <table:table-cell office:value-type="float" office:value="4310" calcext:value-type="float">
            <text:p>4310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/>
          <table:table-cell office:value-type="float" office:value="4311" calcext:value-type="float">
            <text:p>4311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/>
          <table:table-cell office:value-type="float" office:value="4312" calcext:value-type="float">
            <text:p>4312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/>
          <table:table-cell office:value-type="float" office:value="4313" calcext:value-type="float">
            <text:p>4313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/>
          <table:table-cell office:value-type="float" office:value="4314" calcext:value-type="float">
            <text:p>4314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/>
          <table:table-cell office:value-type="float" office:value="4315" calcext:value-type="float">
            <text:p>4315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/>
          <table:table-cell office:value-type="float" office:value="4316" calcext:value-type="float">
            <text:p>4316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/>
          <table:table-cell office:value-type="float" office:value="4317" calcext:value-type="float">
            <text:p>4317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/>
          <table:table-cell office:value-type="float" office:value="4318" calcext:value-type="float">
            <text:p>4318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/>
          <table:table-cell office:value-type="float" office:value="4319" calcext:value-type="float">
            <text:p>4319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/>
          <table:table-cell office:value-type="float" office:value="4320" calcext:value-type="float">
            <text:p>4320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/>
          <table:table-cell office:value-type="float" office:value="4321" calcext:value-type="float">
            <text:p>4321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/>
          <table:table-cell office:value-type="float" office:value="4322" calcext:value-type="float">
            <text:p>4322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/>
          <table:table-cell office:value-type="float" office:value="4323" calcext:value-type="float">
            <text:p>4323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/>
          <table:table-cell office:value-type="float" office:value="4324" calcext:value-type="float">
            <text:p>4324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/>
          <table:table-cell office:value-type="float" office:value="4325" calcext:value-type="float">
            <text:p>4325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/>
          <table:table-cell office:value-type="float" office:value="4326" calcext:value-type="float">
            <text:p>4326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/>
          <table:table-cell office:value-type="float" office:value="4327" calcext:value-type="float">
            <text:p>4327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/>
          <table:table-cell office:value-type="float" office:value="4328" calcext:value-type="float">
            <text:p>4328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float" office:value="4329" calcext:value-type="float">
            <text:p>4329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/>
          <table:table-cell office:value-type="float" office:value="4330" calcext:value-type="float">
            <text:p>4330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/>
          <table:table-cell office:value-type="float" office:value="4331" calcext:value-type="float">
            <text:p>4331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/>
          <table:table-cell office:value-type="float" office:value="4332" calcext:value-type="float">
            <text:p>4332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/>
          <table:table-cell office:value-type="float" office:value="4333" calcext:value-type="float">
            <text:p>4333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/>
          <table:table-cell office:value-type="float" office:value="4334" calcext:value-type="float">
            <text:p>4334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/>
          <table:table-cell office:value-type="float" office:value="4336" calcext:value-type="float">
            <text:p>4336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/>
          <table:table-cell office:value-type="float" office:value="4337" calcext:value-type="float">
            <text:p>4337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/>
          <table:table-cell office:value-type="float" office:value="4338" calcext:value-type="float">
            <text:p>4338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float" office:value="4339" calcext:value-type="float">
            <text:p>4339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/>
          <table:table-cell office:value-type="float" office:value="4340" calcext:value-type="float">
            <text:p>4340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/>
          <table:table-cell office:value-type="float" office:value="4341" calcext:value-type="float">
            <text:p>4341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/>
          <table:table-cell office:value-type="float" office:value="4342" calcext:value-type="float">
            <text:p>4342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/>
          <table:table-cell office:value-type="float" office:value="4343" calcext:value-type="float">
            <text:p>4343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/>
          <table:table-cell office:value-type="float" office:value="4344" calcext:value-type="float">
            <text:p>4344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/>
          <table:table-cell office:value-type="float" office:value="4345" calcext:value-type="float">
            <text:p>4345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/>
          <table:table-cell office:value-type="float" office:value="4346" calcext:value-type="float">
            <text:p>4346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/>
          <table:table-cell office:value-type="float" office:value="4347" calcext:value-type="float">
            <text:p>4347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/>
          <table:table-cell office:value-type="float" office:value="4348" calcext:value-type="float">
            <text:p>4348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/>
          <table:table-cell office:value-type="float" office:value="4349" calcext:value-type="float">
            <text:p>4349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/>
          <table:table-cell office:value-type="float" office:value="4350" calcext:value-type="float">
            <text:p>4350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/>
          <table:table-cell office:value-type="float" office:value="4351" calcext:value-type="float">
            <text:p>4351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/>
          <table:table-cell office:value-type="float" office:value="4352" calcext:value-type="float">
            <text:p>4352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/>
          <table:table-cell office:value-type="float" office:value="4353" calcext:value-type="float">
            <text:p>4353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/>
          <table:table-cell office:value-type="float" office:value="4354" calcext:value-type="float">
            <text:p>4354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/>
          <table:table-cell office:value-type="float" office:value="4355" calcext:value-type="float">
            <text:p>4355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/>
          <table:table-cell office:value-type="float" office:value="4356" calcext:value-type="float">
            <text:p>4356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/>
          <table:table-cell office:value-type="float" office:value="4357" calcext:value-type="float">
            <text:p>4357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/>
          <table:table-cell office:value-type="float" office:value="4358" calcext:value-type="float">
            <text:p>435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float" office:value="4359" calcext:value-type="float">
            <text:p>4359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/>
          <table:table-cell office:value-type="float" office:value="4360" calcext:value-type="float">
            <text:p>4360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4361" calcext:value-type="float">
            <text:p>4361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/>
          <table:table-cell office:value-type="float" office:value="4362" calcext:value-type="float">
            <text:p>4362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/>
          <table:table-cell office:value-type="float" office:value="4363" calcext:value-type="float">
            <text:p>4363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4364" calcext:value-type="float">
            <text:p>4364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/>
          <table:table-cell office:value-type="float" office:value="4365" calcext:value-type="float">
            <text:p>4365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/>
          <table:table-cell office:value-type="float" office:value="4366" calcext:value-type="float">
            <text:p>4366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/>
          <table:table-cell office:value-type="float" office:value="4367" calcext:value-type="float">
            <text:p>4367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/>
          <table:table-cell office:value-type="float" office:value="4368" calcext:value-type="float">
            <text:p>4368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float" office:value="4369" calcext:value-type="float">
            <text:p>4369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/>
          <table:table-cell office:value-type="float" office:value="4370" calcext:value-type="float">
            <text:p>4370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/>
          <table:table-cell office:value-type="float" office:value="4371" calcext:value-type="float">
            <text:p>4371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/>
          <table:table-cell office:value-type="float" office:value="4372" calcext:value-type="float">
            <text:p>4372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/>
          <table:table-cell office:value-type="float" office:value="4373" calcext:value-type="float">
            <text:p>4373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/>
          <table:table-cell office:value-type="float" office:value="4374" calcext:value-type="float">
            <text:p>4374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/>
          <table:table-cell office:value-type="float" office:value="4375" calcext:value-type="float">
            <text:p>4375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/>
          <table:table-cell office:value-type="float" office:value="4376" calcext:value-type="float">
            <text:p>4376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/>
          <table:table-cell office:value-type="float" office:value="4377" calcext:value-type="float">
            <text:p>4377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/>
          <table:table-cell office:value-type="float" office:value="4378" calcext:value-type="float">
            <text:p>4378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/>
          <table:table-cell office:value-type="float" office:value="4379" calcext:value-type="float">
            <text:p>4379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/>
          <table:table-cell office:value-type="float" office:value="4380" calcext:value-type="float">
            <text:p>4380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/>
          <table:table-cell office:value-type="float" office:value="4381" calcext:value-type="float">
            <text:p>4381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/>
          <table:table-cell office:value-type="float" office:value="4382" calcext:value-type="float">
            <text:p>4382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/>
          <table:table-cell office:value-type="float" office:value="4383" calcext:value-type="float">
            <text:p>4383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/>
          <table:table-cell office:value-type="float" office:value="4384" calcext:value-type="float">
            <text:p>4384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/>
          <table:table-cell office:value-type="float" office:value="4385" calcext:value-type="float">
            <text:p>4385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/>
          <table:table-cell office:value-type="float" office:value="4386" calcext:value-type="float">
            <text:p>4386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/>
          <table:table-cell office:value-type="float" office:value="4387" calcext:value-type="float">
            <text:p>4387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/>
          <table:table-cell office:value-type="float" office:value="4388" calcext:value-type="float">
            <text:p>4388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/>
          <table:table-cell office:value-type="float" office:value="4389" calcext:value-type="float">
            <text:p>4389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/>
          <table:table-cell office:value-type="float" office:value="4390" calcext:value-type="float">
            <text:p>4390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/>
          <table:table-cell office:value-type="float" office:value="4392" calcext:value-type="float">
            <text:p>4392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/>
          <table:table-cell office:value-type="float" office:value="4393" calcext:value-type="float">
            <text:p>4393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/>
          <table:table-cell office:value-type="float" office:value="4394" calcext:value-type="float">
            <text:p>4394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/>
          <table:table-cell office:value-type="float" office:value="4395" calcext:value-type="float">
            <text:p>4395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/>
          <table:table-cell office:value-type="float" office:value="4396" calcext:value-type="float">
            <text:p>4396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float" office:value="4397" calcext:value-type="float">
            <text:p>4397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/>
          <table:table-cell office:value-type="float" office:value="4398" calcext:value-type="float">
            <text:p>4398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/>
          <table:table-cell office:value-type="float" office:value="4399" calcext:value-type="float">
            <text:p>4399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/>
          <table:table-cell office:value-type="float" office:value="4401" calcext:value-type="float">
            <text:p>4401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/>
          <table:table-cell office:value-type="float" office:value="4402" calcext:value-type="float">
            <text:p>4402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/>
          <table:table-cell office:value-type="float" office:value="4403" calcext:value-type="float">
            <text:p>4403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/>
          <table:table-cell office:value-type="float" office:value="4404" calcext:value-type="float">
            <text:p>4404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/>
          <table:table-cell office:value-type="float" office:value="4405" calcext:value-type="float">
            <text:p>4405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/>
          <table:table-cell office:value-type="float" office:value="4406" calcext:value-type="float">
            <text:p>4406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/>
          <table:table-cell office:value-type="float" office:value="4407" calcext:value-type="float">
            <text:p>4407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/>
          <table:table-cell office:value-type="float" office:value="4408" calcext:value-type="float">
            <text:p>4408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4409" calcext:value-type="float">
            <text:p>4409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/>
          <table:table-cell office:value-type="float" office:value="4410" calcext:value-type="float">
            <text:p>4410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/>
          <table:table-cell office:value-type="float" office:value="4412" calcext:value-type="float">
            <text:p>4412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/>
          <table:table-cell office:value-type="float" office:value="4413" calcext:value-type="float">
            <text:p>4413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/>
          <table:table-cell office:value-type="float" office:value="4414" calcext:value-type="float">
            <text:p>4414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/>
          <table:table-cell office:value-type="float" office:value="4415" calcext:value-type="float">
            <text:p>4415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/>
          <table:table-cell office:value-type="float" office:value="4416" calcext:value-type="float">
            <text:p>4416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/>
          <table:table-cell office:value-type="float" office:value="4417" calcext:value-type="float">
            <text:p>4417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/>
          <table:table-cell office:value-type="float" office:value="4418" calcext:value-type="float">
            <text:p>4418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/>
          <table:table-cell office:value-type="float" office:value="4419" calcext:value-type="float">
            <text:p>4419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/>
          <table:table-cell office:value-type="float" office:value="4420" calcext:value-type="float">
            <text:p>4420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/>
          <table:table-cell office:value-type="float" office:value="4421" calcext:value-type="float">
            <text:p>4421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/>
          <table:table-cell office:value-type="float" office:value="4422" calcext:value-type="float">
            <text:p>4422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/>
          <table:table-cell office:value-type="float" office:value="4423" calcext:value-type="float">
            <text:p>4423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/>
          <table:table-cell office:value-type="float" office:value="4424" calcext:value-type="float">
            <text:p>4424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/>
          <table:table-cell office:value-type="float" office:value="4425" calcext:value-type="float">
            <text:p>4425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/>
          <table:table-cell office:value-type="float" office:value="4426" calcext:value-type="float">
            <text:p>4426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/>
          <table:table-cell office:value-type="float" office:value="4427" calcext:value-type="float">
            <text:p>4427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/>
          <table:table-cell office:value-type="float" office:value="4428" calcext:value-type="float">
            <text:p>4428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/>
          <table:table-cell office:value-type="float" office:value="4429" calcext:value-type="float">
            <text:p>4429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/>
          <table:table-cell office:value-type="float" office:value="4430" calcext:value-type="float">
            <text:p>443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/>
          <table:table-cell office:value-type="float" office:value="4431" calcext:value-type="float">
            <text:p>4431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/>
          <table:table-cell office:value-type="float" office:value="4432" calcext:value-type="float">
            <text:p>4432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/>
          <table:table-cell office:value-type="float" office:value="4433" calcext:value-type="float">
            <text:p>4433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/>
          <table:table-cell office:value-type="float" office:value="4434" calcext:value-type="float">
            <text:p>4434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/>
          <table:table-cell office:value-type="float" office:value="4435" calcext:value-type="float">
            <text:p>4435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/>
          <table:table-cell office:value-type="float" office:value="4436" calcext:value-type="float">
            <text:p>443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/>
          <table:table-cell office:value-type="float" office:value="4437" calcext:value-type="float">
            <text:p>4437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/>
          <table:table-cell office:value-type="float" office:value="4438" calcext:value-type="float">
            <text:p>4438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/>
          <table:table-cell office:value-type="float" office:value="4439" calcext:value-type="float">
            <text:p>4439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/>
          <table:table-cell office:value-type="float" office:value="4440" calcext:value-type="float">
            <text:p>444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/>
          <table:table-cell office:value-type="float" office:value="4441" calcext:value-type="float">
            <text:p>4441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/>
          <table:table-cell office:value-type="float" office:value="4442" calcext:value-type="float">
            <text:p>4442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/>
          <table:table-cell office:value-type="float" office:value="4443" calcext:value-type="float">
            <text:p>4443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/>
          <table:table-cell office:value-type="float" office:value="4445" calcext:value-type="float">
            <text:p>4445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/>
          <table:table-cell office:value-type="float" office:value="4446" calcext:value-type="float">
            <text:p>4446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/>
          <table:table-cell office:value-type="float" office:value="4447" calcext:value-type="float">
            <text:p>4447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/>
          <table:table-cell office:value-type="float" office:value="4448" calcext:value-type="float">
            <text:p>444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/>
          <table:table-cell office:value-type="float" office:value="4449" calcext:value-type="float">
            <text:p>4449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/>
          <table:table-cell office:value-type="float" office:value="4450" calcext:value-type="float">
            <text:p>4450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/>
          <table:table-cell office:value-type="float" office:value="4451" calcext:value-type="float">
            <text:p>4451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/>
          <table:table-cell office:value-type="float" office:value="4452" calcext:value-type="float">
            <text:p>4452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/>
          <table:table-cell office:value-type="float" office:value="4453" calcext:value-type="float">
            <text:p>4453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/>
          <table:table-cell office:value-type="float" office:value="4454" calcext:value-type="float">
            <text:p>4454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/>
          <table:table-cell office:value-type="float" office:value="4455" calcext:value-type="float">
            <text:p>445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4456" calcext:value-type="float">
            <text:p>4456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/>
          <table:table-cell office:value-type="float" office:value="4457" calcext:value-type="float">
            <text:p>4457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/>
          <table:table-cell office:value-type="float" office:value="4458" calcext:value-type="float">
            <text:p>445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/>
          <table:table-cell office:value-type="float" office:value="4459" calcext:value-type="float">
            <text:p>4459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/>
          <table:table-cell office:value-type="float" office:value="4460" calcext:value-type="float">
            <text:p>4460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/>
          <table:table-cell office:value-type="float" office:value="4461" calcext:value-type="float">
            <text:p>4461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/>
          <table:table-cell office:value-type="float" office:value="4462" calcext:value-type="float">
            <text:p>4462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/>
          <table:table-cell office:value-type="float" office:value="4463" calcext:value-type="float">
            <text:p>4463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/>
          <table:table-cell office:value-type="float" office:value="4464" calcext:value-type="float">
            <text:p>4464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/>
          <table:table-cell office:value-type="float" office:value="4466" calcext:value-type="float">
            <text:p>4466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/>
          <table:table-cell office:value-type="float" office:value="4467" calcext:value-type="float">
            <text:p>4467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/>
          <table:table-cell office:value-type="float" office:value="4468" calcext:value-type="float">
            <text:p>4468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/>
          <table:table-cell office:value-type="float" office:value="4469" calcext:value-type="float">
            <text:p>4469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/>
          <table:table-cell office:value-type="float" office:value="4470" calcext:value-type="float">
            <text:p>4470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/>
          <table:table-cell office:value-type="float" office:value="4471" calcext:value-type="float">
            <text:p>4471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/>
          <table:table-cell office:value-type="float" office:value="4472" calcext:value-type="float">
            <text:p>4472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/>
          <table:table-cell office:value-type="float" office:value="4473" calcext:value-type="float">
            <text:p>4473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/>
          <table:table-cell office:value-type="float" office:value="4474" calcext:value-type="float">
            <text:p>4474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/>
          <table:table-cell office:value-type="float" office:value="4475" calcext:value-type="float">
            <text:p>4475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/>
          <table:table-cell office:value-type="float" office:value="4476" calcext:value-type="float">
            <text:p>4476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/>
          <table:table-cell office:value-type="float" office:value="4477" calcext:value-type="float">
            <text:p>447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/>
          <table:table-cell office:value-type="float" office:value="4478" calcext:value-type="float">
            <text:p>4478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/>
          <table:table-cell office:value-type="float" office:value="4479" calcext:value-type="float">
            <text:p>4479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/>
          <table:table-cell office:value-type="float" office:value="4480" calcext:value-type="float">
            <text:p>4480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/>
          <table:table-cell office:value-type="float" office:value="4481" calcext:value-type="float">
            <text:p>4481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/>
          <table:table-cell office:value-type="float" office:value="4482" calcext:value-type="float">
            <text:p>4482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/>
          <table:table-cell office:value-type="float" office:value="4483" calcext:value-type="float">
            <text:p>4483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/>
          <table:table-cell office:value-type="float" office:value="4484" calcext:value-type="float">
            <text:p>4484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/>
          <table:table-cell office:value-type="float" office:value="4485" calcext:value-type="float">
            <text:p>4485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/>
          <table:table-cell office:value-type="float" office:value="4486" calcext:value-type="float">
            <text:p>4486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/>
          <table:table-cell office:value-type="float" office:value="4487" calcext:value-type="float">
            <text:p>4487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/>
          <table:table-cell office:value-type="float" office:value="4488" calcext:value-type="float">
            <text:p>4488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/>
          <table:table-cell office:value-type="float" office:value="4489" calcext:value-type="float">
            <text:p>4489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/>
          <table:table-cell office:value-type="float" office:value="4490" calcext:value-type="float">
            <text:p>449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/>
          <table:table-cell office:value-type="float" office:value="4491" calcext:value-type="float">
            <text:p>4491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/>
          <table:table-cell office:value-type="float" office:value="4492" calcext:value-type="float">
            <text:p>4492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/>
          <table:table-cell office:value-type="float" office:value="4493" calcext:value-type="float">
            <text:p>4493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/>
          <table:table-cell office:value-type="float" office:value="4494" calcext:value-type="float">
            <text:p>4494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/>
          <table:table-cell office:value-type="float" office:value="4495" calcext:value-type="float">
            <text:p>449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4496" calcext:value-type="float">
            <text:p>4496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/>
          <table:table-cell office:value-type="float" office:value="4497" calcext:value-type="float">
            <text:p>449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/>
          <table:table-cell office:value-type="float" office:value="4498" calcext:value-type="float">
            <text:p>4498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4499" calcext:value-type="float">
            <text:p>4499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/>
          <table:table-cell office:value-type="float" office:value="4501" calcext:value-type="float">
            <text:p>4501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/>
          <table:table-cell office:value-type="float" office:value="4502" calcext:value-type="float">
            <text:p>4502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/>
          <table:table-cell office:value-type="float" office:value="4503" calcext:value-type="float">
            <text:p>4503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/>
          <table:table-cell office:value-type="float" office:value="4504" calcext:value-type="float">
            <text:p>4504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/>
          <table:table-cell office:value-type="float" office:value="4505" calcext:value-type="float">
            <text:p>4505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/>
          <table:table-cell office:value-type="float" office:value="4506" calcext:value-type="float">
            <text:p>4506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/>
          <table:table-cell office:value-type="float" office:value="4507" calcext:value-type="float">
            <text:p>4507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/>
          <table:table-cell office:value-type="float" office:value="4508" calcext:value-type="float">
            <text:p>450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/>
          <table:table-cell office:value-type="float" office:value="4509" calcext:value-type="float">
            <text:p>4509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/>
          <table:table-cell office:value-type="float" office:value="4510" calcext:value-type="float">
            <text:p>4510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/>
          <table:table-cell office:value-type="float" office:value="4511" calcext:value-type="float">
            <text:p>4511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/>
          <table:table-cell office:value-type="float" office:value="4512" calcext:value-type="float">
            <text:p>4512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/>
          <table:table-cell office:value-type="float" office:value="4513" calcext:value-type="float">
            <text:p>4513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/>
          <table:table-cell office:value-type="float" office:value="4514" calcext:value-type="float">
            <text:p>4514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/>
          <table:table-cell office:value-type="float" office:value="4515" calcext:value-type="float">
            <text:p>4515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/>
          <table:table-cell office:value-type="float" office:value="4516" calcext:value-type="float">
            <text:p>4516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/>
          <table:table-cell office:value-type="float" office:value="4517" calcext:value-type="float">
            <text:p>4517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/>
          <table:table-cell office:value-type="float" office:value="4518" calcext:value-type="float">
            <text:p>451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/>
          <table:table-cell office:value-type="float" office:value="4519" calcext:value-type="float">
            <text:p>4519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/>
          <table:table-cell office:value-type="float" office:value="4520" calcext:value-type="float">
            <text:p>4520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/>
          <table:table-cell office:value-type="float" office:value="4521" calcext:value-type="float">
            <text:p>4521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/>
          <table:table-cell office:value-type="float" office:value="4522" calcext:value-type="float">
            <text:p>4522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/>
          <table:table-cell office:value-type="float" office:value="4523" calcext:value-type="float">
            <text:p>4523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/>
          <table:table-cell office:value-type="float" office:value="4524" calcext:value-type="float">
            <text:p>452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/>
          <table:table-cell office:value-type="float" office:value="4525" calcext:value-type="float">
            <text:p>4525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/>
          <table:table-cell office:value-type="float" office:value="4526" calcext:value-type="float">
            <text:p>452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/>
          <table:table-cell office:value-type="float" office:value="4527" calcext:value-type="float">
            <text:p>4527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/>
          <table:table-cell office:value-type="float" office:value="4528" calcext:value-type="float">
            <text:p>4528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/>
          <table:table-cell office:value-type="float" office:value="4529" calcext:value-type="float">
            <text:p>4529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/>
          <table:table-cell office:value-type="float" office:value="4530" calcext:value-type="float">
            <text:p>453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/>
          <table:table-cell office:value-type="float" office:value="4531" calcext:value-type="float">
            <text:p>4531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/>
          <table:table-cell office:value-type="float" office:value="4533" calcext:value-type="float">
            <text:p>4533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/>
          <table:table-cell office:value-type="float" office:value="4534" calcext:value-type="float">
            <text:p>4534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/>
          <table:table-cell office:value-type="float" office:value="4535" calcext:value-type="float">
            <text:p>453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/>
          <table:table-cell office:value-type="float" office:value="4536" calcext:value-type="float">
            <text:p>4536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/>
          <table:table-cell office:value-type="float" office:value="4537" calcext:value-type="float">
            <text:p>4537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/>
          <table:table-cell office:value-type="float" office:value="4538" calcext:value-type="float">
            <text:p>4538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/>
          <table:table-cell office:value-type="float" office:value="4539" calcext:value-type="float">
            <text:p>4539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/>
          <table:table-cell office:value-type="float" office:value="4540" calcext:value-type="float">
            <text:p>454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/>
          <table:table-cell office:value-type="float" office:value="4541" calcext:value-type="float">
            <text:p>4541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4542" calcext:value-type="float">
            <text:p>4542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/>
          <table:table-cell office:value-type="float" office:value="4543" calcext:value-type="float">
            <text:p>4543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/>
          <table:table-cell office:value-type="float" office:value="4544" calcext:value-type="float">
            <text:p>4544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/>
          <table:table-cell office:value-type="float" office:value="4545" calcext:value-type="float">
            <text:p>4545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/>
          <table:table-cell office:value-type="float" office:value="4546" calcext:value-type="float">
            <text:p>4546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/>
          <table:table-cell office:value-type="float" office:value="4547" calcext:value-type="float">
            <text:p>4547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/>
          <table:table-cell office:value-type="float" office:value="4548" calcext:value-type="float">
            <text:p>4548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/>
          <table:table-cell office:value-type="float" office:value="4549" calcext:value-type="float">
            <text:p>4549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/>
          <table:table-cell office:value-type="float" office:value="4550" calcext:value-type="float">
            <text:p>455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/>
          <table:table-cell office:value-type="float" office:value="4551" calcext:value-type="float">
            <text:p>4551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/>
          <table:table-cell office:value-type="float" office:value="4552" calcext:value-type="float">
            <text:p>4552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/>
          <table:table-cell office:value-type="float" office:value="4553" calcext:value-type="float">
            <text:p>4553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/>
          <table:table-cell office:value-type="float" office:value="4554" calcext:value-type="float">
            <text:p>455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/>
          <table:table-cell office:value-type="float" office:value="4555" calcext:value-type="float">
            <text:p>4555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/>
          <table:table-cell office:value-type="float" office:value="4556" calcext:value-type="float">
            <text:p>4556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/>
          <table:table-cell office:value-type="float" office:value="4557" calcext:value-type="float">
            <text:p>4557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/>
          <table:table-cell office:value-type="float" office:value="4558" calcext:value-type="float">
            <text:p>4558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float" office:value="4559" calcext:value-type="float">
            <text:p>4559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/>
          <table:table-cell office:value-type="float" office:value="4560" calcext:value-type="float">
            <text:p>456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/>
          <table:table-cell office:value-type="float" office:value="4561" calcext:value-type="float">
            <text:p>4561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/>
          <table:table-cell office:value-type="float" office:value="4562" calcext:value-type="float">
            <text:p>4562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/>
          <table:table-cell office:value-type="float" office:value="4563" calcext:value-type="float">
            <text:p>4563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/>
          <table:table-cell office:value-type="float" office:value="4564" calcext:value-type="float">
            <text:p>456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/>
          <table:table-cell office:value-type="float" office:value="4565" calcext:value-type="float">
            <text:p>4565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/>
          <table:table-cell office:value-type="float" office:value="4566" calcext:value-type="float">
            <text:p>456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/>
          <table:table-cell office:value-type="float" office:value="4567" calcext:value-type="float">
            <text:p>4567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/>
          <table:table-cell office:value-type="float" office:value="4568" calcext:value-type="float">
            <text:p>4568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/>
          <table:table-cell office:value-type="float" office:value="4569" calcext:value-type="float">
            <text:p>4569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/>
          <table:table-cell office:value-type="float" office:value="4570" calcext:value-type="float">
            <text:p>4570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/>
          <table:table-cell office:value-type="float" office:value="4571" calcext:value-type="float">
            <text:p>4571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/>
          <table:table-cell office:value-type="float" office:value="4573" calcext:value-type="float">
            <text:p>4573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/>
          <table:table-cell office:value-type="float" office:value="4574" calcext:value-type="float">
            <text:p>457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/>
          <table:table-cell office:value-type="float" office:value="4575" calcext:value-type="float">
            <text:p>4575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/>
          <table:table-cell office:value-type="float" office:value="4576" calcext:value-type="float">
            <text:p>4576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/>
          <table:table-cell office:value-type="float" office:value="4577" calcext:value-type="float">
            <text:p>4577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/>
          <table:table-cell office:value-type="float" office:value="4578" calcext:value-type="float">
            <text:p>4578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/>
          <table:table-cell office:value-type="float" office:value="4579" calcext:value-type="float">
            <text:p>4579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/>
          <table:table-cell office:value-type="float" office:value="4580" calcext:value-type="float">
            <text:p>4580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/>
          <table:table-cell office:value-type="float" office:value="4581" calcext:value-type="float">
            <text:p>4581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/>
          <table:table-cell office:value-type="float" office:value="4582" calcext:value-type="float">
            <text:p>4582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/>
          <table:table-cell office:value-type="float" office:value="4583" calcext:value-type="float">
            <text:p>4583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/>
          <table:table-cell office:value-type="float" office:value="4584" calcext:value-type="float">
            <text:p>4584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/>
          <table:table-cell office:value-type="float" office:value="4585" calcext:value-type="float">
            <text:p>4585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/>
          <table:table-cell office:value-type="float" office:value="4586" calcext:value-type="float">
            <text:p>4586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/>
          <table:table-cell office:value-type="float" office:value="4587" calcext:value-type="float">
            <text:p>4587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/>
          <table:table-cell office:value-type="float" office:value="4588" calcext:value-type="float">
            <text:p>4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89" calcext:value-type="float">
            <text:p>45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590" calcext:value-type="float">
            <text:p>45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592" calcext:value-type="float">
            <text:p>45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593" calcext:value-type="float">
            <text:p>45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594" calcext:value-type="float">
            <text:p>45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595" calcext:value-type="float">
            <text:p>45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596" calcext:value-type="float">
            <text:p>45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597" calcext:value-type="float">
            <text:p>45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598" calcext:value-type="float">
            <text:p>45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601" calcext:value-type="float">
            <text:p>46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602" calcext:value-type="float">
            <text:p>46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603" calcext:value-type="float">
            <text:p>46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4604" calcext:value-type="float">
            <text:p>46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605" calcext:value-type="float">
            <text:p>46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4606" calcext:value-type="float">
            <text:p>46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4607" calcext:value-type="float">
            <text:p>46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4608" calcext:value-type="float">
            <text:p>46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609" calcext:value-type="float">
            <text:p>46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610" calcext:value-type="float">
            <text:p>46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611" calcext:value-type="float">
            <text:p>46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4612" calcext:value-type="float">
            <text:p>46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613" calcext:value-type="float">
            <text:p>46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4614" calcext:value-type="float">
            <text:p>46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615" calcext:value-type="float">
            <text:p>46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4616" calcext:value-type="float">
            <text:p>46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617" calcext:value-type="float">
            <text:p>46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618" calcext:value-type="float">
            <text:p>46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4619" calcext:value-type="float">
            <text:p>46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620" calcext:value-type="float">
            <text:p>46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4621" calcext:value-type="float">
            <text:p>46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4622" calcext:value-type="float">
            <text:p>46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623" calcext:value-type="float">
            <text:p>46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624" calcext:value-type="float">
            <text:p>46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625" calcext:value-type="float">
            <text:p>46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626" calcext:value-type="float">
            <text:p>46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627" calcext:value-type="float">
            <text:p>46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628" calcext:value-type="float">
            <text:p>46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629" calcext:value-type="float">
            <text:p>46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630" calcext:value-type="float">
            <text:p>46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631" calcext:value-type="float">
            <text:p>46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632" calcext:value-type="float">
            <text:p>46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633" calcext:value-type="float">
            <text:p>46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634" calcext:value-type="float">
            <text:p>46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635" calcext:value-type="float">
            <text:p>46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4637" calcext:value-type="float">
            <text:p>46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4638" calcext:value-type="float">
            <text:p>46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4639" calcext:value-type="float">
            <text:p>46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4640" calcext:value-type="float">
            <text:p>46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4641" calcext:value-type="float">
            <text:p>464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4642" calcext:value-type="float">
            <text:p>46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4643" calcext:value-type="float">
            <text:p>46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4644" calcext:value-type="float">
            <text:p>46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4645" calcext:value-type="float">
            <text:p>46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4646" calcext:value-type="float">
            <text:p>46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4647" calcext:value-type="float">
            <text:p>46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648" calcext:value-type="float">
            <text:p>464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4649" calcext:value-type="float">
            <text:p>464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4650" calcext:value-type="float">
            <text:p>46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651" calcext:value-type="float">
            <text:p>465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652" calcext:value-type="float">
            <text:p>465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4653" calcext:value-type="float">
            <text:p>465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4654" calcext:value-type="float">
            <text:p>465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4655" calcext:value-type="float">
            <text:p>465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4656" calcext:value-type="float">
            <text:p>465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4657" calcext:value-type="float">
            <text:p>465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4658" calcext:value-type="float">
            <text:p>465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4659" calcext:value-type="float">
            <text:p>465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4660" calcext:value-type="float">
            <text:p>466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4661" calcext:value-type="float">
            <text:p>466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4662" calcext:value-type="float">
            <text:p>466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4663" calcext:value-type="float">
            <text:p>46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4664" calcext:value-type="float">
            <text:p>466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4665" calcext:value-type="float">
            <text:p>466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4666" calcext:value-type="float">
            <text:p>46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4667" calcext:value-type="float">
            <text:p>466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668" calcext:value-type="float">
            <text:p>466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4669" calcext:value-type="float">
            <text:p>466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4670" calcext:value-type="float">
            <text:p>467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4671" calcext:value-type="float">
            <text:p>467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4672" calcext:value-type="float">
            <text:p>467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4673" calcext:value-type="float">
            <text:p>467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4674" calcext:value-type="float">
            <text:p>46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4675" calcext:value-type="float">
            <text:p>467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4676" calcext:value-type="float">
            <text:p>467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4677" calcext:value-type="float">
            <text:p>46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4678" calcext:value-type="float">
            <text:p>467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4679" calcext:value-type="float">
            <text:p>467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4680" calcext:value-type="float">
            <text:p>468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4682" calcext:value-type="float">
            <text:p>468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4683" calcext:value-type="float">
            <text:p>468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4684" calcext:value-type="float">
            <text:p>468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4685" calcext:value-type="float">
            <text:p>468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4686" calcext:value-type="float">
            <text:p>468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4687" calcext:value-type="float">
            <text:p>46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4688" calcext:value-type="float">
            <text:p>46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4689" calcext:value-type="float">
            <text:p>468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4690" calcext:value-type="float">
            <text:p>46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4691" calcext:value-type="float">
            <text:p>469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4693" calcext:value-type="float">
            <text:p>469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4694" calcext:value-type="float">
            <text:p>469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4695" calcext:value-type="float">
            <text:p>469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4696" calcext:value-type="float">
            <text:p>469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4697" calcext:value-type="float">
            <text:p>469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4699" calcext:value-type="float">
            <text:p>469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4701" calcext:value-type="float">
            <text:p>470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4703" calcext:value-type="float">
            <text:p>470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4704" calcext:value-type="float">
            <text:p>470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4705" calcext:value-type="float">
            <text:p>470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4706" calcext:value-type="float">
            <text:p>470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4707" calcext:value-type="float">
            <text:p>47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4708" calcext:value-type="float">
            <text:p>470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4709" calcext:value-type="float">
            <text:p>470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4710" calcext:value-type="float">
            <text:p>471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4711" calcext:value-type="float">
            <text:p>471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4712" calcext:value-type="float">
            <text:p>471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4713" calcext:value-type="float">
            <text:p>471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4714" calcext:value-type="float">
            <text:p>471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4715" calcext:value-type="float">
            <text:p>471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4716" calcext:value-type="float">
            <text:p>471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4717" calcext:value-type="float">
            <text:p>471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4718" calcext:value-type="float">
            <text:p>471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4719" calcext:value-type="float">
            <text:p>471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4720" calcext:value-type="float">
            <text:p>472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4721" calcext:value-type="float">
            <text:p>472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4722" calcext:value-type="float">
            <text:p>472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4723" calcext:value-type="float">
            <text:p>472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4724" calcext:value-type="float">
            <text:p>472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4725" calcext:value-type="float">
            <text:p>472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4726" calcext:value-type="float">
            <text:p>472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4727" calcext:value-type="float">
            <text:p>472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4728" calcext:value-type="float">
            <text:p>47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4729" calcext:value-type="float">
            <text:p>472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4730" calcext:value-type="float">
            <text:p>473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4731" calcext:value-type="float">
            <text:p>473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4732" calcext:value-type="float">
            <text:p>473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4733" calcext:value-type="float">
            <text:p>473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4734" calcext:value-type="float">
            <text:p>473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4735" calcext:value-type="float">
            <text:p>473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4736" calcext:value-type="float">
            <text:p>473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4737" calcext:value-type="float">
            <text:p>47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4738" calcext:value-type="float">
            <text:p>473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4739" calcext:value-type="float">
            <text:p>473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4740" calcext:value-type="float">
            <text:p>474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4741" calcext:value-type="float">
            <text:p>474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4743" calcext:value-type="float">
            <text:p>474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4744" calcext:value-type="float">
            <text:p>474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4745" calcext:value-type="float">
            <text:p>474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4746" calcext:value-type="float">
            <text:p>474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4747" calcext:value-type="float">
            <text:p>474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4748" calcext:value-type="float">
            <text:p>474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4749" calcext:value-type="float">
            <text:p>474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4751" calcext:value-type="float">
            <text:p>475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4752" calcext:value-type="float">
            <text:p>475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4753" calcext:value-type="float">
            <text:p>475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4754" calcext:value-type="float">
            <text:p>475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4755" calcext:value-type="float">
            <text:p>475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4756" calcext:value-type="float">
            <text:p>475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4757" calcext:value-type="float">
            <text:p>475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4758" calcext:value-type="float">
            <text:p>475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4759" calcext:value-type="float">
            <text:p>475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4760" calcext:value-type="float">
            <text:p>476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4761" calcext:value-type="float">
            <text:p>476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4762" calcext:value-type="float">
            <text:p>476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4764" calcext:value-type="float">
            <text:p>476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4765" calcext:value-type="float">
            <text:p>47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4766" calcext:value-type="float">
            <text:p>476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4767" calcext:value-type="float">
            <text:p>476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4768" calcext:value-type="float">
            <text:p>476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4769" calcext:value-type="float">
            <text:p>476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4770" calcext:value-type="float">
            <text:p>477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4771" calcext:value-type="float">
            <text:p>477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4772" calcext:value-type="float">
            <text:p>477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4773" calcext:value-type="float">
            <text:p>477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4774" calcext:value-type="float">
            <text:p>477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4775" calcext:value-type="float">
            <text:p>477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4776" calcext:value-type="float">
            <text:p>477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4777" calcext:value-type="float">
            <text:p>477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4778" calcext:value-type="float">
            <text:p>477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4779" calcext:value-type="float">
            <text:p>477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4780" calcext:value-type="float">
            <text:p>478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4781" calcext:value-type="float">
            <text:p>478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4782" calcext:value-type="float">
            <text:p>478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4783" calcext:value-type="float">
            <text:p>478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4784" calcext:value-type="float">
            <text:p>478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4785" calcext:value-type="float">
            <text:p>478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4786" calcext:value-type="float">
            <text:p>47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4787" calcext:value-type="float">
            <text:p>478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4788" calcext:value-type="float">
            <text:p>47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4789" calcext:value-type="float">
            <text:p>478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4790" calcext:value-type="float">
            <text:p>479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4791" calcext:value-type="float">
            <text:p>479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4792" calcext:value-type="float">
            <text:p>479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4793" calcext:value-type="float">
            <text:p>479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4794" calcext:value-type="float">
            <text:p>479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4795" calcext:value-type="float">
            <text:p>479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4796" calcext:value-type="float">
            <text:p>479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4797" calcext:value-type="float">
            <text:p>479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4798" calcext:value-type="float">
            <text:p>479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4799" calcext:value-type="float">
            <text:p>479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4801" calcext:value-type="float">
            <text:p>480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4802" calcext:value-type="float">
            <text:p>480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4803" calcext:value-type="float">
            <text:p>480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4804" calcext:value-type="float">
            <text:p>480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4805" calcext:value-type="float">
            <text:p>480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4806" calcext:value-type="float">
            <text:p>480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4807" calcext:value-type="float">
            <text:p>480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4808" calcext:value-type="float">
            <text:p>480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4809" calcext:value-type="float">
            <text:p>480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float" office:value="4810" calcext:value-type="float">
            <text:p>481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4811" calcext:value-type="float">
            <text:p>481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4812" calcext:value-type="float">
            <text:p>481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4813" calcext:value-type="float">
            <text:p>481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4814" calcext:value-type="float">
            <text:p>481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4815" calcext:value-type="float">
            <text:p>481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4816" calcext:value-type="float">
            <text:p>481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4817" calcext:value-type="float">
            <text:p>481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4818" calcext:value-type="float">
            <text:p>481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4819" calcext:value-type="float">
            <text:p>481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4821" calcext:value-type="float">
            <text:p>482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4822" calcext:value-type="float">
            <text:p>482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4823" calcext:value-type="float">
            <text:p>482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4824" calcext:value-type="float">
            <text:p>482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4825" calcext:value-type="float">
            <text:p>482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float" office:value="4826" calcext:value-type="float">
            <text:p>482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4827" calcext:value-type="float">
            <text:p>482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4828" calcext:value-type="float">
            <text:p>482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4829" calcext:value-type="float">
            <text:p>482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4830" calcext:value-type="float">
            <text:p>483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4831" calcext:value-type="float">
            <text:p>483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4832" calcext:value-type="float">
            <text:p>483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4833" calcext:value-type="float">
            <text:p>483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float" office:value="4834" calcext:value-type="float">
            <text:p>483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4835" calcext:value-type="float">
            <text:p>483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float" office:value="4836" calcext:value-type="float">
            <text:p>483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float" office:value="4837" calcext:value-type="float">
            <text:p>483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4838" calcext:value-type="float">
            <text:p>483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4839" calcext:value-type="float">
            <text:p>483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float" office:value="4840" calcext:value-type="float">
            <text:p>484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4841" calcext:value-type="float">
            <text:p>484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4842" calcext:value-type="float">
            <text:p>484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4843" calcext:value-type="float">
            <text:p>484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4844" calcext:value-type="float">
            <text:p>484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float" office:value="4845" calcext:value-type="float">
            <text:p>484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4846" calcext:value-type="float">
            <text:p>484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float" office:value="4847" calcext:value-type="float">
            <text:p>484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4848" calcext:value-type="float">
            <text:p>484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float" office:value="4849" calcext:value-type="float">
            <text:p>484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4850" calcext:value-type="float">
            <text:p>485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float" office:value="4851" calcext:value-type="float">
            <text:p>485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4852" calcext:value-type="float">
            <text:p>485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4853" calcext:value-type="float">
            <text:p>485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4854" calcext:value-type="float">
            <text:p>485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4855" calcext:value-type="float">
            <text:p>485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4856" calcext:value-type="float">
            <text:p>485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float" office:value="4857" calcext:value-type="float">
            <text:p>485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4858" calcext:value-type="float">
            <text:p>485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float" office:value="4859" calcext:value-type="float">
            <text:p>485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4860" calcext:value-type="float">
            <text:p>486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4861" calcext:value-type="float">
            <text:p>486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4862" calcext:value-type="float">
            <text:p>486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4863" calcext:value-type="float">
            <text:p>486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4864" calcext:value-type="float">
            <text:p>486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float" office:value="4865" calcext:value-type="float">
            <text:p>486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float" office:value="4866" calcext:value-type="float">
            <text:p>48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4867" calcext:value-type="float">
            <text:p>486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float" office:value="4868" calcext:value-type="float">
            <text:p>486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4869" calcext:value-type="float">
            <text:p>486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4870" calcext:value-type="float">
            <text:p>487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4871" calcext:value-type="float">
            <text:p>487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4872" calcext:value-type="float">
            <text:p>487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float" office:value="4873" calcext:value-type="float">
            <text:p>487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4874" calcext:value-type="float">
            <text:p>487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float" office:value="4875" calcext:value-type="float">
            <text:p>487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float" office:value="4876" calcext:value-type="float">
            <text:p>487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4877" calcext:value-type="float">
            <text:p>487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float" office:value="4878" calcext:value-type="float">
            <text:p>487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4879" calcext:value-type="float">
            <text:p>487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float" office:value="4880" calcext:value-type="float">
            <text:p>488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float" office:value="4881" calcext:value-type="float">
            <text:p>488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4882" calcext:value-type="float">
            <text:p>48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4883" calcext:value-type="float">
            <text:p>488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float" office:value="4884" calcext:value-type="float">
            <text:p>488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4885" calcext:value-type="float">
            <text:p>488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4886" calcext:value-type="float">
            <text:p>488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float" office:value="4887" calcext:value-type="float">
            <text:p>488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4888" calcext:value-type="float">
            <text:p>488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4889" calcext:value-type="float">
            <text:p>488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float" office:value="4890" calcext:value-type="float">
            <text:p>489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4891" calcext:value-type="float">
            <text:p>489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float" office:value="4892" calcext:value-type="float">
            <text:p>489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float" office:value="4893" calcext:value-type="float">
            <text:p>489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4894" calcext:value-type="float">
            <text:p>489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float" office:value="4895" calcext:value-type="float">
            <text:p>489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float" office:value="4896" calcext:value-type="float">
            <text:p>489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4897" calcext:value-type="float">
            <text:p>489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float" office:value="4898" calcext:value-type="float">
            <text:p>4898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float" office:value="4899" calcext:value-type="float">
            <text:p>489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float" office:value="4900" calcext:value-type="float">
            <text:p>490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float" office:value="4901" calcext:value-type="float">
            <text:p>490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float" office:value="4902" calcext:value-type="float">
            <text:p>490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float" office:value="4903" calcext:value-type="float">
            <text:p>4903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/>
          <table:table-cell office:value-type="float" office:value="4904" calcext:value-type="float">
            <text:p>490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float" office:value="4905" calcext:value-type="float">
            <text:p>490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  <table:table-cell office:value-type="float" office:value="4906" calcext:value-type="float">
            <text:p>490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/>
          <table:table-cell office:value-type="float" office:value="4907" calcext:value-type="float">
            <text:p>490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4908" calcext:value-type="float">
            <text:p>490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float" office:value="4909" calcext:value-type="float">
            <text:p>490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float" office:value="4910" calcext:value-type="float">
            <text:p>491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float" office:value="4911" calcext:value-type="float">
            <text:p>491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4912" calcext:value-type="float">
            <text:p>491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float" office:value="4913" calcext:value-type="float">
            <text:p>491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  <table:table-cell office:value-type="float" office:value="4914" calcext:value-type="float">
            <text:p>491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float" office:value="4915" calcext:value-type="float">
            <text:p>491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float" office:value="4916" calcext:value-type="float">
            <text:p>491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/>
          <table:table-cell office:value-type="float" office:value="4917" calcext:value-type="float">
            <text:p>491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float" office:value="4918" calcext:value-type="float">
            <text:p>491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4919" calcext:value-type="float">
            <text:p>491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float" office:value="4920" calcext:value-type="float">
            <text:p>492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float" office:value="4921" calcext:value-type="float">
            <text:p>492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float" office:value="4922" calcext:value-type="float">
            <text:p>492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4923" calcext:value-type="float">
            <text:p>492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float" office:value="4924" calcext:value-type="float">
            <text:p>492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/>
          <table:table-cell office:value-type="float" office:value="4925" calcext:value-type="float">
            <text:p>492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float" office:value="4926" calcext:value-type="float">
            <text:p>492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float" office:value="4927" calcext:value-type="float">
            <text:p>492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float" office:value="4928" calcext:value-type="float">
            <text:p>492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/>
          <table:table-cell office:value-type="float" office:value="4929" calcext:value-type="float">
            <text:p>492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float" office:value="4930" calcext:value-type="float">
            <text:p>493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float" office:value="4931" calcext:value-type="float">
            <text:p>493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float" office:value="4932" calcext:value-type="float">
            <text:p>493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4933" calcext:value-type="float">
            <text:p>493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float" office:value="4934" calcext:value-type="float">
            <text:p>493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float" office:value="4935" calcext:value-type="float">
            <text:p>493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float" office:value="4937" calcext:value-type="float">
            <text:p>493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4938" calcext:value-type="float">
            <text:p>493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float" office:value="4939" calcext:value-type="float">
            <text:p>493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/>
          <table:table-cell office:value-type="float" office:value="4940" calcext:value-type="float">
            <text:p>494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float" office:value="4941" calcext:value-type="float">
            <text:p>494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float" office:value="4943" calcext:value-type="float">
            <text:p>494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float" office:value="4944" calcext:value-type="float">
            <text:p>494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float" office:value="4945" calcext:value-type="float">
            <text:p>494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float" office:value="4946" calcext:value-type="float">
            <text:p>494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4947" calcext:value-type="float">
            <text:p>494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948" calcext:value-type="float">
            <text:p>494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float" office:value="4949" calcext:value-type="float">
            <text:p>494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float" office:value="4950" calcext:value-type="float">
            <text:p>495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4951" calcext:value-type="float">
            <text:p>495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float" office:value="4952" calcext:value-type="float">
            <text:p>495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float" office:value="4953" calcext:value-type="float">
            <text:p>495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4954" calcext:value-type="float">
            <text:p>495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/>
          <table:table-cell office:value-type="float" office:value="4955" calcext:value-type="float">
            <text:p>495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4956" calcext:value-type="float">
            <text:p>495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4957" calcext:value-type="float">
            <text:p>495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4958" calcext:value-type="float">
            <text:p>495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/>
          <table:table-cell office:value-type="float" office:value="4959" calcext:value-type="float">
            <text:p>495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4960" calcext:value-type="float">
            <text:p>496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/>
          <table:table-cell office:value-type="float" office:value="4961" calcext:value-type="float">
            <text:p>496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/>
          <table:table-cell office:value-type="float" office:value="4962" calcext:value-type="float">
            <text:p>496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4963" calcext:value-type="float">
            <text:p>496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float" office:value="4964" calcext:value-type="float">
            <text:p>496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float" office:value="4965" calcext:value-type="float">
            <text:p>496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4966" calcext:value-type="float">
            <text:p>49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float" office:value="4967" calcext:value-type="float">
            <text:p>496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float" office:value="4968" calcext:value-type="float">
            <text:p>496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4969" calcext:value-type="float">
            <text:p>496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/>
          <table:table-cell office:value-type="float" office:value="4970" calcext:value-type="float">
            <text:p>497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float" office:value="4971" calcext:value-type="float">
            <text:p>497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4972" calcext:value-type="float">
            <text:p>497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/>
          <table:table-cell office:value-type="float" office:value="4973" calcext:value-type="float">
            <text:p>497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float" office:value="4974" calcext:value-type="float">
            <text:p>497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4975" calcext:value-type="float">
            <text:p>497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float" office:value="4976" calcext:value-type="float">
            <text:p>497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float" office:value="4977" calcext:value-type="float">
            <text:p>497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4978" calcext:value-type="float">
            <text:p>497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float" office:value="4979" calcext:value-type="float">
            <text:p>497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float" office:value="4980" calcext:value-type="float">
            <text:p>498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4981" calcext:value-type="float">
            <text:p>498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float" office:value="4982" calcext:value-type="float">
            <text:p>498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float" office:value="4983" calcext:value-type="float">
            <text:p>498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4984" calcext:value-type="float">
            <text:p>498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office:value-type="float" office:value="4985" calcext:value-type="float">
            <text:p>498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/>
          <table:table-cell office:value-type="float" office:value="4986" calcext:value-type="float">
            <text:p>49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4987" calcext:value-type="float">
            <text:p>498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4988" calcext:value-type="float">
            <text:p>4988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/>
          <table:table-cell office:value-type="float" office:value="4989" calcext:value-type="float">
            <text:p>498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4990" calcext:value-type="float">
            <text:p>499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/>
          <table:table-cell office:value-type="float" office:value="4991" calcext:value-type="float">
            <text:p>499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/>
          <table:table-cell office:value-type="float" office:value="4992" calcext:value-type="float">
            <text:p>499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4993" calcext:value-type="float">
            <text:p>499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float" office:value="4994" calcext:value-type="float">
            <text:p>499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/>
          <table:table-cell office:value-type="float" office:value="4995" calcext:value-type="float">
            <text:p>499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4996" calcext:value-type="float">
            <text:p>499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/>
          <table:table-cell office:value-type="float" office:value="4997" calcext:value-type="float">
            <text:p>4997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float" office:value="4998" calcext:value-type="float">
            <text:p>499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4999" calcext:value-type="float">
            <text:p>499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float" office:value="5001" calcext:value-type="float">
            <text:p>500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5002" calcext:value-type="float">
            <text:p>500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float" office:value="5003" calcext:value-type="float">
            <text:p>500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/>
          <table:table-cell office:value-type="float" office:value="5004" calcext:value-type="float">
            <text:p>500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/>
          <table:table-cell office:value-type="float" office:value="5005" calcext:value-type="float">
            <text:p>500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/>
          <table:table-cell office:value-type="float" office:value="5006" calcext:value-type="float">
            <text:p>5006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/>
          <table:table-cell office:value-type="float" office:value="5007" calcext:value-type="float">
            <text:p>5007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float" office:value="5008" calcext:value-type="float">
            <text:p>500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/>
          <table:table-cell office:value-type="float" office:value="5009" calcext:value-type="float">
            <text:p>500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/>
          <table:table-cell office:value-type="float" office:value="5010" calcext:value-type="float">
            <text:p>501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/>
          <table:table-cell office:value-type="float" office:value="5011" calcext:value-type="float">
            <text:p>5011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float" office:value="5012" calcext:value-type="float">
            <text:p>501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float" office:value="5013" calcext:value-type="float">
            <text:p>501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float" office:value="5014" calcext:value-type="float">
            <text:p>501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/>
          <table:table-cell office:value-type="float" office:value="5015" calcext:value-type="float">
            <text:p>501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/>
          <table:table-cell office:value-type="float" office:value="5016" calcext:value-type="float">
            <text:p>501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/>
          <table:table-cell office:value-type="float" office:value="5017" calcext:value-type="float">
            <text:p>501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float" office:value="5018" calcext:value-type="float">
            <text:p>501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office:value-type="float" office:value="5019" calcext:value-type="float">
            <text:p>501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/>
          <table:table-cell office:value-type="float" office:value="5020" calcext:value-type="float">
            <text:p>502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/>
          <table:table-cell office:value-type="float" office:value="5021" calcext:value-type="float">
            <text:p>502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float" office:value="5022" calcext:value-type="float">
            <text:p>502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/>
          <table:table-cell office:value-type="float" office:value="5023" calcext:value-type="float">
            <text:p>502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/>
          <table:table-cell office:value-type="float" office:value="5024" calcext:value-type="float">
            <text:p>502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/>
          <table:table-cell office:value-type="float" office:value="5025" calcext:value-type="float">
            <text:p>5025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/>
          <table:table-cell office:value-type="float" office:value="5026" calcext:value-type="float">
            <text:p>5026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/>
          <table:table-cell office:value-type="float" office:value="5027" calcext:value-type="float">
            <text:p>502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float" office:value="5028" calcext:value-type="float">
            <text:p>502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/>
          <table:table-cell office:value-type="float" office:value="5029" calcext:value-type="float">
            <text:p>5029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/>
          <table:table-cell office:value-type="float" office:value="5030" calcext:value-type="float">
            <text:p>503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/>
          <table:table-cell office:value-type="float" office:value="5031" calcext:value-type="float">
            <text:p>503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/>
          <table:table-cell office:value-type="float" office:value="5032" calcext:value-type="float">
            <text:p>503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/>
          <table:table-cell office:value-type="float" office:value="5033" calcext:value-type="float">
            <text:p>503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/>
          <table:table-cell office:value-type="float" office:value="5034" calcext:value-type="float">
            <text:p>503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/>
          <table:table-cell office:value-type="float" office:value="5035" calcext:value-type="float">
            <text:p>503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/>
          <table:table-cell office:value-type="float" office:value="5036" calcext:value-type="float">
            <text:p>503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/>
          <table:table-cell office:value-type="float" office:value="5037" calcext:value-type="float">
            <text:p>503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5038" calcext:value-type="float">
            <text:p>503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/>
          <table:table-cell office:value-type="float" office:value="5039" calcext:value-type="float">
            <text:p>503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/>
          <table:table-cell office:value-type="float" office:value="5040" calcext:value-type="float">
            <text:p>504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/>
          <table:table-cell office:value-type="float" office:value="5041" calcext:value-type="float">
            <text:p>504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float" office:value="5042" calcext:value-type="float">
            <text:p>504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/>
          <table:table-cell office:value-type="float" office:value="5043" calcext:value-type="float">
            <text:p>504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/>
          <table:table-cell office:value-type="float" office:value="5044" calcext:value-type="float">
            <text:p>504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/>
          <table:table-cell office:value-type="float" office:value="5045" calcext:value-type="float">
            <text:p>504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/>
          <table:table-cell office:value-type="float" office:value="5046" calcext:value-type="float">
            <text:p>5046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/>
          <table:table-cell office:value-type="float" office:value="5047" calcext:value-type="float">
            <text:p>504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float" office:value="5048" calcext:value-type="float">
            <text:p>5048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/>
          <table:table-cell office:value-type="float" office:value="5049" calcext:value-type="float">
            <text:p>504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/>
          <table:table-cell office:value-type="float" office:value="5050" calcext:value-type="float">
            <text:p>505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/>
          <table:table-cell office:value-type="float" office:value="5051" calcext:value-type="float">
            <text:p>505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/>
          <table:table-cell office:value-type="float" office:value="5052" calcext:value-type="float">
            <text:p>505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/>
          <table:table-cell office:value-type="float" office:value="5053" calcext:value-type="float">
            <text:p>505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/>
          <table:table-cell office:value-type="float" office:value="5054" calcext:value-type="float">
            <text:p>505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/>
          <table:table-cell office:value-type="float" office:value="5055" calcext:value-type="float">
            <text:p>505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/>
          <table:table-cell office:value-type="float" office:value="5056" calcext:value-type="float">
            <text:p>505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float" office:value="5057" calcext:value-type="float">
            <text:p>505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float" office:value="5058" calcext:value-type="float">
            <text:p>505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/>
          <table:table-cell office:value-type="float" office:value="5059" calcext:value-type="float">
            <text:p>505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/>
          <table:table-cell office:value-type="float" office:value="5060" calcext:value-type="float">
            <text:p>506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/>
          <table:table-cell office:value-type="float" office:value="5061" calcext:value-type="float">
            <text:p>506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float" office:value="5062" calcext:value-type="float">
            <text:p>506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float" office:value="5063" calcext:value-type="float">
            <text:p>506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/>
          <table:table-cell office:value-type="float" office:value="5064" calcext:value-type="float">
            <text:p>506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float" office:value="5065" calcext:value-type="float">
            <text:p>506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float" office:value="5066" calcext:value-type="float">
            <text:p>506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/>
          <table:table-cell office:value-type="float" office:value="5067" calcext:value-type="float">
            <text:p>506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5068" calcext:value-type="float">
            <text:p>506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/>
          <table:table-cell office:value-type="float" office:value="5070" calcext:value-type="float">
            <text:p>507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/>
          <table:table-cell office:value-type="float" office:value="5071" calcext:value-type="float">
            <text:p>507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/>
          <table:table-cell office:value-type="float" office:value="5072" calcext:value-type="float">
            <text:p>507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/>
          <table:table-cell office:value-type="float" office:value="5073" calcext:value-type="float">
            <text:p>5073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/>
          <table:table-cell office:value-type="float" office:value="5074" calcext:value-type="float">
            <text:p>507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/>
          <table:table-cell office:value-type="float" office:value="5075" calcext:value-type="float">
            <text:p>5075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float" office:value="5076" calcext:value-type="float">
            <text:p>507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/>
          <table:table-cell office:value-type="float" office:value="5077" calcext:value-type="float">
            <text:p>5077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float" office:value="5078" calcext:value-type="float">
            <text:p>507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float" office:value="5079" calcext:value-type="float">
            <text:p>507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office:value-type="float" office:value="5080" calcext:value-type="float">
            <text:p>508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/>
          <table:table-cell office:value-type="float" office:value="5081" calcext:value-type="float">
            <text:p>508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/>
          <table:table-cell office:value-type="float" office:value="5082" calcext:value-type="float">
            <text:p>508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/>
          <table:table-cell office:value-type="float" office:value="5083" calcext:value-type="float">
            <text:p>508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5084" calcext:value-type="float">
            <text:p>508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office:value-type="float" office:value="5085" calcext:value-type="float">
            <text:p>508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/>
          <table:table-cell office:value-type="float" office:value="5086" calcext:value-type="float">
            <text:p>508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/>
          <table:table-cell office:value-type="float" office:value="5087" calcext:value-type="float">
            <text:p>508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5088" calcext:value-type="float">
            <text:p>508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/>
          <table:table-cell office:value-type="float" office:value="5090" calcext:value-type="float">
            <text:p>509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/>
          <table:table-cell office:value-type="float" office:value="5091" calcext:value-type="float">
            <text:p>509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/>
          <table:table-cell office:value-type="float" office:value="5092" calcext:value-type="float">
            <text:p>509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/>
          <table:table-cell office:value-type="float" office:value="5093" calcext:value-type="float">
            <text:p>509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/>
          <table:table-cell office:value-type="float" office:value="5094" calcext:value-type="float">
            <text:p>509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/>
          <table:table-cell office:value-type="float" office:value="5095" calcext:value-type="float">
            <text:p>509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float" office:value="5096" calcext:value-type="float">
            <text:p>509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5097" calcext:value-type="float">
            <text:p>509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float" office:value="5098" calcext:value-type="float">
            <text:p>509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/>
          <table:table-cell office:value-type="float" office:value="5099" calcext:value-type="float">
            <text:p>509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/>
          <table:table-cell office:value-type="float" office:value="5101" calcext:value-type="float">
            <text:p>5101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/>
          <table:table-cell office:value-type="float" office:value="5102" calcext:value-type="float">
            <text:p>510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/>
          <table:table-cell office:value-type="float" office:value="5103" calcext:value-type="float">
            <text:p>5103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/>
          <table:table-cell office:value-type="float" office:value="5104" calcext:value-type="float">
            <text:p>5104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/>
          <table:table-cell office:value-type="float" office:value="5105" calcext:value-type="float">
            <text:p>5105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/>
          <table:table-cell office:value-type="float" office:value="5106" calcext:value-type="float">
            <text:p>510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/>
          <table:table-cell office:value-type="float" office:value="5107" calcext:value-type="float">
            <text:p>510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float" office:value="5108" calcext:value-type="float">
            <text:p>5108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/>
          <table:table-cell office:value-type="float" office:value="5109" calcext:value-type="float">
            <text:p>5109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/>
          <table:table-cell office:value-type="float" office:value="5110" calcext:value-type="float">
            <text:p>511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/>
          <table:table-cell office:value-type="float" office:value="5111" calcext:value-type="float">
            <text:p>511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/>
          <table:table-cell office:value-type="float" office:value="5112" calcext:value-type="float">
            <text:p>511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float" office:value="5113" calcext:value-type="float">
            <text:p>511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/>
          <table:table-cell office:value-type="float" office:value="5114" calcext:value-type="float">
            <text:p>511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/>
          <table:table-cell office:value-type="float" office:value="5115" calcext:value-type="float">
            <text:p>511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/>
          <table:table-cell office:value-type="float" office:value="5116" calcext:value-type="float">
            <text:p>5116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/>
          <table:table-cell office:value-type="float" office:value="5117" calcext:value-type="float">
            <text:p>511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/>
          <table:table-cell office:value-type="float" office:value="5118" calcext:value-type="float">
            <text:p>511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/>
          <table:table-cell office:value-type="float" office:value="5119" calcext:value-type="float">
            <text:p>5119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/>
          <table:table-cell office:value-type="float" office:value="5120" calcext:value-type="float">
            <text:p>512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/>
          <table:table-cell office:value-type="float" office:value="5121" calcext:value-type="float">
            <text:p>5121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/>
          <table:table-cell office:value-type="float" office:value="5122" calcext:value-type="float">
            <text:p>512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/>
          <table:table-cell office:value-type="float" office:value="5123" calcext:value-type="float">
            <text:p>5123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/>
          <table:table-cell office:value-type="float" office:value="5124" calcext:value-type="float">
            <text:p>5124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/>
          <table:table-cell office:value-type="float" office:value="5125" calcext:value-type="float">
            <text:p>5125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float" office:value="5126" calcext:value-type="float">
            <text:p>512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/>
          <table:table-cell office:value-type="float" office:value="5127" calcext:value-type="float">
            <text:p>5127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5128" calcext:value-type="float">
            <text:p>5128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/>
          <table:table-cell office:value-type="float" office:value="5129" calcext:value-type="float">
            <text:p>5129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/>
          <table:table-cell office:value-type="float" office:value="5130" calcext:value-type="float">
            <text:p>513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float" office:value="5131" calcext:value-type="float">
            <text:p>5131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/>
          <table:table-cell office:value-type="float" office:value="5132" calcext:value-type="float">
            <text:p>513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/>
          <table:table-cell office:value-type="float" office:value="5133" calcext:value-type="float">
            <text:p>513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/>
          <table:table-cell office:value-type="float" office:value="5134" calcext:value-type="float">
            <text:p>5134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/>
          <table:table-cell office:value-type="float" office:value="5135" calcext:value-type="float">
            <text:p>5135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/>
          <table:table-cell office:value-type="float" office:value="5136" calcext:value-type="float">
            <text:p>5136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float" office:value="5137" calcext:value-type="float">
            <text:p>513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float" office:value="5138" calcext:value-type="float">
            <text:p>5138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/>
          <table:table-cell office:value-type="float" office:value="5139" calcext:value-type="float">
            <text:p>5139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/>
          <table:table-cell office:value-type="float" office:value="5140" calcext:value-type="float">
            <text:p>514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/>
          <table:table-cell office:value-type="float" office:value="5141" calcext:value-type="float">
            <text:p>5141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/>
          <table:table-cell office:value-type="float" office:value="5142" calcext:value-type="float">
            <text:p>514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/>
          <table:table-cell office:value-type="float" office:value="5143" calcext:value-type="float">
            <text:p>5143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/>
          <table:table-cell office:value-type="float" office:value="5144" calcext:value-type="float">
            <text:p>5144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float" office:value="5145" calcext:value-type="float">
            <text:p>5145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/>
          <table:table-cell office:value-type="float" office:value="5146" calcext:value-type="float">
            <text:p>5146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/>
          <table:table-cell office:value-type="float" office:value="5147" calcext:value-type="float">
            <text:p>5147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5148" calcext:value-type="float">
            <text:p>5148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/>
          <table:table-cell office:value-type="float" office:value="5149" calcext:value-type="float">
            <text:p>5149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/>
          <table:table-cell office:value-type="float" office:value="5150" calcext:value-type="float">
            <text:p>515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/>
          <table:table-cell office:value-type="float" office:value="5151" calcext:value-type="float">
            <text:p>515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5152" calcext:value-type="float">
            <text:p>515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/>
          <table:table-cell office:value-type="float" office:value="5153" calcext:value-type="float">
            <text:p>5153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/>
          <table:table-cell office:value-type="float" office:value="5154" calcext:value-type="float">
            <text:p>5154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/>
          <table:table-cell office:value-type="float" office:value="5155" calcext:value-type="float">
            <text:p>5155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/>
          <table:table-cell office:value-type="float" office:value="5156" calcext:value-type="float">
            <text:p>515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float" office:value="5157" calcext:value-type="float">
            <text:p>5157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float" office:value="5158" calcext:value-type="float">
            <text:p>5158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/>
          <table:table-cell office:value-type="float" office:value="5160" calcext:value-type="float">
            <text:p>516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float" office:value="5161" calcext:value-type="float">
            <text:p>5161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/>
          <table:table-cell office:value-type="float" office:value="5162" calcext:value-type="float">
            <text:p>516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/>
          <table:table-cell office:value-type="float" office:value="5163" calcext:value-type="float">
            <text:p>5163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/>
          <table:table-cell office:value-type="float" office:value="5164" calcext:value-type="float">
            <text:p>5164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/>
          <table:table-cell office:value-type="float" office:value="5165" calcext:value-type="float">
            <text:p>516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/>
          <table:table-cell office:value-type="float" office:value="5166" calcext:value-type="float">
            <text:p>5166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/>
          <table:table-cell office:value-type="float" office:value="5167" calcext:value-type="float">
            <text:p>5167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float" office:value="5168" calcext:value-type="float">
            <text:p>516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/>
          <table:table-cell office:value-type="float" office:value="5169" calcext:value-type="float">
            <text:p>5169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float" office:value="5170" calcext:value-type="float">
            <text:p>517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float" office:value="5171" calcext:value-type="float">
            <text:p>5171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/>
          <table:table-cell office:value-type="float" office:value="5172" calcext:value-type="float">
            <text:p>517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float" office:value="5173" calcext:value-type="float">
            <text:p>5173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/>
          <table:table-cell office:value-type="float" office:value="5174" calcext:value-type="float">
            <text:p>517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/>
          <table:table-cell office:value-type="float" office:value="5175" calcext:value-type="float">
            <text:p>5175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float" office:value="5176" calcext:value-type="float">
            <text:p>517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/>
          <table:table-cell office:value-type="float" office:value="5177" calcext:value-type="float">
            <text:p>517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/>
          <table:table-cell office:value-type="float" office:value="5178" calcext:value-type="float">
            <text:p>5178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/>
          <table:table-cell office:value-type="float" office:value="5179" calcext:value-type="float">
            <text:p>5179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/>
          <table:table-cell office:value-type="float" office:value="5180" calcext:value-type="float">
            <text:p>518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/>
          <table:table-cell office:value-type="float" office:value="5181" calcext:value-type="float">
            <text:p>5181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/>
          <table:table-cell office:value-type="float" office:value="5183" calcext:value-type="float">
            <text:p>5183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/>
          <table:table-cell office:value-type="float" office:value="5184" calcext:value-type="float">
            <text:p>518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/>
          <table:table-cell office:value-type="float" office:value="5185" calcext:value-type="float">
            <text:p>518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/>
          <table:table-cell office:value-type="float" office:value="5186" calcext:value-type="float">
            <text:p>518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5187" calcext:value-type="float">
            <text:p>518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5188" calcext:value-type="float">
            <text:p>518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office:value-type="float" office:value="5190" calcext:value-type="float">
            <text:p>519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/>
          <table:table-cell office:value-type="float" office:value="5191" calcext:value-type="float">
            <text:p>519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/>
          <table:table-cell office:value-type="float" office:value="5192" calcext:value-type="float">
            <text:p>519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/>
          <table:table-cell office:value-type="float" office:value="5193" calcext:value-type="float">
            <text:p>519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/>
          <table:table-cell office:value-type="float" office:value="5194" calcext:value-type="float">
            <text:p>5194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/>
          <table:table-cell office:value-type="float" office:value="5195" calcext:value-type="float">
            <text:p>5195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/>
          <table:table-cell office:value-type="float" office:value="5196" calcext:value-type="float">
            <text:p>5196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5197" calcext:value-type="float">
            <text:p>5197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/>
          <table:table-cell office:value-type="float" office:value="5198" calcext:value-type="float">
            <text:p>5198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/>
          <table:table-cell office:value-type="float" office:value="5199" calcext:value-type="float">
            <text:p>5199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/>
          <table:table-cell office:value-type="float" office:value="5200" calcext:value-type="float">
            <text:p>520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/>
          <table:table-cell office:value-type="float" office:value="5201" calcext:value-type="float">
            <text:p>5201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/>
          <table:table-cell office:value-type="float" office:value="5202" calcext:value-type="float">
            <text:p>5202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/>
          <table:table-cell office:value-type="float" office:value="5203" calcext:value-type="float">
            <text:p>520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/>
          <table:table-cell office:value-type="float" office:value="5204" calcext:value-type="float">
            <text:p>520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/>
          <table:table-cell office:value-type="float" office:value="5205" calcext:value-type="float">
            <text:p>5205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/>
          <table:table-cell office:value-type="float" office:value="5206" calcext:value-type="float">
            <text:p>5206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/>
          <table:table-cell office:value-type="float" office:value="5207" calcext:value-type="float">
            <text:p>5207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float" office:value="5208" calcext:value-type="float">
            <text:p>5208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/>
          <table:table-cell office:value-type="float" office:value="5209" calcext:value-type="float">
            <text:p>5209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/>
          <table:table-cell office:value-type="float" office:value="5210" calcext:value-type="float">
            <text:p>5210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/>
          <table:table-cell office:value-type="float" office:value="5211" calcext:value-type="float">
            <text:p>5211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/>
          <table:table-cell office:value-type="float" office:value="5212" calcext:value-type="float">
            <text:p>5212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float" office:value="5213" calcext:value-type="float">
            <text:p>5213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/>
          <table:table-cell office:value-type="float" office:value="5214" calcext:value-type="float">
            <text:p>5214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/>
          <table:table-cell office:value-type="float" office:value="5215" calcext:value-type="float">
            <text:p>5215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/>
          <table:table-cell office:value-type="float" office:value="5216" calcext:value-type="float">
            <text:p>5216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/>
          <table:table-cell office:value-type="float" office:value="5217" calcext:value-type="float">
            <text:p>5217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float" office:value="5218" calcext:value-type="float">
            <text:p>5218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/>
          <table:table-cell office:value-type="float" office:value="5219" calcext:value-type="float">
            <text:p>5219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/>
          <table:table-cell office:value-type="float" office:value="5220" calcext:value-type="float">
            <text:p>5220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/>
          <table:table-cell office:value-type="float" office:value="5221" calcext:value-type="float">
            <text:p>5221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/>
          <table:table-cell office:value-type="float" office:value="5222" calcext:value-type="float">
            <text:p>5222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/>
          <table:table-cell office:value-type="float" office:value="5223" calcext:value-type="float">
            <text:p>5223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/>
          <table:table-cell office:value-type="float" office:value="5224" calcext:value-type="float">
            <text:p>5224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/>
          <table:table-cell office:value-type="float" office:value="5225" calcext:value-type="float">
            <text:p>5225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/>
          <table:table-cell office:value-type="float" office:value="5226" calcext:value-type="float">
            <text:p>5226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/>
          <table:table-cell office:value-type="float" office:value="5227" calcext:value-type="float">
            <text:p>5227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float" office:value="5228" calcext:value-type="float">
            <text:p>5228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5229" calcext:value-type="float">
            <text:p>5229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/>
          <table:table-cell office:value-type="float" office:value="5230" calcext:value-type="float">
            <text:p>523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/>
          <table:table-cell office:value-type="float" office:value="5231" calcext:value-type="float">
            <text:p>5231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float" office:value="5233" calcext:value-type="float">
            <text:p>5233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/>
          <table:table-cell office:value-type="float" office:value="5234" calcext:value-type="float">
            <text:p>523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/>
          <table:table-cell office:value-type="float" office:value="5235" calcext:value-type="float">
            <text:p>523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/>
          <table:table-cell office:value-type="float" office:value="5236" calcext:value-type="float">
            <text:p>5236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/>
          <table:table-cell office:value-type="float" office:value="5237" calcext:value-type="float">
            <text:p>5237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float" office:value="5238" calcext:value-type="float">
            <text:p>5238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/>
          <table:table-cell office:value-type="float" office:value="5239" calcext:value-type="float">
            <text:p>5239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/>
          <table:table-cell office:value-type="float" office:value="5240" calcext:value-type="float">
            <text:p>5240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/>
          <table:table-cell office:value-type="float" office:value="5241" calcext:value-type="float">
            <text:p>5241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5242" calcext:value-type="float">
            <text:p>5242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/>
          <table:table-cell office:value-type="float" office:value="5243" calcext:value-type="float">
            <text:p>5243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/>
          <table:table-cell office:value-type="float" office:value="5244" calcext:value-type="float">
            <text:p>524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/>
          <table:table-cell office:value-type="float" office:value="5245" calcext:value-type="float">
            <text:p>5245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float" office:value="5246" calcext:value-type="float">
            <text:p>5246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float" office:value="5247" calcext:value-type="float">
            <text:p>5247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float" office:value="5248" calcext:value-type="float">
            <text:p>5248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/>
          <table:table-cell office:value-type="float" office:value="5249" calcext:value-type="float">
            <text:p>5249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/>
          <table:table-cell office:value-type="float" office:value="5251" calcext:value-type="float">
            <text:p>5251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5252" calcext:value-type="float">
            <text:p>5252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/>
          <table:table-cell office:value-type="float" office:value="5253" calcext:value-type="float">
            <text:p>5253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/>
          <table:table-cell office:value-type="float" office:value="5254" calcext:value-type="float">
            <text:p>5254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float" office:value="5255" calcext:value-type="float">
            <text:p>5255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/>
          <table:table-cell office:value-type="float" office:value="5256" calcext:value-type="float">
            <text:p>5256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/>
          <table:table-cell office:value-type="float" office:value="5257" calcext:value-type="float">
            <text:p>5257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float" office:value="5258" calcext:value-type="float">
            <text:p>5258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/>
          <table:table-cell office:value-type="float" office:value="5259" calcext:value-type="float">
            <text:p>5259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/>
          <table:table-cell office:value-type="float" office:value="5260" calcext:value-type="float">
            <text:p>5260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/>
          <table:table-cell office:value-type="float" office:value="5261" calcext:value-type="float">
            <text:p>526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5262" calcext:value-type="float">
            <text:p>526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/>
          <table:table-cell office:value-type="float" office:value="5263" calcext:value-type="float">
            <text:p>5263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/>
          <table:table-cell office:value-type="float" office:value="5264" calcext:value-type="float">
            <text:p>526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float" office:value="5265" calcext:value-type="float">
            <text:p>5265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/>
          <table:table-cell office:value-type="float" office:value="5266" calcext:value-type="float">
            <text:p>5266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/>
          <table:table-cell office:value-type="float" office:value="5267" calcext:value-type="float">
            <text:p>526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float" office:value="5268" calcext:value-type="float">
            <text:p>526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/>
          <table:table-cell office:value-type="float" office:value="5269" calcext:value-type="float">
            <text:p>526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/>
          <table:table-cell office:value-type="float" office:value="5270" calcext:value-type="float">
            <text:p>527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/>
          <table:table-cell office:value-type="float" office:value="5271" calcext:value-type="float">
            <text:p>5271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/>
          <table:table-cell office:value-type="float" office:value="5272" calcext:value-type="float">
            <text:p>5272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/>
          <table:table-cell office:value-type="float" office:value="5274" calcext:value-type="float">
            <text:p>5274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/>
          <table:table-cell office:value-type="float" office:value="5275" calcext:value-type="float">
            <text:p>527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/>
          <table:table-cell office:value-type="float" office:value="5276" calcext:value-type="float">
            <text:p>527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/>
          <table:table-cell office:value-type="float" office:value="5277" calcext:value-type="float">
            <text:p>5277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float" office:value="5278" calcext:value-type="float">
            <text:p>527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/>
          <table:table-cell office:value-type="float" office:value="5279" calcext:value-type="float">
            <text:p>527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/>
          <table:table-cell office:value-type="float" office:value="5280" calcext:value-type="float">
            <text:p>528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/>
          <table:table-cell office:value-type="float" office:value="5281" calcext:value-type="float">
            <text:p>5281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/>
          <table:table-cell office:value-type="float" office:value="5282" calcext:value-type="float">
            <text:p>5282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/>
          <table:table-cell office:value-type="float" office:value="5283" calcext:value-type="float">
            <text:p>528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5284" calcext:value-type="float">
            <text:p>5284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/>
          <table:table-cell office:value-type="float" office:value="5285" calcext:value-type="float">
            <text:p>5285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/>
          <table:table-cell office:value-type="float" office:value="5286" calcext:value-type="float">
            <text:p>5286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/>
          <table:table-cell office:value-type="float" office:value="5287" calcext:value-type="float">
            <text:p>5287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float" office:value="5288" calcext:value-type="float">
            <text:p>5288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/>
          <table:table-cell office:value-type="float" office:value="5289" calcext:value-type="float">
            <text:p>5289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/>
          <table:table-cell office:value-type="float" office:value="5290" calcext:value-type="float">
            <text:p>5290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/>
          <table:table-cell office:value-type="float" office:value="5291" calcext:value-type="float">
            <text:p>529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/>
          <table:table-cell office:value-type="float" office:value="5292" calcext:value-type="float">
            <text:p>5292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/>
          <table:table-cell office:value-type="float" office:value="5293" calcext:value-type="float">
            <text:p>5293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/>
          <table:table-cell office:value-type="float" office:value="5294" calcext:value-type="float">
            <text:p>5294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/>
          <table:table-cell office:value-type="float" office:value="5295" calcext:value-type="float">
            <text:p>5295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/>
          <table:table-cell office:value-type="float" office:value="5296" calcext:value-type="float">
            <text:p>529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/>
          <table:table-cell office:value-type="float" office:value="5297" calcext:value-type="float">
            <text:p>5297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/>
          <table:table-cell office:value-type="float" office:value="5298" calcext:value-type="float">
            <text:p>5298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/>
          <table:table-cell office:value-type="float" office:value="5299" calcext:value-type="float">
            <text:p>5299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/>
          <table:table-cell office:value-type="float" office:value="5300" calcext:value-type="float">
            <text:p>530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/>
          <table:table-cell office:value-type="float" office:value="5301" calcext:value-type="float">
            <text:p>530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/>
          <table:table-cell office:value-type="float" office:value="5302" calcext:value-type="float">
            <text:p>5302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/>
          <table:table-cell office:value-type="float" office:value="5303" calcext:value-type="float">
            <text:p>5303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/>
          <table:table-cell office:value-type="float" office:value="5304" calcext:value-type="float">
            <text:p>5304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/>
          <table:table-cell office:value-type="float" office:value="5305" calcext:value-type="float">
            <text:p>5305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/>
          <table:table-cell office:value-type="float" office:value="5306" calcext:value-type="float">
            <text:p>5306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/>
          <table:table-cell office:value-type="float" office:value="5307" calcext:value-type="float">
            <text:p>530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5308" calcext:value-type="float">
            <text:p>5308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/>
          <table:table-cell office:value-type="float" office:value="5309" calcext:value-type="float">
            <text:p>5309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/>
          <table:table-cell office:value-type="float" office:value="5310" calcext:value-type="float">
            <text:p>5310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/>
          <table:table-cell office:value-type="float" office:value="5311" calcext:value-type="float">
            <text:p>5311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/>
          <table:table-cell office:value-type="float" office:value="5312" calcext:value-type="float">
            <text:p>5312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/>
          <table:table-cell office:value-type="float" office:value="5313" calcext:value-type="float">
            <text:p>5313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5314" calcext:value-type="float">
            <text:p>5314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/>
          <table:table-cell office:value-type="float" office:value="5315" calcext:value-type="float">
            <text:p>5315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/>
          <table:table-cell office:value-type="float" office:value="5316" calcext:value-type="float">
            <text:p>5316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float" office:value="5317" calcext:value-type="float">
            <text:p>5317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float" office:value="5318" calcext:value-type="float">
            <text:p>5318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/>
          <table:table-cell office:value-type="float" office:value="5319" calcext:value-type="float">
            <text:p>5319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/>
          <table:table-cell office:value-type="float" office:value="5320" calcext:value-type="float">
            <text:p>5320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/>
          <table:table-cell office:value-type="float" office:value="5321" calcext:value-type="float">
            <text:p>5321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/>
          <table:table-cell office:value-type="float" office:value="5322" calcext:value-type="float">
            <text:p>5322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/>
          <table:table-cell office:value-type="float" office:value="5323" calcext:value-type="float">
            <text:p>5323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/>
          <table:table-cell office:value-type="float" office:value="5324" calcext:value-type="float">
            <text:p>5324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/>
          <table:table-cell office:value-type="float" office:value="5325" calcext:value-type="float">
            <text:p>5325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5326" calcext:value-type="float">
            <text:p>5326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/>
          <table:table-cell office:value-type="float" office:value="5327" calcext:value-type="float">
            <text:p>5327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/>
          <table:table-cell office:value-type="float" office:value="5328" calcext:value-type="float">
            <text:p>5328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5329" calcext:value-type="float">
            <text:p>5329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/>
          <table:table-cell office:value-type="float" office:value="5330" calcext:value-type="float">
            <text:p>533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/>
          <table:table-cell office:value-type="float" office:value="5331" calcext:value-type="float">
            <text:p>533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/>
          <table:table-cell office:value-type="float" office:value="5332" calcext:value-type="float">
            <text:p>5332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/>
          <table:table-cell office:value-type="float" office:value="5333" calcext:value-type="float">
            <text:p>5333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/>
          <table:table-cell office:value-type="float" office:value="5334" calcext:value-type="float">
            <text:p>533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/>
          <table:table-cell office:value-type="float" office:value="5335" calcext:value-type="float">
            <text:p>533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/>
          <table:table-cell office:value-type="float" office:value="5337" calcext:value-type="float">
            <text:p>533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5338" calcext:value-type="float">
            <text:p>5338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/>
          <table:table-cell office:value-type="float" office:value="5339" calcext:value-type="float">
            <text:p>5339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/>
          <table:table-cell office:value-type="float" office:value="5340" calcext:value-type="float">
            <text:p>5340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5341" calcext:value-type="float">
            <text:p>5341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float" office:value="5342" calcext:value-type="float">
            <text:p>5342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/>
          <table:table-cell office:value-type="float" office:value="5343" calcext:value-type="float">
            <text:p>534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/>
          <table:table-cell office:value-type="float" office:value="5344" calcext:value-type="float">
            <text:p>534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/>
          <table:table-cell office:value-type="float" office:value="5345" calcext:value-type="float">
            <text:p>534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5346" calcext:value-type="float">
            <text:p>5346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5347" calcext:value-type="float">
            <text:p>5347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float" office:value="5348" calcext:value-type="float">
            <text:p>5348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office:value-type="float" office:value="5349" calcext:value-type="float">
            <text:p>5349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office:value-type="float" office:value="5350" calcext:value-type="float">
            <text:p>535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/>
          <table:table-cell office:value-type="float" office:value="5351" calcext:value-type="float">
            <text:p>5351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/>
          <table:table-cell office:value-type="float" office:value="5352" calcext:value-type="float">
            <text:p>535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/>
          <table:table-cell office:value-type="float" office:value="5353" calcext:value-type="float">
            <text:p>535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/>
          <table:table-cell office:value-type="float" office:value="5354" calcext:value-type="float">
            <text:p>5354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/>
          <table:table-cell office:value-type="float" office:value="5355" calcext:value-type="float">
            <text:p>5355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/>
          <table:table-cell office:value-type="float" office:value="5356" calcext:value-type="float">
            <text:p>535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/>
          <table:table-cell office:value-type="float" office:value="5357" calcext:value-type="float">
            <text:p>5357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/>
          <table:table-cell office:value-type="float" office:value="5358" calcext:value-type="float">
            <text:p>535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/>
          <table:table-cell office:value-type="float" office:value="5359" calcext:value-type="float">
            <text:p>535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/>
          <table:table-cell office:value-type="float" office:value="5360" calcext:value-type="float">
            <text:p>536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/>
          <table:table-cell office:value-type="float" office:value="5361" calcext:value-type="float">
            <text:p>536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/>
          <table:table-cell office:value-type="float" office:value="5362" calcext:value-type="float">
            <text:p>536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float" office:value="5363" calcext:value-type="float">
            <text:p>536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/>
          <table:table-cell office:value-type="float" office:value="5364" calcext:value-type="float">
            <text:p>536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/>
          <table:table-cell office:value-type="float" office:value="5365" calcext:value-type="float">
            <text:p>536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/>
          <table:table-cell office:value-type="float" office:value="5366" calcext:value-type="float">
            <text:p>5366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/>
          <table:table-cell office:value-type="float" office:value="5367" calcext:value-type="float">
            <text:p>536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float" office:value="5368" calcext:value-type="float">
            <text:p>5368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/>
          <table:table-cell office:value-type="float" office:value="5369" calcext:value-type="float">
            <text:p>5369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/>
          <table:table-cell office:value-type="float" office:value="5370" calcext:value-type="float">
            <text:p>537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/>
          <table:table-cell office:value-type="float" office:value="5371" calcext:value-type="float">
            <text:p>5371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/>
          <table:table-cell office:value-type="float" office:value="5372" calcext:value-type="float">
            <text:p>5372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/>
          <table:table-cell office:value-type="float" office:value="5373" calcext:value-type="float">
            <text:p>5373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/>
          <table:table-cell office:value-type="float" office:value="5374" calcext:value-type="float">
            <text:p>537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/>
          <table:table-cell office:value-type="float" office:value="5375" calcext:value-type="float">
            <text:p>5375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/>
          <table:table-cell office:value-type="float" office:value="5376" calcext:value-type="float">
            <text:p>5376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/>
          <table:table-cell office:value-type="float" office:value="5377" calcext:value-type="float">
            <text:p>537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office:value-type="float" office:value="5378" calcext:value-type="float">
            <text:p>5378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/>
          <table:table-cell office:value-type="float" office:value="5379" calcext:value-type="float">
            <text:p>537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/>
          <table:table-cell office:value-type="float" office:value="5380" calcext:value-type="float">
            <text:p>538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/>
          <table:table-cell office:value-type="float" office:value="5381" calcext:value-type="float">
            <text:p>5381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/>
          <table:table-cell office:value-type="float" office:value="5382" calcext:value-type="float">
            <text:p>538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/>
          <table:table-cell office:value-type="float" office:value="5383" calcext:value-type="float">
            <text:p>5383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/>
          <table:table-cell office:value-type="float" office:value="5384" calcext:value-type="float">
            <text:p>5384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office:value-type="float" office:value="5385" calcext:value-type="float">
            <text:p>5385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/>
          <table:table-cell office:value-type="float" office:value="5386" calcext:value-type="float">
            <text:p>5386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/>
          <table:table-cell office:value-type="float" office:value="5387" calcext:value-type="float">
            <text:p>538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5388" calcext:value-type="float">
            <text:p>5388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5389" calcext:value-type="float">
            <text:p>538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/>
          <table:table-cell office:value-type="float" office:value="5390" calcext:value-type="float">
            <text:p>5390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/>
          <table:table-cell office:value-type="float" office:value="5391" calcext:value-type="float">
            <text:p>5391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/>
          <table:table-cell office:value-type="float" office:value="5392" calcext:value-type="float">
            <text:p>5392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/>
          <table:table-cell office:value-type="float" office:value="5393" calcext:value-type="float">
            <text:p>539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/>
          <table:table-cell office:value-type="float" office:value="5394" calcext:value-type="float">
            <text:p>5394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/>
          <table:table-cell office:value-type="float" office:value="5395" calcext:value-type="float">
            <text:p>5395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/>
          <table:table-cell office:value-type="float" office:value="5396" calcext:value-type="float">
            <text:p>5396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/>
          <table:table-cell office:value-type="float" office:value="5397" calcext:value-type="float">
            <text:p>5397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/>
          <table:table-cell office:value-type="float" office:value="5398" calcext:value-type="float">
            <text:p>5398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/>
          <table:table-cell office:value-type="float" office:value="5399" calcext:value-type="float">
            <text:p>539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/>
          <table:table-cell office:value-type="float" office:value="5400" calcext:value-type="float">
            <text:p>5400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/>
          <table:table-cell office:value-type="float" office:value="5401" calcext:value-type="float">
            <text:p>5401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/>
          <table:table-cell office:value-type="float" office:value="5402" calcext:value-type="float">
            <text:p>5402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/>
          <table:table-cell office:value-type="float" office:value="5403" calcext:value-type="float">
            <text:p>5403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/>
          <table:table-cell office:value-type="float" office:value="5404" calcext:value-type="float">
            <text:p>5404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/>
          <table:table-cell office:value-type="float" office:value="5405" calcext:value-type="float">
            <text:p>5405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/>
          <table:table-cell office:value-type="float" office:value="5406" calcext:value-type="float">
            <text:p>5406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/>
          <table:table-cell office:value-type="float" office:value="5407" calcext:value-type="float">
            <text:p>5407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/>
          <table:table-cell office:value-type="float" office:value="5408" calcext:value-type="float">
            <text:p>5408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/>
          <table:table-cell office:value-type="float" office:value="5409" calcext:value-type="float">
            <text:p>5409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/>
          <table:table-cell office:value-type="float" office:value="5410" calcext:value-type="float">
            <text:p>541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/>
          <table:table-cell office:value-type="float" office:value="5411" calcext:value-type="float">
            <text:p>5411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/>
          <table:table-cell office:value-type="float" office:value="5413" calcext:value-type="float">
            <text:p>5413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/>
          <table:table-cell office:value-type="float" office:value="5414" calcext:value-type="float">
            <text:p>541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/>
          <table:table-cell office:value-type="float" office:value="5415" calcext:value-type="float">
            <text:p>541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/>
          <table:table-cell office:value-type="float" office:value="5416" calcext:value-type="float">
            <text:p>5416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/>
          <table:table-cell office:value-type="float" office:value="5417" calcext:value-type="float">
            <text:p>541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/>
          <table:table-cell office:value-type="float" office:value="5418" calcext:value-type="float">
            <text:p>5418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/>
          <table:table-cell office:value-type="float" office:value="5419" calcext:value-type="float">
            <text:p>5419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/>
          <table:table-cell office:value-type="float" office:value="5420" calcext:value-type="float">
            <text:p>5420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/>
          <table:table-cell office:value-type="float" office:value="5421" calcext:value-type="float">
            <text:p>5421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float" office:value="5422" calcext:value-type="float">
            <text:p>5422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float" office:value="5423" calcext:value-type="float">
            <text:p>542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/>
          <table:table-cell office:value-type="float" office:value="5424" calcext:value-type="float">
            <text:p>5424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/>
          <table:table-cell office:value-type="float" office:value="5426" calcext:value-type="float">
            <text:p>542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/>
          <table:table-cell office:value-type="float" office:value="5427" calcext:value-type="float">
            <text:p>5427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float" office:value="5428" calcext:value-type="float">
            <text:p>5428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/>
          <table:table-cell office:value-type="float" office:value="5429" calcext:value-type="float">
            <text:p>5429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/>
          <table:table-cell office:value-type="float" office:value="5430" calcext:value-type="float">
            <text:p>5430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/>
          <table:table-cell office:value-type="float" office:value="5431" calcext:value-type="float">
            <text:p>5431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/>
          <table:table-cell office:value-type="float" office:value="5432" calcext:value-type="float">
            <text:p>5432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5433" calcext:value-type="float">
            <text:p>543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/>
          <table:table-cell office:value-type="float" office:value="5434" calcext:value-type="float">
            <text:p>5434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/>
          <table:table-cell office:value-type="float" office:value="5435" calcext:value-type="float">
            <text:p>543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/>
          <table:table-cell office:value-type="float" office:value="5436" calcext:value-type="float">
            <text:p>5436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/>
          <table:table-cell office:value-type="float" office:value="5437" calcext:value-type="float">
            <text:p>5437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float" office:value="5438" calcext:value-type="float">
            <text:p>5438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/>
          <table:table-cell office:value-type="float" office:value="5439" calcext:value-type="float">
            <text:p>543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/>
          <table:table-cell office:value-type="float" office:value="5440" calcext:value-type="float">
            <text:p>5440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/>
          <table:table-cell office:value-type="float" office:value="5441" calcext:value-type="float">
            <text:p>5441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/>
          <table:table-cell office:value-type="float" office:value="5442" calcext:value-type="float">
            <text:p>544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/>
          <table:table-cell office:value-type="float" office:value="5443" calcext:value-type="float">
            <text:p>5443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/>
          <table:table-cell office:value-type="float" office:value="5444" calcext:value-type="float">
            <text:p>544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/>
          <table:table-cell office:value-type="float" office:value="5445" calcext:value-type="float">
            <text:p>5445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/>
          <table:table-cell office:value-type="float" office:value="5446" calcext:value-type="float">
            <text:p>5446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/>
          <table:table-cell office:value-type="float" office:value="5447" calcext:value-type="float">
            <text:p>5447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/>
          <table:table-cell office:value-type="float" office:value="5448" calcext:value-type="float">
            <text:p>5448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/>
          <table:table-cell office:value-type="float" office:value="5449" calcext:value-type="float">
            <text:p>5449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/>
          <table:table-cell office:value-type="float" office:value="5450" calcext:value-type="float">
            <text:p>545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/>
          <table:table-cell office:value-type="float" office:value="5451" calcext:value-type="float">
            <text:p>5451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/>
          <table:table-cell office:value-type="float" office:value="5452" calcext:value-type="float">
            <text:p>54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/>
          <table:table-cell office:value-type="float" office:value="5453" calcext:value-type="float">
            <text:p>5453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/>
          <table:table-cell office:value-type="float" office:value="5454" calcext:value-type="float">
            <text:p>545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/>
          <table:table-cell office:value-type="float" office:value="5455" calcext:value-type="float">
            <text:p>5455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/>
          <table:table-cell office:value-type="float" office:value="5456" calcext:value-type="float">
            <text:p>5456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/>
          <table:table-cell office:value-type="float" office:value="5457" calcext:value-type="float">
            <text:p>5457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/>
          <table:table-cell office:value-type="float" office:value="5458" calcext:value-type="float">
            <text:p>5458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/>
          <table:table-cell office:value-type="float" office:value="5459" calcext:value-type="float">
            <text:p>5459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/>
          <table:table-cell office:value-type="float" office:value="5460" calcext:value-type="float">
            <text:p>5460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/>
          <table:table-cell office:value-type="float" office:value="5461" calcext:value-type="float">
            <text:p>5461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/>
          <table:table-cell office:value-type="float" office:value="5462" calcext:value-type="float">
            <text:p>546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/>
          <table:table-cell office:value-type="float" office:value="5463" calcext:value-type="float">
            <text:p>5463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/>
          <table:table-cell office:value-type="float" office:value="5464" calcext:value-type="float">
            <text:p>5464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/>
          <table:table-cell office:value-type="float" office:value="5465" calcext:value-type="float">
            <text:p>5465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/>
          <table:table-cell office:value-type="float" office:value="5466" calcext:value-type="float">
            <text:p>546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/>
          <table:table-cell office:value-type="float" office:value="5467" calcext:value-type="float">
            <text:p>5467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float" office:value="5468" calcext:value-type="float">
            <text:p>5468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/>
          <table:table-cell office:value-type="float" office:value="5469" calcext:value-type="float">
            <text:p>5469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/>
          <table:table-cell office:value-type="float" office:value="5470" calcext:value-type="float">
            <text:p>547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/>
          <table:table-cell office:value-type="float" office:value="5471" calcext:value-type="float">
            <text:p>5471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/>
          <table:table-cell office:value-type="float" office:value="5472" calcext:value-type="float">
            <text:p>5472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/>
          <table:table-cell office:value-type="float" office:value="5473" calcext:value-type="float">
            <text:p>5473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/>
          <table:table-cell office:value-type="float" office:value="5474" calcext:value-type="float">
            <text:p>547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5475" calcext:value-type="float">
            <text:p>547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float" office:value="5476" calcext:value-type="float">
            <text:p>5476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/>
          <table:table-cell office:value-type="float" office:value="5477" calcext:value-type="float">
            <text:p>5477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/>
          <table:table-cell office:value-type="float" office:value="5478" calcext:value-type="float">
            <text:p>5478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/>
          <table:table-cell office:value-type="float" office:value="5479" calcext:value-type="float">
            <text:p>5479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/>
          <table:table-cell office:value-type="float" office:value="5480" calcext:value-type="float">
            <text:p>548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/>
          <table:table-cell office:value-type="float" office:value="5481" calcext:value-type="float">
            <text:p>548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/>
          <table:table-cell office:value-type="float" office:value="5482" calcext:value-type="float">
            <text:p>5482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/>
          <table:table-cell office:value-type="float" office:value="5483" calcext:value-type="float">
            <text:p>5483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/>
          <table:table-cell office:value-type="float" office:value="5484" calcext:value-type="float">
            <text:p>548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/>
          <table:table-cell office:value-type="float" office:value="5485" calcext:value-type="float">
            <text:p>5485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/>
          <table:table-cell office:value-type="float" office:value="5486" calcext:value-type="float">
            <text:p>5486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/>
          <table:table-cell office:value-type="float" office:value="5487" calcext:value-type="float">
            <text:p>548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5488" calcext:value-type="float">
            <text:p>5488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/>
          <table:table-cell office:value-type="float" office:value="5489" calcext:value-type="float">
            <text:p>5489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/>
          <table:table-cell office:value-type="float" office:value="5490" calcext:value-type="float">
            <text:p>5490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/>
          <table:table-cell office:value-type="float" office:value="5491" calcext:value-type="float">
            <text:p>5491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/>
          <table:table-cell office:value-type="float" office:value="5492" calcext:value-type="float">
            <text:p>5492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/>
          <table:table-cell office:value-type="float" office:value="5493" calcext:value-type="float">
            <text:p>5493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/>
          <table:table-cell office:value-type="float" office:value="5494" calcext:value-type="float">
            <text:p>5494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/>
          <table:table-cell office:value-type="float" office:value="5495" calcext:value-type="float">
            <text:p>5495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/>
          <table:table-cell office:value-type="float" office:value="5496" calcext:value-type="float">
            <text:p>5496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/>
          <table:table-cell office:value-type="float" office:value="5497" calcext:value-type="float">
            <text:p>54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/>
          <table:table-cell office:value-type="float" office:value="5498" calcext:value-type="float">
            <text:p>5498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/>
          <table:table-cell office:value-type="float" office:value="5499" calcext:value-type="float">
            <text:p>5499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/>
          <table:table-cell office:value-type="float" office:value="5502" calcext:value-type="float">
            <text:p>5502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/>
          <table:table-cell office:value-type="float" office:value="5503" calcext:value-type="float">
            <text:p>5503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/>
          <table:table-cell office:value-type="float" office:value="5504" calcext:value-type="float">
            <text:p>5504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/>
          <table:table-cell office:value-type="float" office:value="5505" calcext:value-type="float">
            <text:p>5505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float" office:value="5506" calcext:value-type="float">
            <text:p>5506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/>
          <table:table-cell office:value-type="float" office:value="5507" calcext:value-type="float">
            <text:p>5507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/>
          <table:table-cell office:value-type="float" office:value="5508" calcext:value-type="float">
            <text:p>5508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/>
          <table:table-cell office:value-type="float" office:value="5509" calcext:value-type="float">
            <text:p>5509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/>
          <table:table-cell office:value-type="float" office:value="5510" calcext:value-type="float">
            <text:p>5510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/>
          <table:table-cell office:value-type="float" office:value="5511" calcext:value-type="float">
            <text:p>5511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/>
          <table:table-cell office:value-type="float" office:value="5512" calcext:value-type="float">
            <text:p>5512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/>
          <table:table-cell office:value-type="float" office:value="5513" calcext:value-type="float">
            <text:p>5513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/>
          <table:table-cell office:value-type="float" office:value="5514" calcext:value-type="float">
            <text:p>5514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/>
          <table:table-cell office:value-type="float" office:value="5515" calcext:value-type="float">
            <text:p>5515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/>
          <table:table-cell office:value-type="float" office:value="5516" calcext:value-type="float">
            <text:p>5516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/>
          <table:table-cell office:value-type="float" office:value="5517" calcext:value-type="float">
            <text:p>5517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float" office:value="5518" calcext:value-type="float">
            <text:p>5518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/>
          <table:table-cell office:value-type="float" office:value="5519" calcext:value-type="float">
            <text:p>5519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/>
          <table:table-cell office:value-type="float" office:value="5520" calcext:value-type="float">
            <text:p>5520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/>
          <table:table-cell office:value-type="float" office:value="5521" calcext:value-type="float">
            <text:p>5521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/>
          <table:table-cell office:value-type="float" office:value="5522" calcext:value-type="float">
            <text:p>5522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/>
          <table:table-cell office:value-type="float" office:value="5523" calcext:value-type="float">
            <text:p>5523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/>
          <table:table-cell office:value-type="float" office:value="5524" calcext:value-type="float">
            <text:p>5524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/>
          <table:table-cell office:value-type="float" office:value="5525" calcext:value-type="float">
            <text:p>5525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/>
          <table:table-cell office:value-type="float" office:value="5526" calcext:value-type="float">
            <text:p>5526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float" office:value="5527" calcext:value-type="float">
            <text:p>55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/>
          <table:table-cell office:value-type="float" office:value="5528" calcext:value-type="float">
            <text:p>5528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/>
          <table:table-cell office:value-type="float" office:value="5530" calcext:value-type="float">
            <text:p>5530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/>
          <table:table-cell office:value-type="float" office:value="5531" calcext:value-type="float">
            <text:p>5531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/>
          <table:table-cell office:value-type="float" office:value="5532" calcext:value-type="float">
            <text:p>5532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/>
          <table:table-cell office:value-type="float" office:value="5533" calcext:value-type="float">
            <text:p>5533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/>
          <table:table-cell office:value-type="float" office:value="5534" calcext:value-type="float">
            <text:p>5534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/>
          <table:table-cell office:value-type="float" office:value="5535" calcext:value-type="float">
            <text:p>5535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/>
          <table:table-cell office:value-type="float" office:value="5536" calcext:value-type="float">
            <text:p>5536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/>
          <table:table-cell office:value-type="float" office:value="5537" calcext:value-type="float">
            <text:p>5537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/>
          <table:table-cell office:value-type="float" office:value="5538" calcext:value-type="float">
            <text:p>5538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/>
          <table:table-cell office:value-type="float" office:value="5539" calcext:value-type="float">
            <text:p>5539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/>
          <table:table-cell office:value-type="float" office:value="5540" calcext:value-type="float">
            <text:p>5540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/>
          <table:table-cell office:value-type="float" office:value="5541" calcext:value-type="float">
            <text:p>5541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/>
          <table:table-cell office:value-type="float" office:value="5542" calcext:value-type="float">
            <text:p>5542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/>
          <table:table-cell office:value-type="float" office:value="5543" calcext:value-type="float">
            <text:p>5543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/>
          <table:table-cell office:value-type="float" office:value="5544" calcext:value-type="float">
            <text:p>5544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/>
          <table:table-cell office:value-type="float" office:value="5545" calcext:value-type="float">
            <text:p>5545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/>
          <table:table-cell office:value-type="float" office:value="5546" calcext:value-type="float">
            <text:p>5546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/>
          <table:table-cell office:value-type="float" office:value="5547" calcext:value-type="float">
            <text:p>5547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5548" calcext:value-type="float">
            <text:p>5548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/>
          <table:table-cell office:value-type="float" office:value="5549" calcext:value-type="float">
            <text:p>5549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/>
          <table:table-cell office:value-type="float" office:value="5550" calcext:value-type="float">
            <text:p>5550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/>
          <table:table-cell office:value-type="float" office:value="5551" calcext:value-type="float">
            <text:p>5551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/>
          <table:table-cell office:value-type="float" office:value="5552" calcext:value-type="float">
            <text:p>5552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/>
          <table:table-cell office:value-type="float" office:value="5553" calcext:value-type="float">
            <text:p>5553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/>
          <table:table-cell office:value-type="float" office:value="5554" calcext:value-type="float">
            <text:p>5554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/>
          <table:table-cell office:value-type="float" office:value="5555" calcext:value-type="float">
            <text:p>5555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/>
          <table:table-cell office:value-type="float" office:value="5556" calcext:value-type="float">
            <text:p>5556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/>
          <table:table-cell office:value-type="float" office:value="5557" calcext:value-type="float">
            <text:p>55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/>
          <table:table-cell office:value-type="float" office:value="5558" calcext:value-type="float">
            <text:p>5558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/>
          <table:table-cell office:value-type="float" office:value="5559" calcext:value-type="float">
            <text:p>5559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/>
          <table:table-cell office:value-type="float" office:value="5560" calcext:value-type="float">
            <text:p>5560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/>
          <table:table-cell office:value-type="float" office:value="5561" calcext:value-type="float">
            <text:p>5561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/>
          <table:table-cell office:value-type="float" office:value="5562" calcext:value-type="float">
            <text:p>5562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/>
          <table:table-cell office:value-type="float" office:value="5564" calcext:value-type="float">
            <text:p>556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/>
          <table:table-cell office:value-type="float" office:value="5565" calcext:value-type="float">
            <text:p>5565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/>
          <table:table-cell office:value-type="float" office:value="5566" calcext:value-type="float">
            <text:p>5566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/>
          <table:table-cell office:value-type="float" office:value="5567" calcext:value-type="float">
            <text:p>5567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5568" calcext:value-type="float">
            <text:p>5568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/>
          <table:table-cell office:value-type="float" office:value="5569" calcext:value-type="float">
            <text:p>5569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/>
          <table:table-cell office:value-type="float" office:value="5570" calcext:value-type="float">
            <text:p>5570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/>
          <table:table-cell office:value-type="float" office:value="5571" calcext:value-type="float">
            <text:p>5571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/>
          <table:table-cell office:value-type="float" office:value="5572" calcext:value-type="float">
            <text:p>557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office:value-type="float" office:value="5573" calcext:value-type="float">
            <text:p>5573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/>
          <table:table-cell office:value-type="float" office:value="5575" calcext:value-type="float">
            <text:p>5575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/>
          <table:table-cell office:value-type="float" office:value="5576" calcext:value-type="float">
            <text:p>557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/>
          <table:table-cell office:value-type="float" office:value="5577" calcext:value-type="float">
            <text:p>557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/>
          <table:table-cell office:value-type="float" office:value="5578" calcext:value-type="float">
            <text:p>5578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/>
          <table:table-cell office:value-type="float" office:value="5579" calcext:value-type="float">
            <text:p>5579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/>
          <table:table-cell office:value-type="float" office:value="5580" calcext:value-type="float">
            <text:p>558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/>
          <table:table-cell office:value-type="float" office:value="5581" calcext:value-type="float">
            <text:p>5581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/>
          <table:table-cell office:value-type="float" office:value="5582" calcext:value-type="float">
            <text:p>5582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/>
          <table:table-cell office:value-type="float" office:value="5583" calcext:value-type="float">
            <text:p>5583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/>
          <table:table-cell office:value-type="float" office:value="5584" calcext:value-type="float">
            <text:p>558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/>
          <table:table-cell office:value-type="float" office:value="5585" calcext:value-type="float">
            <text:p>558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/>
          <table:table-cell office:value-type="float" office:value="5586" calcext:value-type="float">
            <text:p>558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float" office:value="5587" calcext:value-type="float">
            <text:p>55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588" calcext:value-type="float">
            <text:p>558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/>
          <table:table-cell office:value-type="float" office:value="5589" calcext:value-type="float">
            <text:p>5589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/>
          <table:table-cell office:value-type="float" office:value="5590" calcext:value-type="float">
            <text:p>559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5591" calcext:value-type="float">
            <text:p>5591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5592" calcext:value-type="float">
            <text:p>5592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float" office:value="5593" calcext:value-type="float">
            <text:p>559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5594" calcext:value-type="float">
            <text:p>559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/>
          <table:table-cell office:value-type="float" office:value="5596" calcext:value-type="float">
            <text:p>559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/>
          <table:table-cell office:value-type="float" office:value="5597" calcext:value-type="float">
            <text:p>559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/>
          <table:table-cell office:value-type="float" office:value="5598" calcext:value-type="float">
            <text:p>5598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/>
          <table:table-cell office:value-type="float" office:value="5599" calcext:value-type="float">
            <text:p>5599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/>
          <table:table-cell office:value-type="float" office:value="5600" calcext:value-type="float">
            <text:p>560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/>
          <table:table-cell office:value-type="float" office:value="5601" calcext:value-type="float">
            <text:p>5601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/>
          <table:table-cell office:value-type="float" office:value="5602" calcext:value-type="float">
            <text:p>5602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/>
          <table:table-cell office:value-type="float" office:value="5603" calcext:value-type="float">
            <text:p>560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/>
          <table:table-cell office:value-type="float" office:value="5605" calcext:value-type="float">
            <text:p>5605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/>
          <table:table-cell office:value-type="float" office:value="5606" calcext:value-type="float">
            <text:p>5606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/>
          <table:table-cell office:value-type="float" office:value="5607" calcext:value-type="float">
            <text:p>5607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/>
          <table:table-cell office:value-type="float" office:value="5608" calcext:value-type="float">
            <text:p>5608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/>
          <table:table-cell office:value-type="float" office:value="5609" calcext:value-type="float">
            <text:p>5609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/>
          <table:table-cell office:value-type="float" office:value="5610" calcext:value-type="float">
            <text:p>561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/>
          <table:table-cell office:value-type="float" office:value="5611" calcext:value-type="float">
            <text:p>56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5612" calcext:value-type="float">
            <text:p>5612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float" office:value="5613" calcext:value-type="float">
            <text:p>5613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/>
          <table:table-cell office:value-type="float" office:value="5614" calcext:value-type="float">
            <text:p>561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/>
          <table:table-cell office:value-type="float" office:value="5615" calcext:value-type="float">
            <text:p>561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/>
          <table:table-cell office:value-type="float" office:value="5616" calcext:value-type="float">
            <text:p>561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/>
          <table:table-cell office:value-type="float" office:value="5617" calcext:value-type="float">
            <text:p>5617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float" office:value="5618" calcext:value-type="float">
            <text:p>5618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/>
          <table:table-cell office:value-type="float" office:value="5619" calcext:value-type="float">
            <text:p>5619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/>
          <table:table-cell office:value-type="float" office:value="5620" calcext:value-type="float">
            <text:p>5620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/>
          <table:table-cell office:value-type="float" office:value="5621" calcext:value-type="float">
            <text:p>5621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/>
          <table:table-cell office:value-type="float" office:value="5622" calcext:value-type="float">
            <text:p>5622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/>
          <table:table-cell office:value-type="float" office:value="5623" calcext:value-type="float">
            <text:p>562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/>
          <table:table-cell office:value-type="float" office:value="5624" calcext:value-type="float">
            <text:p>5624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/>
          <table:table-cell office:value-type="float" office:value="5625" calcext:value-type="float">
            <text:p>562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/>
          <table:table-cell office:value-type="float" office:value="5626" calcext:value-type="float">
            <text:p>562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/>
          <table:table-cell office:value-type="float" office:value="5627" calcext:value-type="float">
            <text:p>5627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float" office:value="5628" calcext:value-type="float">
            <text:p>562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/>
          <table:table-cell office:value-type="float" office:value="5629" calcext:value-type="float">
            <text:p>5629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/>
          <table:table-cell office:value-type="float" office:value="5630" calcext:value-type="float">
            <text:p>5630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/>
          <table:table-cell office:value-type="float" office:value="5631" calcext:value-type="float">
            <text:p>5631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/>
          <table:table-cell office:value-type="float" office:value="5632" calcext:value-type="float">
            <text:p>563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/>
          <table:table-cell office:value-type="float" office:value="5633" calcext:value-type="float">
            <text:p>5633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/>
          <table:table-cell office:value-type="float" office:value="5634" calcext:value-type="float">
            <text:p>563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/>
          <table:table-cell office:value-type="float" office:value="5635" calcext:value-type="float">
            <text:p>5635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float" office:value="5636" calcext:value-type="float">
            <text:p>5636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/>
          <table:table-cell office:value-type="float" office:value="5637" calcext:value-type="float">
            <text:p>5637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/>
          <table:table-cell office:value-type="float" office:value="5639" calcext:value-type="float">
            <text:p>5639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/>
          <table:table-cell office:value-type="float" office:value="5640" calcext:value-type="float">
            <text:p>5640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/>
          <table:table-cell office:value-type="float" office:value="5641" calcext:value-type="float">
            <text:p>5641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/>
          <table:table-cell office:value-type="float" office:value="5644" calcext:value-type="float">
            <text:p>5644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/>
          <table:table-cell office:value-type="float" office:value="5645" calcext:value-type="float">
            <text:p>5645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/>
          <table:table-cell office:value-type="float" office:value="5646" calcext:value-type="float">
            <text:p>5646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/>
          <table:table-cell office:value-type="float" office:value="5647" calcext:value-type="float">
            <text:p>5647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/>
          <table:table-cell office:value-type="float" office:value="5648" calcext:value-type="float">
            <text:p>564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/>
          <table:table-cell office:value-type="float" office:value="5649" calcext:value-type="float">
            <text:p>5649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/>
          <table:table-cell office:value-type="float" office:value="5650" calcext:value-type="float">
            <text:p>565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/>
          <table:table-cell office:value-type="float" office:value="5651" calcext:value-type="float">
            <text:p>5651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/>
          <table:table-cell office:value-type="float" office:value="5652" calcext:value-type="float">
            <text:p>5652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/>
          <table:table-cell office:value-type="float" office:value="5653" calcext:value-type="float">
            <text:p>5653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/>
          <table:table-cell office:value-type="float" office:value="5654" calcext:value-type="float">
            <text:p>565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/>
          <table:table-cell office:value-type="float" office:value="5655" calcext:value-type="float">
            <text:p>565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5656" calcext:value-type="float">
            <text:p>5656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/>
          <table:table-cell office:value-type="float" office:value="5657" calcext:value-type="float">
            <text:p>5657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/>
          <table:table-cell office:value-type="float" office:value="5658" calcext:value-type="float">
            <text:p>5658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5659" calcext:value-type="float">
            <text:p>5659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5660" calcext:value-type="float">
            <text:p>566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5661" calcext:value-type="float">
            <text:p>566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/>
          <table:table-cell office:value-type="float" office:value="5662" calcext:value-type="float">
            <text:p>5662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/>
          <table:table-cell office:value-type="float" office:value="5663" calcext:value-type="float">
            <text:p>5663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float" office:value="5664" calcext:value-type="float">
            <text:p>5664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/>
          <table:table-cell office:value-type="float" office:value="5665" calcext:value-type="float">
            <text:p>5665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/>
          <table:table-cell office:value-type="float" office:value="5666" calcext:value-type="float">
            <text:p>5666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/>
          <table:table-cell office:value-type="float" office:value="5667" calcext:value-type="float">
            <text:p>5667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/>
          <table:table-cell office:value-type="float" office:value="5668" calcext:value-type="float">
            <text:p>5668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/>
          <table:table-cell office:value-type="float" office:value="5669" calcext:value-type="float">
            <text:p>5669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/>
          <table:table-cell office:value-type="float" office:value="5670" calcext:value-type="float">
            <text:p>5670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/>
          <table:table-cell office:value-type="float" office:value="5671" calcext:value-type="float">
            <text:p>5671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/>
          <table:table-cell office:value-type="float" office:value="5672" calcext:value-type="float">
            <text:p>5672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/>
          <table:table-cell office:value-type="float" office:value="5673" calcext:value-type="float">
            <text:p>567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/>
          <table:table-cell office:value-type="float" office:value="5674" calcext:value-type="float">
            <text:p>5674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/>
          <table:table-cell office:value-type="float" office:value="5675" calcext:value-type="float">
            <text:p>567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/>
          <table:table-cell office:value-type="float" office:value="5676" calcext:value-type="float">
            <text:p>5676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/>
          <table:table-cell office:value-type="float" office:value="5677" calcext:value-type="float">
            <text:p>5677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/>
          <table:table-cell office:value-type="float" office:value="5678" calcext:value-type="float">
            <text:p>5678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/>
          <table:table-cell office:value-type="float" office:value="5679" calcext:value-type="float">
            <text:p>5679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/>
          <table:table-cell office:value-type="float" office:value="5680" calcext:value-type="float">
            <text:p>5680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/>
          <table:table-cell office:value-type="float" office:value="5681" calcext:value-type="float">
            <text:p>5681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/>
          <table:table-cell office:value-type="float" office:value="5682" calcext:value-type="float">
            <text:p>568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/>
          <table:table-cell office:value-type="float" office:value="5683" calcext:value-type="float">
            <text:p>5683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/>
          <table:table-cell office:value-type="float" office:value="5684" calcext:value-type="float">
            <text:p>568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/>
          <table:table-cell office:value-type="float" office:value="5685" calcext:value-type="float">
            <text:p>568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/>
          <table:table-cell office:value-type="float" office:value="5686" calcext:value-type="float">
            <text:p>568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/>
          <table:table-cell office:value-type="float" office:value="5687" calcext:value-type="float">
            <text:p>5687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float" office:value="5688" calcext:value-type="float">
            <text:p>568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/>
          <table:table-cell office:value-type="float" office:value="5689" calcext:value-type="float">
            <text:p>5689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/>
          <table:table-cell office:value-type="float" office:value="5690" calcext:value-type="float">
            <text:p>5690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/>
          <table:table-cell office:value-type="float" office:value="5691" calcext:value-type="float">
            <text:p>569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/>
          <table:table-cell office:value-type="float" office:value="5692" calcext:value-type="float">
            <text:p>5692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/>
          <table:table-cell office:value-type="float" office:value="5693" calcext:value-type="float">
            <text:p>5693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/>
          <table:table-cell office:value-type="float" office:value="5694" calcext:value-type="float">
            <text:p>5694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/>
          <table:table-cell office:value-type="float" office:value="5695" calcext:value-type="float">
            <text:p>5695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96" calcext:value-type="float">
            <text:p>5696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/>
          <table:table-cell office:value-type="float" office:value="5697" calcext:value-type="float">
            <text:p>5697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float" office:value="5698" calcext:value-type="float">
            <text:p>569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/>
          <table:table-cell office:value-type="float" office:value="5699" calcext:value-type="float">
            <text:p>569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/>
          <table:table-cell office:value-type="float" office:value="5700" calcext:value-type="float">
            <text:p>570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/>
          <table:table-cell office:value-type="float" office:value="5701" calcext:value-type="float">
            <text:p>5701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/>
          <table:table-cell office:value-type="float" office:value="5702" calcext:value-type="float">
            <text:p>5702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/>
          <table:table-cell office:value-type="float" office:value="5703" calcext:value-type="float">
            <text:p>5703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/>
          <table:table-cell office:value-type="float" office:value="5704" calcext:value-type="float">
            <text:p>5704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/>
          <table:table-cell office:value-type="float" office:value="5705" calcext:value-type="float">
            <text:p>570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/>
          <table:table-cell office:value-type="float" office:value="5706" calcext:value-type="float">
            <text:p>5706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/>
          <table:table-cell office:value-type="float" office:value="5707" calcext:value-type="float">
            <text:p>5707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/>
          <table:table-cell office:value-type="float" office:value="5708" calcext:value-type="float">
            <text:p>5708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/>
          <table:table-cell office:value-type="float" office:value="5709" calcext:value-type="float">
            <text:p>5709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/>
          <table:table-cell office:value-type="float" office:value="5710" calcext:value-type="float">
            <text:p>5710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/>
          <table:table-cell office:value-type="float" office:value="5711" calcext:value-type="float">
            <text:p>5711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/>
          <table:table-cell office:value-type="float" office:value="5712" calcext:value-type="float">
            <text:p>5712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/>
          <table:table-cell office:value-type="float" office:value="5713" calcext:value-type="float">
            <text:p>5713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/>
          <table:table-cell office:value-type="float" office:value="5714" calcext:value-type="float">
            <text:p>5714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/>
          <table:table-cell office:value-type="float" office:value="5716" calcext:value-type="float">
            <text:p>5716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/>
          <table:table-cell office:value-type="float" office:value="5717" calcext:value-type="float">
            <text:p>5717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/>
          <table:table-cell office:value-type="float" office:value="5718" calcext:value-type="float">
            <text:p>5718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/>
          <table:table-cell office:value-type="float" office:value="5719" calcext:value-type="float">
            <text:p>5719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/>
          <table:table-cell office:value-type="float" office:value="5720" calcext:value-type="float">
            <text:p>572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/>
          <table:table-cell office:value-type="float" office:value="5721" calcext:value-type="float">
            <text:p>5721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float" office:value="5722" calcext:value-type="float">
            <text:p>5722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/>
          <table:table-cell office:value-type="float" office:value="5723" calcext:value-type="float">
            <text:p>572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/>
          <table:table-cell office:value-type="float" office:value="5724" calcext:value-type="float">
            <text:p>5724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/>
          <table:table-cell office:value-type="float" office:value="5725" calcext:value-type="float">
            <text:p>5725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/>
          <table:table-cell office:value-type="float" office:value="5726" calcext:value-type="float">
            <text:p>5726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/>
          <table:table-cell office:value-type="float" office:value="5727" calcext:value-type="float">
            <text:p>5727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/>
          <table:table-cell office:value-type="float" office:value="5728" calcext:value-type="float">
            <text:p>5728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/>
          <table:table-cell office:value-type="float" office:value="5729" calcext:value-type="float">
            <text:p>5729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/>
          <table:table-cell office:value-type="float" office:value="5730" calcext:value-type="float">
            <text:p>5730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/>
          <table:table-cell office:value-type="float" office:value="5731" calcext:value-type="float">
            <text:p>5731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/>
          <table:table-cell office:value-type="float" office:value="5732" calcext:value-type="float">
            <text:p>5732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/>
          <table:table-cell office:value-type="float" office:value="5733" calcext:value-type="float">
            <text:p>5733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/>
          <table:table-cell office:value-type="float" office:value="5734" calcext:value-type="float">
            <text:p>5734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/>
          <table:table-cell office:value-type="float" office:value="5735" calcext:value-type="float">
            <text:p>5735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/>
          <table:table-cell office:value-type="float" office:value="5736" calcext:value-type="float">
            <text:p>5736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/>
          <table:table-cell office:value-type="float" office:value="5737" calcext:value-type="float">
            <text:p>5737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/>
          <table:table-cell office:value-type="float" office:value="5738" calcext:value-type="float">
            <text:p>5738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/>
          <table:table-cell office:value-type="float" office:value="5739" calcext:value-type="float">
            <text:p>5739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/>
          <table:table-cell office:value-type="float" office:value="5740" calcext:value-type="float">
            <text:p>5740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/>
          <table:table-cell office:value-type="float" office:value="5741" calcext:value-type="float">
            <text:p>5741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/>
          <table:table-cell office:value-type="float" office:value="5742" calcext:value-type="float">
            <text:p>5742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/>
          <table:table-cell office:value-type="float" office:value="5743" calcext:value-type="float">
            <text:p>5743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/>
          <table:table-cell office:value-type="float" office:value="5744" calcext:value-type="float">
            <text:p>5744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/>
          <table:table-cell office:value-type="float" office:value="5745" calcext:value-type="float">
            <text:p>5745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/>
          <table:table-cell office:value-type="float" office:value="5746" calcext:value-type="float">
            <text:p>5746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/>
          <table:table-cell office:value-type="float" office:value="5747" calcext:value-type="float">
            <text:p>5747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/>
          <table:table-cell office:value-type="float" office:value="5748" calcext:value-type="float">
            <text:p>5748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/>
          <table:table-cell office:value-type="float" office:value="5749" calcext:value-type="float">
            <text:p>5749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/>
          <table:table-cell office:value-type="float" office:value="5751" calcext:value-type="float">
            <text:p>5751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/>
          <table:table-cell office:value-type="float" office:value="5752" calcext:value-type="float">
            <text:p>575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/>
          <table:table-cell office:value-type="float" office:value="5753" calcext:value-type="float">
            <text:p>5753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/>
          <table:table-cell office:value-type="float" office:value="5754" calcext:value-type="float">
            <text:p>5754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/>
          <table:table-cell office:value-type="float" office:value="5755" calcext:value-type="float">
            <text:p>5755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/>
          <table:table-cell office:value-type="float" office:value="5756" calcext:value-type="float">
            <text:p>5756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/>
          <table:table-cell office:value-type="float" office:value="5757" calcext:value-type="float">
            <text:p>5757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float" office:value="5758" calcext:value-type="float">
            <text:p>5758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/>
          <table:table-cell office:value-type="float" office:value="5759" calcext:value-type="float">
            <text:p>5759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/>
          <table:table-cell office:value-type="float" office:value="5760" calcext:value-type="float">
            <text:p>5760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/>
          <table:table-cell office:value-type="float" office:value="5761" calcext:value-type="float">
            <text:p>5761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/>
          <table:table-cell office:value-type="float" office:value="5762" calcext:value-type="float">
            <text:p>5762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/>
          <table:table-cell office:value-type="float" office:value="5763" calcext:value-type="float">
            <text:p>5763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/>
          <table:table-cell office:value-type="float" office:value="5764" calcext:value-type="float">
            <text:p>5764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/>
          <table:table-cell office:value-type="float" office:value="5765" calcext:value-type="float">
            <text:p>576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/>
          <table:table-cell office:value-type="float" office:value="5766" calcext:value-type="float">
            <text:p>5766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/>
          <table:table-cell office:value-type="float" office:value="5767" calcext:value-type="float">
            <text:p>5767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/>
          <table:table-cell office:value-type="float" office:value="5768" calcext:value-type="float">
            <text:p>5768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/>
          <table:table-cell office:value-type="float" office:value="5769" calcext:value-type="float">
            <text:p>5769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/>
          <table:table-cell office:value-type="float" office:value="5770" calcext:value-type="float">
            <text:p>5770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/>
          <table:table-cell office:value-type="float" office:value="5771" calcext:value-type="float">
            <text:p>5771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/>
          <table:table-cell office:value-type="float" office:value="5772" calcext:value-type="float">
            <text:p>5772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/>
          <table:table-cell office:value-type="float" office:value="5773" calcext:value-type="float">
            <text:p>5773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/>
          <table:table-cell office:value-type="float" office:value="5774" calcext:value-type="float">
            <text:p>5774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/>
          <table:table-cell office:value-type="float" office:value="5775" calcext:value-type="float">
            <text:p>5775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/>
          <table:table-cell office:value-type="float" office:value="5776" calcext:value-type="float">
            <text:p>5776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/>
          <table:table-cell office:value-type="float" office:value="5777" calcext:value-type="float">
            <text:p>5777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/>
          <table:table-cell office:value-type="float" office:value="5778" calcext:value-type="float">
            <text:p>5778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/>
          <table:table-cell office:value-type="float" office:value="5779" calcext:value-type="float">
            <text:p>5779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/>
          <table:table-cell office:value-type="float" office:value="5780" calcext:value-type="float">
            <text:p>5780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/>
          <table:table-cell office:value-type="float" office:value="5781" calcext:value-type="float">
            <text:p>5781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/>
          <table:table-cell office:value-type="float" office:value="5782" calcext:value-type="float">
            <text:p>5782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/>
          <table:table-cell office:value-type="float" office:value="5783" calcext:value-type="float">
            <text:p>5783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/>
          <table:table-cell office:value-type="float" office:value="5784" calcext:value-type="float">
            <text:p>5784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/>
          <table:table-cell office:value-type="float" office:value="5785" calcext:value-type="float">
            <text:p>5785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/>
          <table:table-cell office:value-type="float" office:value="5786" calcext:value-type="float">
            <text:p>5786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/>
          <table:table-cell office:value-type="float" office:value="5787" calcext:value-type="float">
            <text:p>5787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5788" calcext:value-type="float">
            <text:p>5788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/>
          <table:table-cell office:value-type="float" office:value="5789" calcext:value-type="float">
            <text:p>5789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/>
          <table:table-cell office:value-type="float" office:value="5790" calcext:value-type="float">
            <text:p>5790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/>
          <table:table-cell office:value-type="float" office:value="5791" calcext:value-type="float">
            <text:p>5791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/>
          <table:table-cell office:value-type="float" office:value="5792" calcext:value-type="float">
            <text:p>5792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/>
          <table:table-cell office:value-type="float" office:value="5793" calcext:value-type="float">
            <text:p>5793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/>
          <table:table-cell office:value-type="float" office:value="5794" calcext:value-type="float">
            <text:p>5794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/>
          <table:table-cell office:value-type="float" office:value="5795" calcext:value-type="float">
            <text:p>5795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/>
          <table:table-cell office:value-type="float" office:value="5796" calcext:value-type="float">
            <text:p>5796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/>
          <table:table-cell office:value-type="float" office:value="5797" calcext:value-type="float">
            <text:p>5797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/>
          <table:table-cell office:value-type="float" office:value="5798" calcext:value-type="float">
            <text:p>5798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/>
          <table:table-cell office:value-type="float" office:value="5799" calcext:value-type="float">
            <text:p>5799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/>
          <table:table-cell office:value-type="float" office:value="5800" calcext:value-type="float">
            <text:p>5800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/>
          <table:table-cell office:value-type="float" office:value="5801" calcext:value-type="float">
            <text:p>5801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/>
          <table:table-cell office:value-type="float" office:value="5803" calcext:value-type="float">
            <text:p>5803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/>
          <table:table-cell office:value-type="float" office:value="5804" calcext:value-type="float">
            <text:p>5804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/>
          <table:table-cell office:value-type="float" office:value="5805" calcext:value-type="float">
            <text:p>5805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/>
          <table:table-cell office:value-type="float" office:value="5806" calcext:value-type="float">
            <text:p>5806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/>
          <table:table-cell office:value-type="float" office:value="5807" calcext:value-type="float">
            <text:p>5807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/>
          <table:table-cell office:value-type="float" office:value="5808" calcext:value-type="float">
            <text:p>5808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/>
          <table:table-cell office:value-type="float" office:value="5809" calcext:value-type="float">
            <text:p>5809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/>
          <table:table-cell office:value-type="float" office:value="5810" calcext:value-type="float">
            <text:p>5810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/>
          <table:table-cell office:value-type="float" office:value="5811" calcext:value-type="float">
            <text:p>5811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/>
          <table:table-cell office:value-type="float" office:value="5812" calcext:value-type="float">
            <text:p>5812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float" office:value="5813" calcext:value-type="float">
            <text:p>5813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/>
          <table:table-cell office:value-type="float" office:value="5814" calcext:value-type="float">
            <text:p>5814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/>
          <table:table-cell office:value-type="float" office:value="5815" calcext:value-type="float">
            <text:p>5815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/>
          <table:table-cell office:value-type="float" office:value="5816" calcext:value-type="float">
            <text:p>5816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/>
          <table:table-cell office:value-type="float" office:value="5817" calcext:value-type="float">
            <text:p>5817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/>
          <table:table-cell office:value-type="float" office:value="5818" calcext:value-type="float">
            <text:p>5818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/>
          <table:table-cell office:value-type="float" office:value="5819" calcext:value-type="float">
            <text:p>5819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/>
          <table:table-cell office:value-type="float" office:value="5820" calcext:value-type="float">
            <text:p>5820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/>
          <table:table-cell office:value-type="float" office:value="5821" calcext:value-type="float">
            <text:p>5821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/>
          <table:table-cell office:value-type="float" office:value="5822" calcext:value-type="float">
            <text:p>5822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/>
          <table:table-cell office:value-type="float" office:value="5823" calcext:value-type="float">
            <text:p>5823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/>
          <table:table-cell office:value-type="float" office:value="5824" calcext:value-type="float">
            <text:p>5824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/>
          <table:table-cell office:value-type="float" office:value="5826" calcext:value-type="float">
            <text:p>5826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/>
          <table:table-cell office:value-type="float" office:value="5827" calcext:value-type="float">
            <text:p>5827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/>
          <table:table-cell office:value-type="float" office:value="5828" calcext:value-type="float">
            <text:p>5828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/>
          <table:table-cell office:value-type="float" office:value="5829" calcext:value-type="float">
            <text:p>5829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/>
          <table:table-cell office:value-type="float" office:value="5830" calcext:value-type="float">
            <text:p>5830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/>
          <table:table-cell office:value-type="float" office:value="5831" calcext:value-type="float">
            <text:p>5831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/>
          <table:table-cell office:value-type="float" office:value="5832" calcext:value-type="float">
            <text:p>5832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/>
          <table:table-cell office:value-type="float" office:value="5833" calcext:value-type="float">
            <text:p>5833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/>
          <table:table-cell office:value-type="float" office:value="5834" calcext:value-type="float">
            <text:p>5834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/>
          <table:table-cell office:value-type="float" office:value="5835" calcext:value-type="float">
            <text:p>5835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/>
          <table:table-cell office:value-type="float" office:value="5836" calcext:value-type="float">
            <text:p>5836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/>
          <table:table-cell office:value-type="float" office:value="5837" calcext:value-type="float">
            <text:p>5837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/>
          <table:table-cell office:value-type="float" office:value="5838" calcext:value-type="float">
            <text:p>5838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/>
          <table:table-cell office:value-type="float" office:value="5839" calcext:value-type="float">
            <text:p>5839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/>
          <table:table-cell office:value-type="float" office:value="5840" calcext:value-type="float">
            <text:p>5840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/>
          <table:table-cell office:value-type="float" office:value="5841" calcext:value-type="float">
            <text:p>5841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/>
          <table:table-cell office:value-type="float" office:value="5842" calcext:value-type="float">
            <text:p>5842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/>
          <table:table-cell office:value-type="float" office:value="5843" calcext:value-type="float">
            <text:p>5843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/>
          <table:table-cell office:value-type="float" office:value="5844" calcext:value-type="float">
            <text:p>5844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/>
          <table:table-cell office:value-type="float" office:value="5845" calcext:value-type="float">
            <text:p>5845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/>
          <table:table-cell office:value-type="float" office:value="5846" calcext:value-type="float">
            <text:p>5846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/>
          <table:table-cell office:value-type="float" office:value="5847" calcext:value-type="float">
            <text:p>5847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/>
          <table:table-cell office:value-type="float" office:value="5848" calcext:value-type="float">
            <text:p>5848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/>
          <table:table-cell office:value-type="float" office:value="5849" calcext:value-type="float">
            <text:p>5849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/>
          <table:table-cell office:value-type="float" office:value="5850" calcext:value-type="float">
            <text:p>5850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/>
          <table:table-cell office:value-type="float" office:value="5851" calcext:value-type="float">
            <text:p>5851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/>
          <table:table-cell office:value-type="float" office:value="5852" calcext:value-type="float">
            <text:p>5852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/>
          <table:table-cell office:value-type="float" office:value="5853" calcext:value-type="float">
            <text:p>5853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/>
          <table:table-cell office:value-type="float" office:value="5854" calcext:value-type="float">
            <text:p>5854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/>
          <table:table-cell office:value-type="float" office:value="5855" calcext:value-type="float">
            <text:p>5855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/>
          <table:table-cell office:value-type="float" office:value="5856" calcext:value-type="float">
            <text:p>5856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/>
          <table:table-cell office:value-type="float" office:value="5857" calcext:value-type="float">
            <text:p>5857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float" office:value="5858" calcext:value-type="float">
            <text:p>5858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/>
          <table:table-cell office:value-type="float" office:value="5859" calcext:value-type="float">
            <text:p>5859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/>
          <table:table-cell office:value-type="float" office:value="5860" calcext:value-type="float">
            <text:p>5860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/>
          <table:table-cell office:value-type="float" office:value="5861" calcext:value-type="float">
            <text:p>5861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/>
          <table:table-cell office:value-type="float" office:value="5862" calcext:value-type="float">
            <text:p>5862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/>
          <table:table-cell office:value-type="float" office:value="5863" calcext:value-type="float">
            <text:p>5863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/>
          <table:table-cell office:value-type="float" office:value="5864" calcext:value-type="float">
            <text:p>5864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/>
          <table:table-cell office:value-type="float" office:value="5865" calcext:value-type="float">
            <text:p>5865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/>
          <table:table-cell office:value-type="float" office:value="5866" calcext:value-type="float">
            <text:p>5866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float" office:value="5868" calcext:value-type="float">
            <text:p>5868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/>
          <table:table-cell office:value-type="float" office:value="5869" calcext:value-type="float">
            <text:p>5869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/>
          <table:table-cell office:value-type="float" office:value="5870" calcext:value-type="float">
            <text:p>5870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/>
          <table:table-cell office:value-type="float" office:value="5871" calcext:value-type="float">
            <text:p>5871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/>
          <table:table-cell office:value-type="float" office:value="5872" calcext:value-type="float">
            <text:p>5872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/>
          <table:table-cell office:value-type="float" office:value="5873" calcext:value-type="float">
            <text:p>5873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/>
          <table:table-cell office:value-type="float" office:value="5874" calcext:value-type="float">
            <text:p>5874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/>
          <table:table-cell office:value-type="float" office:value="5875" calcext:value-type="float">
            <text:p>5875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/>
          <table:table-cell office:value-type="float" office:value="5876" calcext:value-type="float">
            <text:p>5876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/>
          <table:table-cell office:value-type="float" office:value="5877" calcext:value-type="float">
            <text:p>5877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/>
          <table:table-cell office:value-type="float" office:value="5878" calcext:value-type="float">
            <text:p>5878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/>
          <table:table-cell office:value-type="float" office:value="5879" calcext:value-type="float">
            <text:p>5879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/>
          <table:table-cell office:value-type="float" office:value="5880" calcext:value-type="float">
            <text:p>5880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/>
          <table:table-cell office:value-type="float" office:value="5881" calcext:value-type="float">
            <text:p>5881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/>
          <table:table-cell office:value-type="float" office:value="5882" calcext:value-type="float">
            <text:p>5882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/>
          <table:table-cell office:value-type="float" office:value="5883" calcext:value-type="float">
            <text:p>5883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/>
          <table:table-cell office:value-type="float" office:value="5884" calcext:value-type="float">
            <text:p>5884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/>
          <table:table-cell office:value-type="float" office:value="5885" calcext:value-type="float">
            <text:p>5885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/>
          <table:table-cell office:value-type="float" office:value="5886" calcext:value-type="float">
            <text:p>5886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/>
          <table:table-cell office:value-type="float" office:value="5887" calcext:value-type="float">
            <text:p>588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float" office:value="5888" calcext:value-type="float">
            <text:p>5888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/>
          <table:table-cell office:value-type="float" office:value="5889" calcext:value-type="float">
            <text:p>5889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5890" calcext:value-type="float">
            <text:p>5890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/>
          <table:table-cell office:value-type="float" office:value="5891" calcext:value-type="float">
            <text:p>5891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/>
          <table:table-cell office:value-type="float" office:value="5892" calcext:value-type="float">
            <text:p>5892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5893" calcext:value-type="float">
            <text:p>5893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/>
          <table:table-cell office:value-type="float" office:value="5894" calcext:value-type="float">
            <text:p>5894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/>
          <table:table-cell office:value-type="float" office:value="5895" calcext:value-type="float">
            <text:p>5895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/>
          <table:table-cell office:value-type="float" office:value="5896" calcext:value-type="float">
            <text:p>5896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/>
          <table:table-cell office:value-type="float" office:value="5897" calcext:value-type="float">
            <text:p>5897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float" office:value="5898" calcext:value-type="float">
            <text:p>5898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/>
          <table:table-cell office:value-type="float" office:value="5899" calcext:value-type="float">
            <text:p>5899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/>
          <table:table-cell office:value-type="float" office:value="5901" calcext:value-type="float">
            <text:p>5901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/>
          <table:table-cell office:value-type="float" office:value="5902" calcext:value-type="float">
            <text:p>5902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/>
          <table:table-cell office:value-type="float" office:value="5903" calcext:value-type="float">
            <text:p>5903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/>
          <table:table-cell office:value-type="float" office:value="5904" calcext:value-type="float">
            <text:p>5904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/>
          <table:table-cell office:value-type="float" office:value="5905" calcext:value-type="float">
            <text:p>5905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/>
          <table:table-cell office:value-type="float" office:value="5906" calcext:value-type="float">
            <text:p>5906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/>
          <table:table-cell office:value-type="float" office:value="5907" calcext:value-type="float">
            <text:p>5907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/>
          <table:table-cell office:value-type="float" office:value="5908" calcext:value-type="float">
            <text:p>5908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/>
          <table:table-cell office:value-type="float" office:value="5909" calcext:value-type="float">
            <text:p>5909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/>
          <table:table-cell office:value-type="float" office:value="5910" calcext:value-type="float">
            <text:p>5910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/>
          <table:table-cell office:value-type="float" office:value="5911" calcext:value-type="float">
            <text:p>5911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/>
          <table:table-cell office:value-type="float" office:value="5912" calcext:value-type="float">
            <text:p>5912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/>
          <table:table-cell office:value-type="float" office:value="5913" calcext:value-type="float">
            <text:p>5913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/>
          <table:table-cell office:value-type="float" office:value="5914" calcext:value-type="float">
            <text:p>5914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/>
          <table:table-cell office:value-type="float" office:value="5915" calcext:value-type="float">
            <text:p>5915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/>
          <table:table-cell office:value-type="float" office:value="5916" calcext:value-type="float">
            <text:p>5916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/>
          <table:table-cell office:value-type="float" office:value="5917" calcext:value-type="float">
            <text:p>5917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/>
          <table:table-cell office:value-type="float" office:value="5918" calcext:value-type="float">
            <text:p>5918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/>
          <table:table-cell office:value-type="float" office:value="5919" calcext:value-type="float">
            <text:p>5919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/>
          <table:table-cell office:value-type="float" office:value="5920" calcext:value-type="float">
            <text:p>5920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/>
          <table:table-cell office:value-type="float" office:value="5921" calcext:value-type="float">
            <text:p>5921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/>
          <table:table-cell office:value-type="float" office:value="5922" calcext:value-type="float">
            <text:p>5922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/>
          <table:table-cell office:value-type="float" office:value="5923" calcext:value-type="float">
            <text:p>5923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/>
          <table:table-cell office:value-type="float" office:value="5924" calcext:value-type="float">
            <text:p>5924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/>
          <table:table-cell office:value-type="float" office:value="5925" calcext:value-type="float">
            <text:p>5925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float" office:value="5926" calcext:value-type="float">
            <text:p>5926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/>
          <table:table-cell office:value-type="float" office:value="5927" calcext:value-type="float">
            <text:p>5927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/>
          <table:table-cell office:value-type="float" office:value="5928" calcext:value-type="float">
            <text:p>5928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/>
          <table:table-cell office:value-type="float" office:value="5929" calcext:value-type="float">
            <text:p>5929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/>
          <table:table-cell office:value-type="float" office:value="5930" calcext:value-type="float">
            <text:p>5930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/>
          <table:table-cell office:value-type="float" office:value="5931" calcext:value-type="float">
            <text:p>5931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/>
          <table:table-cell office:value-type="float" office:value="5932" calcext:value-type="float">
            <text:p>5932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/>
          <table:table-cell office:value-type="float" office:value="5933" calcext:value-type="float">
            <text:p>5933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/>
          <table:table-cell office:value-type="float" office:value="5934" calcext:value-type="float">
            <text:p>5934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/>
          <table:table-cell office:value-type="float" office:value="5935" calcext:value-type="float">
            <text:p>5935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/>
          <table:table-cell office:value-type="float" office:value="5936" calcext:value-type="float">
            <text:p>5936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/>
          <table:table-cell office:value-type="float" office:value="5937" calcext:value-type="float">
            <text:p>5937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5938" calcext:value-type="float">
            <text:p>5938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/>
          <table:table-cell office:value-type="float" office:value="5939" calcext:value-type="float">
            <text:p>5939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/>
          <table:table-cell office:value-type="float" office:value="5940" calcext:value-type="float">
            <text:p>5940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/>
          <table:table-cell office:value-type="float" office:value="5941" calcext:value-type="float">
            <text:p>5941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/>
          <table:table-cell office:value-type="float" office:value="5942" calcext:value-type="float">
            <text:p>5942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/>
          <table:table-cell office:value-type="float" office:value="5943" calcext:value-type="float">
            <text:p>5943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/>
          <table:table-cell office:value-type="float" office:value="5944" calcext:value-type="float">
            <text:p>5944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/>
          <table:table-cell office:value-type="float" office:value="5945" calcext:value-type="float">
            <text:p>5945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/>
          <table:table-cell office:value-type="float" office:value="5946" calcext:value-type="float">
            <text:p>5946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/>
          <table:table-cell office:value-type="float" office:value="5947" calcext:value-type="float">
            <text:p>5947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/>
          <table:table-cell office:value-type="float" office:value="5948" calcext:value-type="float">
            <text:p>5948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/>
          <table:table-cell office:value-type="float" office:value="5949" calcext:value-type="float">
            <text:p>5949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/>
          <table:table-cell office:value-type="float" office:value="5950" calcext:value-type="float">
            <text:p>5950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/>
          <table:table-cell office:value-type="float" office:value="5951" calcext:value-type="float">
            <text:p>5951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/>
          <table:table-cell office:value-type="float" office:value="5952" calcext:value-type="float">
            <text:p>5952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/>
          <table:table-cell office:value-type="float" office:value="5953" calcext:value-type="float">
            <text:p>5953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/>
          <table:table-cell office:value-type="float" office:value="5954" calcext:value-type="float">
            <text:p>5954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/>
          <table:table-cell office:value-type="float" office:value="5955" calcext:value-type="float">
            <text:p>5955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/>
          <table:table-cell office:value-type="float" office:value="5956" calcext:value-type="float">
            <text:p>5956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/>
          <table:table-cell office:value-type="float" office:value="5957" calcext:value-type="float">
            <text:p>5957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/>
          <table:table-cell office:value-type="float" office:value="5958" calcext:value-type="float">
            <text:p>5958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/>
          <table:table-cell office:value-type="float" office:value="5959" calcext:value-type="float">
            <text:p>595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/>
          <table:table-cell office:value-type="float" office:value="5960" calcext:value-type="float">
            <text:p>5960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/>
          <table:table-cell office:value-type="float" office:value="5961" calcext:value-type="float">
            <text:p>5961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/>
          <table:table-cell office:value-type="float" office:value="5962" calcext:value-type="float">
            <text:p>5962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/>
          <table:table-cell office:value-type="float" office:value="5963" calcext:value-type="float">
            <text:p>5963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/>
          <table:table-cell office:value-type="float" office:value="5964" calcext:value-type="float">
            <text:p>5964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/>
          <table:table-cell office:value-type="float" office:value="5965" calcext:value-type="float">
            <text:p>5965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/>
          <table:table-cell office:value-type="float" office:value="5966" calcext:value-type="float">
            <text:p>5966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/>
          <table:table-cell office:value-type="float" office:value="5967" calcext:value-type="float">
            <text:p>5967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/>
          <table:table-cell office:value-type="float" office:value="5968" calcext:value-type="float">
            <text:p>5968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/>
          <table:table-cell office:value-type="float" office:value="5969" calcext:value-type="float">
            <text:p>5969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/>
          <table:table-cell office:value-type="float" office:value="5970" calcext:value-type="float">
            <text:p>5970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/>
          <table:table-cell office:value-type="float" office:value="5971" calcext:value-type="float">
            <text:p>597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/>
          <table:table-cell office:value-type="float" office:value="5972" calcext:value-type="float">
            <text:p>5972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/>
          <table:table-cell office:value-type="float" office:value="5973" calcext:value-type="float">
            <text:p>5973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/>
          <table:table-cell office:value-type="float" office:value="5974" calcext:value-type="float">
            <text:p>5974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/>
          <table:table-cell office:value-type="float" office:value="5975" calcext:value-type="float">
            <text:p>5975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/>
          <table:table-cell office:value-type="float" office:value="5976" calcext:value-type="float">
            <text:p>5976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/>
          <table:table-cell office:value-type="float" office:value="5977" calcext:value-type="float">
            <text:p>597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/>
          <table:table-cell office:value-type="float" office:value="5978" calcext:value-type="float">
            <text:p>5978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/>
          <table:table-cell office:value-type="float" office:value="5979" calcext:value-type="float">
            <text:p>5979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/>
          <table:table-cell office:value-type="float" office:value="5980" calcext:value-type="float">
            <text:p>598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/>
          <table:table-cell office:value-type="float" office:value="5981" calcext:value-type="float">
            <text:p>5981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/>
          <table:table-cell office:value-type="float" office:value="5982" calcext:value-type="float">
            <text:p>5982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/>
          <table:table-cell office:value-type="float" office:value="5983" calcext:value-type="float">
            <text:p>598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/>
          <table:table-cell office:value-type="float" office:value="5984" calcext:value-type="float">
            <text:p>598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5985" calcext:value-type="float">
            <text:p>5985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/>
          <table:table-cell office:value-type="float" office:value="5986" calcext:value-type="float">
            <text:p>5986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/>
          <table:table-cell office:value-type="float" office:value="5987" calcext:value-type="float">
            <text:p>598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/>
          <table:table-cell office:value-type="float" office:value="5988" calcext:value-type="float">
            <text:p>5988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/>
          <table:table-cell office:value-type="float" office:value="5989" calcext:value-type="float">
            <text:p>5989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/>
          <table:table-cell office:value-type="float" office:value="5990" calcext:value-type="float">
            <text:p>5990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/>
          <table:table-cell office:value-type="float" office:value="5991" calcext:value-type="float">
            <text:p>5991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/>
          <table:table-cell office:value-type="float" office:value="5992" calcext:value-type="float">
            <text:p>5992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/>
          <table:table-cell office:value-type="float" office:value="5993" calcext:value-type="float">
            <text:p>5993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/>
          <table:table-cell office:value-type="float" office:value="5994" calcext:value-type="float">
            <text:p>5994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/>
          <table:table-cell office:value-type="float" office:value="5995" calcext:value-type="float">
            <text:p>5995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/>
          <table:table-cell office:value-type="float" office:value="5997" calcext:value-type="float">
            <text:p>5997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/>
          <table:table-cell office:value-type="float" office:value="5998" calcext:value-type="float">
            <text:p>5998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/>
          <table:table-cell office:value-type="float" office:value="5999" calcext:value-type="float">
            <text:p>5999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/>
          <table:table-cell office:value-type="float" office:value="6002" calcext:value-type="float">
            <text:p>6002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/>
          <table:table-cell office:value-type="float" office:value="6003" calcext:value-type="float">
            <text:p>6003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/>
          <table:table-cell office:value-type="float" office:value="6004" calcext:value-type="float">
            <text:p>6004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/>
          <table:table-cell office:value-type="float" office:value="6005" calcext:value-type="float">
            <text:p>6005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/>
          <table:table-cell office:value-type="float" office:value="6006" calcext:value-type="float">
            <text:p>600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/>
          <table:table-cell office:value-type="float" office:value="6007" calcext:value-type="float">
            <text:p>6007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/>
          <table:table-cell office:value-type="float" office:value="6008" calcext:value-type="float">
            <text:p>6008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/>
          <table:table-cell office:value-type="float" office:value="6009" calcext:value-type="float">
            <text:p>6009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/>
          <table:table-cell office:value-type="float" office:value="6010" calcext:value-type="float">
            <text:p>6010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/>
          <table:table-cell office:value-type="float" office:value="6011" calcext:value-type="float">
            <text:p>6011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/>
          <table:table-cell office:value-type="float" office:value="6012" calcext:value-type="float">
            <text:p>6012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/>
          <table:table-cell office:value-type="float" office:value="6013" calcext:value-type="float">
            <text:p>6013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/>
          <table:table-cell office:value-type="float" office:value="6014" calcext:value-type="float">
            <text:p>6014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/>
          <table:table-cell office:value-type="float" office:value="6015" calcext:value-type="float">
            <text:p>6015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/>
          <table:table-cell office:value-type="float" office:value="6016" calcext:value-type="float">
            <text:p>6016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/>
          <table:table-cell office:value-type="float" office:value="6017" calcext:value-type="float">
            <text:p>6017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/>
          <table:table-cell office:value-type="float" office:value="6018" calcext:value-type="float">
            <text:p>6018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/>
          <table:table-cell office:value-type="float" office:value="6019" calcext:value-type="float">
            <text:p>6019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/>
          <table:table-cell office:value-type="float" office:value="6020" calcext:value-type="float">
            <text:p>602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/>
          <table:table-cell office:value-type="float" office:value="6021" calcext:value-type="float">
            <text:p>6021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/>
          <table:table-cell office:value-type="float" office:value="6022" calcext:value-type="float">
            <text:p>6022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/>
          <table:table-cell office:value-type="float" office:value="6023" calcext:value-type="float">
            <text:p>6023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/>
          <table:table-cell office:value-type="float" office:value="6024" calcext:value-type="float">
            <text:p>602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6025" calcext:value-type="float">
            <text:p>6025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/>
          <table:table-cell office:value-type="float" office:value="6026" calcext:value-type="float">
            <text:p>6026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/>
          <table:table-cell office:value-type="float" office:value="6027" calcext:value-type="float">
            <text:p>6027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6028" calcext:value-type="float">
            <text:p>6028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/>
          <table:table-cell office:value-type="float" office:value="6029" calcext:value-type="float">
            <text:p>6029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/>
          <table:table-cell office:value-type="float" office:value="6030" calcext:value-type="float">
            <text:p>603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/>
          <table:table-cell office:value-type="float" office:value="6031" calcext:value-type="float">
            <text:p>6031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/>
          <table:table-cell office:value-type="float" office:value="6032" calcext:value-type="float">
            <text:p>6032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/>
          <table:table-cell office:value-type="float" office:value="6033" calcext:value-type="float">
            <text:p>6033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/>
          <table:table-cell office:value-type="float" office:value="6034" calcext:value-type="float">
            <text:p>603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/>
          <table:table-cell office:value-type="float" office:value="6035" calcext:value-type="float">
            <text:p>6035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/>
          <table:table-cell office:value-type="float" office:value="6036" calcext:value-type="float">
            <text:p>6036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/>
          <table:table-cell office:value-type="float" office:value="6037" calcext:value-type="float">
            <text:p>6037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/>
          <table:table-cell office:value-type="float" office:value="6038" calcext:value-type="float">
            <text:p>6038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/>
          <table:table-cell office:value-type="float" office:value="6039" calcext:value-type="float">
            <text:p>6039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/>
          <table:table-cell office:value-type="float" office:value="6040" calcext:value-type="float">
            <text:p>6040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/>
          <table:table-cell office:value-type="float" office:value="6041" calcext:value-type="float">
            <text:p>6041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/>
          <table:table-cell office:value-type="float" office:value="6042" calcext:value-type="float">
            <text:p>6042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/>
          <table:table-cell office:value-type="float" office:value="6043" calcext:value-type="float">
            <text:p>6043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/>
          <table:table-cell office:value-type="float" office:value="6044" calcext:value-type="float">
            <text:p>6044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/>
          <table:table-cell office:value-type="float" office:value="6046" calcext:value-type="float">
            <text:p>6046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/>
          <table:table-cell office:value-type="float" office:value="6047" calcext:value-type="float">
            <text:p>604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/>
          <table:table-cell office:value-type="float" office:value="6048" calcext:value-type="float">
            <text:p>6048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/>
          <table:table-cell office:value-type="float" office:value="6049" calcext:value-type="float">
            <text:p>6049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/>
          <table:table-cell office:value-type="float" office:value="6050" calcext:value-type="float">
            <text:p>6050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/>
          <table:table-cell office:value-type="float" office:value="6051" calcext:value-type="float">
            <text:p>6051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/>
          <table:table-cell office:value-type="float" office:value="6052" calcext:value-type="float">
            <text:p>6052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/>
          <table:table-cell office:value-type="float" office:value="6053" calcext:value-type="float">
            <text:p>605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/>
          <table:table-cell office:value-type="float" office:value="6054" calcext:value-type="float">
            <text:p>6054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/>
          <table:table-cell office:value-type="float" office:value="6055" calcext:value-type="float">
            <text:p>605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/>
          <table:table-cell office:value-type="float" office:value="6056" calcext:value-type="float">
            <text:p>6056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/>
          <table:table-cell office:value-type="float" office:value="6057" calcext:value-type="float">
            <text:p>6057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/>
          <table:table-cell office:value-type="float" office:value="6058" calcext:value-type="float">
            <text:p>6058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/>
          <table:table-cell office:value-type="float" office:value="6059" calcext:value-type="float">
            <text:p>6059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/>
          <table:table-cell office:value-type="float" office:value="6060" calcext:value-type="float">
            <text:p>606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/>
          <table:table-cell office:value-type="float" office:value="6061" calcext:value-type="float">
            <text:p>6061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/>
          <table:table-cell office:value-type="float" office:value="6062" calcext:value-type="float">
            <text:p>6062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/>
          <table:table-cell office:value-type="float" office:value="6063" calcext:value-type="float">
            <text:p>6063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/>
          <table:table-cell office:value-type="float" office:value="6064" calcext:value-type="float">
            <text:p>606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/>
          <table:table-cell office:value-type="float" office:value="6065" calcext:value-type="float">
            <text:p>6065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/>
          <table:table-cell office:value-type="float" office:value="6066" calcext:value-type="float">
            <text:p>6066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/>
          <table:table-cell office:value-type="float" office:value="6067" calcext:value-type="float">
            <text:p>6067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/>
          <table:table-cell office:value-type="float" office:value="6068" calcext:value-type="float">
            <text:p>6068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/>
          <table:table-cell office:value-type="float" office:value="6069" calcext:value-type="float">
            <text:p>6069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/>
          <table:table-cell office:value-type="float" office:value="6070" calcext:value-type="float">
            <text:p>607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6071" calcext:value-type="float">
            <text:p>6071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/>
          <table:table-cell office:value-type="float" office:value="6072" calcext:value-type="float">
            <text:p>6072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/>
          <table:table-cell office:value-type="float" office:value="6073" calcext:value-type="float">
            <text:p>6073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/>
          <table:table-cell office:value-type="float" office:value="6074" calcext:value-type="float">
            <text:p>6074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/>
          <table:table-cell office:value-type="float" office:value="6075" calcext:value-type="float">
            <text:p>6075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/>
          <table:table-cell office:value-type="float" office:value="6076" calcext:value-type="float">
            <text:p>6076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/>
          <table:table-cell office:value-type="float" office:value="6077" calcext:value-type="float">
            <text:p>6077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/>
          <table:table-cell office:value-type="float" office:value="6078" calcext:value-type="float">
            <text:p>6078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/>
          <table:table-cell office:value-type="float" office:value="6079" calcext:value-type="float">
            <text:p>6079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/>
          <table:table-cell office:value-type="float" office:value="6080" calcext:value-type="float">
            <text:p>6080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/>
          <table:table-cell office:value-type="float" office:value="6081" calcext:value-type="float">
            <text:p>6081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/>
          <table:table-cell office:value-type="float" office:value="6082" calcext:value-type="float">
            <text:p>6082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/>
          <table:table-cell office:value-type="float" office:value="6084" calcext:value-type="float">
            <text:p>6084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/>
          <table:table-cell office:value-type="float" office:value="6085" calcext:value-type="float">
            <text:p>6085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/>
          <table:table-cell office:value-type="float" office:value="6087" calcext:value-type="float">
            <text:p>608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float" office:value="6088" calcext:value-type="float">
            <text:p>6088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/>
          <table:table-cell office:value-type="float" office:value="6089" calcext:value-type="float">
            <text:p>6089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/>
          <table:table-cell office:value-type="float" office:value="6090" calcext:value-type="float">
            <text:p>6090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/>
          <table:table-cell office:value-type="float" office:value="6091" calcext:value-type="float">
            <text:p>6091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/>
          <table:table-cell office:value-type="float" office:value="6092" calcext:value-type="float">
            <text:p>6092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/>
          <table:table-cell office:value-type="float" office:value="6093" calcext:value-type="float">
            <text:p>6093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/>
          <table:table-cell office:value-type="float" office:value="6094" calcext:value-type="float">
            <text:p>6094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/>
          <table:table-cell office:value-type="float" office:value="6095" calcext:value-type="float">
            <text:p>6095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/>
          <table:table-cell office:value-type="float" office:value="6096" calcext:value-type="float">
            <text:p>6096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/>
          <table:table-cell office:value-type="float" office:value="6097" calcext:value-type="float">
            <text:p>609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/>
          <table:table-cell office:value-type="float" office:value="6098" calcext:value-type="float">
            <text:p>6098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/>
          <table:table-cell office:value-type="float" office:value="6099" calcext:value-type="float">
            <text:p>6099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/>
          <table:table-cell office:value-type="float" office:value="6100" calcext:value-type="float">
            <text:p>6100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/>
          <table:table-cell office:value-type="float" office:value="6101" calcext:value-type="float">
            <text:p>6101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/>
          <table:table-cell office:value-type="float" office:value="6102" calcext:value-type="float">
            <text:p>6102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/>
          <table:table-cell office:value-type="float" office:value="6103" calcext:value-type="float">
            <text:p>6103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/>
          <table:table-cell office:value-type="float" office:value="6104" calcext:value-type="float">
            <text:p>6104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/>
          <table:table-cell office:value-type="float" office:value="6105" calcext:value-type="float">
            <text:p>610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/>
          <table:table-cell office:value-type="float" office:value="6106" calcext:value-type="float">
            <text:p>610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/>
          <table:table-cell office:value-type="float" office:value="6107" calcext:value-type="float">
            <text:p>6107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/>
          <table:table-cell office:value-type="float" office:value="6108" calcext:value-type="float">
            <text:p>6108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/>
          <table:table-cell office:value-type="float" office:value="6109" calcext:value-type="float">
            <text:p>6109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/>
          <table:table-cell office:value-type="float" office:value="6110" calcext:value-type="float">
            <text:p>6110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/>
          <table:table-cell office:value-type="float" office:value="6111" calcext:value-type="float">
            <text:p>6111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/>
          <table:table-cell office:value-type="float" office:value="6112" calcext:value-type="float">
            <text:p>6112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/>
          <table:table-cell office:value-type="float" office:value="6113" calcext:value-type="float">
            <text:p>6113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/>
          <table:table-cell office:value-type="float" office:value="6114" calcext:value-type="float">
            <text:p>6114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/>
          <table:table-cell office:value-type="float" office:value="6115" calcext:value-type="float">
            <text:p>6115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/>
          <table:table-cell office:value-type="float" office:value="6116" calcext:value-type="float">
            <text:p>6116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/>
          <table:table-cell office:value-type="float" office:value="6117" calcext:value-type="float">
            <text:p>6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119" calcext:value-type="float">
            <text:p>6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120" calcext:value-type="float">
            <text:p>6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121" calcext:value-type="float">
            <text:p>6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122" calcext:value-type="float">
            <text:p>61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123" calcext:value-type="float">
            <text:p>61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124" calcext:value-type="float">
            <text:p>61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125" calcext:value-type="float">
            <text:p>61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126" calcext:value-type="float">
            <text:p>61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127" calcext:value-type="float">
            <text:p>61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128" calcext:value-type="float">
            <text:p>61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129" calcext:value-type="float">
            <text:p>61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130" calcext:value-type="float">
            <text:p>61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131" calcext:value-type="float">
            <text:p>61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132" calcext:value-type="float">
            <text:p>61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133" calcext:value-type="float">
            <text:p>61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134" calcext:value-type="float">
            <text:p>61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135" calcext:value-type="float">
            <text:p>61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136" calcext:value-type="float">
            <text:p>61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137" calcext:value-type="float">
            <text:p>61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138" calcext:value-type="float">
            <text:p>61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139" calcext:value-type="float">
            <text:p>61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6140" calcext:value-type="float">
            <text:p>61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6141" calcext:value-type="float">
            <text:p>61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142" calcext:value-type="float">
            <text:p>61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143" calcext:value-type="float">
            <text:p>61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6144" calcext:value-type="float">
            <text:p>61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6145" calcext:value-type="float">
            <text:p>61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6146" calcext:value-type="float">
            <text:p>61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147" calcext:value-type="float">
            <text:p>61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6148" calcext:value-type="float">
            <text:p>61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149" calcext:value-type="float">
            <text:p>614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6150" calcext:value-type="float">
            <text:p>61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6151" calcext:value-type="float">
            <text:p>61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6152" calcext:value-type="float">
            <text:p>61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6153" calcext:value-type="float">
            <text:p>61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6154" calcext:value-type="float">
            <text:p>61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6155" calcext:value-type="float">
            <text:p>61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6156" calcext:value-type="float">
            <text:p>61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6157" calcext:value-type="float">
            <text:p>61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6158" calcext:value-type="float">
            <text:p>61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6159" calcext:value-type="float">
            <text:p>615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6160" calcext:value-type="float">
            <text:p>6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161" calcext:value-type="float">
            <text:p>61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162" calcext:value-type="float">
            <text:p>61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6163" calcext:value-type="float">
            <text:p>616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6164" calcext:value-type="float">
            <text:p>616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6165" calcext:value-type="float">
            <text:p>61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6166" calcext:value-type="float">
            <text:p>616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6167" calcext:value-type="float">
            <text:p>616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6168" calcext:value-type="float">
            <text:p>616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6169" calcext:value-type="float">
            <text:p>616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6170" calcext:value-type="float">
            <text:p>617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6172" calcext:value-type="float">
            <text:p>61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6173" calcext:value-type="float">
            <text:p>617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6174" calcext:value-type="float">
            <text:p>617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6175" calcext:value-type="float">
            <text:p>617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6176" calcext:value-type="float">
            <text:p>6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177" calcext:value-type="float">
            <text:p>617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6178" calcext:value-type="float">
            <text:p>617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6179" calcext:value-type="float">
            <text:p>61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6180" calcext:value-type="float">
            <text:p>61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6181" calcext:value-type="float">
            <text:p>61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182" calcext:value-type="float">
            <text:p>618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183" calcext:value-type="float">
            <text:p>618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184" calcext:value-type="float">
            <text:p>618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185" calcext:value-type="float">
            <text:p>61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6186" calcext:value-type="float">
            <text:p>618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6187" calcext:value-type="float">
            <text:p>61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6188" calcext:value-type="float">
            <text:p>618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6189" calcext:value-type="float">
            <text:p>618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6190" calcext:value-type="float">
            <text:p>61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191" calcext:value-type="float">
            <text:p>619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192" calcext:value-type="float">
            <text:p>619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6193" calcext:value-type="float">
            <text:p>61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194" calcext:value-type="float">
            <text:p>619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6195" calcext:value-type="float">
            <text:p>61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6196" calcext:value-type="float">
            <text:p>619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6197" calcext:value-type="float">
            <text:p>61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6198" calcext:value-type="float">
            <text:p>61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6199" calcext:value-type="float">
            <text:p>619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6200" calcext:value-type="float">
            <text:p>62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6201" calcext:value-type="float">
            <text:p>62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6202" calcext:value-type="float">
            <text:p>620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6203" calcext:value-type="float">
            <text:p>620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6204" calcext:value-type="float">
            <text:p>620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6205" calcext:value-type="float">
            <text:p>620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6206" calcext:value-type="float">
            <text:p>62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6207" calcext:value-type="float">
            <text:p>62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6208" calcext:value-type="float">
            <text:p>62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6209" calcext:value-type="float">
            <text:p>62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6210" calcext:value-type="float">
            <text:p>62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6211" calcext:value-type="float">
            <text:p>62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212" calcext:value-type="float">
            <text:p>62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6213" calcext:value-type="float">
            <text:p>621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6214" calcext:value-type="float">
            <text:p>621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6215" calcext:value-type="float">
            <text:p>621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6216" calcext:value-type="float">
            <text:p>62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6217" calcext:value-type="float">
            <text:p>62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6218" calcext:value-type="float">
            <text:p>621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6219" calcext:value-type="float">
            <text:p>621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6220" calcext:value-type="float">
            <text:p>62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6221" calcext:value-type="float">
            <text:p>622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6222" calcext:value-type="float">
            <text:p>62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6223" calcext:value-type="float">
            <text:p>62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6224" calcext:value-type="float">
            <text:p>62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6225" calcext:value-type="float">
            <text:p>622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6226" calcext:value-type="float">
            <text:p>622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6227" calcext:value-type="float">
            <text:p>622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6228" calcext:value-type="float">
            <text:p>622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6229" calcext:value-type="float">
            <text:p>622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6230" calcext:value-type="float">
            <text:p>623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6231" calcext:value-type="float">
            <text:p>623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6232" calcext:value-type="float">
            <text:p>623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6233" calcext:value-type="float">
            <text:p>623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6234" calcext:value-type="float">
            <text:p>623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6235" calcext:value-type="float">
            <text:p>623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6237" calcext:value-type="float">
            <text:p>62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6238" calcext:value-type="float">
            <text:p>623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6239" calcext:value-type="float">
            <text:p>623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6240" calcext:value-type="float">
            <text:p>624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6241" calcext:value-type="float">
            <text:p>624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6242" calcext:value-type="float">
            <text:p>624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6243" calcext:value-type="float">
            <text:p>624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6244" calcext:value-type="float">
            <text:p>624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6245" calcext:value-type="float">
            <text:p>624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6246" calcext:value-type="float">
            <text:p>624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6247" calcext:value-type="float">
            <text:p>624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6248" calcext:value-type="float">
            <text:p>624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6249" calcext:value-type="float">
            <text:p>624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6251" calcext:value-type="float">
            <text:p>625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6252" calcext:value-type="float">
            <text:p>625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6253" calcext:value-type="float">
            <text:p>62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6254" calcext:value-type="float">
            <text:p>625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6255" calcext:value-type="float">
            <text:p>625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6256" calcext:value-type="float">
            <text:p>625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6257" calcext:value-type="float">
            <text:p>625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6258" calcext:value-type="float">
            <text:p>625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6259" calcext:value-type="float">
            <text:p>625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6260" calcext:value-type="float">
            <text:p>626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6261" calcext:value-type="float">
            <text:p>626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6262" calcext:value-type="float">
            <text:p>626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6263" calcext:value-type="float">
            <text:p>626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6265" calcext:value-type="float">
            <text:p>626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6266" calcext:value-type="float">
            <text:p>62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6267" calcext:value-type="float">
            <text:p>626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6268" calcext:value-type="float">
            <text:p>62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6269" calcext:value-type="float">
            <text:p>626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6270" calcext:value-type="float">
            <text:p>627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6271" calcext:value-type="float">
            <text:p>627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6272" calcext:value-type="float">
            <text:p>62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6273" calcext:value-type="float">
            <text:p>627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6274" calcext:value-type="float">
            <text:p>627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6275" calcext:value-type="float">
            <text:p>627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6276" calcext:value-type="float">
            <text:p>627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6277" calcext:value-type="float">
            <text:p>627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6278" calcext:value-type="float">
            <text:p>627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6279" calcext:value-type="float">
            <text:p>627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6280" calcext:value-type="float">
            <text:p>628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6281" calcext:value-type="float">
            <text:p>628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6282" calcext:value-type="float">
            <text:p>628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6283" calcext:value-type="float">
            <text:p>628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6284" calcext:value-type="float">
            <text:p>628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6285" calcext:value-type="float">
            <text:p>628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6286" calcext:value-type="float">
            <text:p>628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6287" calcext:value-type="float">
            <text:p>628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6288" calcext:value-type="float">
            <text:p>628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6289" calcext:value-type="float">
            <text:p>628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6290" calcext:value-type="float">
            <text:p>629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6291" calcext:value-type="float">
            <text:p>629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6292" calcext:value-type="float">
            <text:p>629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6293" calcext:value-type="float">
            <text:p>629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6294" calcext:value-type="float">
            <text:p>629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6295" calcext:value-type="float">
            <text:p>629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6296" calcext:value-type="float">
            <text:p>62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6297" calcext:value-type="float">
            <text:p>629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6298" calcext:value-type="float">
            <text:p>629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6299" calcext:value-type="float">
            <text:p>629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6301" calcext:value-type="float">
            <text:p>630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6302" calcext:value-type="float">
            <text:p>63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6303" calcext:value-type="float">
            <text:p>630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6304" calcext:value-type="float">
            <text:p>630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6305" calcext:value-type="float">
            <text:p>630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6306" calcext:value-type="float">
            <text:p>630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6307" calcext:value-type="float">
            <text:p>630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6308" calcext:value-type="float">
            <text:p>630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6309" calcext:value-type="float">
            <text:p>630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6310" calcext:value-type="float">
            <text:p>631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6311" calcext:value-type="float">
            <text:p>631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6312" calcext:value-type="float">
            <text:p>631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6313" calcext:value-type="float">
            <text:p>631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6314" calcext:value-type="float">
            <text:p>631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6315" calcext:value-type="float">
            <text:p>631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6316" calcext:value-type="float">
            <text:p>63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6317" calcext:value-type="float">
            <text:p>63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6318" calcext:value-type="float">
            <text:p>631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6319" calcext:value-type="float">
            <text:p>631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6320" calcext:value-type="float">
            <text:p>632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6321" calcext:value-type="float">
            <text:p>632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6322" calcext:value-type="float">
            <text:p>632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6323" calcext:value-type="float">
            <text:p>632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6324" calcext:value-type="float">
            <text:p>632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6325" calcext:value-type="float">
            <text:p>632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6326" calcext:value-type="float">
            <text:p>632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6327" calcext:value-type="float">
            <text:p>632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6328" calcext:value-type="float">
            <text:p>632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6329" calcext:value-type="float">
            <text:p>632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6330" calcext:value-type="float">
            <text:p>633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6331" calcext:value-type="float">
            <text:p>633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6332" calcext:value-type="float">
            <text:p>633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6333" calcext:value-type="float">
            <text:p>633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6334" calcext:value-type="float">
            <text:p>633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6335" calcext:value-type="float">
            <text:p>633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6337" calcext:value-type="float">
            <text:p>633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6338" calcext:value-type="float">
            <text:p>633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float" office:value="6339" calcext:value-type="float">
            <text:p>633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6340" calcext:value-type="float">
            <text:p>634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6341" calcext:value-type="float">
            <text:p>634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6343" calcext:value-type="float">
            <text:p>634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6344" calcext:value-type="float">
            <text:p>634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6345" calcext:value-type="float">
            <text:p>634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6346" calcext:value-type="float">
            <text:p>634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6348" calcext:value-type="float">
            <text:p>634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6349" calcext:value-type="float">
            <text:p>634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6350" calcext:value-type="float">
            <text:p>635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6351" calcext:value-type="float">
            <text:p>635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6352" calcext:value-type="float">
            <text:p>635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6353" calcext:value-type="float">
            <text:p>635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6354" calcext:value-type="float">
            <text:p>635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float" office:value="6355" calcext:value-type="float">
            <text:p>635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6356" calcext:value-type="float">
            <text:p>635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6357" calcext:value-type="float">
            <text:p>635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6358" calcext:value-type="float">
            <text:p>635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6359" calcext:value-type="float">
            <text:p>635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6360" calcext:value-type="float">
            <text:p>636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6361" calcext:value-type="float">
            <text:p>636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6362" calcext:value-type="float">
            <text:p>636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float" office:value="6363" calcext:value-type="float">
            <text:p>636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6364" calcext:value-type="float">
            <text:p>636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float" office:value="6365" calcext:value-type="float">
            <text:p>636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float" office:value="6366" calcext:value-type="float">
            <text:p>63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6367" calcext:value-type="float">
            <text:p>636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6368" calcext:value-type="float">
            <text:p>636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float" office:value="6369" calcext:value-type="float">
            <text:p>636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6370" calcext:value-type="float">
            <text:p>637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6371" calcext:value-type="float">
            <text:p>63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6372" calcext:value-type="float">
            <text:p>637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6373" calcext:value-type="float">
            <text:p>637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float" office:value="6374" calcext:value-type="float">
            <text:p>637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6375" calcext:value-type="float">
            <text:p>637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float" office:value="6376" calcext:value-type="float">
            <text:p>637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6377" calcext:value-type="float">
            <text:p>637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float" office:value="6378" calcext:value-type="float">
            <text:p>637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6379" calcext:value-type="float">
            <text:p>637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float" office:value="6380" calcext:value-type="float">
            <text:p>638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6381" calcext:value-type="float">
            <text:p>638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6382" calcext:value-type="float">
            <text:p>638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6383" calcext:value-type="float">
            <text:p>638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6384" calcext:value-type="float">
            <text:p>638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6385" calcext:value-type="float">
            <text:p>638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float" office:value="6386" calcext:value-type="float">
            <text:p>638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6387" calcext:value-type="float">
            <text:p>638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float" office:value="6388" calcext:value-type="float">
            <text:p>638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6389" calcext:value-type="float">
            <text:p>638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6390" calcext:value-type="float">
            <text:p>639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6391" calcext:value-type="float">
            <text:p>639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6392" calcext:value-type="float">
            <text:p>639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6393" calcext:value-type="float">
            <text:p>639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float" office:value="6394" calcext:value-type="float">
            <text:p>639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float" office:value="6395" calcext:value-type="float">
            <text:p>639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6396" calcext:value-type="float">
            <text:p>639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float" office:value="6397" calcext:value-type="float">
            <text:p>639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6398" calcext:value-type="float">
            <text:p>639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6399" calcext:value-type="float">
            <text:p>639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6400" calcext:value-type="float">
            <text:p>640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6401" calcext:value-type="float">
            <text:p>640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float" office:value="6402" calcext:value-type="float">
            <text:p>640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6403" calcext:value-type="float">
            <text:p>640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float" office:value="6404" calcext:value-type="float">
            <text:p>640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float" office:value="6405" calcext:value-type="float">
            <text:p>640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6406" calcext:value-type="float">
            <text:p>640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float" office:value="6407" calcext:value-type="float">
            <text:p>640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6408" calcext:value-type="float">
            <text:p>640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float" office:value="6409" calcext:value-type="float">
            <text:p>640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float" office:value="6410" calcext:value-type="float">
            <text:p>641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6411" calcext:value-type="float">
            <text:p>64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6412" calcext:value-type="float">
            <text:p>641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float" office:value="6413" calcext:value-type="float">
            <text:p>641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6414" calcext:value-type="float">
            <text:p>641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6415" calcext:value-type="float">
            <text:p>641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float" office:value="6416" calcext:value-type="float">
            <text:p>64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6417" calcext:value-type="float">
            <text:p>641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6418" calcext:value-type="float">
            <text:p>641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float" office:value="6419" calcext:value-type="float">
            <text:p>641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6420" calcext:value-type="float">
            <text:p>642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float" office:value="6421" calcext:value-type="float">
            <text:p>642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float" office:value="6422" calcext:value-type="float">
            <text:p>642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6423" calcext:value-type="float">
            <text:p>642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float" office:value="6424" calcext:value-type="float">
            <text:p>642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float" office:value="6425" calcext:value-type="float">
            <text:p>642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6426" calcext:value-type="float">
            <text:p>642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float" office:value="6427" calcext:value-type="float">
            <text:p>642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float" office:value="6428" calcext:value-type="float">
            <text:p>642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float" office:value="6429" calcext:value-type="float">
            <text:p>6429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float" office:value="6430" calcext:value-type="float">
            <text:p>643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float" office:value="6431" calcext:value-type="float">
            <text:p>64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float" office:value="6432" calcext:value-type="float">
            <text:p>643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/>
          <table:table-cell office:value-type="float" office:value="6433" calcext:value-type="float">
            <text:p>643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float" office:value="6434" calcext:value-type="float">
            <text:p>643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  <table:table-cell office:value-type="float" office:value="6435" calcext:value-type="float">
            <text:p>643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/>
          <table:table-cell office:value-type="float" office:value="6436" calcext:value-type="float">
            <text:p>643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6437" calcext:value-type="float">
            <text:p>643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float" office:value="6438" calcext:value-type="float">
            <text:p>643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float" office:value="6439" calcext:value-type="float">
            <text:p>643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float" office:value="6440" calcext:value-type="float">
            <text:p>644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6441" calcext:value-type="float">
            <text:p>644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float" office:value="6442" calcext:value-type="float">
            <text:p>644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  <table:table-cell office:value-type="float" office:value="6443" calcext:value-type="float">
            <text:p>644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float" office:value="6444" calcext:value-type="float">
            <text:p>644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float" office:value="6445" calcext:value-type="float">
            <text:p>644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/>
          <table:table-cell office:value-type="float" office:value="6446" calcext:value-type="float">
            <text:p>644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float" office:value="6447" calcext:value-type="float">
            <text:p>644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6448" calcext:value-type="float">
            <text:p>644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float" office:value="6449" calcext:value-type="float">
            <text:p>644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float" office:value="6450" calcext:value-type="float">
            <text:p>645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float" office:value="6451" calcext:value-type="float">
            <text:p>645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6452" calcext:value-type="float">
            <text:p>645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float" office:value="6453" calcext:value-type="float">
            <text:p>645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/>
          <table:table-cell office:value-type="float" office:value="6454" calcext:value-type="float">
            <text:p>645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float" office:value="6455" calcext:value-type="float">
            <text:p>645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float" office:value="6456" calcext:value-type="float">
            <text:p>645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float" office:value="6457" calcext:value-type="float">
            <text:p>6457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/>
          <table:table-cell office:value-type="float" office:value="6458" calcext:value-type="float">
            <text:p>645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float" office:value="6459" calcext:value-type="float">
            <text:p>645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float" office:value="6460" calcext:value-type="float">
            <text:p>646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float" office:value="6461" calcext:value-type="float">
            <text:p>646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6462" calcext:value-type="float">
            <text:p>646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float" office:value="6463" calcext:value-type="float">
            <text:p>646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float" office:value="6464" calcext:value-type="float">
            <text:p>646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float" office:value="6465" calcext:value-type="float">
            <text:p>646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float" office:value="6466" calcext:value-type="float">
            <text:p>64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6467" calcext:value-type="float">
            <text:p>646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float" office:value="6468" calcext:value-type="float">
            <text:p>646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float" office:value="6470" calcext:value-type="float">
            <text:p>647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float" office:value="6471" calcext:value-type="float">
            <text:p>647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float" office:value="6472" calcext:value-type="float">
            <text:p>647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float" office:value="6473" calcext:value-type="float">
            <text:p>647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float" office:value="6474" calcext:value-type="float">
            <text:p>647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float" office:value="6475" calcext:value-type="float">
            <text:p>647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6476" calcext:value-type="float">
            <text:p>647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6477" calcext:value-type="float">
            <text:p>647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float" office:value="6478" calcext:value-type="float">
            <text:p>647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float" office:value="6479" calcext:value-type="float">
            <text:p>647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6480" calcext:value-type="float">
            <text:p>648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float" office:value="6481" calcext:value-type="float">
            <text:p>648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float" office:value="6482" calcext:value-type="float">
            <text:p>6482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6483" calcext:value-type="float">
            <text:p>648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/>
          <table:table-cell office:value-type="float" office:value="6484" calcext:value-type="float">
            <text:p>648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6486" calcext:value-type="float">
            <text:p>648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6487" calcext:value-type="float">
            <text:p>648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/>
          <table:table-cell office:value-type="float" office:value="6488" calcext:value-type="float">
            <text:p>648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6489" calcext:value-type="float">
            <text:p>648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/>
          <table:table-cell office:value-type="float" office:value="6490" calcext:value-type="float">
            <text:p>649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/>
          <table:table-cell office:value-type="float" office:value="6491" calcext:value-type="float">
            <text:p>649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6492" calcext:value-type="float">
            <text:p>649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float" office:value="6493" calcext:value-type="float">
            <text:p>649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float" office:value="6494" calcext:value-type="float">
            <text:p>6494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6495" calcext:value-type="float">
            <text:p>649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float" office:value="6496" calcext:value-type="float">
            <text:p>649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float" office:value="6497" calcext:value-type="float">
            <text:p>649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6498" calcext:value-type="float">
            <text:p>6498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/>
          <table:table-cell office:value-type="float" office:value="6499" calcext:value-type="float">
            <text:p>649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6501" calcext:value-type="float">
            <text:p>650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/>
          <table:table-cell office:value-type="float" office:value="6502" calcext:value-type="float">
            <text:p>650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float" office:value="6503" calcext:value-type="float">
            <text:p>650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6504" calcext:value-type="float">
            <text:p>650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float" office:value="6505" calcext:value-type="float">
            <text:p>650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float" office:value="6506" calcext:value-type="float">
            <text:p>650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6507" calcext:value-type="float">
            <text:p>650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float" office:value="6508" calcext:value-type="float">
            <text:p>650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float" office:value="6509" calcext:value-type="float">
            <text:p>650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6510" calcext:value-type="float">
            <text:p>651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float" office:value="6511" calcext:value-type="float">
            <text:p>651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float" office:value="6512" calcext:value-type="float">
            <text:p>651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6513" calcext:value-type="float">
            <text:p>651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office:value-type="float" office:value="6514" calcext:value-type="float">
            <text:p>651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/>
          <table:table-cell office:value-type="float" office:value="6515" calcext:value-type="float">
            <text:p>651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6516" calcext:value-type="float">
            <text:p>65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6517" calcext:value-type="float">
            <text:p>6517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/>
          <table:table-cell office:value-type="float" office:value="6518" calcext:value-type="float">
            <text:p>651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6519" calcext:value-type="float">
            <text:p>651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/>
          <table:table-cell office:value-type="float" office:value="6520" calcext:value-type="float">
            <text:p>652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/>
          <table:table-cell office:value-type="float" office:value="6521" calcext:value-type="float">
            <text:p>652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6522" calcext:value-type="float">
            <text:p>652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float" office:value="6523" calcext:value-type="float">
            <text:p>652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/>
          <table:table-cell office:value-type="float" office:value="6524" calcext:value-type="float">
            <text:p>652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6525" calcext:value-type="float">
            <text:p>652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/>
          <table:table-cell office:value-type="float" office:value="6526" calcext:value-type="float">
            <text:p>652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float" office:value="6527" calcext:value-type="float">
            <text:p>652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6528" calcext:value-type="float">
            <text:p>652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float" office:value="6529" calcext:value-type="float">
            <text:p>652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float" office:value="6530" calcext:value-type="float">
            <text:p>653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6531" calcext:value-type="float">
            <text:p>653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float" office:value="6532" calcext:value-type="float">
            <text:p>653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/>
          <table:table-cell office:value-type="float" office:value="6533" calcext:value-type="float">
            <text:p>6533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/>
          <table:table-cell office:value-type="float" office:value="6534" calcext:value-type="float">
            <text:p>653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/>
          <table:table-cell office:value-type="float" office:value="6535" calcext:value-type="float">
            <text:p>653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/>
          <table:table-cell office:value-type="float" office:value="6536" calcext:value-type="float">
            <text:p>6536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float" office:value="6537" calcext:value-type="float">
            <text:p>6537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/>
          <table:table-cell office:value-type="float" office:value="6538" calcext:value-type="float">
            <text:p>6538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/>
          <table:table-cell office:value-type="float" office:value="6539" calcext:value-type="float">
            <text:p>6539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/>
          <table:table-cell office:value-type="float" office:value="6540" calcext:value-type="float">
            <text:p>654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float" office:value="6541" calcext:value-type="float">
            <text:p>654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float" office:value="6542" calcext:value-type="float">
            <text:p>654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float" office:value="6543" calcext:value-type="float">
            <text:p>654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/>
          <table:table-cell office:value-type="float" office:value="6544" calcext:value-type="float">
            <text:p>654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/>
          <table:table-cell office:value-type="float" office:value="6545" calcext:value-type="float">
            <text:p>654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/>
          <table:table-cell office:value-type="float" office:value="6546" calcext:value-type="float">
            <text:p>654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float" office:value="6547" calcext:value-type="float">
            <text:p>654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office:value-type="float" office:value="6548" calcext:value-type="float">
            <text:p>654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/>
          <table:table-cell office:value-type="float" office:value="6549" calcext:value-type="float">
            <text:p>654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/>
          <table:table-cell office:value-type="float" office:value="6550" calcext:value-type="float">
            <text:p>655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float" office:value="6551" calcext:value-type="float">
            <text:p>655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/>
          <table:table-cell office:value-type="float" office:value="6552" calcext:value-type="float">
            <text:p>655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/>
          <table:table-cell office:value-type="float" office:value="6553" calcext:value-type="float">
            <text:p>655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/>
          <table:table-cell office:value-type="float" office:value="6554" calcext:value-type="float">
            <text:p>655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/>
          <table:table-cell office:value-type="float" office:value="6555" calcext:value-type="float">
            <text:p>6555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/>
          <table:table-cell office:value-type="float" office:value="6556" calcext:value-type="float">
            <text:p>655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float" office:value="6557" calcext:value-type="float">
            <text:p>6557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/>
          <table:table-cell office:value-type="float" office:value="6558" calcext:value-type="float">
            <text:p>655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/>
          <table:table-cell office:value-type="float" office:value="6559" calcext:value-type="float">
            <text:p>6559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/>
          <table:table-cell office:value-type="float" office:value="6560" calcext:value-type="float">
            <text:p>656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/>
          <table:table-cell office:value-type="float" office:value="6561" calcext:value-type="float">
            <text:p>656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/>
          <table:table-cell office:value-type="float" office:value="6562" calcext:value-type="float">
            <text:p>656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/>
          <table:table-cell office:value-type="float" office:value="6563" calcext:value-type="float">
            <text:p>656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/>
          <table:table-cell office:value-type="float" office:value="6564" calcext:value-type="float">
            <text:p>656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/>
          <table:table-cell office:value-type="float" office:value="6565" calcext:value-type="float">
            <text:p>656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/>
          <table:table-cell office:value-type="float" office:value="6566" calcext:value-type="float">
            <text:p>656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6567" calcext:value-type="float">
            <text:p>656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/>
          <table:table-cell office:value-type="float" office:value="6568" calcext:value-type="float">
            <text:p>656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/>
          <table:table-cell office:value-type="float" office:value="6569" calcext:value-type="float">
            <text:p>6569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/>
          <table:table-cell office:value-type="float" office:value="6570" calcext:value-type="float">
            <text:p>657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float" office:value="6571" calcext:value-type="float">
            <text:p>657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/>
          <table:table-cell office:value-type="float" office:value="6572" calcext:value-type="float">
            <text:p>657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/>
          <table:table-cell office:value-type="float" office:value="6573" calcext:value-type="float">
            <text:p>657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/>
          <table:table-cell office:value-type="float" office:value="6574" calcext:value-type="float">
            <text:p>657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/>
          <table:table-cell office:value-type="float" office:value="6575" calcext:value-type="float">
            <text:p>657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/>
          <table:table-cell office:value-type="float" office:value="6576" calcext:value-type="float">
            <text:p>6576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float" office:value="6577" calcext:value-type="float">
            <text:p>657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/>
          <table:table-cell office:value-type="float" office:value="6578" calcext:value-type="float">
            <text:p>6578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/>
          <table:table-cell office:value-type="float" office:value="6579" calcext:value-type="float">
            <text:p>657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/>
          <table:table-cell office:value-type="float" office:value="6581" calcext:value-type="float">
            <text:p>658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/>
          <table:table-cell office:value-type="float" office:value="6582" calcext:value-type="float">
            <text:p>658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/>
          <table:table-cell office:value-type="float" office:value="6583" calcext:value-type="float">
            <text:p>658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/>
          <table:table-cell office:value-type="float" office:value="6584" calcext:value-type="float">
            <text:p>658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/>
          <table:table-cell office:value-type="float" office:value="6585" calcext:value-type="float">
            <text:p>658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float" office:value="6586" calcext:value-type="float">
            <text:p>658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float" office:value="6587" calcext:value-type="float">
            <text:p>6587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/>
          <table:table-cell office:value-type="float" office:value="6588" calcext:value-type="float">
            <text:p>658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/>
          <table:table-cell office:value-type="float" office:value="6589" calcext:value-type="float">
            <text:p>658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/>
          <table:table-cell office:value-type="float" office:value="6590" calcext:value-type="float">
            <text:p>659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float" office:value="6591" calcext:value-type="float">
            <text:p>659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float" office:value="6592" calcext:value-type="float">
            <text:p>659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/>
          <table:table-cell office:value-type="float" office:value="6593" calcext:value-type="float">
            <text:p>659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float" office:value="6594" calcext:value-type="float">
            <text:p>6594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float" office:value="6595" calcext:value-type="float">
            <text:p>6595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/>
          <table:table-cell office:value-type="float" office:value="6596" calcext:value-type="float">
            <text:p>659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6597" calcext:value-type="float">
            <text:p>659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/>
          <table:table-cell office:value-type="float" office:value="6598" calcext:value-type="float">
            <text:p>659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/>
          <table:table-cell office:value-type="float" office:value="6599" calcext:value-type="float">
            <text:p>659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/>
          <table:table-cell office:value-type="float" office:value="6600" calcext:value-type="float">
            <text:p>660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/>
          <table:table-cell office:value-type="float" office:value="6601" calcext:value-type="float">
            <text:p>660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/>
          <table:table-cell office:value-type="float" office:value="6602" calcext:value-type="float">
            <text:p>660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/>
          <table:table-cell office:value-type="float" office:value="6603" calcext:value-type="float">
            <text:p>6603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/>
          <table:table-cell office:value-type="float" office:value="6604" calcext:value-type="float">
            <text:p>660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float" office:value="6605" calcext:value-type="float">
            <text:p>660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/>
          <table:table-cell office:value-type="float" office:value="6606" calcext:value-type="float">
            <text:p>660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float" office:value="6607" calcext:value-type="float">
            <text:p>660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float" office:value="6608" calcext:value-type="float">
            <text:p>660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office:value-type="float" office:value="6609" calcext:value-type="float">
            <text:p>660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/>
          <table:table-cell office:value-type="float" office:value="6610" calcext:value-type="float">
            <text:p>661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/>
          <table:table-cell office:value-type="float" office:value="6611" calcext:value-type="float">
            <text:p>661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/>
          <table:table-cell office:value-type="float" office:value="6612" calcext:value-type="float">
            <text:p>661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6613" calcext:value-type="float">
            <text:p>661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office:value-type="float" office:value="6614" calcext:value-type="float">
            <text:p>661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/>
          <table:table-cell office:value-type="float" office:value="6615" calcext:value-type="float">
            <text:p>661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/>
          <table:table-cell office:value-type="float" office:value="6616" calcext:value-type="float">
            <text:p>66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6617" calcext:value-type="float">
            <text:p>661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/>
          <table:table-cell office:value-type="float" office:value="6618" calcext:value-type="float">
            <text:p>66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/>
          <table:table-cell office:value-type="float" office:value="6619" calcext:value-type="float">
            <text:p>661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/>
          <table:table-cell office:value-type="float" office:value="6620" calcext:value-type="float">
            <text:p>662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/>
          <table:table-cell office:value-type="float" office:value="6622" calcext:value-type="float">
            <text:p>662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/>
          <table:table-cell office:value-type="float" office:value="6623" calcext:value-type="float">
            <text:p>662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/>
          <table:table-cell office:value-type="float" office:value="6624" calcext:value-type="float">
            <text:p>662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float" office:value="6625" calcext:value-type="float">
            <text:p>662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6626" calcext:value-type="float">
            <text:p>662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float" office:value="6627" calcext:value-type="float">
            <text:p>662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/>
          <table:table-cell office:value-type="float" office:value="6628" calcext:value-type="float">
            <text:p>662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6629" calcext:value-type="float">
            <text:p>662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/>
          <table:table-cell office:value-type="float" office:value="6630" calcext:value-type="float">
            <text:p>663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/>
          <table:table-cell office:value-type="float" office:value="6631" calcext:value-type="float">
            <text:p>663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/>
          <table:table-cell office:value-type="float" office:value="6632" calcext:value-type="float">
            <text:p>663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/>
          <table:table-cell office:value-type="float" office:value="6633" calcext:value-type="float">
            <text:p>663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/>
          <table:table-cell office:value-type="float" office:value="6634" calcext:value-type="float">
            <text:p>663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/>
          <table:table-cell office:value-type="float" office:value="6635" calcext:value-type="float">
            <text:p>663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/>
          <table:table-cell office:value-type="float" office:value="6636" calcext:value-type="float">
            <text:p>663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float" office:value="6637" calcext:value-type="float">
            <text:p>663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/>
          <table:table-cell office:value-type="float" office:value="6638" calcext:value-type="float">
            <text:p>663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/>
          <table:table-cell office:value-type="float" office:value="6639" calcext:value-type="float">
            <text:p>663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/>
          <table:table-cell office:value-type="float" office:value="6640" calcext:value-type="float">
            <text:p>664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/>
          <table:table-cell office:value-type="float" office:value="6641" calcext:value-type="float">
            <text:p>664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float" office:value="6642" calcext:value-type="float">
            <text:p>664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/>
          <table:table-cell office:value-type="float" office:value="6644" calcext:value-type="float">
            <text:p>664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/>
          <table:table-cell office:value-type="float" office:value="6645" calcext:value-type="float">
            <text:p>664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/>
          <table:table-cell office:value-type="float" office:value="6646" calcext:value-type="float">
            <text:p>664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/>
          <table:table-cell office:value-type="float" office:value="6647" calcext:value-type="float">
            <text:p>6647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/>
          <table:table-cell office:value-type="float" office:value="6648" calcext:value-type="float">
            <text:p>664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/>
          <table:table-cell office:value-type="float" office:value="6649" calcext:value-type="float">
            <text:p>6649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/>
          <table:table-cell office:value-type="float" office:value="6650" calcext:value-type="float">
            <text:p>6650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/>
          <table:table-cell office:value-type="float" office:value="6651" calcext:value-type="float">
            <text:p>665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/>
          <table:table-cell office:value-type="float" office:value="6652" calcext:value-type="float">
            <text:p>665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/>
          <table:table-cell office:value-type="float" office:value="6653" calcext:value-type="float">
            <text:p>665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/>
          <table:table-cell office:value-type="float" office:value="6654" calcext:value-type="float">
            <text:p>6654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float" office:value="6655" calcext:value-type="float">
            <text:p>6655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/>
          <table:table-cell office:value-type="float" office:value="6656" calcext:value-type="float">
            <text:p>6656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6657" calcext:value-type="float">
            <text:p>6657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/>
          <table:table-cell office:value-type="float" office:value="6658" calcext:value-type="float">
            <text:p>6658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/>
          <table:table-cell office:value-type="float" office:value="6659" calcext:value-type="float">
            <text:p>6659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float" office:value="6660" calcext:value-type="float">
            <text:p>666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/>
          <table:table-cell office:value-type="float" office:value="6662" calcext:value-type="float">
            <text:p>666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/>
          <table:table-cell office:value-type="float" office:value="6663" calcext:value-type="float">
            <text:p>6663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/>
          <table:table-cell office:value-type="float" office:value="6664" calcext:value-type="float">
            <text:p>666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/>
          <table:table-cell office:value-type="float" office:value="6665" calcext:value-type="float">
            <text:p>6665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float" office:value="6666" calcext:value-type="float">
            <text:p>6666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float" office:value="6667" calcext:value-type="float">
            <text:p>6667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/>
          <table:table-cell office:value-type="float" office:value="6668" calcext:value-type="float">
            <text:p>6668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/>
          <table:table-cell office:value-type="float" office:value="6669" calcext:value-type="float">
            <text:p>6669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/>
          <table:table-cell office:value-type="float" office:value="6670" calcext:value-type="float">
            <text:p>667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/>
          <table:table-cell office:value-type="float" office:value="6671" calcext:value-type="float">
            <text:p>667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/>
          <table:table-cell office:value-type="float" office:value="6672" calcext:value-type="float">
            <text:p>667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/>
          <table:table-cell office:value-type="float" office:value="6673" calcext:value-type="float">
            <text:p>6673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/>
          <table:table-cell office:value-type="float" office:value="6675" calcext:value-type="float">
            <text:p>6675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/>
          <table:table-cell office:value-type="float" office:value="6676" calcext:value-type="float">
            <text:p>667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6677" calcext:value-type="float">
            <text:p>6677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/>
          <table:table-cell office:value-type="float" office:value="6678" calcext:value-type="float">
            <text:p>6678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/>
          <table:table-cell office:value-type="float" office:value="6682" calcext:value-type="float">
            <text:p>668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/>
          <table:table-cell office:value-type="float" office:value="6684" calcext:value-type="float">
            <text:p>6684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float" office:value="6686" calcext:value-type="float">
            <text:p>6686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float" office:value="6687" calcext:value-type="float">
            <text:p>668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/>
          <table:table-cell office:value-type="float" office:value="6688" calcext:value-type="float">
            <text:p>668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/>
          <table:table-cell office:value-type="float" office:value="6689" calcext:value-type="float">
            <text:p>668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float" office:value="6690" calcext:value-type="float">
            <text:p>669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/>
          <table:table-cell office:value-type="float" office:value="6691" calcext:value-type="float">
            <text:p>6691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/>
          <table:table-cell office:value-type="float" office:value="6692" calcext:value-type="float">
            <text:p>669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/>
          <table:table-cell office:value-type="float" office:value="6693" calcext:value-type="float">
            <text:p>6693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/>
          <table:table-cell office:value-type="float" office:value="6695" calcext:value-type="float">
            <text:p>6695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/>
          <table:table-cell office:value-type="float" office:value="6696" calcext:value-type="float">
            <text:p>669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float" office:value="6697" calcext:value-type="float">
            <text:p>6697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/>
          <table:table-cell office:value-type="float" office:value="6703" calcext:value-type="float">
            <text:p>6703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/>
          <table:table-cell office:value-type="float" office:value="6704" calcext:value-type="float">
            <text:p>670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float" office:value="6705" calcext:value-type="float">
            <text:p>670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/>
          <table:table-cell office:value-type="float" office:value="6706" calcext:value-type="float">
            <text:p>670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/>
          <table:table-cell office:value-type="float" office:value="6707" calcext:value-type="float">
            <text:p>670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/>
          <table:table-cell office:value-type="float" office:value="6709" calcext:value-type="float">
            <text:p>6709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/>
          <table:table-cell office:value-type="float" office:value="6710" calcext:value-type="float">
            <text:p>671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/>
          <table:table-cell office:value-type="float" office:value="6711" calcext:value-type="float">
            <text:p>671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/>
          <table:table-cell office:value-type="float" office:value="6712" calcext:value-type="float">
            <text:p>6712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/>
          <table:table-cell office:value-type="float" office:value="6713" calcext:value-type="float">
            <text:p>6713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/>
          <table:table-cell office:value-type="float" office:value="6714" calcext:value-type="float">
            <text:p>6714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/>
          <table:table-cell office:value-type="float" office:value="6715" calcext:value-type="float">
            <text:p>671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6716" calcext:value-type="float">
            <text:p>671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6717" calcext:value-type="float">
            <text:p>6717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/>
          <table:table-cell office:value-type="float" office:value="6718" calcext:value-type="float">
            <text:p>6718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office:value-type="float" office:value="6719" calcext:value-type="float">
            <text:p>6719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/>
          <table:table-cell office:value-type="float" office:value="6720" calcext:value-type="float">
            <text:p>6720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/>
          <table:table-cell office:value-type="float" office:value="6721" calcext:value-type="float">
            <text:p>672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/>
          <table:table-cell office:value-type="float" office:value="6722" calcext:value-type="float">
            <text:p>6722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/>
          <table:table-cell office:value-type="float" office:value="6723" calcext:value-type="float">
            <text:p>6723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/>
          <table:table-cell office:value-type="float" office:value="6724" calcext:value-type="float">
            <text:p>6724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/>
          <table:table-cell office:value-type="float" office:value="6725" calcext:value-type="float">
            <text:p>6725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6726" calcext:value-type="float">
            <text:p>6726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/>
          <table:table-cell office:value-type="float" office:value="6727" calcext:value-type="float">
            <text:p>6727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/>
          <table:table-cell office:value-type="float" office:value="6728" calcext:value-type="float">
            <text:p>672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/>
          <table:table-cell office:value-type="float" office:value="6729" calcext:value-type="float">
            <text:p>6729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/>
          <table:table-cell office:value-type="float" office:value="6730" calcext:value-type="float">
            <text:p>6730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/>
          <table:table-cell office:value-type="float" office:value="6731" calcext:value-type="float">
            <text:p>6731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/>
          <table:table-cell office:value-type="float" office:value="6732" calcext:value-type="float">
            <text:p>6732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/>
          <table:table-cell office:value-type="float" office:value="6733" calcext:value-type="float">
            <text:p>673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/>
          <table:table-cell office:value-type="float" office:value="6734" calcext:value-type="float">
            <text:p>6734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/>
          <table:table-cell office:value-type="float" office:value="6735" calcext:value-type="float">
            <text:p>673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/>
          <table:table-cell office:value-type="float" office:value="6736" calcext:value-type="float">
            <text:p>6736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float" office:value="6737" calcext:value-type="float">
            <text:p>6737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/>
          <table:table-cell office:value-type="float" office:value="6740" calcext:value-type="float">
            <text:p>6740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/>
          <table:table-cell office:value-type="float" office:value="6741" calcext:value-type="float">
            <text:p>674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float" office:value="6742" calcext:value-type="float">
            <text:p>6742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/>
          <table:table-cell office:value-type="float" office:value="6743" calcext:value-type="float">
            <text:p>6743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/>
          <table:table-cell office:value-type="float" office:value="6744" calcext:value-type="float">
            <text:p>6744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/>
          <table:table-cell office:value-type="float" office:value="6745" calcext:value-type="float">
            <text:p>6745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/>
          <table:table-cell office:value-type="float" office:value="6746" calcext:value-type="float">
            <text:p>674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float" office:value="6747" calcext:value-type="float">
            <text:p>6747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/>
          <table:table-cell office:value-type="float" office:value="6748" calcext:value-type="float">
            <text:p>6748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/>
          <table:table-cell office:value-type="float" office:value="6749" calcext:value-type="float">
            <text:p>6749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/>
          <table:table-cell office:value-type="float" office:value="6751" calcext:value-type="float">
            <text:p>6751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/>
          <table:table-cell office:value-type="float" office:value="6752" calcext:value-type="float">
            <text:p>6752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/>
          <table:table-cell office:value-type="float" office:value="6753" calcext:value-type="float">
            <text:p>675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/>
          <table:table-cell office:value-type="float" office:value="6756" calcext:value-type="float">
            <text:p>6756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float" office:value="6757" calcext:value-type="float">
            <text:p>6757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/>
          <table:table-cell office:value-type="float" office:value="6759" calcext:value-type="float">
            <text:p>6759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/>
          <table:table-cell office:value-type="float" office:value="6760" calcext:value-type="float">
            <text:p>6760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/>
          <table:table-cell office:value-type="float" office:value="6761" calcext:value-type="float">
            <text:p>6761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float" office:value="6762" calcext:value-type="float">
            <text:p>6762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/>
          <table:table-cell office:value-type="float" office:value="6763" calcext:value-type="float">
            <text:p>67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/>
          <table:table-cell office:value-type="float" office:value="6764" calcext:value-type="float">
            <text:p>67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/>
          <table:table-cell office:value-type="float" office:value="6766" calcext:value-type="float">
            <text:p>676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float" office:value="6767" calcext:value-type="float">
            <text:p>6767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/>
          <table:table-cell office:value-type="float" office:value="6768" calcext:value-type="float">
            <text:p>6768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/>
          <table:table-cell office:value-type="float" office:value="6769" calcext:value-type="float">
            <text:p>6769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/>
          <table:table-cell office:value-type="float" office:value="6770" calcext:value-type="float">
            <text:p>677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6771" calcext:value-type="float">
            <text:p>6771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/>
          <table:table-cell office:value-type="float" office:value="6772" calcext:value-type="float">
            <text:p>6772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/>
          <table:table-cell office:value-type="float" office:value="6773" calcext:value-type="float">
            <text:p>6773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/>
          <table:table-cell office:value-type="float" office:value="6774" calcext:value-type="float">
            <text:p>6774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float" office:value="6775" calcext:value-type="float">
            <text:p>677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float" office:value="6776" calcext:value-type="float">
            <text:p>677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float" office:value="6777" calcext:value-type="float">
            <text:p>6777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/>
          <table:table-cell office:value-type="float" office:value="6778" calcext:value-type="float">
            <text:p>6778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/>
          <table:table-cell office:value-type="float" office:value="6779" calcext:value-type="float">
            <text:p>6779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/>
          <table:table-cell office:value-type="float" office:value="6780" calcext:value-type="float">
            <text:p>678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6781" calcext:value-type="float">
            <text:p>6781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/>
          <table:table-cell office:value-type="float" office:value="6782" calcext:value-type="float">
            <text:p>6782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/>
          <table:table-cell office:value-type="float" office:value="6783" calcext:value-type="float">
            <text:p>6783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float" office:value="6784" calcext:value-type="float">
            <text:p>6784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/>
          <table:table-cell office:value-type="float" office:value="6785" calcext:value-type="float">
            <text:p>6785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/>
          <table:table-cell office:value-type="float" office:value="6786" calcext:value-type="float">
            <text:p>6786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float" office:value="6787" calcext:value-type="float">
            <text:p>6787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/>
          <table:table-cell office:value-type="float" office:value="6788" calcext:value-type="float">
            <text:p>6788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/>
          <table:table-cell office:value-type="float" office:value="6789" calcext:value-type="float">
            <text:p>678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/>
          <table:table-cell office:value-type="float" office:value="6790" calcext:value-type="float">
            <text:p>679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6791" calcext:value-type="float">
            <text:p>6791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/>
          <table:table-cell office:value-type="float" office:value="6792" calcext:value-type="float">
            <text:p>6792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/>
          <table:table-cell office:value-type="float" office:value="6793" calcext:value-type="float">
            <text:p>6793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float" office:value="6794" calcext:value-type="float">
            <text:p>679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/>
          <table:table-cell office:value-type="float" office:value="6795" calcext:value-type="float">
            <text:p>6795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/>
          <table:table-cell office:value-type="float" office:value="6796" calcext:value-type="float">
            <text:p>6796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float" office:value="6797" calcext:value-type="float">
            <text:p>6797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/>
          <table:table-cell office:value-type="float" office:value="6798" calcext:value-type="float">
            <text:p>6798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/>
          <table:table-cell office:value-type="float" office:value="6800" calcext:value-type="float">
            <text:p>6800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/>
          <table:table-cell office:value-type="float" office:value="6801" calcext:value-type="float">
            <text:p>6801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/>
          <table:table-cell office:value-type="float" office:value="6802" calcext:value-type="float">
            <text:p>6802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/>
          <table:table-cell office:value-type="float" office:value="6803" calcext:value-type="float">
            <text:p>6803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/>
          <table:table-cell office:value-type="float" office:value="6804" calcext:value-type="float">
            <text:p>6804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/>
          <table:table-cell office:value-type="float" office:value="6805" calcext:value-type="float">
            <text:p>6805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/>
          <table:table-cell office:value-type="float" office:value="6806" calcext:value-type="float">
            <text:p>6806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float" office:value="6807" calcext:value-type="float">
            <text:p>6807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/>
          <table:table-cell office:value-type="float" office:value="6808" calcext:value-type="float">
            <text:p>6808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/>
          <table:table-cell office:value-type="float" office:value="6809" calcext:value-type="float">
            <text:p>6809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/>
          <table:table-cell office:value-type="float" office:value="6810" calcext:value-type="float">
            <text:p>681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/>
          <table:table-cell office:value-type="float" office:value="6811" calcext:value-type="float">
            <text:p>6811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/>
          <table:table-cell office:value-type="float" office:value="6812" calcext:value-type="float">
            <text:p>681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float" office:value="6813" calcext:value-type="float">
            <text:p>681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/>
          <table:table-cell office:value-type="float" office:value="6814" calcext:value-type="float">
            <text:p>681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/>
          <table:table-cell office:value-type="float" office:value="6815" calcext:value-type="float">
            <text:p>681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/>
          <table:table-cell office:value-type="float" office:value="6816" calcext:value-type="float">
            <text:p>681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float" office:value="6817" calcext:value-type="float">
            <text:p>6817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/>
          <table:table-cell office:value-type="float" office:value="6818" calcext:value-type="float">
            <text:p>6818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/>
          <table:table-cell office:value-type="float" office:value="6820" calcext:value-type="float">
            <text:p>682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/>
          <table:table-cell office:value-type="float" office:value="6821" calcext:value-type="float">
            <text:p>682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/>
          <table:table-cell office:value-type="float" office:value="6822" calcext:value-type="float">
            <text:p>682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/>
          <table:table-cell office:value-type="float" office:value="6823" calcext:value-type="float">
            <text:p>6823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/>
          <table:table-cell office:value-type="float" office:value="6824" calcext:value-type="float">
            <text:p>6824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/>
          <table:table-cell office:value-type="float" office:value="6825" calcext:value-type="float">
            <text:p>682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/>
          <table:table-cell office:value-type="float" office:value="6826" calcext:value-type="float">
            <text:p>682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/>
          <table:table-cell office:value-type="float" office:value="6827" calcext:value-type="float">
            <text:p>6827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/>
          <table:table-cell office:value-type="float" office:value="6829" calcext:value-type="float">
            <text:p>6829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/>
          <table:table-cell office:value-type="float" office:value="6830" calcext:value-type="float">
            <text:p>683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/>
          <table:table-cell office:value-type="float" office:value="6831" calcext:value-type="float">
            <text:p>6831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/>
          <table:table-cell office:value-type="float" office:value="6832" calcext:value-type="float">
            <text:p>6832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/>
          <table:table-cell office:value-type="float" office:value="6834" calcext:value-type="float">
            <text:p>6834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/>
          <table:table-cell office:value-type="float" office:value="6835" calcext:value-type="float">
            <text:p>6835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/>
          <table:table-cell office:value-type="float" office:value="6836" calcext:value-type="float">
            <text:p>683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6837" calcext:value-type="float">
            <text:p>6837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/>
          <table:table-cell office:value-type="float" office:value="6838" calcext:value-type="float">
            <text:p>683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/>
          <table:table-cell office:value-type="float" office:value="6839" calcext:value-type="float">
            <text:p>6839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/>
          <table:table-cell office:value-type="float" office:value="6840" calcext:value-type="float">
            <text:p>684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/>
          <table:table-cell office:value-type="float" office:value="6841" calcext:value-type="float">
            <text:p>684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/>
          <table:table-cell office:value-type="float" office:value="6842" calcext:value-type="float">
            <text:p>6842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6843" calcext:value-type="float">
            <text:p>6843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/>
          <table:table-cell office:value-type="float" office:value="6844" calcext:value-type="float">
            <text:p>6844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/>
          <table:table-cell office:value-type="float" office:value="6845" calcext:value-type="float">
            <text:p>6845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float" office:value="6846" calcext:value-type="float">
            <text:p>6846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float" office:value="6847" calcext:value-type="float">
            <text:p>6847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/>
          <table:table-cell office:value-type="float" office:value="6848" calcext:value-type="float">
            <text:p>6848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/>
          <table:table-cell office:value-type="float" office:value="6849" calcext:value-type="float">
            <text:p>6849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/>
          <table:table-cell office:value-type="float" office:value="6850" calcext:value-type="float">
            <text:p>6850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/>
          <table:table-cell office:value-type="float" office:value="6851" calcext:value-type="float">
            <text:p>685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/>
          <table:table-cell office:value-type="float" office:value="6852" calcext:value-type="float">
            <text:p>6852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/>
          <table:table-cell office:value-type="float" office:value="6853" calcext:value-type="float">
            <text:p>685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/>
          <table:table-cell office:value-type="float" office:value="6854" calcext:value-type="float">
            <text:p>6854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float" office:value="6855" calcext:value-type="float">
            <text:p>6855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/>
          <table:table-cell office:value-type="float" office:value="6856" calcext:value-type="float">
            <text:p>685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/>
          <table:table-cell office:value-type="float" office:value="6857" calcext:value-type="float">
            <text:p>6857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6858" calcext:value-type="float">
            <text:p>6858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/>
          <table:table-cell office:value-type="float" office:value="6859" calcext:value-type="float">
            <text:p>6859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/>
          <table:table-cell office:value-type="float" office:value="6860" calcext:value-type="float">
            <text:p>686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/>
          <table:table-cell office:value-type="float" office:value="6861" calcext:value-type="float">
            <text:p>6861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/>
          <table:table-cell office:value-type="float" office:value="6862" calcext:value-type="float">
            <text:p>6862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/>
          <table:table-cell office:value-type="float" office:value="6863" calcext:value-type="float">
            <text:p>686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/>
          <table:table-cell office:value-type="float" office:value="6864" calcext:value-type="float">
            <text:p>6864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/>
          <table:table-cell office:value-type="float" office:value="6865" calcext:value-type="float">
            <text:p>6865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/>
          <table:table-cell office:value-type="float" office:value="6866" calcext:value-type="float">
            <text:p>68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6867" calcext:value-type="float">
            <text:p>686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/>
          <table:table-cell office:value-type="float" office:value="6868" calcext:value-type="float">
            <text:p>6868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/>
          <table:table-cell office:value-type="float" office:value="6869" calcext:value-type="float">
            <text:p>6869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6870" calcext:value-type="float">
            <text:p>687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float" office:value="6871" calcext:value-type="float">
            <text:p>6871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/>
          <table:table-cell office:value-type="float" office:value="6872" calcext:value-type="float">
            <text:p>6872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/>
          <table:table-cell office:value-type="float" office:value="6873" calcext:value-type="float">
            <text:p>6873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/>
          <table:table-cell office:value-type="float" office:value="6874" calcext:value-type="float">
            <text:p>6874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6875" calcext:value-type="float">
            <text:p>6875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6876" calcext:value-type="float">
            <text:p>6876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float" office:value="6877" calcext:value-type="float">
            <text:p>6877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office:value-type="float" office:value="6878" calcext:value-type="float">
            <text:p>6878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office:value-type="float" office:value="6879" calcext:value-type="float">
            <text:p>6879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/>
          <table:table-cell office:value-type="float" office:value="6880" calcext:value-type="float">
            <text:p>6880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/>
          <table:table-cell office:value-type="float" office:value="6881" calcext:value-type="float">
            <text:p>688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/>
          <table:table-cell office:value-type="float" office:value="6882" calcext:value-type="float">
            <text:p>6882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/>
          <table:table-cell office:value-type="float" office:value="6883" calcext:value-type="float">
            <text:p>688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/>
          <table:table-cell office:value-type="float" office:value="6884" calcext:value-type="float">
            <text:p>688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/>
          <table:table-cell office:value-type="float" office:value="6885" calcext:value-type="float">
            <text:p>6885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/>
          <table:table-cell office:value-type="float" office:value="6886" calcext:value-type="float">
            <text:p>6886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/>
          <table:table-cell office:value-type="float" office:value="6888" calcext:value-type="float">
            <text:p>688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/>
          <table:table-cell office:value-type="float" office:value="6889" calcext:value-type="float">
            <text:p>688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/>
          <table:table-cell office:value-type="float" office:value="6890" calcext:value-type="float">
            <text:p>689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/>
          <table:table-cell office:value-type="float" office:value="6891" calcext:value-type="float">
            <text:p>689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float" office:value="6892" calcext:value-type="float">
            <text:p>689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/>
          <table:table-cell office:value-type="float" office:value="6893" calcext:value-type="float">
            <text:p>689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/>
          <table:table-cell office:value-type="float" office:value="6894" calcext:value-type="float">
            <text:p>689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/>
          <table:table-cell office:value-type="float" office:value="6895" calcext:value-type="float">
            <text:p>689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/>
          <table:table-cell office:value-type="float" office:value="6896" calcext:value-type="float">
            <text:p>689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float" office:value="6897" calcext:value-type="float">
            <text:p>689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/>
          <table:table-cell office:value-type="float" office:value="6898" calcext:value-type="float">
            <text:p>6898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/>
          <table:table-cell office:value-type="float" office:value="6899" calcext:value-type="float">
            <text:p>6899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/>
          <table:table-cell office:value-type="float" office:value="6900" calcext:value-type="float">
            <text:p>6900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/>
          <table:table-cell office:value-type="float" office:value="6901" calcext:value-type="float">
            <text:p>6901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/>
          <table:table-cell office:value-type="float" office:value="6902" calcext:value-type="float">
            <text:p>690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/>
          <table:table-cell office:value-type="float" office:value="6903" calcext:value-type="float">
            <text:p>690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/>
          <table:table-cell office:value-type="float" office:value="6904" calcext:value-type="float">
            <text:p>6904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/>
          <table:table-cell office:value-type="float" office:value="6905" calcext:value-type="float">
            <text:p>6905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/>
          <table:table-cell office:value-type="float" office:value="6906" calcext:value-type="float">
            <text:p>6906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office:value-type="float" office:value="6907" calcext:value-type="float">
            <text:p>6907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/>
          <table:table-cell office:value-type="float" office:value="6908" calcext:value-type="float">
            <text:p>6908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/>
          <table:table-cell office:value-type="float" office:value="6909" calcext:value-type="float">
            <text:p>6909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/>
          <table:table-cell office:value-type="float" office:value="6910" calcext:value-type="float">
            <text:p>691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/>
          <table:table-cell office:value-type="float" office:value="6912" calcext:value-type="float">
            <text:p>691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/>
          <table:table-cell office:value-type="float" office:value="6913" calcext:value-type="float">
            <text:p>691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office:value-type="float" office:value="6914" calcext:value-type="float">
            <text:p>6914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/>
          <table:table-cell office:value-type="float" office:value="6915" calcext:value-type="float">
            <text:p>691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/>
          <table:table-cell office:value-type="float" office:value="6916" calcext:value-type="float">
            <text:p>691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6917" calcext:value-type="float">
            <text:p>6917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6918" calcext:value-type="float">
            <text:p>6918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/>
          <table:table-cell office:value-type="float" office:value="6919" calcext:value-type="float">
            <text:p>6919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/>
          <table:table-cell office:value-type="float" office:value="6920" calcext:value-type="float">
            <text:p>6920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/>
          <table:table-cell office:value-type="float" office:value="6921" calcext:value-type="float">
            <text:p>6921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/>
          <table:table-cell office:value-type="float" office:value="6922" calcext:value-type="float">
            <text:p>6922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/>
          <table:table-cell office:value-type="float" office:value="6923" calcext:value-type="float">
            <text:p>692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/>
          <table:table-cell office:value-type="float" office:value="6924" calcext:value-type="float">
            <text:p>6924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/>
          <table:table-cell office:value-type="float" office:value="6925" calcext:value-type="float">
            <text:p>6925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/>
          <table:table-cell office:value-type="float" office:value="6926" calcext:value-type="float">
            <text:p>6926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/>
          <table:table-cell office:value-type="float" office:value="6927" calcext:value-type="float">
            <text:p>6927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/>
          <table:table-cell office:value-type="float" office:value="6928" calcext:value-type="float">
            <text:p>6928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/>
          <table:table-cell office:value-type="float" office:value="6929" calcext:value-type="float">
            <text:p>6929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/>
          <table:table-cell office:value-type="float" office:value="6930" calcext:value-type="float">
            <text:p>6930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/>
          <table:table-cell office:value-type="float" office:value="6931" calcext:value-type="float">
            <text:p>6931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/>
          <table:table-cell office:value-type="float" office:value="6932" calcext:value-type="float">
            <text:p>6932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/>
          <table:table-cell office:value-type="float" office:value="6933" calcext:value-type="float">
            <text:p>693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/>
          <table:table-cell office:value-type="float" office:value="6935" calcext:value-type="float">
            <text:p>6935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/>
          <table:table-cell office:value-type="float" office:value="6936" calcext:value-type="float">
            <text:p>6936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/>
          <table:table-cell office:value-type="float" office:value="6937" calcext:value-type="float">
            <text:p>6937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/>
          <table:table-cell office:value-type="float" office:value="6938" calcext:value-type="float">
            <text:p>6938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/>
          <table:table-cell office:value-type="float" office:value="6940" calcext:value-type="float">
            <text:p>6940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/>
          <table:table-cell office:value-type="float" office:value="6941" calcext:value-type="float">
            <text:p>6941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/>
          <table:table-cell office:value-type="float" office:value="6942" calcext:value-type="float">
            <text:p>6942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/>
          <table:table-cell office:value-type="float" office:value="6943" calcext:value-type="float">
            <text:p>694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/>
          <table:table-cell office:value-type="float" office:value="6944" calcext:value-type="float">
            <text:p>694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/>
          <table:table-cell office:value-type="float" office:value="6945" calcext:value-type="float">
            <text:p>6945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/>
          <table:table-cell office:value-type="float" office:value="6946" calcext:value-type="float">
            <text:p>6946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/>
          <table:table-cell office:value-type="float" office:value="6947" calcext:value-type="float">
            <text:p>694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/>
          <table:table-cell office:value-type="float" office:value="6948" calcext:value-type="float">
            <text:p>694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/>
          <table:table-cell office:value-type="float" office:value="6949" calcext:value-type="float">
            <text:p>6949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/>
          <table:table-cell office:value-type="float" office:value="6950" calcext:value-type="float">
            <text:p>695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float" office:value="6951" calcext:value-type="float">
            <text:p>6951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float" office:value="6952" calcext:value-type="float">
            <text:p>6952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/>
          <table:table-cell office:value-type="float" office:value="6953" calcext:value-type="float">
            <text:p>6953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/>
          <table:table-cell office:value-type="float" office:value="6954" calcext:value-type="float">
            <text:p>6954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/>
          <table:table-cell office:value-type="float" office:value="6955" calcext:value-type="float">
            <text:p>6955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/>
          <table:table-cell office:value-type="float" office:value="6956" calcext:value-type="float">
            <text:p>6956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/>
          <table:table-cell office:value-type="float" office:value="6958" calcext:value-type="float">
            <text:p>6958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/>
          <table:table-cell office:value-type="float" office:value="6959" calcext:value-type="float">
            <text:p>695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/>
          <table:table-cell office:value-type="float" office:value="6960" calcext:value-type="float">
            <text:p>696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/>
          <table:table-cell office:value-type="float" office:value="6961" calcext:value-type="float">
            <text:p>6961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6962" calcext:value-type="float">
            <text:p>6962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/>
          <table:table-cell office:value-type="float" office:value="6963" calcext:value-type="float">
            <text:p>6963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/>
          <table:table-cell office:value-type="float" office:value="6964" calcext:value-type="float">
            <text:p>696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/>
          <table:table-cell office:value-type="float" office:value="6965" calcext:value-type="float">
            <text:p>6965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/>
          <table:table-cell office:value-type="float" office:value="6966" calcext:value-type="float">
            <text:p>6966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float" office:value="6967" calcext:value-type="float">
            <text:p>6967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/>
          <table:table-cell office:value-type="float" office:value="6968" calcext:value-type="float">
            <text:p>6968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/>
          <table:table-cell office:value-type="float" office:value="6969" calcext:value-type="float">
            <text:p>6969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/>
          <table:table-cell office:value-type="float" office:value="6970" calcext:value-type="float">
            <text:p>6970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/>
          <table:table-cell office:value-type="float" office:value="6971" calcext:value-type="float">
            <text:p>697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/>
          <table:table-cell office:value-type="float" office:value="6972" calcext:value-type="float">
            <text:p>6972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/>
          <table:table-cell office:value-type="float" office:value="6973" calcext:value-type="float">
            <text:p>6973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/>
          <table:table-cell office:value-type="float" office:value="6974" calcext:value-type="float">
            <text:p>6974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/>
          <table:table-cell office:value-type="float" office:value="6975" calcext:value-type="float">
            <text:p>6975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/>
          <table:table-cell office:value-type="float" office:value="6976" calcext:value-type="float">
            <text:p>6976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/>
          <table:table-cell office:value-type="float" office:value="6977" calcext:value-type="float">
            <text:p>6977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/>
          <table:table-cell office:value-type="float" office:value="6978" calcext:value-type="float">
            <text:p>697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/>
          <table:table-cell office:value-type="float" office:value="6979" calcext:value-type="float">
            <text:p>6979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/>
          <table:table-cell office:value-type="float" office:value="6980" calcext:value-type="float">
            <text:p>698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/>
          <table:table-cell office:value-type="float" office:value="6981" calcext:value-type="float">
            <text:p>6981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/>
          <table:table-cell office:value-type="float" office:value="6982" calcext:value-type="float">
            <text:p>6982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/>
          <table:table-cell office:value-type="float" office:value="6983" calcext:value-type="float">
            <text:p>6983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/>
          <table:table-cell office:value-type="float" office:value="6984" calcext:value-type="float">
            <text:p>698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/>
          <table:table-cell office:value-type="float" office:value="6985" calcext:value-type="float">
            <text:p>6985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/>
          <table:table-cell office:value-type="float" office:value="6986" calcext:value-type="float">
            <text:p>6986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/>
          <table:table-cell office:value-type="float" office:value="6987" calcext:value-type="float">
            <text:p>6987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/>
          <table:table-cell office:value-type="float" office:value="6988" calcext:value-type="float">
            <text:p>6988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/>
          <table:table-cell office:value-type="float" office:value="6989" calcext:value-type="float">
            <text:p>6989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/>
          <table:table-cell office:value-type="float" office:value="6990" calcext:value-type="float">
            <text:p>6990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/>
          <table:table-cell office:value-type="float" office:value="6991" calcext:value-type="float">
            <text:p>699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/>
          <table:table-cell office:value-type="float" office:value="6992" calcext:value-type="float">
            <text:p>6992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/>
          <table:table-cell office:value-type="float" office:value="6993" calcext:value-type="float">
            <text:p>6993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/>
          <table:table-cell office:value-type="float" office:value="6994" calcext:value-type="float">
            <text:p>699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/>
          <table:table-cell office:value-type="float" office:value="6995" calcext:value-type="float">
            <text:p>6995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/>
          <table:table-cell office:value-type="float" office:value="6996" calcext:value-type="float">
            <text:p>6996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float" office:value="6997" calcext:value-type="float">
            <text:p>6997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/>
          <table:table-cell office:value-type="float" office:value="6998" calcext:value-type="float">
            <text:p>6998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/>
          <table:table-cell office:value-type="float" office:value="6999" calcext:value-type="float">
            <text:p>699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/>
          <table:table-cell office:value-type="float" office:value="7001" calcext:value-type="float">
            <text:p>7001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/>
          <table:table-cell office:value-type="float" office:value="7002" calcext:value-type="float">
            <text:p>7002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/>
          <table:table-cell office:value-type="float" office:value="7003" calcext:value-type="float">
            <text:p>7003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7004" calcext:value-type="float">
            <text:p>700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float" office:value="7005" calcext:value-type="float">
            <text:p>7005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/>
          <table:table-cell office:value-type="float" office:value="7006" calcext:value-type="float">
            <text:p>7006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/>
          <table:table-cell office:value-type="float" office:value="7007" calcext:value-type="float">
            <text:p>7007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/>
          <table:table-cell office:value-type="float" office:value="7008" calcext:value-type="float">
            <text:p>7008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/>
          <table:table-cell office:value-type="float" office:value="7009" calcext:value-type="float">
            <text:p>7009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/>
          <table:table-cell office:value-type="float" office:value="7010" calcext:value-type="float">
            <text:p>7010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/>
          <table:table-cell office:value-type="float" office:value="7011" calcext:value-type="float">
            <text:p>701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/>
          <table:table-cell office:value-type="float" office:value="7013" calcext:value-type="float">
            <text:p>701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/>
          <table:table-cell office:value-type="float" office:value="7014" calcext:value-type="float">
            <text:p>701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/>
          <table:table-cell office:value-type="float" office:value="7015" calcext:value-type="float">
            <text:p>701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/>
          <table:table-cell office:value-type="float" office:value="7016" calcext:value-type="float">
            <text:p>7016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7017" calcext:value-type="float">
            <text:p>7017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/>
          <table:table-cell office:value-type="float" office:value="7018" calcext:value-type="float">
            <text:p>7018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/>
          <table:table-cell office:value-type="float" office:value="7019" calcext:value-type="float">
            <text:p>7019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/>
          <table:table-cell office:value-type="float" office:value="7020" calcext:value-type="float">
            <text:p>7020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/>
          <table:table-cell office:value-type="float" office:value="7021" calcext:value-type="float">
            <text:p>702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/>
          <table:table-cell office:value-type="float" office:value="7022" calcext:value-type="float">
            <text:p>7022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/>
          <table:table-cell office:value-type="float" office:value="7023" calcext:value-type="float">
            <text:p>7023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/>
          <table:table-cell office:value-type="float" office:value="7024" calcext:value-type="float">
            <text:p>7024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/>
          <table:table-cell office:value-type="float" office:value="7025" calcext:value-type="float">
            <text:p>7025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/>
          <table:table-cell office:value-type="float" office:value="7026" calcext:value-type="float">
            <text:p>702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/>
          <table:table-cell office:value-type="float" office:value="7027" calcext:value-type="float">
            <text:p>702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/>
          <table:table-cell office:value-type="float" office:value="7028" calcext:value-type="float">
            <text:p>7028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/>
          <table:table-cell office:value-type="float" office:value="7029" calcext:value-type="float">
            <text:p>7029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/>
          <table:table-cell office:value-type="float" office:value="7030" calcext:value-type="float">
            <text:p>703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/>
          <table:table-cell office:value-type="float" office:value="7031" calcext:value-type="float">
            <text:p>7031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/>
          <table:table-cell office:value-type="float" office:value="7032" calcext:value-type="float">
            <text:p>7032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/>
          <table:table-cell office:value-type="float" office:value="7033" calcext:value-type="float">
            <text:p>7033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/>
          <table:table-cell office:value-type="float" office:value="7034" calcext:value-type="float">
            <text:p>7034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float" office:value="7035" calcext:value-type="float">
            <text:p>7035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/>
          <table:table-cell office:value-type="float" office:value="7036" calcext:value-type="float">
            <text:p>7036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/>
          <table:table-cell office:value-type="float" office:value="7037" calcext:value-type="float">
            <text:p>7037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/>
          <table:table-cell office:value-type="float" office:value="7038" calcext:value-type="float">
            <text:p>703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/>
          <table:table-cell office:value-type="float" office:value="7039" calcext:value-type="float">
            <text:p>703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/>
          <table:table-cell office:value-type="float" office:value="7040" calcext:value-type="float">
            <text:p>7040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/>
          <table:table-cell office:value-type="float" office:value="7041" calcext:value-type="float">
            <text:p>7041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/>
          <table:table-cell office:value-type="float" office:value="7042" calcext:value-type="float">
            <text:p>7042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/>
          <table:table-cell office:value-type="float" office:value="7043" calcext:value-type="float">
            <text:p>7043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/>
          <table:table-cell office:value-type="float" office:value="7044" calcext:value-type="float">
            <text:p>7044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/>
          <table:table-cell office:value-type="float" office:value="7045" calcext:value-type="float">
            <text:p>7045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/>
          <table:table-cell office:value-type="float" office:value="7046" calcext:value-type="float">
            <text:p>7046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float" office:value="7047" calcext:value-type="float">
            <text:p>7047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/>
          <table:table-cell office:value-type="float" office:value="7048" calcext:value-type="float">
            <text:p>704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/>
          <table:table-cell office:value-type="float" office:value="7049" calcext:value-type="float">
            <text:p>7049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/>
          <table:table-cell office:value-type="float" office:value="7050" calcext:value-type="float">
            <text:p>7050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/>
          <table:table-cell office:value-type="float" office:value="7051" calcext:value-type="float">
            <text:p>7051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/>
          <table:table-cell office:value-type="float" office:value="7052" calcext:value-type="float">
            <text:p>7052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/>
          <table:table-cell office:value-type="float" office:value="7053" calcext:value-type="float">
            <text:p>7053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/>
          <table:table-cell office:value-type="float" office:value="7054" calcext:value-type="float">
            <text:p>7054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/>
          <table:table-cell office:value-type="float" office:value="7055" calcext:value-type="float">
            <text:p>7055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float" office:value="7056" calcext:value-type="float">
            <text:p>70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/>
          <table:table-cell office:value-type="float" office:value="7057" calcext:value-type="float">
            <text:p>7057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/>
          <table:table-cell office:value-type="float" office:value="7058" calcext:value-type="float">
            <text:p>7058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/>
          <table:table-cell office:value-type="float" office:value="7059" calcext:value-type="float">
            <text:p>7059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/>
          <table:table-cell office:value-type="float" office:value="7060" calcext:value-type="float">
            <text:p>7060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/>
          <table:table-cell office:value-type="float" office:value="7061" calcext:value-type="float">
            <text:p>7061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/>
          <table:table-cell office:value-type="float" office:value="7062" calcext:value-type="float">
            <text:p>7062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/>
          <table:table-cell office:value-type="float" office:value="7063" calcext:value-type="float">
            <text:p>7063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/>
          <table:table-cell office:value-type="float" office:value="7064" calcext:value-type="float">
            <text:p>7064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/>
          <table:table-cell office:value-type="float" office:value="7065" calcext:value-type="float">
            <text:p>7065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/>
          <table:table-cell office:value-type="float" office:value="7066" calcext:value-type="float">
            <text:p>7066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/>
          <table:table-cell office:value-type="float" office:value="7067" calcext:value-type="float">
            <text:p>7067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/>
          <table:table-cell office:value-type="float" office:value="7068" calcext:value-type="float">
            <text:p>7068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/>
          <table:table-cell office:value-type="float" office:value="7069" calcext:value-type="float">
            <text:p>7069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/>
          <table:table-cell office:value-type="float" office:value="7070" calcext:value-type="float">
            <text:p>7070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/>
          <table:table-cell office:value-type="float" office:value="7072" calcext:value-type="float">
            <text:p>7072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/>
          <table:table-cell office:value-type="float" office:value="7073" calcext:value-type="float">
            <text:p>7073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/>
          <table:table-cell office:value-type="float" office:value="7074" calcext:value-type="float">
            <text:p>7074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/>
          <table:table-cell office:value-type="float" office:value="7076" calcext:value-type="float">
            <text:p>7076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7077" calcext:value-type="float">
            <text:p>7077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/>
          <table:table-cell office:value-type="float" office:value="7078" calcext:value-type="float">
            <text:p>7078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/>
          <table:table-cell office:value-type="float" office:value="7079" calcext:value-type="float">
            <text:p>7079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/>
          <table:table-cell office:value-type="float" office:value="7080" calcext:value-type="float">
            <text:p>7080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/>
          <table:table-cell office:value-type="float" office:value="7081" calcext:value-type="float">
            <text:p>7081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/>
          <table:table-cell office:value-type="float" office:value="7082" calcext:value-type="float">
            <text:p>7082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/>
          <table:table-cell office:value-type="float" office:value="7083" calcext:value-type="float">
            <text:p>7083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/>
          <table:table-cell office:value-type="float" office:value="7084" calcext:value-type="float">
            <text:p>7084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/>
          <table:table-cell office:value-type="float" office:value="7085" calcext:value-type="float">
            <text:p>7085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/>
          <table:table-cell office:value-type="float" office:value="7086" calcext:value-type="float">
            <text:p>708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/>
          <table:table-cell office:value-type="float" office:value="7087" calcext:value-type="float">
            <text:p>7087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/>
          <table:table-cell office:value-type="float" office:value="7088" calcext:value-type="float">
            <text:p>7088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/>
          <table:table-cell office:value-type="float" office:value="7089" calcext:value-type="float">
            <text:p>7089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/>
          <table:table-cell office:value-type="float" office:value="7090" calcext:value-type="float">
            <text:p>709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/>
          <table:table-cell office:value-type="float" office:value="7091" calcext:value-type="float">
            <text:p>709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/>
          <table:table-cell office:value-type="float" office:value="7092" calcext:value-type="float">
            <text:p>7092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/>
          <table:table-cell office:value-type="float" office:value="7093" calcext:value-type="float">
            <text:p>709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/>
          <table:table-cell office:value-type="float" office:value="7094" calcext:value-type="float">
            <text:p>7094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/>
          <table:table-cell office:value-type="float" office:value="7095" calcext:value-type="float">
            <text:p>7095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/>
          <table:table-cell office:value-type="float" office:value="7096" calcext:value-type="float">
            <text:p>709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float" office:value="7097" calcext:value-type="float">
            <text:p>709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/>
          <table:table-cell office:value-type="float" office:value="7098" calcext:value-type="float">
            <text:p>7098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/>
          <table:table-cell office:value-type="float" office:value="7099" calcext:value-type="float">
            <text:p>7099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/>
          <table:table-cell office:value-type="float" office:value="7100" calcext:value-type="float">
            <text:p>710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/>
          <table:table-cell office:value-type="float" office:value="7101" calcext:value-type="float">
            <text:p>710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office:value-type="float" office:value="7102" calcext:value-type="float">
            <text:p>7102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/>
          <table:table-cell office:value-type="float" office:value="7103" calcext:value-type="float">
            <text:p>7103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/>
          <table:table-cell office:value-type="float" office:value="7104" calcext:value-type="float">
            <text:p>7104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/>
          <table:table-cell office:value-type="float" office:value="7105" calcext:value-type="float">
            <text:p>710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/>
          <table:table-cell office:value-type="float" office:value="7106" calcext:value-type="float">
            <text:p>710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/>
          <table:table-cell office:value-type="float" office:value="7107" calcext:value-type="float">
            <text:p>7107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/>
          <table:table-cell office:value-type="float" office:value="7108" calcext:value-type="float">
            <text:p>7108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/>
          <table:table-cell office:value-type="float" office:value="7109" calcext:value-type="float">
            <text:p>7109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/>
          <table:table-cell office:value-type="float" office:value="7110" calcext:value-type="float">
            <text:p>711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/>
          <table:table-cell office:value-type="float" office:value="7112" calcext:value-type="float">
            <text:p>7112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/>
          <table:table-cell office:value-type="float" office:value="7113" calcext:value-type="float">
            <text:p>711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/>
          <table:table-cell office:value-type="float" office:value="7114" calcext:value-type="float">
            <text:p>711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/>
          <table:table-cell office:value-type="float" office:value="7115" calcext:value-type="float">
            <text:p>711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float" office:value="7116" calcext:value-type="float">
            <text:p>71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117" calcext:value-type="float">
            <text:p>711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/>
          <table:table-cell office:value-type="float" office:value="7118" calcext:value-type="float">
            <text:p>7118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/>
          <table:table-cell office:value-type="float" office:value="7119" calcext:value-type="float">
            <text:p>711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7120" calcext:value-type="float">
            <text:p>7120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7121" calcext:value-type="float">
            <text:p>712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float" office:value="7122" calcext:value-type="float">
            <text:p>712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7123" calcext:value-type="float">
            <text:p>7123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/>
          <table:table-cell office:value-type="float" office:value="7124" calcext:value-type="float">
            <text:p>712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/>
          <table:table-cell office:value-type="float" office:value="7125" calcext:value-type="float">
            <text:p>7125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/>
          <table:table-cell office:value-type="float" office:value="7126" calcext:value-type="float">
            <text:p>712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/>
          <table:table-cell office:value-type="float" office:value="7129" calcext:value-type="float">
            <text:p>712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/>
          <table:table-cell office:value-type="float" office:value="7130" calcext:value-type="float">
            <text:p>7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/>
          <table:table-cell office:value-type="float" office:value="7131" calcext:value-type="float">
            <text:p>7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/>
          <table:table-cell office:value-type="float" office:value="7132" calcext:value-type="float">
            <text:p>713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/>
          <table:table-cell office:value-type="float" office:value="7133" calcext:value-type="float">
            <text:p>7133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/>
          <table:table-cell office:value-type="float" office:value="7134" calcext:value-type="float">
            <text:p>7134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/>
          <table:table-cell office:value-type="float" office:value="7135" calcext:value-type="float">
            <text:p>713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/>
          <table:table-cell office:value-type="float" office:value="7136" calcext:value-type="float">
            <text:p>7136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/>
          <table:table-cell office:value-type="float" office:value="7137" calcext:value-type="float">
            <text:p>7137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/>
          <table:table-cell office:value-type="float" office:value="7138" calcext:value-type="float">
            <text:p>7138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/>
          <table:table-cell office:value-type="float" office:value="7139" calcext:value-type="float">
            <text:p>7139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/>
          <table:table-cell office:value-type="float" office:value="7140" calcext:value-type="float">
            <text:p>714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7141" calcext:value-type="float">
            <text:p>714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float" office:value="7142" calcext:value-type="float">
            <text:p>7142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/>
          <table:table-cell office:value-type="float" office:value="7143" calcext:value-type="float">
            <text:p>7143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/>
          <table:table-cell office:value-type="float" office:value="7144" calcext:value-type="float">
            <text:p>7144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/>
          <table:table-cell office:value-type="float" office:value="7145" calcext:value-type="float">
            <text:p>714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/>
          <table:table-cell office:value-type="float" office:value="7146" calcext:value-type="float">
            <text:p>714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float" office:value="7147" calcext:value-type="float">
            <text:p>7147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/>
          <table:table-cell office:value-type="float" office:value="7148" calcext:value-type="float">
            <text:p>714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/>
          <table:table-cell office:value-type="float" office:value="7149" calcext:value-type="float">
            <text:p>7149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/>
          <table:table-cell office:value-type="float" office:value="7150" calcext:value-type="float">
            <text:p>715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/>
          <table:table-cell office:value-type="float" office:value="7151" calcext:value-type="float">
            <text:p>7151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/>
          <table:table-cell office:value-type="float" office:value="7152" calcext:value-type="float">
            <text:p>715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/>
          <table:table-cell office:value-type="float" office:value="7153" calcext:value-type="float">
            <text:p>7153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/>
          <table:table-cell office:value-type="float" office:value="7154" calcext:value-type="float">
            <text:p>7154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/>
          <table:table-cell office:value-type="float" office:value="7155" calcext:value-type="float">
            <text:p>715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/>
          <table:table-cell office:value-type="float" office:value="7156" calcext:value-type="float">
            <text:p>71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float" office:value="7157" calcext:value-type="float">
            <text:p>7157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/>
          <table:table-cell office:value-type="float" office:value="7158" calcext:value-type="float">
            <text:p>7158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/>
          <table:table-cell office:value-type="float" office:value="7159" calcext:value-type="float">
            <text:p>715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/>
          <table:table-cell office:value-type="float" office:value="7160" calcext:value-type="float">
            <text:p>7160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/>
          <table:table-cell office:value-type="float" office:value="7161" calcext:value-type="float">
            <text:p>7161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/>
          <table:table-cell office:value-type="float" office:value="7162" calcext:value-type="float">
            <text:p>7162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/>
          <table:table-cell office:value-type="float" office:value="7163" calcext:value-type="float">
            <text:p>7163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/>
          <table:table-cell office:value-type="float" office:value="7164" calcext:value-type="float">
            <text:p>7164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float" office:value="7165" calcext:value-type="float">
            <text:p>7165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/>
          <table:table-cell office:value-type="float" office:value="7166" calcext:value-type="float">
            <text:p>7166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/>
          <table:table-cell office:value-type="float" office:value="7167" calcext:value-type="float">
            <text:p>7167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/>
          <table:table-cell office:value-type="float" office:value="7168" calcext:value-type="float">
            <text:p>7168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/>
          <table:table-cell office:value-type="float" office:value="7169" calcext:value-type="float">
            <text:p>7169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/>
          <table:table-cell office:value-type="float" office:value="7170" calcext:value-type="float">
            <text:p>717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/>
          <table:table-cell office:value-type="float" office:value="7171" calcext:value-type="float">
            <text:p>717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/>
          <table:table-cell office:value-type="float" office:value="7172" calcext:value-type="float">
            <text:p>717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/>
          <table:table-cell office:value-type="float" office:value="7173" calcext:value-type="float">
            <text:p>7173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/>
          <table:table-cell office:value-type="float" office:value="7174" calcext:value-type="float">
            <text:p>7174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/>
          <table:table-cell office:value-type="float" office:value="7175" calcext:value-type="float">
            <text:p>7175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/>
          <table:table-cell office:value-type="float" office:value="7176" calcext:value-type="float">
            <text:p>7176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/>
          <table:table-cell office:value-type="float" office:value="7177" calcext:value-type="float">
            <text:p>7177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/>
          <table:table-cell office:value-type="float" office:value="7178" calcext:value-type="float">
            <text:p>7178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/>
          <table:table-cell office:value-type="float" office:value="7179" calcext:value-type="float">
            <text:p>7179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/>
          <table:table-cell office:value-type="float" office:value="7180" calcext:value-type="float">
            <text:p>7180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/>
          <table:table-cell office:value-type="float" office:value="7181" calcext:value-type="float">
            <text:p>7181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/>
          <table:table-cell office:value-type="float" office:value="7182" calcext:value-type="float">
            <text:p>718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/>
          <table:table-cell office:value-type="float" office:value="7183" calcext:value-type="float">
            <text:p>718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/>
          <table:table-cell office:value-type="float" office:value="7184" calcext:value-type="float">
            <text:p>718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7185" calcext:value-type="float">
            <text:p>7185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/>
          <table:table-cell office:value-type="float" office:value="7186" calcext:value-type="float">
            <text:p>7186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/>
          <table:table-cell office:value-type="float" office:value="7187" calcext:value-type="float">
            <text:p>7187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7188" calcext:value-type="float">
            <text:p>718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7189" calcext:value-type="float">
            <text:p>7189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7190" calcext:value-type="float">
            <text:p>719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/>
          <table:table-cell office:value-type="float" office:value="7191" calcext:value-type="float">
            <text:p>7191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/>
          <table:table-cell office:value-type="float" office:value="7192" calcext:value-type="float">
            <text:p>719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float" office:value="7193" calcext:value-type="float">
            <text:p>7193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/>
          <table:table-cell office:value-type="float" office:value="7194" calcext:value-type="float">
            <text:p>7194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/>
          <table:table-cell office:value-type="float" office:value="7195" calcext:value-type="float">
            <text:p>7195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/>
          <table:table-cell office:value-type="float" office:value="7196" calcext:value-type="float">
            <text:p>719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/>
          <table:table-cell office:value-type="float" office:value="7197" calcext:value-type="float">
            <text:p>7197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/>
          <table:table-cell office:value-type="float" office:value="7198" calcext:value-type="float">
            <text:p>7198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/>
          <table:table-cell office:value-type="float" office:value="7199" calcext:value-type="float">
            <text:p>7199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/>
          <table:table-cell office:value-type="float" office:value="7201" calcext:value-type="float">
            <text:p>7201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/>
          <table:table-cell office:value-type="float" office:value="7202" calcext:value-type="float">
            <text:p>7202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/>
          <table:table-cell office:value-type="float" office:value="7203" calcext:value-type="float">
            <text:p>7203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/>
          <table:table-cell office:value-type="float" office:value="7204" calcext:value-type="float">
            <text:p>7204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/>
          <table:table-cell office:value-type="float" office:value="7205" calcext:value-type="float">
            <text:p>7205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/>
          <table:table-cell office:value-type="float" office:value="7206" calcext:value-type="float">
            <text:p>7206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/>
          <table:table-cell office:value-type="float" office:value="7207" calcext:value-type="float">
            <text:p>7207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/>
          <table:table-cell office:value-type="float" office:value="7208" calcext:value-type="float">
            <text:p>7208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/>
          <table:table-cell office:value-type="float" office:value="7209" calcext:value-type="float">
            <text:p>7209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/>
          <table:table-cell office:value-type="float" office:value="7210" calcext:value-type="float">
            <text:p>7210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/>
          <table:table-cell office:value-type="float" office:value="7211" calcext:value-type="float">
            <text:p>721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/>
          <table:table-cell office:value-type="float" office:value="7212" calcext:value-type="float">
            <text:p>7212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/>
          <table:table-cell office:value-type="float" office:value="7213" calcext:value-type="float">
            <text:p>721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/>
          <table:table-cell office:value-type="float" office:value="7214" calcext:value-type="float">
            <text:p>7214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/>
          <table:table-cell office:value-type="float" office:value="7215" calcext:value-type="float">
            <text:p>721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/>
          <table:table-cell office:value-type="float" office:value="7216" calcext:value-type="float">
            <text:p>7216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float" office:value="7217" calcext:value-type="float">
            <text:p>7217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/>
          <table:table-cell office:value-type="float" office:value="7218" calcext:value-type="float">
            <text:p>7218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/>
          <table:table-cell office:value-type="float" office:value="7219" calcext:value-type="float">
            <text:p>7219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/>
          <table:table-cell office:value-type="float" office:value="7220" calcext:value-type="float">
            <text:p>7220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/>
          <table:table-cell office:value-type="float" office:value="7221" calcext:value-type="float">
            <text:p>7221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/>
          <table:table-cell office:value-type="float" office:value="7222" calcext:value-type="float">
            <text:p>7222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/>
          <table:table-cell office:value-type="float" office:value="7223" calcext:value-type="float">
            <text:p>7223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/>
          <table:table-cell office:value-type="float" office:value="7224" calcext:value-type="float">
            <text:p>7224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7225" calcext:value-type="float">
            <text:p>7225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/>
          <table:table-cell office:value-type="float" office:value="7226" calcext:value-type="float">
            <text:p>7226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float" office:value="7227" calcext:value-type="float">
            <text:p>722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/>
          <table:table-cell office:value-type="float" office:value="7228" calcext:value-type="float">
            <text:p>7228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/>
          <table:table-cell office:value-type="float" office:value="7229" calcext:value-type="float">
            <text:p>7229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/>
          <table:table-cell office:value-type="float" office:value="7230" calcext:value-type="float">
            <text:p>7230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/>
          <table:table-cell office:value-type="float" office:value="7231" calcext:value-type="float">
            <text:p>7231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/>
          <table:table-cell office:value-type="float" office:value="7232" calcext:value-type="float">
            <text:p>7232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/>
          <table:table-cell office:value-type="float" office:value="7233" calcext:value-type="float">
            <text:p>7233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/>
          <table:table-cell office:value-type="float" office:value="7234" calcext:value-type="float">
            <text:p>723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/>
          <table:table-cell office:value-type="float" office:value="7235" calcext:value-type="float">
            <text:p>723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/>
          <table:table-cell office:value-type="float" office:value="7236" calcext:value-type="float">
            <text:p>7236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/>
          <table:table-cell office:value-type="float" office:value="7237" calcext:value-type="float">
            <text:p>7237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/>
          <table:table-cell office:value-type="float" office:value="7238" calcext:value-type="float">
            <text:p>7238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/>
          <table:table-cell office:value-type="float" office:value="7239" calcext:value-type="float">
            <text:p>7239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/>
          <table:table-cell office:value-type="float" office:value="7240" calcext:value-type="float">
            <text:p>7240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/>
          <table:table-cell office:value-type="float" office:value="7241" calcext:value-type="float">
            <text:p>7241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/>
          <table:table-cell office:value-type="float" office:value="7242" calcext:value-type="float">
            <text:p>7242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/>
          <table:table-cell office:value-type="float" office:value="7243" calcext:value-type="float">
            <text:p>7243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/>
          <table:table-cell office:value-type="float" office:value="7244" calcext:value-type="float">
            <text:p>7244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/>
          <table:table-cell office:value-type="float" office:value="7245" calcext:value-type="float">
            <text:p>7245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/>
          <table:table-cell office:value-type="float" office:value="7246" calcext:value-type="float">
            <text:p>7246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/>
          <table:table-cell office:value-type="float" office:value="7247" calcext:value-type="float">
            <text:p>7247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/>
          <table:table-cell office:value-type="float" office:value="7248" calcext:value-type="float">
            <text:p>7248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/>
          <table:table-cell office:value-type="float" office:value="7249" calcext:value-type="float">
            <text:p>724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float" office:value="7251" calcext:value-type="float">
            <text:p>7251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/>
          <table:table-cell office:value-type="float" office:value="7252" calcext:value-type="float">
            <text:p>7252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/>
          <table:table-cell office:value-type="float" office:value="7253" calcext:value-type="float">
            <text:p>725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/>
          <table:table-cell office:value-type="float" office:value="7254" calcext:value-type="float">
            <text:p>7254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/>
          <table:table-cell office:value-type="float" office:value="7255" calcext:value-type="float">
            <text:p>7255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/>
          <table:table-cell office:value-type="float" office:value="7256" calcext:value-type="float">
            <text:p>7256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/>
          <table:table-cell office:value-type="float" office:value="7257" calcext:value-type="float">
            <text:p>7257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/>
          <table:table-cell office:value-type="float" office:value="7258" calcext:value-type="float">
            <text:p>7258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/>
          <table:table-cell office:value-type="float" office:value="7259" calcext:value-type="float">
            <text:p>7259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/>
          <table:table-cell office:value-type="float" office:value="7260" calcext:value-type="float">
            <text:p>7260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/>
          <table:table-cell office:value-type="float" office:value="7261" calcext:value-type="float">
            <text:p>7261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/>
          <table:table-cell office:value-type="float" office:value="7262" calcext:value-type="float">
            <text:p>7262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/>
          <table:table-cell office:value-type="float" office:value="7263" calcext:value-type="float">
            <text:p>7263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/>
          <table:table-cell office:value-type="float" office:value="7264" calcext:value-type="float">
            <text:p>7264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/>
          <table:table-cell office:value-type="float" office:value="7265" calcext:value-type="float">
            <text:p>7265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/>
          <table:table-cell office:value-type="float" office:value="7266" calcext:value-type="float">
            <text:p>7266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/>
          <table:table-cell office:value-type="float" office:value="7267" calcext:value-type="float">
            <text:p>7267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/>
          <table:table-cell office:value-type="float" office:value="7268" calcext:value-type="float">
            <text:p>7268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/>
          <table:table-cell office:value-type="float" office:value="7269" calcext:value-type="float">
            <text:p>7269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/>
          <table:table-cell office:value-type="float" office:value="7270" calcext:value-type="float">
            <text:p>7270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/>
          <table:table-cell office:value-type="float" office:value="7271" calcext:value-type="float">
            <text:p>7271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/>
          <table:table-cell office:value-type="float" office:value="7272" calcext:value-type="float">
            <text:p>7272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/>
          <table:table-cell office:value-type="float" office:value="7273" calcext:value-type="float">
            <text:p>7273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/>
          <table:table-cell office:value-type="float" office:value="7274" calcext:value-type="float">
            <text:p>7274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/>
          <table:table-cell office:value-type="float" office:value="7275" calcext:value-type="float">
            <text:p>7275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/>
          <table:table-cell office:value-type="float" office:value="7276" calcext:value-type="float">
            <text:p>7276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/>
          <table:table-cell office:value-type="float" office:value="7277" calcext:value-type="float">
            <text:p>7277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/>
          <table:table-cell office:value-type="float" office:value="7278" calcext:value-type="float">
            <text:p>7278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/>
          <table:table-cell office:value-type="float" office:value="7279" calcext:value-type="float">
            <text:p>7279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/>
          <table:table-cell office:value-type="float" office:value="7280" calcext:value-type="float">
            <text:p>7280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/>
          <table:table-cell office:value-type="float" office:value="7281" calcext:value-type="float">
            <text:p>728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/>
          <table:table-cell office:value-type="float" office:value="7282" calcext:value-type="float">
            <text:p>7282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/>
          <table:table-cell office:value-type="float" office:value="7283" calcext:value-type="float">
            <text:p>7283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/>
          <table:table-cell office:value-type="float" office:value="7284" calcext:value-type="float">
            <text:p>7284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/>
          <table:table-cell office:value-type="float" office:value="7285" calcext:value-type="float">
            <text:p>7285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/>
          <table:table-cell office:value-type="float" office:value="7286" calcext:value-type="float">
            <text:p>7286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float" office:value="7287" calcext:value-type="float">
            <text:p>7287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/>
          <table:table-cell office:value-type="float" office:value="7288" calcext:value-type="float">
            <text:p>7288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/>
          <table:table-cell office:value-type="float" office:value="7289" calcext:value-type="float">
            <text:p>7289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/>
          <table:table-cell office:value-type="float" office:value="7290" calcext:value-type="float">
            <text:p>7290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/>
          <table:table-cell office:value-type="float" office:value="7291" calcext:value-type="float">
            <text:p>7291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/>
          <table:table-cell office:value-type="float" office:value="7292" calcext:value-type="float">
            <text:p>729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/>
          <table:table-cell office:value-type="float" office:value="7293" calcext:value-type="float">
            <text:p>7293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/>
          <table:table-cell office:value-type="float" office:value="7294" calcext:value-type="float">
            <text:p>7294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/>
          <table:table-cell office:value-type="float" office:value="7295" calcext:value-type="float">
            <text:p>7295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/>
          <table:table-cell office:value-type="float" office:value="7297" calcext:value-type="float">
            <text:p>7297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/>
          <table:table-cell office:value-type="float" office:value="7298" calcext:value-type="float">
            <text:p>7298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/>
          <table:table-cell office:value-type="float" office:value="7299" calcext:value-type="float">
            <text:p>7299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/>
          <table:table-cell office:value-type="float" office:value="7300" calcext:value-type="float">
            <text:p>730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/>
          <table:table-cell office:value-type="float" office:value="7301" calcext:value-type="float">
            <text:p>7301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/>
          <table:table-cell office:value-type="float" office:value="7302" calcext:value-type="float">
            <text:p>7302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/>
          <table:table-cell office:value-type="float" office:value="7303" calcext:value-type="float">
            <text:p>7303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/>
          <table:table-cell office:value-type="float" office:value="7304" calcext:value-type="float">
            <text:p>7304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/>
          <table:table-cell office:value-type="float" office:value="7305" calcext:value-type="float">
            <text:p>7305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/>
          <table:table-cell office:value-type="float" office:value="7306" calcext:value-type="float">
            <text:p>7306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/>
          <table:table-cell office:value-type="float" office:value="7307" calcext:value-type="float">
            <text:p>7307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/>
          <table:table-cell office:value-type="float" office:value="7308" calcext:value-type="float">
            <text:p>7308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/>
          <table:table-cell office:value-type="float" office:value="7309" calcext:value-type="float">
            <text:p>7309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/>
          <table:table-cell office:value-type="float" office:value="7310" calcext:value-type="float">
            <text:p>731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/>
          <table:table-cell office:value-type="float" office:value="7311" calcext:value-type="float">
            <text:p>7311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/>
          <table:table-cell office:value-type="float" office:value="7312" calcext:value-type="float">
            <text:p>7312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/>
          <table:table-cell office:value-type="float" office:value="7313" calcext:value-type="float">
            <text:p>731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/>
          <table:table-cell office:value-type="float" office:value="7314" calcext:value-type="float">
            <text:p>7314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/>
          <table:table-cell office:value-type="float" office:value="7315" calcext:value-type="float">
            <text:p>7315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/>
          <table:table-cell office:value-type="float" office:value="7316" calcext:value-type="float">
            <text:p>7316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7317" calcext:value-type="float">
            <text:p>7317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/>
          <table:table-cell office:value-type="float" office:value="7318" calcext:value-type="float">
            <text:p>7318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/>
          <table:table-cell office:value-type="float" office:value="7319" calcext:value-type="float">
            <text:p>7319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/>
          <table:table-cell office:value-type="float" office:value="7320" calcext:value-type="float">
            <text:p>7320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/>
          <table:table-cell office:value-type="float" office:value="7321" calcext:value-type="float">
            <text:p>7321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/>
          <table:table-cell office:value-type="float" office:value="7322" calcext:value-type="float">
            <text:p>7322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/>
          <table:table-cell office:value-type="float" office:value="7323" calcext:value-type="float">
            <text:p>7323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/>
          <table:table-cell office:value-type="float" office:value="7324" calcext:value-type="float">
            <text:p>7324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/>
          <table:table-cell office:value-type="float" office:value="7325" calcext:value-type="float">
            <text:p>7325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/>
          <table:table-cell office:value-type="float" office:value="7326" calcext:value-type="float">
            <text:p>7326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/>
          <table:table-cell office:value-type="float" office:value="7327" calcext:value-type="float">
            <text:p>7327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/>
          <table:table-cell office:value-type="float" office:value="7328" calcext:value-type="float">
            <text:p>7328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/>
          <table:table-cell office:value-type="float" office:value="7329" calcext:value-type="float">
            <text:p>7329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/>
          <table:table-cell office:value-type="float" office:value="7330" calcext:value-type="float">
            <text:p>7330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/>
          <table:table-cell office:value-type="float" office:value="7331" calcext:value-type="float">
            <text:p>7331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/>
          <table:table-cell office:value-type="float" office:value="7332" calcext:value-type="float">
            <text:p>7332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/>
          <table:table-cell office:value-type="float" office:value="7333" calcext:value-type="float">
            <text:p>7333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/>
          <table:table-cell office:value-type="float" office:value="7334" calcext:value-type="float">
            <text:p>7334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/>
          <table:table-cell office:value-type="float" office:value="7335" calcext:value-type="float">
            <text:p>7335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/>
          <table:table-cell office:value-type="float" office:value="7336" calcext:value-type="float">
            <text:p>7336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/>
          <table:table-cell office:value-type="float" office:value="7337" calcext:value-type="float">
            <text:p>7337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/>
          <table:table-cell office:value-type="float" office:value="7338" calcext:value-type="float">
            <text:p>7338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/>
          <table:table-cell office:value-type="float" office:value="7339" calcext:value-type="float">
            <text:p>7339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/>
          <table:table-cell office:value-type="float" office:value="7340" calcext:value-type="float">
            <text:p>7340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/>
          <table:table-cell office:value-type="float" office:value="7341" calcext:value-type="float">
            <text:p>7341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float" office:value="7342" calcext:value-type="float">
            <text:p>7342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/>
          <table:table-cell office:value-type="float" office:value="7343" calcext:value-type="float">
            <text:p>7343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/>
          <table:table-cell office:value-type="float" office:value="7344" calcext:value-type="float">
            <text:p>7344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/>
          <table:table-cell office:value-type="float" office:value="7345" calcext:value-type="float">
            <text:p>7345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/>
          <table:table-cell office:value-type="float" office:value="7346" calcext:value-type="float">
            <text:p>7346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/>
          <table:table-cell office:value-type="float" office:value="7347" calcext:value-type="float">
            <text:p>7347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/>
          <table:table-cell office:value-type="float" office:value="7348" calcext:value-type="float">
            <text:p>7348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/>
          <table:table-cell office:value-type="float" office:value="7349" calcext:value-type="float">
            <text:p>7349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/>
          <table:table-cell office:value-type="float" office:value="7350" calcext:value-type="float">
            <text:p>7350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/>
          <table:table-cell office:value-type="float" office:value="7351" calcext:value-type="float">
            <text:p>7351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/>
          <table:table-cell office:value-type="float" office:value="7352" calcext:value-type="float">
            <text:p>7352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/>
          <table:table-cell office:value-type="float" office:value="7353" calcext:value-type="float">
            <text:p>7353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/>
          <table:table-cell office:value-type="float" office:value="7354" calcext:value-type="float">
            <text:p>7354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/>
          <table:table-cell office:value-type="float" office:value="7355" calcext:value-type="float">
            <text:p>7355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/>
          <table:table-cell office:value-type="float" office:value="7356" calcext:value-type="float">
            <text:p>7356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/>
          <table:table-cell office:value-type="float" office:value="7357" calcext:value-type="float">
            <text:p>7357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/>
          <table:table-cell office:value-type="float" office:value="7358" calcext:value-type="float">
            <text:p>7358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/>
          <table:table-cell office:value-type="float" office:value="7359" calcext:value-type="float">
            <text:p>7359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/>
          <table:table-cell office:value-type="float" office:value="7360" calcext:value-type="float">
            <text:p>7360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/>
          <table:table-cell office:value-type="float" office:value="7361" calcext:value-type="float">
            <text:p>7361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/>
          <table:table-cell office:value-type="float" office:value="7362" calcext:value-type="float">
            <text:p>7362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/>
          <table:table-cell office:value-type="float" office:value="7363" calcext:value-type="float">
            <text:p>7363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/>
          <table:table-cell office:value-type="float" office:value="7365" calcext:value-type="float">
            <text:p>7365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/>
          <table:table-cell office:value-type="float" office:value="7366" calcext:value-type="float">
            <text:p>7366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/>
          <table:table-cell office:value-type="float" office:value="7367" calcext:value-type="float">
            <text:p>7367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/>
          <table:table-cell office:value-type="float" office:value="7368" calcext:value-type="float">
            <text:p>7368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/>
          <table:table-cell office:value-type="float" office:value="7369" calcext:value-type="float">
            <text:p>7369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/>
          <table:table-cell office:value-type="float" office:value="7371" calcext:value-type="float">
            <text:p>7371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/>
          <table:table-cell office:value-type="float" office:value="7372" calcext:value-type="float">
            <text:p>7372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/>
          <table:table-cell office:value-type="float" office:value="7373" calcext:value-type="float">
            <text:p>7373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/>
          <table:table-cell office:value-type="float" office:value="7374" calcext:value-type="float">
            <text:p>7374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/>
          <table:table-cell office:value-type="float" office:value="7375" calcext:value-type="float">
            <text:p>7375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/>
          <table:table-cell office:value-type="float" office:value="7376" calcext:value-type="float">
            <text:p>7376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/>
          <table:table-cell office:value-type="float" office:value="7377" calcext:value-type="float">
            <text:p>7377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/>
          <table:table-cell office:value-type="float" office:value="7378" calcext:value-type="float">
            <text:p>7378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/>
          <table:table-cell office:value-type="float" office:value="7379" calcext:value-type="float">
            <text:p>7379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/>
          <table:table-cell office:value-type="float" office:value="7380" calcext:value-type="float">
            <text:p>7380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/>
          <table:table-cell office:value-type="float" office:value="7381" calcext:value-type="float">
            <text:p>7381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/>
          <table:table-cell office:value-type="float" office:value="7382" calcext:value-type="float">
            <text:p>7382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/>
          <table:table-cell office:value-type="float" office:value="7383" calcext:value-type="float">
            <text:p>7383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/>
          <table:table-cell office:value-type="float" office:value="7384" calcext:value-type="float">
            <text:p>7384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/>
          <table:table-cell office:value-type="float" office:value="7385" calcext:value-type="float">
            <text:p>7385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/>
          <table:table-cell office:value-type="float" office:value="7386" calcext:value-type="float">
            <text:p>7386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float" office:value="7387" calcext:value-type="float">
            <text:p>7387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/>
          <table:table-cell office:value-type="float" office:value="7388" calcext:value-type="float">
            <text:p>7388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/>
          <table:table-cell office:value-type="float" office:value="7389" calcext:value-type="float">
            <text:p>7389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/>
          <table:table-cell office:value-type="float" office:value="7390" calcext:value-type="float">
            <text:p>7390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/>
          <table:table-cell office:value-type="float" office:value="7391" calcext:value-type="float">
            <text:p>7391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/>
          <table:table-cell office:value-type="float" office:value="7392" calcext:value-type="float">
            <text:p>7392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/>
          <table:table-cell office:value-type="float" office:value="7393" calcext:value-type="float">
            <text:p>7393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/>
          <table:table-cell office:value-type="float" office:value="7394" calcext:value-type="float">
            <text:p>7394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/>
          <table:table-cell office:value-type="float" office:value="7395" calcext:value-type="float">
            <text:p>7395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/>
          <table:table-cell office:value-type="float" office:value="7396" calcext:value-type="float">
            <text:p>7396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float" office:value="7397" calcext:value-type="float">
            <text:p>7397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/>
          <table:table-cell office:value-type="float" office:value="7398" calcext:value-type="float">
            <text:p>7398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/>
          <table:table-cell office:value-type="float" office:value="7399" calcext:value-type="float">
            <text:p>7399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/>
          <table:table-cell office:value-type="float" office:value="7400" calcext:value-type="float">
            <text:p>7400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/>
          <table:table-cell office:value-type="float" office:value="7401" calcext:value-type="float">
            <text:p>7401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/>
          <table:table-cell office:value-type="float" office:value="7402" calcext:value-type="float">
            <text:p>7402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/>
          <table:table-cell office:value-type="float" office:value="7403" calcext:value-type="float">
            <text:p>7403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/>
          <table:table-cell office:value-type="float" office:value="7404" calcext:value-type="float">
            <text:p>7404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/>
          <table:table-cell office:value-type="float" office:value="7405" calcext:value-type="float">
            <text:p>7405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/>
          <table:table-cell office:value-type="float" office:value="7406" calcext:value-type="float">
            <text:p>7406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/>
          <table:table-cell office:value-type="float" office:value="7407" calcext:value-type="float">
            <text:p>7407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/>
          <table:table-cell office:value-type="float" office:value="7408" calcext:value-type="float">
            <text:p>7408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/>
          <table:table-cell office:value-type="float" office:value="7409" calcext:value-type="float">
            <text:p>7409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/>
          <table:table-cell office:value-type="float" office:value="7410" calcext:value-type="float">
            <text:p>7410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/>
          <table:table-cell office:value-type="float" office:value="7411" calcext:value-type="float">
            <text:p>7411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/>
          <table:table-cell office:value-type="float" office:value="7412" calcext:value-type="float">
            <text:p>7412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/>
          <table:table-cell office:value-type="float" office:value="7413" calcext:value-type="float">
            <text:p>7413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/>
          <table:table-cell office:value-type="float" office:value="7414" calcext:value-type="float">
            <text:p>7414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/>
          <table:table-cell office:value-type="float" office:value="7415" calcext:value-type="float">
            <text:p>7415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/>
          <table:table-cell office:value-type="float" office:value="7416" calcext:value-type="float">
            <text:p>741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float" office:value="7417" calcext:value-type="float">
            <text:p>7417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/>
          <table:table-cell office:value-type="float" office:value="7418" calcext:value-type="float">
            <text:p>7418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7419" calcext:value-type="float">
            <text:p>7419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/>
          <table:table-cell office:value-type="float" office:value="7420" calcext:value-type="float">
            <text:p>7420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/>
          <table:table-cell office:value-type="float" office:value="7421" calcext:value-type="float">
            <text:p>7421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7422" calcext:value-type="float">
            <text:p>7422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/>
          <table:table-cell office:value-type="float" office:value="7423" calcext:value-type="float">
            <text:p>7423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/>
          <table:table-cell office:value-type="float" office:value="7424" calcext:value-type="float">
            <text:p>7424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/>
          <table:table-cell office:value-type="float" office:value="7425" calcext:value-type="float">
            <text:p>7425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/>
          <table:table-cell office:value-type="float" office:value="7426" calcext:value-type="float">
            <text:p>7426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float" office:value="7427" calcext:value-type="float">
            <text:p>7427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/>
          <table:table-cell office:value-type="float" office:value="7428" calcext:value-type="float">
            <text:p>7428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/>
          <table:table-cell office:value-type="float" office:value="7429" calcext:value-type="float">
            <text:p>7429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/>
          <table:table-cell office:value-type="float" office:value="7430" calcext:value-type="float">
            <text:p>7430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/>
          <table:table-cell office:value-type="float" office:value="7431" calcext:value-type="float">
            <text:p>7431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/>
          <table:table-cell office:value-type="float" office:value="7432" calcext:value-type="float">
            <text:p>7432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/>
          <table:table-cell office:value-type="float" office:value="7433" calcext:value-type="float">
            <text:p>7433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/>
          <table:table-cell office:value-type="float" office:value="7434" calcext:value-type="float">
            <text:p>7434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/>
          <table:table-cell office:value-type="float" office:value="7435" calcext:value-type="float">
            <text:p>7435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/>
          <table:table-cell office:value-type="float" office:value="7436" calcext:value-type="float">
            <text:p>7436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/>
          <table:table-cell office:value-type="float" office:value="7437" calcext:value-type="float">
            <text:p>7437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/>
          <table:table-cell office:value-type="float" office:value="7438" calcext:value-type="float">
            <text:p>7438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/>
          <table:table-cell office:value-type="float" office:value="7439" calcext:value-type="float">
            <text:p>7439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/>
          <table:table-cell office:value-type="float" office:value="7440" calcext:value-type="float">
            <text:p>7440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/>
          <table:table-cell office:value-type="float" office:value="7441" calcext:value-type="float">
            <text:p>7441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/>
          <table:table-cell office:value-type="float" office:value="7442" calcext:value-type="float">
            <text:p>7442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/>
          <table:table-cell office:value-type="float" office:value="7443" calcext:value-type="float">
            <text:p>7443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/>
          <table:table-cell office:value-type="float" office:value="7444" calcext:value-type="float">
            <text:p>7444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/>
          <table:table-cell office:value-type="float" office:value="7445" calcext:value-type="float">
            <text:p>7445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/>
          <table:table-cell office:value-type="float" office:value="7446" calcext:value-type="float">
            <text:p>7446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/>
          <table:table-cell office:value-type="float" office:value="7447" calcext:value-type="float">
            <text:p>7447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/>
          <table:table-cell office:value-type="float" office:value="7448" calcext:value-type="float">
            <text:p>7448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/>
          <table:table-cell office:value-type="float" office:value="7449" calcext:value-type="float">
            <text:p>7449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/>
          <table:table-cell office:value-type="float" office:value="7450" calcext:value-type="float">
            <text:p>7450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/>
          <table:table-cell office:value-type="float" office:value="7451" calcext:value-type="float">
            <text:p>7451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/>
          <table:table-cell office:value-type="float" office:value="7452" calcext:value-type="float">
            <text:p>7452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/>
          <table:table-cell office:value-type="float" office:value="7453" calcext:value-type="float">
            <text:p>7453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/>
          <table:table-cell office:value-type="float" office:value="7454" calcext:value-type="float">
            <text:p>7454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float" office:value="7455" calcext:value-type="float">
            <text:p>7455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/>
          <table:table-cell office:value-type="float" office:value="7456" calcext:value-type="float">
            <text:p>7456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/>
          <table:table-cell office:value-type="float" office:value="7457" calcext:value-type="float">
            <text:p>7457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/>
          <table:table-cell office:value-type="float" office:value="7458" calcext:value-type="float">
            <text:p>7458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/>
          <table:table-cell office:value-type="float" office:value="7459" calcext:value-type="float">
            <text:p>7459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/>
          <table:table-cell office:value-type="float" office:value="7461" calcext:value-type="float">
            <text:p>7461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/>
          <table:table-cell office:value-type="float" office:value="7463" calcext:value-type="float">
            <text:p>7463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/>
          <table:table-cell office:value-type="float" office:value="7464" calcext:value-type="float">
            <text:p>7464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/>
          <table:table-cell office:value-type="float" office:value="7465" calcext:value-type="float">
            <text:p>7465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/>
          <table:table-cell office:value-type="float" office:value="7466" calcext:value-type="float">
            <text:p>7466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7467" calcext:value-type="float">
            <text:p>7467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/>
          <table:table-cell office:value-type="float" office:value="7468" calcext:value-type="float">
            <text:p>7468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/>
          <table:table-cell office:value-type="float" office:value="7469" calcext:value-type="float">
            <text:p>7469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/>
          <table:table-cell office:value-type="float" office:value="7470" calcext:value-type="float">
            <text:p>7470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/>
          <table:table-cell office:value-type="float" office:value="7471" calcext:value-type="float">
            <text:p>7471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/>
          <table:table-cell office:value-type="float" office:value="7472" calcext:value-type="float">
            <text:p>7472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/>
          <table:table-cell office:value-type="float" office:value="7473" calcext:value-type="float">
            <text:p>7473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/>
          <table:table-cell office:value-type="float" office:value="7474" calcext:value-type="float">
            <text:p>7474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/>
          <table:table-cell office:value-type="float" office:value="7475" calcext:value-type="float">
            <text:p>7475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/>
          <table:table-cell office:value-type="float" office:value="7476" calcext:value-type="float">
            <text:p>7476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/>
          <table:table-cell office:value-type="float" office:value="7477" calcext:value-type="float">
            <text:p>7477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/>
          <table:table-cell office:value-type="float" office:value="7478" calcext:value-type="float">
            <text:p>7478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/>
          <table:table-cell office:value-type="float" office:value="7479" calcext:value-type="float">
            <text:p>7479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/>
          <table:table-cell office:value-type="float" office:value="7480" calcext:value-type="float">
            <text:p>7480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/>
          <table:table-cell office:value-type="float" office:value="7481" calcext:value-type="float">
            <text:p>7481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/>
          <table:table-cell office:value-type="float" office:value="7482" calcext:value-type="float">
            <text:p>7482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/>
          <table:table-cell office:value-type="float" office:value="7483" calcext:value-type="float">
            <text:p>7483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/>
          <table:table-cell office:value-type="float" office:value="7484" calcext:value-type="float">
            <text:p>7484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/>
          <table:table-cell office:value-type="float" office:value="7485" calcext:value-type="float">
            <text:p>7485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/>
          <table:table-cell office:value-type="float" office:value="7486" calcext:value-type="float">
            <text:p>7486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/>
          <table:table-cell office:value-type="float" office:value="7487" calcext:value-type="float">
            <text:p>7487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/>
          <table:table-cell office:value-type="float" office:value="7488" calcext:value-type="float">
            <text:p>748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/>
          <table:table-cell office:value-type="float" office:value="7489" calcext:value-type="float">
            <text:p>7489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/>
          <table:table-cell office:value-type="float" office:value="7490" calcext:value-type="float">
            <text:p>7490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/>
          <table:table-cell office:value-type="float" office:value="7491" calcext:value-type="float">
            <text:p>7491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/>
          <table:table-cell office:value-type="float" office:value="7492" calcext:value-type="float">
            <text:p>7492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/>
          <table:table-cell office:value-type="float" office:value="7493" calcext:value-type="float">
            <text:p>7493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/>
          <table:table-cell office:value-type="float" office:value="7494" calcext:value-type="float">
            <text:p>7494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/>
          <table:table-cell office:value-type="float" office:value="7495" calcext:value-type="float">
            <text:p>7495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/>
          <table:table-cell office:value-type="float" office:value="7496" calcext:value-type="float">
            <text:p>7496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/>
          <table:table-cell office:value-type="float" office:value="7497" calcext:value-type="float">
            <text:p>7497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/>
          <table:table-cell office:value-type="float" office:value="7498" calcext:value-type="float">
            <text:p>7498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/>
          <table:table-cell office:value-type="float" office:value="7499" calcext:value-type="float">
            <text:p>7499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/>
          <table:table-cell office:value-type="float" office:value="7501" calcext:value-type="float">
            <text:p>7501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/>
          <table:table-cell office:value-type="float" office:value="7502" calcext:value-type="float">
            <text:p>7502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/>
          <table:table-cell office:value-type="float" office:value="7503" calcext:value-type="float">
            <text:p>7503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/>
          <table:table-cell office:value-type="float" office:value="7504" calcext:value-type="float">
            <text:p>7504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/>
          <table:table-cell office:value-type="float" office:value="7505" calcext:value-type="float">
            <text:p>7505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/>
          <table:table-cell office:value-type="float" office:value="7506" calcext:value-type="float">
            <text:p>750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/>
          <table:table-cell office:value-type="float" office:value="7507" calcext:value-type="float">
            <text:p>7507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/>
          <table:table-cell office:value-type="float" office:value="7508" calcext:value-type="float">
            <text:p>7508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/>
          <table:table-cell office:value-type="float" office:value="7509" calcext:value-type="float">
            <text:p>7509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/>
          <table:table-cell office:value-type="float" office:value="7510" calcext:value-type="float">
            <text:p>7510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/>
          <table:table-cell office:value-type="float" office:value="7511" calcext:value-type="float">
            <text:p>7511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/>
          <table:table-cell office:value-type="float" office:value="7512" calcext:value-type="float">
            <text:p>7512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/>
          <table:table-cell office:value-type="float" office:value="7513" calcext:value-type="float">
            <text:p>751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7514" calcext:value-type="float">
            <text:p>7514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/>
          <table:table-cell office:value-type="float" office:value="7515" calcext:value-type="float">
            <text:p>7515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/>
          <table:table-cell office:value-type="float" office:value="7516" calcext:value-type="float">
            <text:p>751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/>
          <table:table-cell office:value-type="float" office:value="7517" calcext:value-type="float">
            <text:p>7517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/>
          <table:table-cell office:value-type="float" office:value="7518" calcext:value-type="float">
            <text:p>7518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/>
          <table:table-cell office:value-type="float" office:value="7519" calcext:value-type="float">
            <text:p>7519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/>
          <table:table-cell office:value-type="float" office:value="7520" calcext:value-type="float">
            <text:p>7520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/>
          <table:table-cell office:value-type="float" office:value="7521" calcext:value-type="float">
            <text:p>7521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/>
          <table:table-cell office:value-type="float" office:value="7522" calcext:value-type="float">
            <text:p>7522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/>
          <table:table-cell office:value-type="float" office:value="7523" calcext:value-type="float">
            <text:p>7523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/>
          <table:table-cell office:value-type="float" office:value="7524" calcext:value-type="float">
            <text:p>7524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/>
          <table:table-cell office:value-type="float" office:value="7525" calcext:value-type="float">
            <text:p>7525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/>
          <table:table-cell office:value-type="float" office:value="7526" calcext:value-type="float">
            <text:p>7526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/>
          <table:table-cell office:value-type="float" office:value="7527" calcext:value-type="float">
            <text:p>7527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/>
          <table:table-cell office:value-type="float" office:value="7528" calcext:value-type="float">
            <text:p>752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/>
          <table:table-cell office:value-type="float" office:value="7529" calcext:value-type="float">
            <text:p>7529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/>
          <table:table-cell office:value-type="float" office:value="7530" calcext:value-type="float">
            <text:p>7530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/>
          <table:table-cell office:value-type="float" office:value="7531" calcext:value-type="float">
            <text:p>7531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/>
          <table:table-cell office:value-type="float" office:value="7532" calcext:value-type="float">
            <text:p>7532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/>
          <table:table-cell office:value-type="float" office:value="7533" calcext:value-type="float">
            <text:p>7533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/>
          <table:table-cell office:value-type="float" office:value="7534" calcext:value-type="float">
            <text:p>7534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/>
          <table:table-cell office:value-type="float" office:value="7535" calcext:value-type="float">
            <text:p>753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/>
          <table:table-cell office:value-type="float" office:value="7536" calcext:value-type="float">
            <text:p>7536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/>
          <table:table-cell office:value-type="float" office:value="7537" calcext:value-type="float">
            <text:p>7537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/>
          <table:table-cell office:value-type="float" office:value="7538" calcext:value-type="float">
            <text:p>7538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/>
          <table:table-cell office:value-type="float" office:value="7539" calcext:value-type="float">
            <text:p>7539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/>
          <table:table-cell office:value-type="float" office:value="7540" calcext:value-type="float">
            <text:p>754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/>
          <table:table-cell office:value-type="float" office:value="7541" calcext:value-type="float">
            <text:p>7541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/>
          <table:table-cell office:value-type="float" office:value="7542" calcext:value-type="float">
            <text:p>7542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/>
          <table:table-cell office:value-type="float" office:value="7543" calcext:value-type="float">
            <text:p>7543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/>
          <table:table-cell office:value-type="float" office:value="7544" calcext:value-type="float">
            <text:p>7544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/>
          <table:table-cell office:value-type="float" office:value="7545" calcext:value-type="float">
            <text:p>7545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/>
          <table:table-cell office:value-type="float" office:value="7546" calcext:value-type="float">
            <text:p>7546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/>
          <table:table-cell office:value-type="float" office:value="7547" calcext:value-type="float">
            <text:p>7547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/>
          <table:table-cell office:value-type="float" office:value="7548" calcext:value-type="float">
            <text:p>7548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/>
          <table:table-cell office:value-type="float" office:value="7549" calcext:value-type="float">
            <text:p>7549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/>
          <table:table-cell office:value-type="float" office:value="7550" calcext:value-type="float">
            <text:p>755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/>
          <table:table-cell office:value-type="float" office:value="7551" calcext:value-type="float">
            <text:p>7551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/>
          <table:table-cell office:value-type="float" office:value="7552" calcext:value-type="float">
            <text:p>7552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/>
          <table:table-cell office:value-type="float" office:value="7553" calcext:value-type="float">
            <text:p>7553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7554" calcext:value-type="float">
            <text:p>7554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/>
          <table:table-cell office:value-type="float" office:value="7555" calcext:value-type="float">
            <text:p>7555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/>
          <table:table-cell office:value-type="float" office:value="7556" calcext:value-type="float">
            <text:p>7556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7557" calcext:value-type="float">
            <text:p>7557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/>
          <table:table-cell office:value-type="float" office:value="7558" calcext:value-type="float">
            <text:p>7558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/>
          <table:table-cell office:value-type="float" office:value="7559" calcext:value-type="float">
            <text:p>7559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/>
          <table:table-cell office:value-type="float" office:value="7560" calcext:value-type="float">
            <text:p>756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/>
          <table:table-cell office:value-type="float" office:value="7561" calcext:value-type="float">
            <text:p>7561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/>
          <table:table-cell office:value-type="float" office:value="7562" calcext:value-type="float">
            <text:p>7562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/>
          <table:table-cell office:value-type="float" office:value="7563" calcext:value-type="float">
            <text:p>7563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/>
          <table:table-cell office:value-type="float" office:value="7564" calcext:value-type="float">
            <text:p>7564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/>
          <table:table-cell office:value-type="float" office:value="7565" calcext:value-type="float">
            <text:p>7565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/>
          <table:table-cell office:value-type="float" office:value="7566" calcext:value-type="float">
            <text:p>7566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/>
          <table:table-cell office:value-type="float" office:value="7567" calcext:value-type="float">
            <text:p>7567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/>
          <table:table-cell office:value-type="float" office:value="7568" calcext:value-type="float">
            <text:p>7568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/>
          <table:table-cell office:value-type="float" office:value="7569" calcext:value-type="float">
            <text:p>7569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/>
          <table:table-cell office:value-type="float" office:value="7570" calcext:value-type="float">
            <text:p>7570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/>
          <table:table-cell office:value-type="float" office:value="7571" calcext:value-type="float">
            <text:p>7571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/>
          <table:table-cell office:value-type="float" office:value="7572" calcext:value-type="float">
            <text:p>7572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/>
          <table:table-cell office:value-type="float" office:value="7573" calcext:value-type="float">
            <text:p>757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/>
          <table:table-cell office:value-type="float" office:value="7574" calcext:value-type="float">
            <text:p>7574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/>
          <table:table-cell office:value-type="float" office:value="7575" calcext:value-type="float">
            <text:p>7575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/>
          <table:table-cell office:value-type="float" office:value="7576" calcext:value-type="float">
            <text:p>7576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/>
          <table:table-cell office:value-type="float" office:value="7577" calcext:value-type="float">
            <text:p>7577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/>
          <table:table-cell office:value-type="float" office:value="7578" calcext:value-type="float">
            <text:p>7578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/>
          <table:table-cell office:value-type="float" office:value="7579" calcext:value-type="float">
            <text:p>7579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/>
          <table:table-cell office:value-type="float" office:value="7580" calcext:value-type="float">
            <text:p>7580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/>
          <table:table-cell office:value-type="float" office:value="7581" calcext:value-type="float">
            <text:p>7581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/>
          <table:table-cell office:value-type="float" office:value="7582" calcext:value-type="float">
            <text:p>7582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/>
          <table:table-cell office:value-type="float" office:value="7583" calcext:value-type="float">
            <text:p>7583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/>
          <table:table-cell office:value-type="float" office:value="7584" calcext:value-type="float">
            <text:p>758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/>
          <table:table-cell office:value-type="float" office:value="7585" calcext:value-type="float">
            <text:p>7585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/>
          <table:table-cell office:value-type="float" office:value="7586" calcext:value-type="float">
            <text:p>7586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/>
          <table:table-cell office:value-type="float" office:value="7587" calcext:value-type="float">
            <text:p>7587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/>
          <table:table-cell office:value-type="float" office:value="7588" calcext:value-type="float">
            <text:p>7588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/>
          <table:table-cell office:value-type="float" office:value="7589" calcext:value-type="float">
            <text:p>7589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/>
          <table:table-cell office:value-type="float" office:value="7590" calcext:value-type="float">
            <text:p>7590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/>
          <table:table-cell office:value-type="float" office:value="7591" calcext:value-type="float">
            <text:p>7591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/>
          <table:table-cell office:value-type="float" office:value="7592" calcext:value-type="float">
            <text:p>7592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/>
          <table:table-cell office:value-type="float" office:value="7593" calcext:value-type="float">
            <text:p>7593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/>
          <table:table-cell office:value-type="float" office:value="7594" calcext:value-type="float">
            <text:p>7594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/>
          <table:table-cell office:value-type="float" office:value="7595" calcext:value-type="float">
            <text:p>7595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/>
          <table:table-cell office:value-type="float" office:value="7596" calcext:value-type="float">
            <text:p>7596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/>
          <table:table-cell office:value-type="float" office:value="7597" calcext:value-type="float">
            <text:p>7597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/>
          <table:table-cell office:value-type="float" office:value="7598" calcext:value-type="float">
            <text:p>7598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/>
          <table:table-cell office:value-type="float" office:value="7599" calcext:value-type="float">
            <text:p>7599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7600" calcext:value-type="float">
            <text:p>7600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/>
          <table:table-cell office:value-type="float" office:value="7601" calcext:value-type="float">
            <text:p>7601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/>
          <table:table-cell office:value-type="float" office:value="7602" calcext:value-type="float">
            <text:p>7602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/>
          <table:table-cell office:value-type="float" office:value="7603" calcext:value-type="float">
            <text:p>760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/>
          <table:table-cell office:value-type="float" office:value="7604" calcext:value-type="float">
            <text:p>7604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/>
          <table:table-cell office:value-type="float" office:value="7605" calcext:value-type="float">
            <text:p>7605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/>
          <table:table-cell office:value-type="float" office:value="7606" calcext:value-type="float">
            <text:p>7606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/>
          <table:table-cell office:value-type="float" office:value="7607" calcext:value-type="float">
            <text:p>760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/>
          <table:table-cell office:value-type="float" office:value="7608" calcext:value-type="float">
            <text:p>7608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/>
          <table:table-cell office:value-type="float" office:value="7609" calcext:value-type="float">
            <text:p>7609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/>
          <table:table-cell office:value-type="float" office:value="7610" calcext:value-type="float">
            <text:p>7610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/>
          <table:table-cell office:value-type="float" office:value="7611" calcext:value-type="float">
            <text:p>7611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/>
          <table:table-cell office:value-type="float" office:value="7612" calcext:value-type="float">
            <text:p>761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/>
          <table:table-cell office:value-type="float" office:value="7613" calcext:value-type="float">
            <text:p>7613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/>
          <table:table-cell office:value-type="float" office:value="7614" calcext:value-type="float">
            <text:p>7614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/>
          <table:table-cell office:value-type="float" office:value="7615" calcext:value-type="float">
            <text:p>7615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/>
          <table:table-cell office:value-type="float" office:value="7616" calcext:value-type="float">
            <text:p>761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float" office:value="7617" calcext:value-type="float">
            <text:p>7617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/>
          <table:table-cell office:value-type="float" office:value="7618" calcext:value-type="float">
            <text:p>7618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/>
          <table:table-cell office:value-type="float" office:value="7619" calcext:value-type="float">
            <text:p>7619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/>
          <table:table-cell office:value-type="float" office:value="7620" calcext:value-type="float">
            <text:p>7620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/>
          <table:table-cell office:value-type="float" office:value="7621" calcext:value-type="float">
            <text:p>7621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/>
          <table:table-cell office:value-type="float" office:value="7622" calcext:value-type="float">
            <text:p>7622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/>
          <table:table-cell office:value-type="float" office:value="7623" calcext:value-type="float">
            <text:p>7623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/>
          <table:table-cell office:value-type="float" office:value="7624" calcext:value-type="float">
            <text:p>7624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/>
          <table:table-cell office:value-type="float" office:value="7625" calcext:value-type="float">
            <text:p>7625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/>
          <table:table-cell office:value-type="float" office:value="7626" calcext:value-type="float">
            <text:p>7626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/>
          <table:table-cell office:value-type="float" office:value="7627" calcext:value-type="float">
            <text:p>7627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/>
          <table:table-cell office:value-type="float" office:value="7628" calcext:value-type="float">
            <text:p>7628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/>
          <table:table-cell office:value-type="float" office:value="7629" calcext:value-type="float">
            <text:p>7629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/>
          <table:table-cell office:value-type="float" office:value="7630" calcext:value-type="float">
            <text:p>7630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/>
          <table:table-cell office:value-type="float" office:value="7631" calcext:value-type="float">
            <text:p>7631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/>
          <table:table-cell office:value-type="float" office:value="7632" calcext:value-type="float">
            <text:p>7632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/>
          <table:table-cell office:value-type="float" office:value="7633" calcext:value-type="float">
            <text:p>7633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/>
          <table:table-cell office:value-type="float" office:value="7634" calcext:value-type="float">
            <text:p>7634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/>
          <table:table-cell office:value-type="float" office:value="7635" calcext:value-type="float">
            <text:p>7635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/>
          <table:table-cell office:value-type="float" office:value="7636" calcext:value-type="float">
            <text:p>7636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/>
          <table:table-cell office:value-type="float" office:value="7637" calcext:value-type="float">
            <text:p>7637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/>
          <table:table-cell office:value-type="float" office:value="7638" calcext:value-type="float">
            <text:p>7638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/>
          <table:table-cell office:value-type="float" office:value="7639" calcext:value-type="float">
            <text:p>7639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/>
          <table:table-cell office:value-type="float" office:value="7640" calcext:value-type="float">
            <text:p>7640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/>
          <table:table-cell office:value-type="float" office:value="7641" calcext:value-type="float">
            <text:p>7641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/>
          <table:table-cell office:value-type="float" office:value="7642" calcext:value-type="float">
            <text:p>7642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/>
          <table:table-cell office:value-type="float" office:value="7643" calcext:value-type="float">
            <text:p>7643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/>
          <table:table-cell office:value-type="float" office:value="7644" calcext:value-type="float">
            <text:p>7644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/>
          <table:table-cell office:value-type="float" office:value="7645" calcext:value-type="float">
            <text:p>7645</text:p>
          </table:table-cell>
          <table:table-cell office:value-type="float" office:value="1529" calcext:value-type="float">
            <text:p>15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9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09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09P2" style:volatile="true">
      <number:text> ¤ -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08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08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08P2" style:volatile="true">
      <number:text>  -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7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07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07P2" style:volatile="true">
      <number:text> ¤ 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23:27:50.156520953</meta:creation-date>
    <dc:date>2023-09-07T23:30:08.488879173</dc:date>
    <meta:editing-duration>PT2M19S</meta:editing-duration>
    <meta:editing-cycles>1</meta:editing-cycles>
    <meta:document-statistic meta:table-count="1" meta:cell-count="15293" meta:object-count="0"/>
    <meta:generator>LibreOffice/7.3.7.2$Linux_X86_64 LibreOffice_project/30$Build-2</meta:generator>
  </office:meta>
</office:document-meta>
</file>